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T13" style:parent-style-name="Domyślnaczcionkaakapitu" style:family="text">
      <style:text-properties fo:background-color="#80FFFF"/>
    </style:style>
    <style:style style:name="P14" style:parent-style-name="Normalny" style:family="paragraph">
      <style:paragraph-properties fo:text-align="justify" fo:line-height="150%"/>
    </style:style>
    <style:style style:name="T15" style:parent-style-name="Domyślnaczcionkaakapitu" style:family="text">
      <style:text-properties fo:background-color="#80FFFF"/>
    </style:style>
    <style:style style:name="T16" style:parent-style-name="Domyślnaczcionkaakapitu" style:family="text">
      <style:text-properties style:text-underline-type="single" style:text-underline-style="solid" style:text-underline-width="auto" style:text-underline-mode="continuous"/>
    </style:style>
    <style:style style:name="P17" style:parent-style-name="Normalny" style:family="paragraph">
      <style:paragraph-properties fo:text-align="justify" fo:line-height="150%"/>
    </style:style>
    <style:style style:name="T18" style:parent-style-name="Domyślnaczcionkaakapitu" style:family="text">
      <style:text-properties style:text-underline-type="single" style:text-underline-style="solid" style:text-underline-width="auto" style:text-underline-mode="continuous"/>
    </style:style>
    <style:style style:name="T19" style:parent-style-name="Domyślnaczcionkaakapitu" style:family="text">
      <style:text-properties fo:background-color="#80FFFF" style:text-underline-type="single" style:text-underline-style="solid" style:text-underline-width="auto" style:text-underline-mode="continuous"/>
    </style:style>
    <style:style style:name="P20" style:parent-style-name="Normalny" style:family="paragraph">
      <style:paragraph-properties fo:text-align="justify" fo:line-height="150%" fo:text-indent="0.2479in"/>
    </style:style>
    <style:style style:name="P21" style:parent-style-name="Normalny" style:family="paragraph">
      <style:paragraph-properties fo:text-align="justify" fo:line-height="150%" fo:text-indent="0.2479in"/>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P25" style:parent-style-name="Normalny" style:family="paragraph">
      <style:paragraph-properties fo:text-align="justify" fo:line-height="150%" fo:text-indent="0.2479in"/>
    </style:style>
    <style:style style:name="T26" style:parent-style-name="Domyślnaczcionkaakapitu" style:family="text">
      <style:text-properties fo:background-color="#80FFFF"/>
    </style:style>
    <style:style style:name="P27" style:parent-style-name="Normalny" style:family="paragraph">
      <style:paragraph-properties fo:text-align="justify" fo:line-height="150%" fo:text-indent="0.2479in"/>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P36" style:parent-style-name="Normalny" style:family="paragraph">
      <style:paragraph-properties fo:text-align="justify" fo:line-height="150%" fo:text-indent="0.2479in"/>
    </style:style>
    <style:style style:name="T37" style:parent-style-name="Domyślnaczcionkaakapitu" style:family="text">
      <style:text-properties fo:background-color="#80FFFF"/>
    </style:style>
    <style:style style:name="P38" style:parent-style-name="Normalny" style:family="paragraph">
      <style:paragraph-properties fo:text-align="justify" fo:line-height="150%"/>
    </style:style>
    <style:style style:name="T39" style:parent-style-name="Domyślnaczcionkaakapitu" style:family="text">
      <style:text-properties style:text-underline-type="single" style:text-underline-style="solid" style:text-underline-width="auto" style:text-underline-mode="continuous"/>
    </style:style>
    <style:style style:name="P40" style:parent-style-name="Normalny" style:family="paragraph">
      <style:paragraph-properties fo:text-align="justify" fo:line-height="150%" fo:text-indent="0.2479in"/>
    </style:style>
    <style:style style:name="T41" style:parent-style-name="Domyślnaczcionkaakapitu" style:family="text">
      <style:text-properties fo:background-color="#80FFFF"/>
    </style:style>
    <style:style style:name="P42" style:parent-style-name="Normalny" style:family="paragraph">
      <style:paragraph-properties fo:text-align="justify" fo:line-height="150%"/>
    </style:style>
    <style:style style:name="T43" style:parent-style-name="Domyślnaczcionkaakapitu" style:family="text">
      <style:text-properties style:text-underline-type="single" style:text-underline-style="solid" style:text-underline-width="auto" style:text-underline-mode="continuous"/>
    </style:style>
    <style:style style:name="P44" style:parent-style-name="Normalny" style:family="paragraph">
      <style:paragraph-properties fo:text-align="justify" fo:line-height="150%" fo:text-indent="0.2479in"/>
    </style:style>
    <style:style style:name="T45" style:parent-style-name="Domyślnaczcionkaakapitu" style:family="text">
      <style:text-properties fo:background-color="#80FFFF"/>
    </style:style>
    <style:style style:name="P46" style:parent-style-name="Normalny" style:family="paragraph">
      <style:paragraph-properties fo:text-align="justify" fo:line-height="150%" fo:text-indent="0.2479in"/>
    </style:style>
    <style:style style:name="T47" style:parent-style-name="Domyślnaczcionkaakapitu" style:family="text">
      <style:text-properties fo:background-color="#80FFFF"/>
    </style:style>
    <style:style style:name="P48" style:parent-style-name="Normalny" style:family="paragraph">
      <style:paragraph-properties fo:text-align="justify" fo:line-height="150%"/>
    </style:style>
    <style:style style:name="T49" style:parent-style-name="Domyślnaczcionkaakapitu" style:family="text">
      <style:text-properties style:text-underline-type="single" style:text-underline-style="solid" style:text-underline-width="auto" style:text-underline-mode="continuous"/>
    </style:style>
    <style:style style:name="T50" style:parent-style-name="Domyślnaczcionkaakapitu" style:family="text">
      <style:text-properties fo:background-color="#80FFFF" style:text-underline-type="single" style:text-underline-style="solid" style:text-underline-width="auto" style:text-underline-mode="continuous"/>
    </style:style>
    <style:style style:name="T51" style:parent-style-name="Domyślnaczcionkaakapitu" style:family="text">
      <style:text-properties fo:background-color="#80FFFF" style:text-underline-type="single" style:text-underline-style="solid" style:text-underline-width="auto" style:text-underline-mode="continuous"/>
    </style:style>
    <style:style style:name="T52" style:parent-style-name="Domyślnaczcionkaakapitu" style:family="text">
      <style:text-properties style:text-underline-type="single" style:text-underline-style="solid" style:text-underline-width="auto" style:text-underline-mode="continuous"/>
    </style:style>
    <style:style style:name="P53" style:parent-style-name="Normalny" style:family="paragraph">
      <style:paragraph-properties fo:text-align="justify" fo:line-height="150%" fo:text-indent="0.2479in"/>
    </style:style>
    <style:style style:name="P54" style:parent-style-name="Normalny" style:family="paragraph">
      <style:paragraph-properties fo:text-align="justify" fo:line-height="150%"/>
    </style:style>
    <style:style style:name="T55" style:parent-style-name="Domyślnaczcionkaakapitu" style:family="text">
      <style:text-properties fo:background-color="#80FFFF"/>
    </style:style>
    <style:style style:name="T56" style:parent-style-name="Domyślnaczcionkaakapitu" style:family="text">
      <style:text-properties style:text-underline-type="single" style:text-underline-style="solid" style:text-underline-width="auto" style:text-underline-mode="continuous"/>
    </style:style>
    <style:style style:name="T57" style:parent-style-name="Domyślnaczcionkaakapitu" style:family="text">
      <style:text-properties fo:background-color="#80FFFF" style:text-underline-type="single" style:text-underline-style="solid" style:text-underline-width="auto" style:text-underline-mode="continuous"/>
    </style:style>
    <style:style style:name="T58" style:parent-style-name="Domyślnaczcionkaakapitu" style:family="text">
      <style:text-properties style:text-underline-type="single" style:text-underline-style="solid" style:text-underline-width="auto" style:text-underline-mode="continuous"/>
    </style:style>
    <style:style style:name="P59" style:parent-style-name="Normalny" style:family="paragraph">
      <style:paragraph-properties fo:text-align="justify" fo:line-height="150%" fo:text-indent="0.2479in"/>
    </style:style>
    <style:style style:name="T60" style:parent-style-name="Domyślnaczcionkaakapitu" style:family="text">
      <style:text-properties fo:background-color="#80FFFF"/>
    </style:style>
    <style:style style:name="P61" style:parent-style-name="Normalny" style:family="paragraph">
      <style:paragraph-properties fo:text-align="justify" fo:line-height="150%" fo:text-indent="0.2479in"/>
    </style:style>
    <style:style style:name="P62" style:parent-style-name="Normalny" style:family="paragraph">
      <style:paragraph-properties fo:text-align="justify" fo:line-height="150%" fo:text-indent="0.2479in"/>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P67" style:parent-style-name="Normalny" style:family="paragraph">
      <style:paragraph-properties fo:text-align="justify" fo:line-height="150%" fo:text-indent="0.2479in"/>
    </style:style>
    <style:style style:name="P68" style:parent-style-name="Normalny" style:family="paragraph">
      <style:paragraph-properties fo:text-align="justify" fo:line-height="150%" fo:text-indent="0.2479in"/>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fo:text-indent="0.2479in"/>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P80" style:parent-style-name="Normalny" style:family="paragraph">
      <style:paragraph-properties fo:text-align="justify" fo:line-height="150%" fo:text-indent="0.2479in"/>
    </style:style>
    <style:style style:name="P81" style:parent-style-name="Normalny" style:family="paragraph">
      <style:paragraph-properties fo:text-align="justify" fo:line-height="150%"/>
    </style:style>
    <style:style style:name="T82" style:parent-style-name="Domyślnaczcionkaakapitu" style:family="text">
      <style:text-properties style:text-underline-type="single" style:text-underline-style="solid" style:text-underline-width="auto" style:text-underline-mode="continuous"/>
    </style:style>
    <style:style style:name="P83" style:parent-style-name="Normalny" style:family="paragraph">
      <style:paragraph-properties fo:text-align="justify" fo:line-height="150%" fo:text-indent="0.2479in"/>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fo:text-indent="0.2479in"/>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P91" style:parent-style-name="Normalny" style:family="paragraph">
      <style:paragraph-properties fo:text-align="justify" fo:line-height="150%" fo:text-indent="0.2479in"/>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P102" style:parent-style-name="Normalny" style:family="paragraph">
      <style:paragraph-properties fo:text-align="justify" fo:line-height="150%" fo:text-indent="0.2479in"/>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P107" style:parent-style-name="Normalny" style:family="paragraph">
      <style:paragraph-properties fo:text-align="justify" fo:line-height="150%" fo:text-indent="0.2479in"/>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P117" style:parent-style-name="Normalny" style:family="paragraph">
      <style:paragraph-properties fo:text-align="justify" fo:line-height="150%" fo:text-indent="0.2479in"/>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P120" style:parent-style-name="Normalny" style:family="paragraph">
      <style:paragraph-properties fo:text-align="justify" fo:line-height="150%" fo:text-indent="0.2479in"/>
    </style:style>
    <style:style style:name="T121" style:parent-style-name="Domyślnaczcionkaakapitu" style:family="text">
      <style:text-properties fo:background-color="#80FFFF"/>
    </style:style>
    <style:style style:name="P122" style:parent-style-name="Normalny" style:family="paragraph">
      <style:paragraph-properties fo:text-align="justify" fo:line-height="150%" fo:text-indent="0.2479in"/>
    </style:style>
    <style:style style:name="P123" style:parent-style-name="Normalny" style:family="paragraph">
      <style:paragraph-properties fo:text-align="justify" fo:line-height="150%" fo:text-indent="0.2479in"/>
    </style:style>
    <style:style style:name="T124" style:parent-style-name="Domyślnaczcionkaakapitu" style:family="text">
      <style:text-properties fo:background-color="#80FFFF"/>
    </style:style>
    <style:style style:name="T125" style:parent-style-name="Domyślnaczcionkaakapitu" style:family="text">
      <style:text-properties fo:background-color="#80FFFF"/>
    </style:style>
    <style:style style:name="P126" style:parent-style-name="Normalny" style:family="paragraph">
      <style:paragraph-properties fo:text-align="justify" fo:line-height="150%" fo:text-indent="0.2479in"/>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T129" style:parent-style-name="Domyślnaczcionkaakapitu" style:family="text">
      <style:text-properties fo:background-color="#80FFFF"/>
    </style:style>
    <style:style style:name="T130" style:parent-style-name="Domyślnaczcionkaakapitu" style:family="text">
      <style:text-properties fo:background-color="#80FFFF"/>
    </style:style>
    <style:style style:name="P131" style:parent-style-name="Normalny" style:family="paragraph">
      <style:paragraph-properties fo:text-align="justify" fo:line-height="150%" fo:text-indent="0.2479in"/>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fo:text-indent="0.2479in"/>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P138" style:parent-style-name="Normalny" style:family="paragraph">
      <style:paragraph-properties fo:text-align="justify" fo:line-height="150%" fo:text-indent="0.2479in"/>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fo:text-indent="0.2479in"/>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P155" style:parent-style-name="Normalny" style:family="paragraph">
      <style:paragraph-properties fo:text-align="justify" fo:line-height="150%" fo:text-indent="0.2479in"/>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P160" style:parent-style-name="Normalny" style:family="paragraph">
      <style:paragraph-properties fo:text-align="justify" fo:line-height="150%" fo:text-indent="0.2479in"/>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P170" style:parent-style-name="Normalny" style:family="paragraph">
      <style:paragraph-properties fo:text-align="justify" fo:line-height="150%" fo:text-indent="0.2479in"/>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P173" style:parent-style-name="Normalny" style:family="paragraph">
      <style:paragraph-properties fo:text-align="justify" fo:line-height="150%" fo:text-indent="0.2479in"/>
    </style:style>
    <style:style style:name="P174" style:parent-style-name="Normalny" style:family="paragraph">
      <style:paragraph-properties fo:text-align="justify" fo:line-height="150%" fo:text-indent="0.2479in"/>
    </style:style>
    <style:style style:name="P175" style:parent-style-name="Normalny" style:family="paragraph">
      <style:paragraph-properties fo:text-align="justify" fo:line-height="150%">
        <style:tab-stops>
          <style:tab-stop style:type="left" style:position="1.8069in"/>
        </style:tab-stops>
      </style:paragraph-properties>
    </style:style>
    <style:style style:name="T176" style:parent-style-name="Domyślnaczcionkaakapitu" style:family="text">
      <style:text-properties style:text-underline-type="single" style:text-underline-style="solid" style:text-underline-width="auto" style:text-underline-mode="continuous"/>
    </style:style>
    <style:style style:name="T177" style:parent-style-name="Domyślnaczcionkaakapitu" style:family="text">
      <style:text-properties fo:background-color="#80FFFF" style:text-underline-type="single" style:text-underline-style="solid" style:text-underline-width="auto" style:text-underline-mode="continuous"/>
    </style:style>
    <style:style style:name="T178" style:parent-style-name="Domyślnaczcionkaakapitu" style:family="text">
      <style:text-properties style:text-underline-type="single" style:text-underline-style="solid" style:text-underline-width="auto" style:text-underline-mode="continuous"/>
    </style:style>
    <style:style style:name="T179" style:parent-style-name="Domyślnaczcionkaakapitu" style:family="text">
      <style:text-properties fo:background-color="#80FFFF" style:text-underline-type="single" style:text-underline-style="solid" style:text-underline-width="auto" style:text-underline-mode="continuous"/>
    </style:style>
    <style:style style:name="P180" style:parent-style-name="Normalny" style:family="paragraph">
      <style:paragraph-properties fo:text-align="justify" fo:line-height="150%" fo:text-indent="0.2479in">
        <style:tab-stops>
          <style:tab-stop style:type="left" style:position="1.8069in"/>
        </style:tab-stops>
      </style:paragraph-properties>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P186" style:parent-style-name="Normalny" style:family="paragraph">
      <style:paragraph-properties fo:text-align="justify" fo:line-height="150%" fo:text-indent="0.2479in"/>
    </style:style>
    <style:style style:name="P187" style:parent-style-name="Normalny" style:family="paragraph">
      <style:paragraph-properties fo:text-align="justify" fo:line-height="150%" fo:text-indent="0.2479in"/>
    </style:style>
    <style:style style:name="T188" style:parent-style-name="Domyślnaczcionkaakapitu" style:family="text">
      <style:text-properties fo:background-color="#80FFFF"/>
    </style:style>
    <style:style style:name="P189" style:parent-style-name="Normalny" style:family="paragraph">
      <style:paragraph-properties fo:text-align="justify" fo:line-height="150%" fo:text-indent="0.2479in"/>
    </style:style>
    <style:style style:name="P190" style:parent-style-name="Normalny" style:family="paragraph">
      <style:paragraph-properties fo:text-align="justify" fo:line-height="150%"/>
    </style:style>
    <style:style style:name="T191" style:parent-style-name="Domyślnaczcionkaakapitu" style:family="text">
      <style:text-properties style:text-underline-type="single" style:text-underline-style="solid" style:text-underline-width="auto" style:text-underline-mode="continuous"/>
    </style:style>
    <style:style style:name="P192" style:parent-style-name="Normalny" style:family="paragraph">
      <style:paragraph-properties fo:text-align="justify" fo:line-height="150%" fo:text-indent="0.2479in"/>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P195" style:parent-style-name="Normalny" style:family="paragraph">
      <style:paragraph-properties fo:text-align="justify" fo:line-height="150%" fo:text-indent="0.2479in"/>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P200" style:parent-style-name="Normalny" style:family="paragraph">
      <style:paragraph-properties fo:text-align="justify" fo:line-height="150%" fo:text-indent="0.2479in"/>
    </style:style>
    <style:style style:name="T201" style:parent-style-name="Domyślnaczcionkaakapitu" style:family="text">
      <style:text-properties fo:background-color="#80FFFF"/>
    </style:style>
    <style:style style:name="P202" style:parent-style-name="Normalny" style:family="paragraph">
      <style:paragraph-properties fo:text-align="justify" fo:line-height="150%" fo:text-indent="0.2479in"/>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P209" style:parent-style-name="Normalny" style:family="paragraph">
      <style:paragraph-properties fo:text-align="justify" fo:line-height="150%" fo:text-indent="0.2479in"/>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P212" style:parent-style-name="Normalny" style:family="paragraph">
      <style:paragraph-properties fo:text-align="justify" fo:line-height="150%" fo:text-indent="0.2479in"/>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P215" style:parent-style-name="Normalny" style:family="paragraph">
      <style:paragraph-properties fo:text-align="justify" fo:line-height="150%" fo:text-indent="0.2479in"/>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P218" style:parent-style-name="Normalny" style:family="paragraph">
      <style:paragraph-properties fo:text-align="justify" fo:line-height="150%" fo:text-indent="0.2479in"/>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P223" style:parent-style-name="Normalny" style:family="paragraph">
      <style:paragraph-properties fo:text-align="justify" fo:line-height="150%" fo:text-indent="0.2479in"/>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P228" style:parent-style-name="Normalny" style:family="paragraph">
      <style:paragraph-properties fo:text-align="justify" fo:line-height="150%" fo:text-indent="0.2479in"/>
    </style:style>
    <style:style style:name="P229" style:parent-style-name="Normalny" style:family="paragraph">
      <style:paragraph-properties fo:text-align="justify" fo:line-height="150%" fo:text-indent="0.2479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P233" style:parent-style-name="Normalny" style:family="paragraph">
      <style:paragraph-properties fo:text-align="justify" fo:line-height="150%" fo:text-indent="0.2479in"/>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fo:text-indent="0.2479in"/>
    </style:style>
    <style:style style:name="T239" style:parent-style-name="Domyślnaczcionkaakapitu" style:family="text">
      <style:text-properties fo:background-color="#80FFFF"/>
    </style:style>
    <style:style style:name="P240" style:parent-style-name="Normalny" style:family="paragraph">
      <style:paragraph-properties fo:text-align="justify" fo:line-height="150%" fo:text-indent="0.2479in"/>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fo:text-indent="0.2479in"/>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P248" style:parent-style-name="Normalny" style:family="paragraph">
      <style:paragraph-properties fo:text-align="justify" fo:line-height="150%" fo:text-indent="0.2479in"/>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P251" style:parent-style-name="Normalny" style:family="paragraph">
      <style:paragraph-properties fo:text-align="justify" fo:line-height="150%" fo:text-indent="0.2479in"/>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P254" style:parent-style-name="Normalny" style:family="paragraph">
      <style:paragraph-properties fo:text-align="justify" fo:line-height="150%" fo:text-indent="0.2479in"/>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P257" style:parent-style-name="Normalny" style:family="paragraph">
      <style:paragraph-properties fo:text-align="justify" fo:line-height="150%"/>
    </style:style>
    <style:style style:name="P258" style:parent-style-name="Normalny" style:family="paragraph">
      <style:paragraph-properties fo:text-align="justify" fo:line-height="150%" fo:text-indent="0.2479in"/>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P261" style:parent-style-name="Normalny" style:family="paragraph">
      <style:paragraph-properties fo:text-align="justify" fo:line-height="150%" fo:text-indent="0.2479in">
        <style:tab-stops>
          <style:tab-stop style:type="left" style:position="5.8347in"/>
        </style:tab-stops>
      </style:paragraph-properties>
    </style:style>
    <style:style style:name="T262" style:parent-style-name="Domyślnaczcionkaakapitu" style:family="text">
      <style:text-properties fo:background-color="#80FFFF"/>
    </style:style>
    <style:style style:name="P263" style:parent-style-name="Normalny" style:family="paragraph">
      <style:paragraph-properties fo:text-align="justify" fo:line-height="150%" fo:text-indent="0.2479in"/>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P267" style:parent-style-name="Normalny" style:family="paragraph">
      <style:paragraph-properties fo:text-align="justify" fo:line-height="150%" fo:text-indent="0.2479in"/>
    </style:style>
    <style:style style:name="P268" style:parent-style-name="Normalny" style:family="paragraph">
      <style:paragraph-properties fo:text-align="justify" fo:line-height="150%" fo:text-indent="0.2479in"/>
    </style:style>
    <style:style style:name="P269" style:parent-style-name="Normalny" style:family="paragraph">
      <style:paragraph-properties fo:text-align="justify" fo:line-height="150%" fo:text-indent="0.2479in"/>
    </style:style>
    <style:style style:name="T270" style:parent-style-name="Domyślnaczcionkaakapitu" style:family="text">
      <style:text-properties fo:background-color="#80FFFF"/>
    </style:style>
    <style:style style:name="P271" style:parent-style-name="Normalny" style:family="paragraph">
      <style:paragraph-properties fo:text-align="justify" fo:line-height="150%" fo:text-indent="0.2479in"/>
    </style:style>
    <style:style style:name="P272" style:parent-style-name="Normalny" style:family="paragraph">
      <style:paragraph-properties fo:text-align="justify" fo:line-height="150%" fo:text-indent="0.2479in"/>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fo:text-indent="0.2479in"/>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P280" style:parent-style-name="Normalny" style:family="paragraph">
      <style:paragraph-properties fo:text-align="justify" fo:line-height="150%" fo:text-indent="0.2479in"/>
    </style:style>
    <style:style style:name="T281" style:parent-style-name="Domyślnaczcionkaakapitu" style:family="text">
      <style:text-properties fo:background-color="#80FFFF"/>
    </style:style>
    <style:style style:name="P282" style:parent-style-name="Normalny" style:family="paragraph">
      <style:paragraph-properties fo:text-align="justify" fo:line-height="150%" fo:text-indent="0.2479in"/>
    </style:style>
    <style:style style:name="T283" style:parent-style-name="Domyślnaczcionkaakapitu" style:family="text">
      <style:text-properties fo:background-color="#80FFFF"/>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479in"/>
    </style:style>
    <style:style style:name="T287" style:parent-style-name="Domyślnaczcionkaakapitu" style:family="text">
      <style:text-properties fo:background-color="#80FFFF"/>
    </style:style>
    <style:style style:name="T288" style:parent-style-name="Domyślnaczcionkaakapitu" style:family="text">
      <style:text-properties fo:background-color="#80FFFF"/>
    </style:style>
    <style:style style:name="T289" style:parent-style-name="Domyślnaczcionkaakapitu" style:family="text">
      <style:text-properties fo:background-color="#80FFFF"/>
    </style:style>
    <style:style style:name="P290" style:parent-style-name="Normalny" style:family="paragraph">
      <style:paragraph-properties fo:text-align="justify" fo:line-height="150%" fo:text-indent="0.2479in"/>
    </style:style>
    <style:style style:name="T291" style:parent-style-name="Domyślnaczcionkaakapitu" style:family="text">
      <style:text-properties fo:background-color="#80FFFF"/>
    </style:style>
    <style:style style:name="T292" style:parent-style-name="Domyślnaczcionkaakapitu" style:family="text">
      <style:text-properties fo:background-color="#80FFFF"/>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P295" style:parent-style-name="Normalny" style:family="paragraph">
      <style:paragraph-properties fo:text-align="justify" fo:line-height="150%" fo:text-indent="0.2479in"/>
    </style:style>
    <style:style style:name="P296" style:parent-style-name="Normalny" style:family="paragraph">
      <style:paragraph-properties fo:text-align="justify" fo:line-height="150%" fo:text-indent="0.2479in"/>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P301" style:parent-style-name="Normalny" style:family="paragraph">
      <style:paragraph-properties fo:text-align="justify" fo:line-height="150%" fo:text-indent="0.2479in"/>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P304" style:parent-style-name="Normalny" style:family="paragraph">
      <style:paragraph-properties fo:text-align="justify" fo:line-height="150%" fo:text-indent="0.2479in"/>
    </style:style>
    <style:style style:name="T305" style:parent-style-name="Domyślnaczcionkaakapitu" style:family="text">
      <style:text-properties fo:background-color="#80FFFF"/>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fo:text-indent="0.2479in"/>
    </style:style>
    <style:style style:name="P310" style:parent-style-name="Normalny" style:family="paragraph">
      <style:paragraph-properties fo:text-align="justify" fo:line-height="150%" fo:text-indent="0.2479in"/>
    </style:style>
    <style:style style:name="T311" style:parent-style-name="Domyślnaczcionkaakapitu" style:family="text">
      <style:text-properties fo:background-color="#80FFFF"/>
    </style:style>
    <style:style style:name="P312" style:parent-style-name="Normalny" style:family="paragraph">
      <style:paragraph-properties fo:text-align="justify" fo:line-height="150%" fo:text-indent="0.2479in"/>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P316" style:parent-style-name="Normalny" style:family="paragraph">
      <style:paragraph-properties fo:text-align="justify" fo:line-height="150%" fo:text-indent="0.2479in"/>
    </style:style>
    <style:style style:name="P317" style:parent-style-name="Normalny" style:family="paragraph">
      <style:paragraph-properties fo:text-align="justify" fo:line-height="150%" fo:text-indent="0.2479in"/>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479in"/>
    </style:style>
    <style:style style:name="P323" style:parent-style-name="Normalny" style:family="paragraph">
      <style:paragraph-properties fo:text-align="justify" fo:line-height="150%" fo:text-indent="0.2479in"/>
    </style:style>
    <style:style style:name="P324" style:parent-style-name="Normalny" style:family="paragraph">
      <style:paragraph-properties fo:text-align="justify" fo:line-height="150%" fo:text-indent="0.2479in"/>
    </style:style>
    <style:style style:name="T325" style:parent-style-name="Domyślnaczcionkaakapitu" style:family="text">
      <style:text-properties fo:background-color="#80FFFF"/>
    </style:style>
    <style:style style:name="P326" style:parent-style-name="Normalny" style:family="paragraph">
      <style:paragraph-properties fo:text-align="justify" fo:line-height="150%" fo:text-indent="0.2479in"/>
    </style:style>
    <style:style style:name="T327" style:parent-style-name="Domyślnaczcionkaakapitu" style:family="text">
      <style:text-properties fo:background-color="#80FFFF"/>
    </style:style>
    <style:style style:name="P328" style:parent-style-name="Normalny" style:family="paragraph">
      <style:paragraph-properties fo:text-align="justify" fo:line-height="150%" fo:text-indent="0.2479in"/>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P335" style:parent-style-name="Normalny" style:family="paragraph">
      <style:paragraph-properties fo:text-align="justify" fo:line-height="150%" fo:text-indent="0.2479in"/>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P342" style:parent-style-name="Normalny" style:family="paragraph">
      <style:paragraph-properties fo:text-align="justify" fo:line-height="150%" fo:text-indent="0.2479in"/>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P349" style:parent-style-name="Normalny" style:family="paragraph">
      <style:paragraph-properties fo:text-align="justify" fo:line-height="150%" fo:text-indent="0.2479in"/>
    </style:style>
    <style:style style:name="T350" style:parent-style-name="Domyślnaczcionkaakapitu" style:family="text">
      <style:text-properties fo:background-color="#80FFFF"/>
    </style:style>
    <style:style style:name="T351" style:parent-style-name="Domyślnaczcionkaakapitu" style:family="text">
      <style:text-properties fo:background-color="#80FFFF"/>
    </style:style>
    <style:style style:name="P352" style:parent-style-name="Normalny" style:family="paragraph">
      <style:paragraph-properties fo:text-align="justify" fo:line-height="150%" fo:text-indent="0.2479in"/>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P355" style:parent-style-name="Normalny" style:family="paragraph">
      <style:paragraph-properties fo:text-align="justify" fo:line-height="150%" fo:text-indent="0.2479in"/>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P358" style:parent-style-name="Normalny" style:family="paragraph">
      <style:paragraph-properties fo:text-align="justify" fo:line-height="150%" fo:text-indent="0.2479in"/>
    </style:style>
    <style:style style:name="T359" style:parent-style-name="Domyślnaczcionkaakapitu" style:family="text">
      <style:text-properties fo:background-color="#80FFFF"/>
    </style:style>
    <style:style style:name="P360" style:parent-style-name="Normalny" style:family="paragraph">
      <style:paragraph-properties fo:text-align="justify" fo:line-height="150%" fo:text-indent="0.2479in"/>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P367" style:parent-style-name="Normalny" style:family="paragraph">
      <style:paragraph-properties fo:text-align="justify" fo:line-height="150%" fo:text-indent="0.2479in"/>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P370" style:parent-style-name="Normalny" style:family="paragraph">
      <style:paragraph-properties fo:text-align="justify" fo:line-height="150%" fo:text-indent="0.2479in"/>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fo:text-indent="0.2479in"/>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P383" style:parent-style-name="Normalny" style:family="paragraph">
      <style:paragraph-properties fo:text-align="justify" fo:line-height="150%" fo:text-indent="0.2479in"/>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P386" style:parent-style-name="Normalny" style:family="paragraph">
      <style:paragraph-properties fo:text-align="justify" fo:line-height="150%" fo:text-indent="0.2479in"/>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fo:text-indent="0.2479in"/>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P396" style:parent-style-name="Normalny" style:family="paragraph">
      <style:paragraph-properties fo:text-align="justify" fo:line-height="150%" fo:text-indent="0.2479in"/>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P402" style:parent-style-name="Normalny" style:family="paragraph">
      <style:paragraph-properties fo:text-align="justify" fo:line-height="150%" fo:text-indent="0.2479in"/>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fo:text-indent="0.2479in"/>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P411" style:parent-style-name="Normalny" style:family="paragraph">
      <style:paragraph-properties fo:text-align="justify" fo:line-height="150%" fo:text-indent="0.2479in"/>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P416" style:parent-style-name="Normalny" style:family="paragraph">
      <style:paragraph-properties fo:text-align="justify" fo:line-height="150%" fo:text-indent="0.2479in"/>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P423" style:parent-style-name="Normalny" style:family="paragraph">
      <style:paragraph-properties fo:text-align="justify" fo:line-height="150%" fo:text-indent="0.2479in"/>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P431" style:parent-style-name="Normalny" style:family="paragraph">
      <style:paragraph-properties fo:text-align="justify" fo:line-height="150%" fo:text-indent="0.2479in"/>
    </style:style>
    <style:style style:name="T432" style:parent-style-name="Domyślnaczcionkaakapitu" style:family="text">
      <style:text-properties fo:background-color="#80FFFF"/>
    </style:style>
    <style:style style:name="P433" style:parent-style-name="Normalny" style:family="paragraph">
      <style:paragraph-properties fo:text-align="justify" fo:line-height="150%" fo:text-indent="0.2479in"/>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P440" style:parent-style-name="Normalny" style:family="paragraph">
      <style:paragraph-properties fo:text-align="justify" fo:line-height="150%" fo:text-indent="0.2479in"/>
    </style:style>
    <style:style style:name="T441" style:parent-style-name="Domyślnaczcionkaakapitu" style:family="text">
      <style:text-properties fo:background-color="#80FFFF"/>
    </style:style>
    <style:style style:name="T442" style:parent-style-name="Domyślnaczcionkaakapitu" style:family="text">
      <style:text-properties fo:background-color="#80FFFF"/>
    </style:style>
    <style:style style:name="P443" style:parent-style-name="Normalny" style:family="paragraph">
      <style:paragraph-properties fo:text-align="justify" fo:line-height="150%" fo:text-indent="0.2479in"/>
    </style:style>
    <style:style style:name="T444" style:parent-style-name="Domyślnaczcionkaakapitu" style:family="text">
      <style:text-properties fo:background-color="#80FFFF"/>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fo:text-indent="0.2479in"/>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T454" style:parent-style-name="Domyślnaczcionkaakapitu" style:family="text">
      <style:text-properties fo:background-color="#80FFFF"/>
    </style:style>
    <style:style style:name="T455" style:parent-style-name="Domyślnaczcionkaakapitu" style:family="text">
      <style:text-properties fo:background-color="#80FFFF"/>
    </style:style>
    <style:style style:name="T456" style:parent-style-name="Domyślnaczcionkaakapitu" style:family="text">
      <style:text-properties fo:background-color="#80FFFF"/>
    </style:style>
    <style:style style:name="P457" style:parent-style-name="Normalny" style:family="paragraph">
      <style:paragraph-properties fo:text-align="justify" fo:line-height="150%" fo:text-indent="0.2479in"/>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fo:text-indent="0.2479in"/>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P470" style:parent-style-name="Normalny" style:family="paragraph">
      <style:paragraph-properties fo:text-align="justify" fo:line-height="150%" fo:text-indent="0.2479in"/>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P475" style:parent-style-name="Normalny" style:family="paragraph">
      <style:paragraph-properties fo:text-align="justify" fo:line-height="150%" fo:text-indent="0.2479in"/>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P479" style:parent-style-name="Normalny" style:family="paragraph">
      <style:paragraph-properties fo:text-align="justify" fo:line-height="150%" fo:text-indent="0.2479in"/>
    </style:style>
    <style:style style:name="P480" style:parent-style-name="Normalny" style:family="paragraph">
      <style:paragraph-properties fo:text-align="justify" fo:line-height="150%" fo:text-indent="0.2479in"/>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P488" style:parent-style-name="Normalny" style:family="paragraph">
      <style:paragraph-properties fo:text-align="justify" fo:line-height="150%" fo:text-indent="0.2479in"/>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P491" style:parent-style-name="Normalny" style:family="paragraph">
      <style:paragraph-properties fo:text-align="justify" fo:line-height="150%" fo:text-indent="0.2479in"/>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P496" style:parent-style-name="Normalny" style:family="paragraph">
      <style:paragraph-properties fo:text-align="justify" fo:line-height="150%" fo:text-indent="0.2479in"/>
    </style:style>
    <style:style style:name="T497" style:parent-style-name="Domyślnaczcionkaakapitu" style:family="text">
      <style:text-properties fo:background-color="#80FFFF"/>
    </style:style>
    <style:style style:name="P498" style:parent-style-name="Normalny" style:family="paragraph">
      <style:paragraph-properties fo:text-align="justify" fo:line-height="150%">
        <style:tab-stops>
          <style:tab-stop style:type="left" style:position="1.9618in"/>
        </style:tab-stops>
      </style:paragraph-properties>
    </style:style>
    <style:style style:name="T499" style:parent-style-name="Domyślnaczcionkaakapitu" style:family="text">
      <style:text-properties style:text-underline-type="single" style:text-underline-style="solid" style:text-underline-width="auto" style:text-underline-mode="continuous"/>
    </style:style>
    <style:style style:name="T500" style:parent-style-name="Domyślnaczcionkaakapitu" style:family="text">
      <style:text-properties fo:background-color="#80FFFF" style:text-underline-type="single" style:text-underline-style="solid" style:text-underline-width="auto" style:text-underline-mode="continuous"/>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fo:text-indent="0.2479in">
        <style:tab-stops>
          <style:tab-stop style:type="left" style:position="1.9618in"/>
        </style:tab-stops>
      </style:paragraph-properties>
    </style:style>
    <style:style style:name="P503" style:parent-style-name="Normalny" style:family="paragraph">
      <style:paragraph-properties fo:text-align="justify" fo:line-height="150%">
        <style:tab-stops>
          <style:tab-stop style:type="left" style:position="1.9618in"/>
        </style:tab-stops>
      </style:paragraph-properties>
    </style:style>
    <style:style style:name="P504" style:parent-style-name="Normalny" style:family="paragraph">
      <style:paragraph-properties fo:text-align="justify" fo:line-height="150%"/>
    </style:style>
    <style:style style:name="T505" style:parent-style-name="Domyślnaczcionkaakapitu" style:family="text">
      <style:text-properties fo:background-color="#80FFFF"/>
    </style:style>
    <style:style style:name="P506" style:parent-style-name="Normalny" style:family="paragraph">
      <style:paragraph-properties fo:text-align="justify" fo:line-height="150%"/>
    </style:style>
    <style:style style:name="P507" style:parent-style-name="Normalny" style:family="paragraph">
      <style:paragraph-properties fo:text-align="justify" fo:line-height="150%"/>
    </style:style>
    <style:style style:name="P508" style:parent-style-name="Normalny" style:family="paragraph">
      <style:paragraph-properties fo:text-align="justify" fo:line-height="150%"/>
    </style:style>
    <style:style style:name="P509" style:parent-style-name="Normalny" style:family="paragraph">
      <style:paragraph-properties fo:text-align="justify" fo:line-height="150%"/>
    </style:style>
    <style:style style:name="T510" style:parent-style-name="Domyślnaczcionkaakapitu" style:family="text">
      <style:text-properties fo:background-color="#80FFFF"/>
    </style:style>
    <style:style style:name="T511" style:parent-style-name="Domyślnaczcionkaakapitu" style:family="text">
      <style:text-properties style:text-underline-type="single" style:text-underline-style="solid" style:text-underline-width="auto" style:text-underline-mode="continuous"/>
    </style:style>
    <style:style style:name="T512" style:parent-style-name="Domyślnaczcionkaakapitu" style:family="text">
      <style:text-properties style:text-underline-type="single" style:text-underline-style="solid" style:text-underline-width="auto" style:text-underline-mode="continuous"/>
    </style:style>
    <style:style style:name="T513" style:parent-style-name="Domyślnaczcionkaakapitu" style:family="text">
      <style:text-properties fo:background-color="#80FFFF"/>
    </style:style>
    <style:style style:name="P514" style:parent-style-name="Normalny" style:family="paragraph">
      <style:paragraph-properties fo:text-align="justify" fo:line-height="150%"/>
    </style:style>
    <style:style style:name="T515" style:parent-style-name="Domyślnaczcionkaakapitu" style:family="text">
      <style:text-properties style:text-underline-type="single" style:text-underline-style="solid" style:text-underline-width="auto" style:text-underline-mode="continuous"/>
    </style:style>
    <style:style style:name="P516" style:parent-style-name="Normalny" style:family="paragraph">
      <style:paragraph-properties fo:text-align="justify" fo:line-height="150%" fo:text-indent="0.2479in"/>
    </style:style>
    <style:style style:name="P517" style:parent-style-name="Normalny" style:family="paragraph">
      <style:paragraph-properties fo:text-align="justify" fo:line-height="150%" fo:text-indent="0.2479in"/>
    </style:style>
    <style:style style:name="P518" style:parent-style-name="Normalny" style:family="paragraph">
      <style:paragraph-properties fo:text-align="justify" fo:line-height="150%"/>
    </style:style>
    <style:style style:name="T519" style:parent-style-name="Domyślnaczcionkaakapitu" style:family="text">
      <style:text-properties style:text-underline-type="single" style:text-underline-style="solid" style:text-underline-width="auto" style:text-underline-mode="continuous"/>
    </style:style>
    <style:style style:name="P520" style:parent-style-name="Normalny" style:family="paragraph">
      <style:paragraph-properties fo:text-align="justify" fo:line-height="150%" fo:text-indent="0.2479in"/>
    </style:style>
    <style:style style:name="P521" style:parent-style-name="Normalny" style:family="paragraph">
      <style:paragraph-properties fo:text-align="justify" fo:line-height="150%" fo:text-indent="0.2479in"/>
    </style:style>
    <style:style style:name="T522" style:parent-style-name="Domyślnaczcionkaakapitu" style:family="text">
      <style:text-properties fo:background-color="#80FFFF"/>
    </style:style>
    <style:style style:name="P523" style:parent-style-name="Normalny" style:family="paragraph">
      <style:paragraph-properties fo:text-align="justify" fo:line-height="150%" fo:text-indent="0.2479in"/>
    </style:style>
    <style:style style:name="P524" style:parent-style-name="Normalny" style:family="paragraph">
      <style:paragraph-properties fo:text-align="justify" fo:line-height="150%" fo:text-indent="0.2479in"/>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P527" style:parent-style-name="Normalny" style:family="paragraph">
      <style:paragraph-properties fo:text-align="justify" fo:line-height="150%" fo:text-indent="0.2479in"/>
    </style:style>
    <style:style style:name="P528" style:parent-style-name="Normalny" style:family="paragraph">
      <style:paragraph-properties fo:text-align="justify" fo:line-height="150%" fo:text-indent="0.2479in"/>
    </style:style>
    <style:style style:name="P529" style:parent-style-name="Normalny" style:family="paragraph">
      <style:paragraph-properties fo:text-align="justify" fo:line-height="150%" fo:text-indent="0.2479in"/>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P533" style:parent-style-name="Normalny" style:family="paragraph">
      <style:paragraph-properties fo:text-align="justify" fo:line-height="150%" fo:text-indent="0.2479in"/>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P538" style:parent-style-name="Normalny" style:family="paragraph">
      <style:paragraph-properties fo:text-align="justify" fo:line-height="150%" fo:text-indent="0.2479in"/>
    </style:style>
    <style:style style:name="T539" style:parent-style-name="Domyślnaczcionkaakapitu" style:family="text">
      <style:text-properties fo:background-color="#80FFFF"/>
    </style:style>
    <style:style style:name="P540" style:parent-style-name="Normalny" style:family="paragraph">
      <style:paragraph-properties fo:text-align="justify" fo:line-height="150%" fo:text-indent="0.2479in"/>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P543" style:parent-style-name="Normalny" style:family="paragraph">
      <style:paragraph-properties fo:text-align="justify" fo:line-height="150%" fo:text-indent="0.2479in"/>
    </style:style>
    <style:style style:name="T544" style:parent-style-name="Domyślnaczcionkaakapitu" style:family="text">
      <style:text-properties fo:background-color="#80FFFF"/>
    </style:style>
    <style:style style:name="P545" style:parent-style-name="Normalny" style:family="paragraph">
      <style:paragraph-properties fo:text-align="justify" fo:line-height="150%" fo:text-indent="0.2479in"/>
    </style:style>
    <style:style style:name="P546" style:parent-style-name="Normalny" style:family="paragraph">
      <style:paragraph-properties fo:text-align="justify" fo:line-height="150%" fo:text-indent="0.2479in"/>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P549" style:parent-style-name="Normalny" style:family="paragraph">
      <style:paragraph-properties fo:text-align="justify" fo:line-height="150%" fo:text-indent="0.2479in"/>
    </style:style>
    <style:style style:name="P550" style:parent-style-name="Normalny" style:family="paragraph">
      <style:paragraph-properties fo:text-align="justify" fo:line-height="150%" fo:text-indent="0.2479in"/>
    </style:style>
    <style:style style:name="T551" style:parent-style-name="Domyślnaczcionkaakapitu" style:family="text">
      <style:text-properties fo:background-color="#80FFFF"/>
    </style:style>
    <style:style style:name="P552" style:parent-style-name="Normalny" style:family="paragraph">
      <style:paragraph-properties fo:text-align="justify" fo:line-height="150%" fo:text-indent="0.2479in"/>
    </style:style>
    <style:style style:name="T553" style:parent-style-name="Domyślnaczcionkaakapitu" style:family="text">
      <style:text-properties fo:background-color="#80FFFF"/>
    </style:style>
    <style:style style:name="P554" style:parent-style-name="Normalny" style:family="paragraph">
      <style:paragraph-properties fo:text-align="justify" fo:line-height="150%" fo:text-indent="0.2479in"/>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P557" style:parent-style-name="Normalny" style:family="paragraph">
      <style:paragraph-properties fo:text-align="justify" fo:line-height="150%" fo:text-indent="0.2479in"/>
    </style:style>
    <style:style style:name="T558" style:parent-style-name="Domyślnaczcionkaakapitu" style:family="text">
      <style:text-properties fo:background-color="#80FFFF"/>
    </style:style>
    <style:style style:name="P559" style:parent-style-name="Normalny" style:family="paragraph">
      <style:paragraph-properties fo:text-align="justify" fo:line-height="150%" fo:text-indent="0.2479in"/>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fo:text-indent="0.2479in"/>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fo:text-indent="0.2479in"/>
    </style:style>
    <style:style style:name="T569" style:parent-style-name="Domyślnaczcionkaakapitu" style:family="text">
      <style:text-properties fo:background-color="#80FFFF"/>
    </style:style>
    <style:style style:name="T570" style:parent-style-name="Domyślnaczcionkaakapitu" style:family="text">
      <style:text-properties fo:background-color="#80FFFF"/>
    </style:style>
    <style:style style:name="P571" style:parent-style-name="Normalny" style:family="paragraph">
      <style:paragraph-properties fo:text-align="justify" fo:line-height="150%" fo:text-indent="0.2479in"/>
    </style:style>
    <style:style style:name="T572" style:parent-style-name="Domyślnaczcionkaakapitu" style:family="text">
      <style:text-properties fo:background-color="#80FFFF"/>
    </style:style>
    <style:style style:name="P573" style:parent-style-name="Normalny" style:family="paragraph">
      <style:paragraph-properties fo:text-align="justify" fo:line-height="150%" fo:text-indent="0.2479in"/>
    </style:style>
    <style:style style:name="P574" style:parent-style-name="Normalny" style:family="paragraph">
      <style:paragraph-properties fo:text-align="justify" fo:line-height="150%" fo:text-indent="0.2479in"/>
    </style:style>
    <style:style style:name="P575" style:parent-style-name="Normalny" style:family="paragraph">
      <style:paragraph-properties fo:text-align="justify" fo:line-height="150%" fo:text-indent="0.2479in"/>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P578" style:parent-style-name="Normalny" style:family="paragraph">
      <style:paragraph-properties fo:text-align="justify" fo:line-height="150%" fo:text-indent="0.2479in">
        <style:tab-stops>
          <style:tab-stop style:type="left" style:position="5.4381in"/>
        </style:tab-stops>
      </style:paragraph-properties>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fo:text-indent="0.2479in"/>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P585" style:parent-style-name="Normalny" style:family="paragraph">
      <style:paragraph-properties fo:text-align="justify" fo:line-height="150%" fo:text-indent="0.2479in"/>
    </style:style>
    <style:style style:name="T586" style:parent-style-name="Domyślnaczcionkaakapitu" style:family="text">
      <style:text-properties fo:background-color="#80FFFF"/>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P590" style:parent-style-name="Normalny" style:family="paragraph">
      <style:paragraph-properties fo:text-align="justify" fo:line-height="150%" fo:text-indent="0.2479in">
        <style:tab-stops>
          <style:tab-stop style:type="left" style:position="3.4625in"/>
        </style:tab-stops>
      </style:paragraph-properties>
    </style:style>
    <style:style style:name="T591" style:parent-style-name="Domyślnaczcionkaakapitu" style:family="text">
      <style:text-properties fo:background-color="#80FFFF"/>
    </style:style>
    <style:style style:name="P592" style:parent-style-name="Normalny" style:family="paragraph">
      <style:paragraph-properties fo:text-align="justify" fo:line-height="150%" fo:text-indent="0.2479in"/>
    </style:style>
    <style:style style:name="T593" style:parent-style-name="Domyślnaczcionkaakapitu" style:family="text">
      <style:text-properties fo:background-color="#80FFFF"/>
    </style:style>
    <style:style style:name="P594" style:parent-style-name="Normalny" style:family="paragraph">
      <style:paragraph-properties fo:text-align="justify" fo:line-height="150%" fo:text-indent="0.2479in"/>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P597" style:parent-style-name="Normalny" style:family="paragraph">
      <style:paragraph-properties fo:text-align="justify" fo:line-height="150%" fo:text-indent="0.2479in"/>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P601" style:parent-style-name="Normalny" style:family="paragraph">
      <style:paragraph-properties fo:text-align="justify" fo:line-height="150%" fo:text-indent="0.2479in"/>
    </style:style>
    <style:style style:name="P602" style:parent-style-name="Normalny" style:family="paragraph">
      <style:paragraph-properties fo:text-align="justify" fo:line-height="150%" fo:text-indent="0.2479in"/>
    </style:style>
    <style:style style:name="P603" style:parent-style-name="Normalny" style:family="paragraph">
      <style:paragraph-properties fo:text-align="justify" fo:line-height="150%" fo:text-indent="0.2479in">
        <style:tab-stops>
          <style:tab-stop style:type="left" style:position="1.7326in"/>
        </style:tab-stops>
      </style:paragraph-properties>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P608" style:parent-style-name="Normalny" style:family="paragraph">
      <style:paragraph-properties fo:text-align="justify" fo:line-height="150%" fo:text-indent="0.2479in"/>
    </style:style>
    <style:style style:name="T609" style:parent-style-name="Domyślnaczcionkaakapitu" style:family="text">
      <style:text-properties fo:background-color="#80FFFF"/>
    </style:style>
    <style:style style:name="P610" style:parent-style-name="Normalny" style:family="paragraph">
      <style:paragraph-properties fo:text-align="justify" fo:line-height="150%" fo:text-indent="0.2479in">
        <style:tab-stops>
          <style:tab-stop style:type="left" style:position="4.3812in"/>
        </style:tab-stops>
      </style:paragraph-properties>
    </style:style>
    <style:style style:name="T611" style:parent-style-name="Domyślnaczcionkaakapitu" style:family="text">
      <style:text-properties fo:background-color="#80FFFF"/>
    </style:style>
    <style:style style:name="P612" style:parent-style-name="Normalny" style:family="paragraph">
      <style:paragraph-properties fo:text-align="justify" fo:line-height="150%" fo:text-indent="0.2479in"/>
    </style:style>
    <style:style style:name="P613" style:parent-style-name="Normalny" style:family="paragraph">
      <style:paragraph-properties fo:text-align="justify" fo:line-height="150%" fo:text-indent="0.2479in"/>
    </style:style>
    <style:style style:name="P614" style:parent-style-name="Normalny" style:family="paragraph">
      <style:paragraph-properties fo:text-align="justify" fo:line-height="150%" fo:text-indent="0.2479in"/>
    </style:style>
    <style:style style:name="P615" style:parent-style-name="Normalny" style:family="paragraph">
      <style:paragraph-properties fo:text-align="justify" fo:line-height="150%" fo:text-indent="0.2479in"/>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P621" style:parent-style-name="Normalny" style:family="paragraph">
      <style:paragraph-properties fo:text-align="justify" fo:line-height="150%" fo:text-indent="0.2479in"/>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P624" style:parent-style-name="Normalny" style:family="paragraph">
      <style:paragraph-properties fo:text-align="justify" fo:line-height="150%" fo:text-indent="0.2479in"/>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P628" style:parent-style-name="Normalny" style:family="paragraph">
      <style:paragraph-properties fo:text-align="justify" fo:line-height="150%" fo:text-indent="0.2479in"/>
    </style:style>
    <style:style style:name="P629" style:parent-style-name="Normalny" style:family="paragraph">
      <style:paragraph-properties fo:text-align="justify" fo:line-height="150%"/>
    </style:style>
    <style:style style:name="T630" style:parent-style-name="Domyślnaczcionkaakapitu" style:family="text">
      <style:text-properties style:text-underline-type="single" style:text-underline-style="solid" style:text-underline-width="auto" style:text-underline-mode="continuous"/>
    </style:style>
    <style:style style:name="P631" style:parent-style-name="Normalny" style:family="paragraph">
      <style:paragraph-properties fo:text-align="justify" fo:line-height="150%" fo:text-indent="0.2479in"/>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P634" style:parent-style-name="Normalny" style:family="paragraph">
      <style:paragraph-properties fo:text-align="justify" fo:line-height="150%"/>
    </style:style>
    <style:style style:name="T635" style:parent-style-name="Domyślnaczcionkaakapitu" style:family="text">
      <style:text-properties fo:background-color="#80FFFF" style:text-underline-type="single" style:text-underline-style="solid" style:text-underline-width="auto" style:text-underline-mode="continuous"/>
    </style:style>
    <style:style style:name="T636" style:parent-style-name="Domyślnaczcionkaakapitu" style:family="text">
      <style:text-properties style:text-underline-type="single" style:text-underline-style="solid" style:text-underline-width="auto" style:text-underline-mode="continuous"/>
    </style:style>
    <style:style style:name="T637" style:parent-style-name="Domyślnaczcionkaakapitu" style:family="text">
      <style:text-properties fo:background-color="#80FFFF"/>
    </style:style>
    <style:style style:name="P638" style:parent-style-name="Normalny" style:family="paragraph">
      <style:paragraph-properties fo:text-align="justify" fo:line-height="150%" fo:text-indent="0.2479in"/>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P646" style:parent-style-name="Normalny" style:family="paragraph">
      <style:paragraph-properties fo:text-align="justify" fo:line-height="150%" fo:text-indent="0.2479in"/>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P656" style:parent-style-name="Normalny" style:family="paragraph">
      <style:paragraph-properties fo:text-align="justify" fo:line-height="150%"/>
    </style:style>
    <style:style style:name="P657" style:parent-style-name="Normalny" style:family="paragraph">
      <style:paragraph-properties fo:text-align="justify" fo:line-height="150%"/>
    </style:style>
    <style:style style:name="P658" style:parent-style-name="Normalny" style:family="paragraph">
      <style:paragraph-properties fo:text-align="justify" fo:line-height="150%"/>
    </style:style>
    <style:style style:name="P659" style:parent-style-name="Normalny" style:family="paragraph">
      <style:paragraph-properties fo:text-align="justify" fo:line-height="150%" fo:text-indent="0.2479in"/>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P666" style:parent-style-name="Normalny" style:family="paragraph">
      <style:paragraph-properties fo:text-align="justify" fo:line-height="150%" fo:text-indent="0.2479in"/>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P669" style:parent-style-name="Normalny" style:family="paragraph">
      <style:paragraph-properties fo:text-align="justify" fo:line-height="150%" fo:text-indent="0.2479in"/>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P672" style:parent-style-name="Normalny" style:family="paragraph">
      <style:paragraph-properties fo:text-align="justify" fo:line-height="150%" fo:text-indent="0.2479in"/>
    </style:style>
    <style:style style:name="T673" style:parent-style-name="Domyślnaczcionkaakapitu" style:family="text">
      <style:text-properties fo:background-color="#80FFFF"/>
    </style:style>
    <style:style style:name="P674" style:parent-style-name="Normalny" style:family="paragraph">
      <style:paragraph-properties fo:text-align="justify" fo:line-height="150%" fo:text-indent="0.2479in"/>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P679" style:parent-style-name="Normalny" style:family="paragraph">
      <style:paragraph-properties fo:text-align="justify" fo:line-height="150%" fo:text-indent="0.2479in"/>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P683" style:parent-style-name="Normalny" style:family="paragraph">
      <style:paragraph-properties fo:text-align="justify" fo:line-height="150%" fo:text-indent="0.2479in"/>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P687" style:parent-style-name="Normalny" style:family="paragraph">
      <style:paragraph-properties fo:text-align="justify" fo:line-height="150%" fo:text-indent="0.2479in"/>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P691" style:parent-style-name="Normalny" style:family="paragraph">
      <style:paragraph-properties fo:text-align="justify" fo:line-height="150%" fo:text-indent="0.2479in"/>
    </style:style>
    <style:style style:name="T692" style:parent-style-name="Domyślnaczcionkaakapitu" style:family="text">
      <style:text-properties fo:background-color="#80FFFF"/>
    </style:style>
    <style:style style:name="P693" style:parent-style-name="Normalny" style:family="paragraph">
      <style:paragraph-properties fo:text-align="justify" fo:line-height="150%" fo:text-indent="0.2479in"/>
    </style:style>
    <style:style style:name="T694" style:parent-style-name="Domyślnaczcionkaakapitu" style:family="text">
      <style:text-properties fo:background-color="#80FFFF"/>
    </style:style>
    <style:style style:name="P695" style:parent-style-name="Normalny" style:family="paragraph">
      <style:paragraph-properties fo:text-align="justify" fo:line-height="150%" fo:text-indent="0.2479in"/>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P699" style:parent-style-name="Normalny" style:family="paragraph">
      <style:paragraph-properties fo:text-align="justify" fo:line-height="150%" fo:text-indent="0.2479in"/>
    </style:style>
    <style:style style:name="P700" style:parent-style-name="Normalny" style:family="paragraph">
      <style:paragraph-properties fo:text-align="justify" fo:line-height="150%" fo:text-indent="0.2479in"/>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P707" style:parent-style-name="Normalny" style:family="paragraph">
      <style:paragraph-properties fo:text-align="justify" fo:line-height="150%" fo:text-indent="0.2479in"/>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P713" style:parent-style-name="Normalny" style:family="paragraph">
      <style:paragraph-properties fo:text-align="justify" fo:line-height="150%" fo:text-indent="0.2479in"/>
    </style:style>
    <style:style style:name="T714" style:parent-style-name="Domyślnaczcionkaakapitu" style:family="text">
      <style:text-properties fo:background-color="#80FFFF"/>
    </style:style>
    <style:style style:name="P715" style:parent-style-name="Normalny" style:family="paragraph">
      <style:paragraph-properties fo:text-align="justify" fo:line-height="150%" fo:text-indent="0.2479in"/>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P723" style:parent-style-name="Normalny" style:family="paragraph">
      <style:paragraph-properties fo:text-align="justify" fo:line-height="150%" fo:text-indent="0.2479in"/>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P730" style:parent-style-name="Normalny" style:family="paragraph">
      <style:paragraph-properties fo:text-align="justify" fo:line-height="150%" fo:text-indent="0.2479in"/>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P736" style:parent-style-name="Normalny" style:family="paragraph">
      <style:paragraph-properties fo:text-align="justify" fo:line-height="150%" fo:text-indent="0.2479in"/>
    </style:style>
    <style:style style:name="T737" style:parent-style-name="Domyślnaczcionkaakapitu" style:family="text">
      <style:text-properties fo:background-color="#80FFFF"/>
    </style:style>
    <style:style style:name="P738" style:parent-style-name="Normalny" style:family="paragraph">
      <style:paragraph-properties fo:text-align="justify" fo:line-height="150%" fo:text-indent="0.2479in"/>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P743" style:parent-style-name="Normalny" style:family="paragraph">
      <style:paragraph-properties fo:text-align="justify" fo:line-height="150%" fo:text-indent="0.2479in"/>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fo:text-indent="0.2479in"/>
    </style:style>
    <style:style style:name="P749" style:parent-style-name="Normalny" style:family="paragraph">
      <style:paragraph-properties fo:text-align="justify" fo:line-height="150%" fo:text-indent="0.2479in"/>
    </style:style>
    <style:style style:name="T750" style:parent-style-name="Domyślnaczcionkaakapitu" style:family="text">
      <style:text-properties fo:background-color="#80FFFF"/>
    </style:style>
    <style:style style:name="P751" style:parent-style-name="Normalny" style:family="paragraph">
      <style:paragraph-properties fo:text-align="justify" fo:line-height="150%" fo:text-indent="0.2479in"/>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P754" style:parent-style-name="Normalny" style:family="paragraph">
      <style:paragraph-properties fo:text-align="justify" fo:line-height="150%" fo:text-indent="0.2479in"/>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P757" style:parent-style-name="Normalny" style:family="paragraph">
      <style:paragraph-properties fo:text-align="justify" fo:line-height="150%" fo:text-indent="0.2479in"/>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fo:text-indent="0.2479in">
        <style:tab-stops>
          <style:tab-stop style:type="left" style:position="1.0402in"/>
        </style:tab-stops>
      </style:paragraph-properties>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P765" style:parent-style-name="Normalny" style:family="paragraph">
      <style:paragraph-properties fo:text-align="justify" fo:line-height="150%" fo:text-indent="0.2479in"/>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fo:text-indent="0.2479in"/>
    </style:style>
    <style:style style:name="T772" style:parent-style-name="Domyślnaczcionkaakapitu" style:family="text">
      <style:text-properties fo:background-color="#80FFFF"/>
    </style:style>
    <style:style style:name="P773" style:parent-style-name="Normalny" style:family="paragraph">
      <style:paragraph-properties fo:text-align="justify" fo:line-height="150%" fo:text-indent="0.2479in"/>
    </style:style>
    <style:style style:name="P774" style:parent-style-name="Normalny" style:family="paragraph">
      <style:paragraph-properties fo:text-align="justify" fo:line-height="150%"/>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P777" style:parent-style-name="Normalny" style:family="paragraph">
      <style:paragraph-properties fo:text-align="justify" fo:line-height="150%"/>
    </style:style>
    <style:style style:name="P778" style:parent-style-name="Normalny" style:family="paragraph">
      <style:paragraph-properties fo:text-align="justify" fo:line-height="150%"/>
    </style:style>
    <style:style style:name="P779" style:parent-style-name="Normalny" style:family="paragraph">
      <style:paragraph-properties fo:text-align="justify" fo:line-height="150%" fo:text-indent="0.2479in"/>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P782" style:parent-style-name="Normalny" style:family="paragraph">
      <style:paragraph-properties fo:text-align="justify" fo:line-height="150%" fo:text-indent="0.2479in"/>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P785" style:parent-style-name="Normalny" style:family="paragraph">
      <style:paragraph-properties fo:text-align="justify" fo:line-height="150%" fo:text-indent="0.2479in"/>
    </style:style>
    <style:style style:name="P786" style:parent-style-name="Normalny" style:family="paragraph">
      <style:paragraph-properties fo:text-align="justify" fo:line-height="150%" fo:text-indent="0.2479in"/>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fo:text-indent="0.2479in"/>
    </style:style>
    <style:style style:name="P791" style:parent-style-name="Normalny" style:family="paragraph">
      <style:paragraph-properties fo:text-align="justify" fo:line-height="150%" fo:text-indent="0.2479in"/>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P796" style:parent-style-name="Normalny" style:family="paragraph">
      <style:paragraph-properties fo:text-align="justify" fo:line-height="150%" fo:text-indent="0.2479in"/>
    </style:style>
    <style:style style:name="T797" style:parent-style-name="Domyślnaczcionkaakapitu" style:family="text">
      <style:text-properties fo:background-color="#80FFFF"/>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P800" style:parent-style-name="Normalny" style:family="paragraph">
      <style:paragraph-properties fo:text-align="justify" fo:line-height="150%" fo:text-indent="0.2479in"/>
    </style:style>
    <style:style style:name="T801" style:parent-style-name="Domyślnaczcionkaakapitu" style:family="text">
      <style:text-properties fo:background-color="#80FFFF"/>
    </style:style>
    <style:style style:name="P802" style:parent-style-name="Normalny" style:family="paragraph">
      <style:paragraph-properties fo:text-align="justify" fo:line-height="150%" fo:text-indent="0.2479in"/>
    </style:style>
    <style:style style:name="T803" style:parent-style-name="Domyślnaczcionkaakapitu" style:family="text">
      <style:text-properties fo:background-color="#80FFFF"/>
    </style:style>
    <style:style style:name="P804" style:parent-style-name="Normalny" style:family="paragraph">
      <style:paragraph-properties fo:text-align="justify" fo:line-height="150%" fo:text-indent="0.2479in"/>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style:style>
    <style:style style:name="T810" style:parent-style-name="Domyślnaczcionkaakapitu" style:family="text">
      <style:text-properties style:text-underline-type="single" style:text-underline-style="solid" style:text-underline-width="auto" style:text-underline-mode="continuous"/>
    </style:style>
    <style:style style:name="T811" style:parent-style-name="Domyślnaczcionkaakapitu" style:family="text">
      <style:text-properties fo:background-color="#80FFFF" style:text-underline-type="single" style:text-underline-style="solid" style:text-underline-width="auto" style:text-underline-mode="continuous"/>
    </style:style>
    <style:style style:name="P812" style:parent-style-name="Normalny" style:family="paragraph">
      <style:paragraph-properties fo:text-align="justify" fo:line-height="150%" fo:text-indent="0.2479in"/>
    </style:style>
    <style:style style:name="T813" style:parent-style-name="Domyślnaczcionkaakapitu" style:family="text">
      <style:text-properties fo:background-color="#80FFFF"/>
    </style:style>
    <style:style style:name="T814" style:parent-style-name="Domyślnaczcionkaakapitu" style:family="text">
      <style:text-properties fo:background-color="#80FFFF"/>
    </style:style>
    <style:style style:name="P815" style:parent-style-name="Normalny" style:family="paragraph">
      <style:paragraph-properties fo:text-align="justify" fo:line-height="150%"/>
    </style:style>
    <style:style style:name="T816" style:parent-style-name="Domyślnaczcionkaakapitu" style:family="text">
      <style:text-properties style:text-underline-type="single" style:text-underline-style="solid" style:text-underline-width="auto" style:text-underline-mode="continuous"/>
    </style:style>
    <style:style style:name="P817" style:parent-style-name="Normalny" style:family="paragraph">
      <style:paragraph-properties fo:text-align="justify" fo:line-height="150%" fo:text-indent="0.2479in"/>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P820" style:parent-style-name="Normalny" style:family="paragraph">
      <style:paragraph-properties fo:text-align="justify" fo:line-height="150%" fo:text-indent="0.2479in"/>
    </style:style>
    <style:style style:name="P821" style:parent-style-name="Normalny" style:family="paragraph">
      <style:paragraph-properties fo:text-align="justify" fo:line-height="150%" fo:text-indent="0.2479in"/>
    </style:style>
    <style:style style:name="T822" style:parent-style-name="Domyślnaczcionkaakapitu" style:family="text">
      <style:text-properties fo:background-color="#80FFFF"/>
    </style:style>
    <style:style style:name="P823" style:parent-style-name="Normalny" style:family="paragraph">
      <style:paragraph-properties fo:text-align="justify" fo:line-height="150%" fo:text-indent="0.2479in"/>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fo:text-indent="0.2479in"/>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P834" style:parent-style-name="Normalny" style:family="paragraph">
      <style:paragraph-properties fo:text-align="justify" fo:line-height="150%" fo:text-indent="0.2479in"/>
    </style:style>
    <style:style style:name="T835" style:parent-style-name="Domyślnaczcionkaakapitu" style:family="text">
      <style:text-properties fo:background-color="#80FFFF"/>
    </style:style>
    <style:style style:name="P836" style:parent-style-name="Normalny" style:family="paragraph">
      <style:paragraph-properties fo:text-align="justify" fo:line-height="150%" fo:text-indent="0.2479in"/>
    </style:style>
    <style:style style:name="P837" style:parent-style-name="Normalny" style:family="paragraph">
      <style:paragraph-properties fo:text-align="justify" fo:line-height="150%" fo:text-indent="0.2479in"/>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P841" style:parent-style-name="Normalny" style:family="paragraph">
      <style:paragraph-properties fo:text-align="justify" fo:line-height="150%" fo:text-indent="0.2479in"/>
    </style:style>
    <style:style style:name="P842" style:parent-style-name="Normalny" style:family="paragraph">
      <style:paragraph-properties fo:text-align="justify" fo:line-height="150%" fo:text-indent="0.2479in"/>
    </style:style>
    <style:style style:name="P843" style:parent-style-name="Normalny" style:family="paragraph">
      <style:paragraph-properties fo:text-align="justify" fo:line-height="150%" fo:text-indent="0.2479in"/>
    </style:style>
    <style:style style:name="T844" style:parent-style-name="Domyślnaczcionkaakapitu" style:family="text">
      <style:text-properties fo:background-color="#80FFFF"/>
    </style:style>
    <style:style style:name="P845" style:parent-style-name="Normalny" style:family="paragraph">
      <style:paragraph-properties fo:text-align="justify" fo:line-height="150%" fo:text-indent="0.2479in"/>
    </style:style>
    <style:style style:name="T846" style:parent-style-name="Domyślnaczcionkaakapitu" style:family="text">
      <style:text-properties fo:background-color="#80FFFF"/>
    </style:style>
    <style:style style:name="P847" style:parent-style-name="Normalny" style:family="paragraph">
      <style:paragraph-properties fo:text-align="justify" fo:line-height="150%" fo:text-indent="0.2479in"/>
    </style:style>
    <style:style style:name="P848" style:parent-style-name="Normalny" style:family="paragraph">
      <style:paragraph-properties fo:text-align="justify" fo:line-height="150%" fo:text-indent="0.2479in"/>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P854" style:parent-style-name="Normalny" style:family="paragraph">
      <style:paragraph-properties fo:text-align="justify" fo:line-height="150%" fo:text-indent="0.2479in"/>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P857" style:parent-style-name="Normalny" style:family="paragraph">
      <style:paragraph-properties fo:text-align="justify" fo:line-height="150%" fo:text-indent="0.2479in"/>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P860" style:parent-style-name="Normalny" style:family="paragraph">
      <style:paragraph-properties fo:text-align="justify" fo:line-height="150%" fo:text-indent="0.2479in"/>
    </style:style>
    <style:style style:name="P861" style:parent-style-name="Normalny" style:family="paragraph">
      <style:paragraph-properties fo:text-align="justify" fo:line-height="150%" fo:text-indent="0.2479in"/>
    </style:style>
    <style:style style:name="P862" style:parent-style-name="Normalny" style:family="paragraph">
      <style:paragraph-properties fo:text-align="justify" fo:line-height="150%" fo:text-indent="0.2479in"/>
    </style:style>
    <style:style style:name="T863" style:parent-style-name="Domyślnaczcionkaakapitu" style:family="text">
      <style:text-properties fo:background-color="#80FFFF"/>
    </style:style>
    <style:style style:name="P864" style:parent-style-name="Normalny" style:family="paragraph">
      <style:paragraph-properties fo:text-align="justify" fo:line-height="150%" fo:text-indent="0.2479in"/>
    </style:style>
    <style:style style:name="P865" style:parent-style-name="Normalny" style:family="paragraph">
      <style:paragraph-properties fo:text-align="justify" fo:line-height="150%" fo:text-indent="0.2479in"/>
    </style:style>
    <style:style style:name="T866" style:parent-style-name="Domyślnaczcionkaakapitu" style:family="text">
      <style:text-properties fo:background-color="#80FFFF"/>
    </style:style>
    <style:style style:name="P867" style:parent-style-name="Normalny" style:family="paragraph">
      <style:paragraph-properties fo:text-align="justify" fo:line-height="150%" fo:text-indent="0.2479in"/>
    </style:style>
    <style:style style:name="T868" style:parent-style-name="Domyślnaczcionkaakapitu" style:family="text">
      <style:text-properties fo:background-color="#80FFFF"/>
    </style:style>
    <style:style style:name="P869" style:parent-style-name="Normalny" style:family="paragraph">
      <style:paragraph-properties fo:text-align="justify" fo:line-height="150%" fo:text-indent="0.2479in"/>
    </style:style>
    <style:style style:name="T870" style:parent-style-name="Domyślnaczcionkaakapitu" style:family="text">
      <style:text-properties fo:background-color="#80FFFF"/>
    </style:style>
    <style:style style:name="P871" style:parent-style-name="Normalny" style:family="paragraph">
      <style:paragraph-properties fo:text-align="justify" fo:line-height="150%" fo:text-indent="0.2479in"/>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P877" style:parent-style-name="Normalny" style:family="paragraph">
      <style:paragraph-properties fo:text-align="justify" fo:line-height="150%" fo:text-indent="0.2479in"/>
    </style:style>
    <style:style style:name="P878" style:parent-style-name="Normalny" style:family="paragraph">
      <style:paragraph-properties fo:text-align="justify" fo:line-height="150%" fo:text-indent="0.2479in"/>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P881" style:parent-style-name="Normalny" style:family="paragraph">
      <style:paragraph-properties fo:text-align="justify" fo:line-height="150%" fo:text-indent="0.2479in"/>
    </style:style>
    <style:style style:name="T882" style:parent-style-name="Domyślnaczcionkaakapitu" style:family="text">
      <style:text-properties fo:background-color="#80FFFF"/>
    </style:style>
    <style:style style:name="P883" style:parent-style-name="Normalny" style:family="paragraph">
      <style:paragraph-properties fo:text-align="justify" fo:line-height="150%" fo:text-indent="0.2479in"/>
    </style:style>
    <style:style style:name="T884" style:parent-style-name="Domyślnaczcionkaakapitu" style:family="text">
      <style:text-properties fo:background-color="#80FFFF"/>
    </style:style>
    <style:style style:name="P885" style:parent-style-name="Normalny" style:family="paragraph">
      <style:paragraph-properties fo:text-align="justify" fo:line-height="150%" fo:text-indent="0.2479in"/>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P888" style:parent-style-name="Normalny" style:family="paragraph">
      <style:paragraph-properties fo:text-align="justify" fo:line-height="150%" fo:text-indent="0.2479in"/>
    </style:style>
    <style:style style:name="P889" style:parent-style-name="Normalny" style:family="paragraph">
      <style:paragraph-properties fo:text-align="justify" fo:line-height="150%" fo:text-indent="0.2479in"/>
    </style:style>
    <style:style style:name="P890" style:parent-style-name="Normalny" style:family="paragraph">
      <style:paragraph-properties fo:text-align="justify" fo:line-height="150%" fo:text-indent="0.2479in"/>
    </style:style>
    <style:style style:name="P891" style:parent-style-name="Normalny" style:family="paragraph">
      <style:paragraph-properties fo:text-align="justify" fo:line-height="150%" fo:text-indent="0.2479in"/>
    </style:style>
    <style:style style:name="P892" style:parent-style-name="Normalny" style:family="paragraph">
      <style:paragraph-properties fo:text-align="justify" fo:line-height="150%" fo:text-indent="0.2479in"/>
    </style:style>
    <style:style style:name="T893" style:parent-style-name="Domyślnaczcionkaakapitu" style:family="text">
      <style:text-properties fo:background-color="#80FFFF"/>
    </style:style>
    <style:style style:name="P894" style:parent-style-name="Normalny" style:family="paragraph">
      <style:paragraph-properties fo:text-align="justify" fo:line-height="150%" fo:text-indent="0.2479in"/>
    </style:style>
    <style:style style:name="P895" style:parent-style-name="Normalny" style:family="paragraph">
      <style:paragraph-properties fo:text-align="justify" fo:line-height="150%" fo:text-indent="0.2479in"/>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P898" style:parent-style-name="Normalny" style:family="paragraph">
      <style:paragraph-properties fo:text-align="justify" fo:line-height="150%" fo:text-indent="0.2479in"/>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fo:text-indent="0.2479in"/>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P905" style:parent-style-name="Normalny" style:family="paragraph">
      <style:paragraph-properties fo:text-align="justify" fo:line-height="150%" fo:text-indent="0.2479in"/>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P908" style:parent-style-name="Normalny" style:family="paragraph">
      <style:paragraph-properties fo:text-align="justify" fo:line-height="150%" fo:text-indent="0.2479in"/>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P911" style:parent-style-name="Normalny" style:family="paragraph">
      <style:paragraph-properties fo:text-align="justify" fo:line-height="150%" fo:text-indent="0.2479in"/>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P916" style:parent-style-name="Normalny" style:family="paragraph">
      <style:paragraph-properties fo:text-align="justify" fo:line-height="150%" fo:text-indent="0.2479in"/>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P920" style:parent-style-name="Normalny" style:family="paragraph">
      <style:paragraph-properties fo:text-align="justify" fo:line-height="150%" fo:text-indent="0.2479in"/>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P925" style:parent-style-name="Normalny" style:family="paragraph">
      <style:paragraph-properties fo:text-align="justify" fo:line-height="150%" fo:text-indent="0.2479in"/>
    </style:style>
    <style:style style:name="P926" style:parent-style-name="Normalny" style:family="paragraph">
      <style:paragraph-properties fo:text-align="justify" fo:line-height="150%"/>
    </style:style>
    <style:style style:name="T927" style:parent-style-name="Domyślnaczcionkaakapitu" style:family="text">
      <style:text-properties style:text-underline-type="single" style:text-underline-style="solid" style:text-underline-width="auto" style:text-underline-mode="continuous"/>
    </style:style>
    <style:style style:name="T928" style:parent-style-name="Domyślnaczcionkaakapitu" style:family="text">
      <style:text-properties fo:background-color="#80FFFF" style:text-underline-type="single" style:text-underline-style="solid" style:text-underline-width="auto" style:text-underline-mode="continuous"/>
    </style:style>
    <style:style style:name="T929" style:parent-style-name="Domyślnaczcionkaakapitu" style:family="text">
      <style:text-properties style:text-underline-type="single" style:text-underline-style="solid" style:text-underline-width="auto" style:text-underline-mode="continuous"/>
    </style:style>
    <style:style style:name="T930" style:parent-style-name="Domyślnaczcionkaakapitu" style:family="text">
      <style:text-properties fo:background-color="#80FFFF" style:text-underline-type="single" style:text-underline-style="solid" style:text-underline-width="auto" style:text-underline-mode="continuous"/>
    </style:style>
    <style:style style:name="T931" style:parent-style-name="Domyślnaczcionkaakapitu" style:family="text">
      <style:text-properties style:text-underline-type="single" style:text-underline-style="solid" style:text-underline-width="auto" style:text-underline-mode="continuous"/>
    </style:style>
    <style:style style:name="T932" style:parent-style-name="Domyślnaczcionkaakapitu" style:family="text">
      <style:text-properties fo:background-color="#80FFFF" style:text-underline-type="single" style:text-underline-style="solid" style:text-underline-width="auto" style:text-underline-mode="continuous"/>
    </style:style>
    <style:style style:name="T933" style:parent-style-name="Domyślnaczcionkaakapitu" style:family="text">
      <style:text-properties style:text-underline-type="single" style:text-underline-style="solid" style:text-underline-width="auto" style:text-underline-mode="continuous"/>
    </style:style>
    <style:style style:name="T934" style:parent-style-name="Domyślnaczcionkaakapitu" style:family="text">
      <style:text-properties fo:background-color="#80FFFF" style:text-underline-type="single" style:text-underline-style="solid" style:text-underline-width="auto" style:text-underline-mode="continuous"/>
    </style:style>
    <style:style style:name="T935" style:parent-style-name="Domyślnaczcionkaakapitu" style:family="text">
      <style:text-properties style:text-underline-type="single" style:text-underline-style="solid" style:text-underline-width="auto" style:text-underline-mode="continuous"/>
    </style:style>
    <style:style style:name="T936" style:parent-style-name="Domyślnaczcionkaakapitu" style:family="text">
      <style:text-properties fo:background-color="#80FFFF" style:text-underline-type="single" style:text-underline-style="solid" style:text-underline-width="auto" style:text-underline-mode="continuous"/>
    </style:style>
    <style:style style:name="T937" style:parent-style-name="Domyślnaczcionkaakapitu" style:family="text">
      <style:text-properties style:text-underline-type="single" style:text-underline-style="solid" style:text-underline-width="auto" style:text-underline-mode="continuous"/>
    </style:style>
    <style:style style:name="T938" style:parent-style-name="Domyślnaczcionkaakapitu" style:family="text">
      <style:text-properties fo:background-color="#80FFFF" style:text-underline-type="single" style:text-underline-style="solid" style:text-underline-width="auto" style:text-underline-mode="continuous"/>
    </style:style>
    <style:style style:name="T939" style:parent-style-name="Domyślnaczcionkaakapitu" style:family="text">
      <style:text-properties style:text-underline-type="single" style:text-underline-style="solid" style:text-underline-width="auto" style:text-underline-mode="continuous"/>
    </style:style>
    <style:style style:name="T940" style:parent-style-name="Domyślnaczcionkaakapitu" style:family="text">
      <style:text-properties fo:background-color="#80FFFF" style:text-underline-type="single" style:text-underline-style="solid" style:text-underline-width="auto" style:text-underline-mode="continuous"/>
    </style:style>
    <style:style style:name="T941" style:parent-style-name="Domyślnaczcionkaakapitu" style:family="text">
      <style:text-properties style:text-underline-type="single" style:text-underline-style="solid" style:text-underline-width="auto" style:text-underline-mode="continuous"/>
    </style:style>
    <style:style style:name="T942" style:parent-style-name="Domyślnaczcionkaakapitu" style:family="text">
      <style:text-properties fo:background-color="#80FFFF" style:text-underline-type="single" style:text-underline-style="solid" style:text-underline-width="auto" style:text-underline-mode="continuous"/>
    </style:style>
    <style:style style:name="T943" style:parent-style-name="Domyślnaczcionkaakapitu" style:family="text">
      <style:text-properties style:text-underline-type="single" style:text-underline-style="solid" style:text-underline-width="auto" style:text-underline-mode="continuous"/>
    </style:style>
    <style:style style:name="P944" style:parent-style-name="Normalny" style:family="paragraph">
      <style:paragraph-properties fo:text-align="justify" fo:line-height="150%" fo:text-indent="0.2479in"/>
    </style:style>
    <style:style style:name="P945" style:parent-style-name="Normalny" style:family="paragraph">
      <style:paragraph-properties fo:text-align="justify" fo:line-height="150%"/>
    </style:style>
    <style:style style:name="T946" style:parent-style-name="Domyślnaczcionkaakapitu" style:family="text">
      <style:text-properties style:text-underline-type="single" style:text-underline-style="solid" style:text-underline-width="auto" style:text-underline-mode="continuous"/>
    </style:style>
    <style:style style:name="P947" style:parent-style-name="Normalny" style:family="paragraph">
      <style:paragraph-properties fo:text-align="justify" fo:line-height="150%" fo:text-indent="0.2479in"/>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P951" style:parent-style-name="Normalny" style:family="paragraph">
      <style:paragraph-properties fo:text-align="justify" fo:line-height="150%"/>
    </style:style>
    <style:style style:name="T952" style:parent-style-name="Domyślnaczcionkaakapitu" style:family="text">
      <style:text-properties fo:background-color="#80FFFF"/>
    </style:style>
    <style:style style:name="P953" style:parent-style-name="Normalny" style:family="paragraph">
      <style:paragraph-properties fo:text-align="justify" fo:line-height="150%" fo:text-indent="0.2479in"/>
    </style:style>
    <style:style style:name="P954" style:parent-style-name="Normalny" style:family="paragraph">
      <style:paragraph-properties fo:text-align="justify" fo:line-height="150%"/>
    </style:style>
    <style:style style:name="T955" style:parent-style-name="Domyślnaczcionkaakapitu" style:family="text">
      <style:text-properties style:text-underline-type="single" style:text-underline-style="solid" style:text-underline-width="auto" style:text-underline-mode="continuous"/>
    </style:style>
    <style:style style:name="P956" style:parent-style-name="Normalny" style:family="paragraph">
      <style:paragraph-properties fo:text-align="justify" fo:line-height="150%" fo:text-indent="0.2479in"/>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P960" style:parent-style-name="Normalny" style:family="paragraph">
      <style:paragraph-properties fo:text-align="justify" fo:line-height="150%" fo:text-indent="0.2479in"/>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P974" style:parent-style-name="Normalny" style:family="paragraph">
      <style:paragraph-properties fo:text-align="justify" fo:line-height="150%" fo:text-indent="0.2479in"/>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P982" style:parent-style-name="Normalny" style:family="paragraph">
      <style:paragraph-properties fo:text-align="justify" fo:line-height="150%" fo:text-indent="0.2479in"/>
    </style:style>
    <style:style style:name="P983" style:parent-style-name="Normalny" style:family="paragraph">
      <style:paragraph-properties fo:text-align="justify" fo:line-height="150%" fo:text-indent="0.2479in"/>
    </style:style>
    <style:style style:name="P984" style:parent-style-name="Normalny" style:family="paragraph">
      <style:paragraph-properties fo:text-align="justify" fo:line-height="150%"/>
    </style:style>
    <style:style style:name="T985" style:parent-style-name="Domyślnaczcionkaakapitu" style:family="text">
      <style:text-properties style:text-underline-type="single" style:text-underline-style="solid" style:text-underline-width="auto" style:text-underline-mode="continuous"/>
    </style:style>
    <style:style style:name="P986" style:parent-style-name="Normalny" style:family="paragraph">
      <style:paragraph-properties fo:text-align="justify" fo:line-height="150%" fo:text-indent="0.2479in"/>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P989" style:parent-style-name="Normalny" style:family="paragraph">
      <style:paragraph-properties fo:text-align="justify" fo:line-height="150%" fo:text-indent="0.2479in"/>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P996" style:parent-style-name="Normalny" style:family="paragraph">
      <style:paragraph-properties fo:text-align="justify" fo:line-height="150%" fo:text-indent="0.2479in"/>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P1005" style:parent-style-name="Normalny" style:family="paragraph">
      <style:paragraph-properties fo:text-align="justify" fo:line-height="150%" fo:text-indent="0.2479in"/>
    </style:style>
    <style:style style:name="P1006" style:parent-style-name="Normalny" style:family="paragraph">
      <style:paragraph-properties fo:text-align="justify" fo:line-height="150%" fo:text-indent="0.2479in"/>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P1012" style:parent-style-name="Normalny" style:family="paragraph">
      <style:paragraph-properties fo:text-align="justify" fo:line-height="150%" fo:text-indent="0.2479in"/>
    </style:style>
    <style:style style:name="P1013" style:parent-style-name="Normalny" style:family="paragraph">
      <style:paragraph-properties fo:text-align="justify" fo:line-height="150%" fo:text-indent="0.2479in"/>
    </style:style>
    <style:style style:name="T1014" style:parent-style-name="Domyślnaczcionkaakapitu" style:family="text">
      <style:text-properties fo:background-color="#80FFFF"/>
    </style:style>
    <style:style style:name="P1015" style:parent-style-name="Normalny" style:family="paragraph">
      <style:paragraph-properties fo:text-align="justify" fo:line-height="150%" fo:text-indent="0.2479in"/>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P1018" style:parent-style-name="Normalny" style:family="paragraph">
      <style:paragraph-properties fo:text-align="justify" fo:line-height="150%" fo:text-indent="0.2479in"/>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P1023" style:parent-style-name="Normalny" style:family="paragraph">
      <style:paragraph-properties fo:text-align="justify" fo:line-height="150%" fo:text-indent="0.2479in"/>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T1028" style:parent-style-name="Domyślnaczcionkaakapitu" style:family="text">
      <style:text-properties fo:background-color="#80FFFF"/>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P1035" style:parent-style-name="Normalny" style:family="paragraph">
      <style:paragraph-properties fo:text-align="justify" fo:line-height="150%" fo:text-indent="0.2479in"/>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P1040" style:parent-style-name="Normalny" style:family="paragraph">
      <style:paragraph-properties fo:text-align="justify" fo:line-height="150%" fo:text-indent="0.2479in"/>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fo:text-indent="0.2479in"/>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T1057" style:parent-style-name="Domyślnaczcionkaakapitu" style:family="text">
      <style:text-properties fo:background-color="#80FFFF"/>
    </style:style>
    <style:style style:name="P1058" style:parent-style-name="Normalny" style:family="paragraph">
      <style:paragraph-properties fo:text-align="justify" fo:line-height="150%" fo:text-indent="0.2479in"/>
    </style:style>
    <style:style style:name="T1059" style:parent-style-name="Domyślnaczcionkaakapitu" style:family="text">
      <style:text-properties fo:background-color="#80FFFF"/>
    </style:style>
    <style:style style:name="P1060" style:parent-style-name="Normalny" style:family="paragraph">
      <style:paragraph-properties fo:text-align="justify" fo:line-height="150%" fo:text-indent="0.2479in"/>
    </style:style>
    <style:style style:name="P1061" style:parent-style-name="Normalny" style:family="paragraph">
      <style:paragraph-properties fo:text-align="justify" fo:line-height="150%"/>
    </style:style>
    <style:style style:name="T1062" style:parent-style-name="Domyślnaczcionkaakapitu" style:family="text">
      <style:text-properties style:text-underline-type="single" style:text-underline-style="solid" style:text-underline-width="auto" style:text-underline-mode="continuous"/>
    </style:style>
    <style:style style:name="T1063" style:parent-style-name="Domyślnaczcionkaakapitu" style:family="text">
      <style:text-properties fo:background-color="#80FFFF" style:text-underline-type="single" style:text-underline-style="solid" style:text-underline-width="auto" style:text-underline-mode="continuous"/>
    </style:style>
    <style:style style:name="P1064" style:parent-style-name="Normalny" style:family="paragraph">
      <style:paragraph-properties fo:text-align="justify" fo:line-height="150%" fo:text-indent="0.2479in"/>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P1067" style:parent-style-name="Normalny" style:family="paragraph">
      <style:paragraph-properties fo:text-align="justify" fo:line-height="150%" fo:text-indent="0.2479in"/>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fo:text-indent="0.2479in"/>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P1077" style:parent-style-name="Normalny" style:family="paragraph">
      <style:paragraph-properties fo:text-align="justify" fo:line-height="150%" fo:text-indent="0.2479in"/>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style:style>
    <style:style style:name="T1080" style:parent-style-name="Domyślnaczcionkaakapitu" style:family="text">
      <style:text-properties style:text-underline-type="single" style:text-underline-style="solid" style:text-underline-width="auto" style:text-underline-mode="continuous"/>
    </style:style>
    <style:style style:name="T1081" style:parent-style-name="Domyślnaczcionkaakapitu" style:family="text">
      <style:text-properties fo:background-color="#80FFFF" style:text-underline-type="single" style:text-underline-style="solid" style:text-underline-width="auto" style:text-underline-mode="continuous"/>
    </style:style>
    <style:style style:name="T1082" style:parent-style-name="Domyślnaczcionkaakapitu" style:family="text">
      <style:text-properties style:text-underline-type="single" style:text-underline-style="solid" style:text-underline-width="auto" style:text-underline-mode="continuous"/>
    </style:style>
    <style:style style:name="T1083" style:parent-style-name="Domyślnaczcionkaakapitu" style:family="text">
      <style:text-properties fo:background-color="#80FFFF" style:text-underline-type="single" style:text-underline-style="solid" style:text-underline-width="auto" style:text-underline-mode="continuous"/>
    </style:style>
    <style:style style:name="T1084" style:parent-style-name="Domyślnaczcionkaakapitu" style:family="text">
      <style:text-properties style:text-underline-type="single" style:text-underline-style="solid" style:text-underline-width="auto" style:text-underline-mode="continuous"/>
    </style:style>
    <style:style style:name="T1085" style:parent-style-name="Domyślnaczcionkaakapitu" style:family="text">
      <style:text-properties fo:background-color="#80FFFF" style:text-underline-type="single" style:text-underline-style="solid" style:text-underline-width="auto" style:text-underline-mode="continuous"/>
    </style:style>
    <style:style style:name="T1086" style:parent-style-name="Domyślnaczcionkaakapitu" style:family="text">
      <style:text-properties style:text-underline-type="single" style:text-underline-style="solid" style:text-underline-width="auto" style:text-underline-mode="continuous"/>
    </style:style>
    <style:style style:name="T1087" style:parent-style-name="Domyślnaczcionkaakapitu" style:family="text">
      <style:text-properties fo:background-color="#80FFFF" style:text-underline-type="single" style:text-underline-style="solid" style:text-underline-width="auto" style:text-underline-mode="continuous"/>
    </style:style>
    <style:style style:name="T1088" style:parent-style-name="Domyślnaczcionkaakapitu" style:family="text">
      <style:text-properties style:text-underline-type="single" style:text-underline-style="solid" style:text-underline-width="auto" style:text-underline-mode="continuous"/>
    </style:style>
    <style:style style:name="T1089" style:parent-style-name="Domyślnaczcionkaakapitu" style:family="text">
      <style:text-properties fo:background-color="#80FFFF" style:text-underline-type="single" style:text-underline-style="solid" style:text-underline-width="auto" style:text-underline-mode="continuous"/>
    </style:style>
    <style:style style:name="T1090" style:parent-style-name="Domyślnaczcionkaakapitu" style:family="text">
      <style:text-properties style:text-underline-type="single" style:text-underline-style="solid" style:text-underline-width="auto" style:text-underline-mode="continuous"/>
    </style:style>
    <style:style style:name="P1091" style:parent-style-name="Normalny" style:family="paragraph">
      <style:paragraph-properties fo:text-align="justify" fo:line-height="150%" fo:text-indent="0.2479in"/>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P1094" style:parent-style-name="Normalny" style:family="paragraph">
      <style:paragraph-properties fo:text-align="justify" fo:line-height="150%" fo:text-indent="0.2479in"/>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fo:text-indent="0.2479in"/>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T1102" style:parent-style-name="Domyślnaczcionkaakapitu" style:family="text">
      <style:text-properties fo:background-color="#80FFFF"/>
    </style:style>
    <style:style style:name="T1103" style:parent-style-name="Domyślnaczcionkaakapitu" style:family="text">
      <style:text-properties fo:background-color="#80FFFF"/>
    </style:style>
    <style:style style:name="P1104" style:parent-style-name="Normalny" style:family="paragraph">
      <style:paragraph-properties fo:text-align="justify" fo:line-height="150%" fo:text-indent="0.2479in"/>
    </style:style>
    <style:style style:name="P1105" style:parent-style-name="Normalny" style:family="paragraph">
      <style:paragraph-properties fo:text-align="justify" fo:line-height="150%" fo:text-indent="0.2479in"/>
    </style:style>
    <style:style style:name="T1106" style:parent-style-name="Domyślnaczcionkaakapitu" style:family="text">
      <style:text-properties fo:background-color="#80FFFF"/>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P1109" style:parent-style-name="Normalny" style:family="paragraph">
      <style:paragraph-properties fo:text-align="justify" fo:line-height="150%" fo:text-indent="0.2479in"/>
    </style:style>
    <style:style style:name="P1110" style:parent-style-name="Normalny" style:family="paragraph">
      <style:paragraph-properties fo:text-align="justify" fo:line-height="150%"/>
    </style:style>
    <style:style style:name="T1111" style:parent-style-name="Domyślnaczcionkaakapitu" style:family="text">
      <style:text-properties style:text-underline-type="single" style:text-underline-style="solid" style:text-underline-width="auto" style:text-underline-mode="continuous"/>
    </style:style>
    <style:style style:name="T1112" style:parent-style-name="Domyślnaczcionkaakapitu" style:family="text">
      <style:text-properties fo:background-color="#80FFFF" style:text-underline-type="single" style:text-underline-style="solid" style:text-underline-width="auto" style:text-underline-mode="continuous"/>
    </style:style>
    <style:style style:name="T1113" style:parent-style-name="Domyślnaczcionkaakapitu" style:family="text">
      <style:text-properties fo:background-color="#80FFFF"/>
    </style:style>
    <style:style style:name="P1114" style:parent-style-name="Normalny" style:family="paragraph">
      <style:paragraph-properties fo:text-align="justify" fo:line-height="150%" fo:text-indent="0.2479in"/>
    </style:style>
    <style:style style:name="P1115" style:parent-style-name="Normalny" style:family="paragraph">
      <style:paragraph-properties fo:text-align="justify" fo:line-height="150%" fo:text-indent="0.2479in"/>
    </style:style>
    <style:style style:name="P1116" style:parent-style-name="Normalny" style:family="paragraph">
      <style:paragraph-properties fo:text-align="justify" fo:line-height="150%"/>
    </style:style>
    <style:style style:name="T1117" style:parent-style-name="Domyślnaczcionkaakapitu" style:family="text">
      <style:text-properties style:text-underline-type="single" style:text-underline-style="solid" style:text-underline-width="auto" style:text-underline-mode="continuous"/>
    </style:style>
    <style:style style:name="T1118" style:parent-style-name="Domyślnaczcionkaakapitu" style:family="text">
      <style:text-properties fo:background-color="#80FFFF" style:text-underline-type="single" style:text-underline-style="solid" style:text-underline-width="auto" style:text-underline-mode="continuous"/>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fo:text-indent="0.2479in"/>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P1124" style:parent-style-name="Normalny" style:family="paragraph">
      <style:paragraph-properties fo:text-align="justify" fo:line-height="150%" fo:text-indent="0.2479in"/>
    </style:style>
    <style:style style:name="T1125" style:parent-style-name="Domyślnaczcionkaakapitu" style:family="text">
      <style:text-properties fo:background-color="#80FFFF"/>
    </style:style>
    <style:style style:name="P1126" style:parent-style-name="Normalny" style:family="paragraph">
      <style:paragraph-properties fo:text-align="justify" fo:line-height="150%" fo:text-indent="0.2479in"/>
    </style:style>
    <style:style style:name="P1127" style:parent-style-name="Normalny" style:family="paragraph">
      <style:paragraph-properties fo:text-align="justify" fo:line-height="150%">
        <style:tab-stops>
          <style:tab-stop style:type="left" style:position="2.5708in"/>
        </style:tab-stops>
      </style:paragraph-properties>
    </style:style>
    <style:style style:name="T1128" style:parent-style-name="Domyślnaczcionkaakapitu" style:family="text">
      <style:text-properties style:text-underline-type="single" style:text-underline-style="solid" style:text-underline-width="auto" style:text-underline-mode="continuous"/>
    </style:style>
    <style:style style:name="T1129" style:parent-style-name="Domyślnaczcionkaakapitu" style:family="text">
      <style:text-properties fo:background-color="#80FFFF" style:text-underline-type="single" style:text-underline-style="solid" style:text-underline-width="auto" style:text-underline-mode="continuous"/>
    </style:style>
    <style:style style:name="T1130" style:parent-style-name="Domyślnaczcionkaakapitu" style:family="text">
      <style:text-properties style:text-underline-type="single" style:text-underline-style="solid" style:text-underline-width="auto" style:text-underline-mode="continuous"/>
    </style:style>
    <style:style style:name="T1131" style:parent-style-name="Domyślnaczcionkaakapitu" style:family="text">
      <style:text-properties fo:background-color="#80FFFF" style:text-underline-type="single" style:text-underline-style="solid" style:text-underline-width="auto" style:text-underline-mode="continuous"/>
    </style:style>
    <style:style style:name="T1132" style:parent-style-name="Domyślnaczcionkaakapitu" style:family="text">
      <style:text-properties style:text-underline-type="single" style:text-underline-style="solid" style:text-underline-width="auto" style:text-underline-mode="continuous"/>
    </style:style>
    <style:style style:name="T1133" style:parent-style-name="Domyślnaczcionkaakapitu" style:family="text">
      <style:text-properties fo:background-color="#80FFFF" style:text-underline-type="single" style:text-underline-style="solid" style:text-underline-width="auto" style:text-underline-mode="continuous"/>
    </style:style>
    <style:style style:name="T1134" style:parent-style-name="Domyślnaczcionkaakapitu" style:family="text">
      <style:text-properties style:text-underline-type="single" style:text-underline-style="solid" style:text-underline-width="auto" style:text-underline-mode="continuous"/>
    </style:style>
    <style:style style:name="T1135" style:parent-style-name="Domyślnaczcionkaakapitu" style:family="text">
      <style:text-properties fo:background-color="#80FFFF" style:text-underline-type="single" style:text-underline-style="solid" style:text-underline-width="auto" style:text-underline-mode="continuous"/>
    </style:style>
    <style:style style:name="P1136" style:parent-style-name="Normalny" style:family="paragraph">
      <style:paragraph-properties fo:text-align="justify" fo:line-height="150%" fo:text-indent="0.2479in">
        <style:tab-stops>
          <style:tab-stop style:type="left" style:position="2.5708in"/>
        </style:tab-stops>
      </style:paragraph-properties>
    </style:style>
    <style:style style:name="P1137" style:parent-style-name="Normalny" style:family="paragraph">
      <style:paragraph-properties fo:text-align="justify" fo:line-height="150%"/>
    </style:style>
    <style:style style:name="T1138" style:parent-style-name="Domyślnaczcionkaakapitu" style:family="text">
      <style:text-properties style:text-underline-type="single" style:text-underline-style="solid" style:text-underline-width="auto" style:text-underline-mode="continuous"/>
    </style:style>
    <style:style style:name="P1139" style:parent-style-name="Normalny" style:family="paragraph">
      <style:paragraph-properties fo:text-align="justify" fo:line-height="150%" fo:text-indent="0.2479in"/>
    </style:style>
    <style:style style:name="T1140" style:parent-style-name="Domyślnaczcionkaakapitu" style:family="text">
      <style:text-properties fo:background-color="#80FFFF"/>
    </style:style>
    <style:style style:name="P1141" style:parent-style-name="Normalny" style:family="paragraph">
      <style:paragraph-properties fo:text-align="justify" fo:line-height="150%" fo:text-indent="0.2479in"/>
    </style:style>
    <style:style style:name="T1142" style:parent-style-name="Domyślnaczcionkaakapitu" style:family="text">
      <style:text-properties fo:background-color="#80FFFF"/>
    </style:style>
    <style:style style:name="P1143" style:parent-style-name="Normalny" style:family="paragraph">
      <style:paragraph-properties fo:text-align="justify" fo:line-height="150%"/>
    </style:style>
    <style:style style:name="T1144" style:parent-style-name="Domyślnaczcionkaakapitu" style:family="text">
      <style:text-properties style:text-underline-type="single" style:text-underline-style="solid" style:text-underline-width="auto" style:text-underline-mode="continuous"/>
    </style:style>
    <style:style style:name="T1145" style:parent-style-name="Domyślnaczcionkaakapitu" style:family="text">
      <style:text-properties fo:background-color="#80FFFF" style:text-underline-type="single" style:text-underline-style="solid" style:text-underline-width="auto" style:text-underline-mode="continuous"/>
    </style:style>
    <style:style style:name="T1146" style:parent-style-name="Domyślnaczcionkaakapitu" style:family="text">
      <style:text-properties style:text-underline-type="single" style:text-underline-style="solid" style:text-underline-width="auto" style:text-underline-mode="continuous"/>
    </style:style>
    <style:style style:name="T1147" style:parent-style-name="Domyślnaczcionkaakapitu" style:family="text">
      <style:text-properties fo:background-color="#80FFFF" style:text-underline-type="single" style:text-underline-style="solid" style:text-underline-width="auto" style:text-underline-mode="continuous"/>
    </style:style>
    <style:style style:name="T1148" style:parent-style-name="Domyślnaczcionkaakapitu" style:family="text">
      <style:text-properties fo:background-color="#80FFFF"/>
    </style:style>
    <style:style style:name="P1149" style:parent-style-name="Normalny" style:family="paragraph">
      <style:paragraph-properties fo:text-align="justify" fo:line-height="150%" fo:text-indent="0.2479in"/>
    </style:style>
    <style:style style:name="P1150" style:parent-style-name="Normalny" style:family="paragraph">
      <style:paragraph-properties fo:text-align="justify" fo:line-height="150%"/>
    </style:style>
    <style:style style:name="T1151" style:parent-style-name="Domyślnaczcionkaakapitu" style:family="text">
      <style:text-properties fo:background-color="#80FFFF" style:text-underline-type="single" style:text-underline-style="solid" style:text-underline-width="auto" style:text-underline-mode="continuous"/>
    </style:style>
    <style:style style:name="T1152" style:parent-style-name="Domyślnaczcionkaakapitu" style:family="text">
      <style:text-properties style:text-underline-type="single" style:text-underline-style="solid" style:text-underline-width="auto" style:text-underline-mode="continuous"/>
    </style:style>
    <style:style style:name="T1153" style:parent-style-name="Domyślnaczcionkaakapitu" style:family="text">
      <style:text-properties fo:background-color="#80FFFF" style:text-underline-type="single" style:text-underline-style="solid" style:text-underline-width="auto" style:text-underline-mode="continuous"/>
    </style:style>
    <style:style style:name="T1154" style:parent-style-name="Domyślnaczcionkaakapitu" style:family="text">
      <style:text-properties style:text-underline-type="single" style:text-underline-style="solid" style:text-underline-width="auto" style:text-underline-mode="continuous"/>
    </style:style>
    <style:style style:name="P1155" style:parent-style-name="Normalny" style:family="paragraph">
      <style:paragraph-properties fo:text-align="justify" fo:line-height="150%" fo:text-indent="0.2479in"/>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P1160" style:parent-style-name="Normalny" style:family="paragraph">
      <style:paragraph-properties fo:text-align="justify" fo:line-height="150%" fo:text-indent="0.2479in"/>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P1163" style:parent-style-name="Normalny" style:family="paragraph">
      <style:paragraph-properties fo:text-align="justify" fo:line-height="150%"/>
    </style:style>
    <style:style style:name="T1164" style:parent-style-name="Domyślnaczcionkaakapitu" style:family="text">
      <style:text-properties style:text-underline-type="single" style:text-underline-style="solid" style:text-underline-width="auto" style:text-underline-mode="continuous"/>
    </style:style>
    <style:style style:name="T1165" style:parent-style-name="Domyślnaczcionkaakapitu" style:family="text">
      <style:text-properties fo:background-color="#80FFFF" style:text-underline-type="single" style:text-underline-style="solid" style:text-underline-width="auto" style:text-underline-mode="continuous"/>
    </style:style>
    <style:style style:name="P1166" style:parent-style-name="Normalny" style:family="paragraph">
      <style:paragraph-properties fo:text-align="justify" fo:line-height="150%" fo:text-indent="0.2479in"/>
    </style:style>
    <style:style style:name="T1167" style:parent-style-name="Domyślnaczcionkaakapitu" style:family="text">
      <style:text-properties fo:background-color="#80FFFF"/>
    </style:style>
    <style:style style:name="P1168" style:parent-style-name="Normalny" style:family="paragraph">
      <style:paragraph-properties fo:text-align="justify" fo:line-height="150%"/>
    </style:style>
    <style:style style:name="T1169" style:parent-style-name="Domyślnaczcionkaakapitu" style:family="text">
      <style:text-properties fo:background-color="#80FFFF" style:text-underline-type="single" style:text-underline-style="solid" style:text-underline-width="auto" style:text-underline-mode="continuous"/>
    </style:style>
    <style:style style:name="T1170" style:parent-style-name="Domyślnaczcionkaakapitu" style:family="text">
      <style:text-properties style:text-underline-type="single" style:text-underline-style="solid" style:text-underline-width="auto" style:text-underline-mode="continuous"/>
    </style:style>
    <style:style style:name="P1171" style:parent-style-name="Normalny" style:family="paragraph">
      <style:paragraph-properties fo:text-align="justify" fo:line-height="150%" fo:text-indent="0.2479in"/>
    </style:style>
    <style:style style:name="T1172" style:parent-style-name="Domyślnaczcionkaakapitu" style:family="text">
      <style:text-properties fo:background-color="#80FFFF"/>
    </style:style>
    <style:style style:name="P1173" style:parent-style-name="Normalny" style:family="paragraph">
      <style:paragraph-properties fo:text-align="justify" fo:line-height="150%"/>
    </style:style>
    <style:style style:name="T1174" style:parent-style-name="Domyślnaczcionkaakapitu" style:family="text">
      <style:text-properties style:text-underline-type="single" style:text-underline-style="solid" style:text-underline-width="auto" style:text-underline-mode="continuous"/>
    </style:style>
    <style:style style:name="T1175" style:parent-style-name="Domyślnaczcionkaakapitu" style:family="text">
      <style:text-properties fo:background-color="#80FFFF" style:text-underline-type="single" style:text-underline-style="solid" style:text-underline-width="auto" style:text-underline-mode="continuous"/>
    </style:style>
    <style:style style:name="P1176" style:parent-style-name="Normalny" style:family="paragraph">
      <style:paragraph-properties fo:text-align="justify" fo:line-height="150%" fo:text-indent="0.2479in"/>
    </style:style>
    <style:style style:name="P1177" style:parent-style-name="Normalny" style:family="paragraph">
      <style:paragraph-properties fo:text-align="justify" fo:line-height="150%" fo:text-indent="0.2479in"/>
    </style:style>
    <style:style style:name="P1178" style:parent-style-name="Normalny" style:family="paragraph">
      <style:paragraph-properties fo:text-align="justify" fo:line-height="150%"/>
    </style:style>
    <style:style style:name="T1179" style:parent-style-name="Domyślnaczcionkaakapitu" style:family="text">
      <style:text-properties style:text-underline-type="single" style:text-underline-style="solid" style:text-underline-width="auto" style:text-underline-mode="continuous"/>
    </style:style>
    <style:style style:name="P1180" style:parent-style-name="Normalny" style:family="paragraph">
      <style:paragraph-properties fo:text-align="justify" fo:line-height="150%" fo:text-indent="0.2479in"/>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P1185" style:parent-style-name="Normalny" style:family="paragraph">
      <style:paragraph-properties fo:text-align="justify" fo:line-height="150%" fo:text-indent="0.2479in"/>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P1188" style:parent-style-name="Normalny" style:family="paragraph">
      <style:paragraph-properties fo:text-align="justify" fo:line-height="150%" fo:text-indent="0.2479in"/>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P1191" style:parent-style-name="Normalny" style:family="paragraph">
      <style:paragraph-properties fo:text-align="justify" fo:line-height="150%" fo:text-indent="0.2479in"/>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fo:text-indent="0.2479in"/>
    </style:style>
    <style:style style:name="P1198" style:parent-style-name="Normalny" style:family="paragraph">
      <style:paragraph-properties fo:text-align="justify" fo:line-height="150%" fo:text-indent="0.2479in"/>
    </style:style>
    <style:style style:name="P1199" style:parent-style-name="Normalny" style:family="paragraph">
      <style:paragraph-properties fo:text-align="justify" fo:line-height="150%" fo:text-indent="0.2479in"/>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P1206" style:parent-style-name="Normalny" style:family="paragraph">
      <style:paragraph-properties fo:text-align="justify" fo:line-height="150%" fo:text-indent="0.2479in"/>
    </style:style>
    <style:style style:name="P1207" style:parent-style-name="Normalny" style:family="paragraph">
      <style:paragraph-properties fo:text-align="justify" fo:line-height="150%" fo:text-indent="0.2479in"/>
    </style:style>
    <style:style style:name="P1208" style:parent-style-name="Normalny" style:family="paragraph">
      <style:paragraph-properties fo:text-align="justify" fo:line-height="150%" fo:text-indent="0.2479in"/>
    </style:style>
    <style:style style:name="T1209" style:parent-style-name="Domyślnaczcionkaakapitu" style:family="text">
      <style:text-properties fo:background-color="#80FFFF"/>
    </style:style>
    <style:style style:name="P1210" style:parent-style-name="Normalny" style:family="paragraph">
      <style:paragraph-properties fo:text-align="justify" fo:line-height="150%" fo:text-indent="0.2479in"/>
    </style:style>
    <style:style style:name="P1211" style:parent-style-name="Normalny" style:family="paragraph">
      <style:paragraph-properties fo:text-align="justify" fo:line-height="150%"/>
    </style:style>
    <style:style style:name="T1212" style:parent-style-name="Domyślnaczcionkaakapitu" style:family="text">
      <style:text-properties style:text-underline-type="single" style:text-underline-style="solid" style:text-underline-width="auto" style:text-underline-mode="continuous"/>
    </style:style>
    <style:style style:name="T1213" style:parent-style-name="Domyślnaczcionkaakapitu" style:family="text">
      <style:text-properties fo:background-color="#80FFFF" style:text-underline-type="single" style:text-underline-style="solid" style:text-underline-width="auto" style:text-underline-mode="continuous"/>
    </style:style>
    <style:style style:name="P1214" style:parent-style-name="Normalny" style:family="paragraph">
      <style:paragraph-properties fo:text-align="justify" fo:line-height="150%" fo:text-indent="0.2479in"/>
    </style:style>
    <style:style style:name="P1215" style:parent-style-name="Normalny" style:family="paragraph">
      <style:paragraph-properties fo:text-align="justify" fo:line-height="150%"/>
    </style:style>
    <style:style style:name="T1216" style:parent-style-name="Domyślnaczcionkaakapitu" style:family="text">
      <style:text-properties style:text-underline-type="single" style:text-underline-style="solid" style:text-underline-width="auto" style:text-underline-mode="continuous"/>
    </style:style>
    <style:style style:name="P1217" style:parent-style-name="Normalny" style:family="paragraph">
      <style:paragraph-properties fo:text-align="justify" fo:line-height="150%" fo:text-indent="0.2479in"/>
    </style:style>
    <style:style style:name="T1218" style:parent-style-name="Domyślnaczcionkaakapitu" style:family="text">
      <style:text-properties fo:background-color="#80FFFF"/>
    </style:style>
    <style:style style:name="T1219" style:parent-style-name="Domyślnaczcionkaakapitu" style:family="text">
      <style:text-properties fo:background-color="#80FFFF"/>
    </style:style>
    <style:style style:name="P1220" style:parent-style-name="Normalny" style:family="paragraph">
      <style:paragraph-properties fo:text-align="justify" fo:line-height="150%"/>
    </style:style>
    <style:style style:name="T1221" style:parent-style-name="Domyślnaczcionkaakapitu" style:family="text">
      <style:text-properties style:text-underline-type="single" style:text-underline-style="solid" style:text-underline-width="auto" style:text-underline-mode="continuous"/>
    </style:style>
    <style:style style:name="T1222" style:parent-style-name="Domyślnaczcionkaakapitu" style:family="text">
      <style:text-properties fo:background-color="#80FFFF" style:text-underline-type="single" style:text-underline-style="solid" style:text-underline-width="auto" style:text-underline-mode="continuous"/>
    </style:style>
    <style:style style:name="P1223" style:parent-style-name="Normalny" style:family="paragraph">
      <style:paragraph-properties fo:text-align="justify" fo:line-height="150%" fo:text-indent="0.2479in"/>
    </style:style>
    <style:style style:name="P1224" style:parent-style-name="Normalny" style:family="paragraph">
      <style:paragraph-properties fo:text-align="justify" fo:line-height="150%"/>
    </style:style>
    <style:style style:name="T1225" style:parent-style-name="Domyślnaczcionkaakapitu" style:family="text">
      <style:text-properties style:text-underline-type="single" style:text-underline-style="solid" style:text-underline-width="auto" style:text-underline-mode="continuous"/>
    </style:style>
    <style:style style:name="T1226" style:parent-style-name="Domyślnaczcionkaakapitu" style:family="text">
      <style:text-properties fo:background-color="#80FFFF" style:text-underline-type="single" style:text-underline-style="solid" style:text-underline-width="auto" style:text-underline-mode="continuous"/>
    </style:style>
    <style:style style:name="T1227" style:parent-style-name="Domyślnaczcionkaakapitu" style:family="text">
      <style:text-properties style:text-underline-type="single" style:text-underline-style="solid" style:text-underline-width="auto" style:text-underline-mode="continuous"/>
    </style:style>
    <style:style style:name="P1228" style:parent-style-name="Normalny" style:family="paragraph">
      <style:paragraph-properties fo:text-align="justify" fo:line-height="150%" fo:text-indent="0.2479in"/>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P1233" style:parent-style-name="Normalny" style:family="paragraph">
      <style:paragraph-properties fo:text-align="justify" fo:line-height="150%" fo:text-indent="0.2479in"/>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P1237" style:parent-style-name="Normalny" style:family="paragraph">
      <style:paragraph-properties fo:text-align="justify" fo:line-height="150%"/>
    </style:style>
    <style:style style:name="T1238" style:parent-style-name="Domyślnaczcionkaakapitu" style:family="text">
      <style:text-properties style:text-underline-type="single" style:text-underline-style="solid" style:text-underline-width="auto" style:text-underline-mode="continuous"/>
    </style:style>
    <style:style style:name="T1239" style:parent-style-name="Domyślnaczcionkaakapitu" style:family="text">
      <style:text-properties fo:background-color="#80FFFF" style:text-underline-type="single" style:text-underline-style="solid" style:text-underline-width="auto" style:text-underline-mode="continuous"/>
    </style:style>
    <style:style style:name="T1240" style:parent-style-name="Domyślnaczcionkaakapitu" style:family="text">
      <style:text-properties style:text-underline-type="single" style:text-underline-style="solid" style:text-underline-width="auto" style:text-underline-mode="continuous"/>
    </style:style>
    <style:style style:name="P1241" style:parent-style-name="Normalny" style:family="paragraph">
      <style:paragraph-properties fo:text-align="justify" fo:line-height="150%" fo:text-indent="0.2479in"/>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P1244" style:parent-style-name="Normalny" style:family="paragraph">
      <style:paragraph-properties fo:text-align="justify" fo:line-height="150%"/>
    </style:style>
    <style:style style:name="T1245" style:parent-style-name="Domyślnaczcionkaakapitu" style:family="text">
      <style:text-properties style:text-underline-type="single" style:text-underline-style="solid" style:text-underline-width="auto" style:text-underline-mode="continuous"/>
    </style:style>
    <style:style style:name="P1246" style:parent-style-name="Normalny" style:family="paragraph">
      <style:paragraph-properties fo:text-align="justify" fo:line-height="150%" fo:text-indent="0.2479in"/>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style:style>
    <style:style style:name="T1249" style:parent-style-name="Domyślnaczcionkaakapitu" style:family="text">
      <style:text-properties style:text-underline-type="single" style:text-underline-style="solid" style:text-underline-width="auto" style:text-underline-mode="continuous"/>
    </style:style>
    <style:style style:name="T1250" style:parent-style-name="Domyślnaczcionkaakapitu" style:family="text">
      <style:text-properties fo:background-color="#80FFFF" style:text-underline-type="single" style:text-underline-style="solid" style:text-underline-width="auto" style:text-underline-mode="continuous"/>
    </style:style>
    <style:style style:name="T1251" style:parent-style-name="Domyślnaczcionkaakapitu" style:family="text">
      <style:text-properties style:text-underline-type="single" style:text-underline-style="solid" style:text-underline-width="auto" style:text-underline-mode="continuous"/>
    </style:style>
    <style:style style:name="T1252" style:parent-style-name="Domyślnaczcionkaakapitu" style:family="text">
      <style:text-properties fo:background-color="#80FFFF" style:text-underline-type="single" style:text-underline-style="solid" style:text-underline-width="auto" style:text-underline-mode="continuous"/>
    </style:style>
    <style:style style:name="T1253" style:parent-style-name="Domyślnaczcionkaakapitu" style:family="text">
      <style:text-properties fo:background-color="#80FFFF"/>
    </style:style>
    <style:style style:name="P1254" style:parent-style-name="Normalny" style:family="paragraph">
      <style:paragraph-properties fo:text-align="justify" fo:line-height="150%" fo:text-indent="0.2479in"/>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P1258" style:parent-style-name="Normalny" style:family="paragraph">
      <style:paragraph-properties fo:text-align="justify" fo:line-height="150%" fo:text-indent="0.2479in"/>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P1263" style:parent-style-name="Normalny" style:family="paragraph">
      <style:paragraph-properties fo:text-align="justify" fo:line-height="150%" fo:text-indent="0.2479in"/>
    </style:style>
    <style:style style:name="T1264" style:parent-style-name="Domyślnaczcionkaakapitu" style:family="text">
      <style:text-properties fo:background-color="#80FFFF"/>
    </style:style>
    <style:style style:name="P1265" style:parent-style-name="Normalny" style:family="paragraph">
      <style:paragraph-properties fo:text-align="justify" fo:line-height="150%"/>
    </style:style>
    <style:style style:name="T1266" style:parent-style-name="Domyślnaczcionkaakapitu" style:family="text">
      <style:text-properties style:text-underline-type="single" style:text-underline-style="solid" style:text-underline-width="auto" style:text-underline-mode="continuous"/>
    </style:style>
    <style:style style:name="T1267" style:parent-style-name="Domyślnaczcionkaakapitu" style:family="text">
      <style:text-properties fo:background-color="#80FFFF" style:text-underline-type="single" style:text-underline-style="solid" style:text-underline-width="auto" style:text-underline-mode="continuous"/>
    </style:style>
    <style:style style:name="T1268" style:parent-style-name="Domyślnaczcionkaakapitu" style:family="text">
      <style:text-properties style:text-underline-type="single" style:text-underline-style="solid" style:text-underline-width="auto" style:text-underline-mode="continuous"/>
    </style:style>
    <style:style style:name="T1269" style:parent-style-name="Domyślnaczcionkaakapitu" style:family="text">
      <style:text-properties fo:background-color="#80FFFF" style:text-underline-type="single" style:text-underline-style="solid" style:text-underline-width="auto" style:text-underline-mode="continuous"/>
    </style:style>
    <style:style style:name="T1270" style:parent-style-name="Domyślnaczcionkaakapitu" style:family="text">
      <style:text-properties style:text-underline-type="single" style:text-underline-style="solid" style:text-underline-width="auto" style:text-underline-mode="continuous"/>
    </style:style>
    <style:style style:name="P1271" style:parent-style-name="Normalny" style:family="paragraph">
      <style:paragraph-properties fo:text-align="justify" fo:line-height="150%" fo:text-indent="0.2479in"/>
    </style:style>
    <style:style style:name="T1272" style:parent-style-name="Domyślnaczcionkaakapitu" style:family="text">
      <style:text-properties fo:background-color="#80FFFF"/>
    </style:style>
    <style:style style:name="P1273" style:parent-style-name="Normalny" style:family="paragraph">
      <style:paragraph-properties fo:text-align="justify" fo:line-height="150%" fo:text-indent="0.2479in"/>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P1276" style:parent-style-name="Normalny" style:family="paragraph">
      <style:paragraph-properties fo:text-align="justify" fo:line-height="150%"/>
    </style:style>
    <style:style style:name="T1277" style:parent-style-name="Domyślnaczcionkaakapitu" style:family="text">
      <style:text-properties style:text-underline-type="single" style:text-underline-style="solid" style:text-underline-width="auto" style:text-underline-mode="continuous"/>
    </style:style>
    <style:style style:name="T1278" style:parent-style-name="Domyślnaczcionkaakapitu" style:family="text">
      <style:text-properties fo:background-color="#80FFFF" style:text-underline-type="single" style:text-underline-style="solid" style:text-underline-width="auto" style:text-underline-mode="continuous"/>
    </style:style>
    <style:style style:name="T1279" style:parent-style-name="Domyślnaczcionkaakapitu" style:family="text">
      <style:text-properties style:text-underline-type="single" style:text-underline-style="solid" style:text-underline-width="auto" style:text-underline-mode="continuous"/>
    </style:style>
    <style:style style:name="T1280" style:parent-style-name="Domyślnaczcionkaakapitu" style:family="text">
      <style:text-properties fo:background-color="#80FFFF" style:text-underline-type="single" style:text-underline-style="solid" style:text-underline-width="auto" style:text-underline-mode="continuous"/>
    </style:style>
    <style:style style:name="P1281" style:parent-style-name="Normalny" style:family="paragraph">
      <style:paragraph-properties fo:text-align="justify" fo:line-height="150%" fo:text-indent="0.2479in"/>
    </style:style>
    <style:style style:name="T1282" style:parent-style-name="Domyślnaczcionkaakapitu" style:family="text">
      <style:text-properties fo:background-color="#80FFFF"/>
    </style:style>
    <style:style style:name="P1283" style:parent-style-name="Normalny" style:family="paragraph">
      <style:paragraph-properties fo:text-align="justify" fo:line-height="150%" fo:text-indent="0.2479in"/>
    </style:style>
    <style:style style:name="P1284" style:parent-style-name="Normalny" style:family="paragraph">
      <style:paragraph-properties fo:text-align="justify" fo:line-height="150%"/>
    </style:style>
    <style:style style:name="T1285" style:parent-style-name="Domyślnaczcionkaakapitu" style:family="text">
      <style:text-properties fo:background-color="#80FFFF" style:text-underline-type="single" style:text-underline-style="solid" style:text-underline-width="auto" style:text-underline-mode="continuous"/>
    </style:style>
    <style:style style:name="T1286" style:parent-style-name="Domyślnaczcionkaakapitu" style:family="text">
      <style:text-properties style:text-underline-type="single" style:text-underline-style="solid" style:text-underline-width="auto" style:text-underline-mode="continuous"/>
    </style:style>
    <style:style style:name="P1287" style:parent-style-name="Normalny" style:family="paragraph">
      <style:paragraph-properties fo:text-align="justify" fo:line-height="150%" fo:text-indent="0.2479in"/>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fo:text-indent="0.2479in"/>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fo:text-indent="0.2479in"/>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P1298" style:parent-style-name="Normalny" style:family="paragraph">
      <style:paragraph-properties fo:text-align="justify" fo:line-height="150%" fo:text-indent="0.2479in"/>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P1303" style:parent-style-name="Normalny" style:family="paragraph">
      <style:paragraph-properties fo:text-align="justify" fo:line-height="150%" fo:text-indent="0.2479in">
        <style:tab-stops>
          <style:tab-stop style:type="left" style:position="5.3951in"/>
        </style:tab-stops>
      </style:paragraph-properties>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P1308" style:parent-style-name="Normalny" style:family="paragraph">
      <style:paragraph-properties fo:text-align="justify" fo:line-height="150%" fo:text-indent="0.2479in"/>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T1313" style:parent-style-name="Domyślnaczcionkaakapitu" style:family="text">
      <style:text-properties fo:background-color="#80FFFF"/>
    </style:style>
    <style:style style:name="P1314" style:parent-style-name="Normalny" style:family="paragraph">
      <style:paragraph-properties fo:text-align="justify" fo:line-height="150%" fo:text-indent="0.2479in"/>
    </style:style>
    <style:style style:name="P1315" style:parent-style-name="Normalny" style:family="paragraph">
      <style:paragraph-properties fo:text-align="justify" fo:line-height="150%" fo:text-indent="0.2479in"/>
    </style:style>
    <style:style style:name="P1316" style:parent-style-name="Normalny" style:family="paragraph">
      <style:paragraph-properties fo:text-align="justify" fo:line-height="150%"/>
    </style:style>
    <style:style style:name="T1317" style:parent-style-name="Domyślnaczcionkaakapitu" style:family="text">
      <style:text-properties style:text-underline-type="single" style:text-underline-style="solid" style:text-underline-width="auto" style:text-underline-mode="continuous"/>
    </style:style>
    <style:style style:name="T1318" style:parent-style-name="Domyślnaczcionkaakapitu" style:family="text">
      <style:text-properties fo:background-color="#80FFFF" style:text-underline-type="single" style:text-underline-style="solid" style:text-underline-width="auto" style:text-underline-mode="continuous"/>
    </style:style>
    <style:style style:name="T1319" style:parent-style-name="Domyślnaczcionkaakapitu" style:family="text">
      <style:text-properties style:text-underline-type="single" style:text-underline-style="solid" style:text-underline-width="auto" style:text-underline-mode="continuous"/>
    </style:style>
    <style:style style:name="P1320" style:parent-style-name="Normalny" style:family="paragraph">
      <style:paragraph-properties fo:text-align="justify" fo:line-height="150%" fo:text-indent="0.2479in"/>
    </style:style>
    <style:style style:name="P1321" style:parent-style-name="Normalny" style:family="paragraph">
      <style:paragraph-properties fo:text-align="justify" fo:line-height="150%" fo:text-indent="0.2479in"/>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T1324" style:parent-style-name="Domyślnaczcionkaakapitu" style:family="text">
      <style:text-properties fo:background-color="#80FFFF"/>
    </style:style>
    <style:style style:name="P1325" style:parent-style-name="Normalny" style:family="paragraph">
      <style:paragraph-properties fo:text-align="justify" fo:line-height="150%" fo:text-indent="0.2479in"/>
    </style:style>
    <style:style style:name="P1326" style:parent-style-name="Normalny" style:family="paragraph">
      <style:paragraph-properties fo:text-align="justify" fo:line-height="150%"/>
    </style:style>
    <style:style style:name="P1327" style:parent-style-name="Normalny" style:family="paragraph">
      <style:paragraph-properties fo:text-align="justify" fo:line-height="150%"/>
    </style:style>
    <style:style style:name="T1328" style:parent-style-name="Domyślnaczcionkaakapitu" style:family="text">
      <style:text-properties fo:background-color="#80FFFF"/>
    </style:style>
    <style:style style:name="P1329" style:parent-style-name="Normalny" style:family="paragraph">
      <style:paragraph-properties fo:text-align="justify" fo:line-height="150%"/>
    </style:style>
    <style:style style:name="P1330" style:parent-style-name="Normalny" style:family="paragraph">
      <style:paragraph-properties fo:text-align="justify" fo:line-height="150%"/>
    </style:style>
    <style:style style:name="P1331" style:parent-style-name="Normalny" style:family="paragraph">
      <style:paragraph-properties fo:text-align="justify" fo:line-height="150%"/>
    </style:style>
    <style:style style:name="P1332" style:parent-style-name="Normalny" style:family="paragraph">
      <style:paragraph-properties fo:text-align="justify" fo:line-height="150%"/>
    </style:style>
    <style:style style:name="T1333" style:parent-style-name="Domyślnaczcionkaakapitu" style:family="text">
      <style:text-properties fo:background-color="#80FFFF"/>
    </style:style>
    <style:style style:name="T1334" style:parent-style-name="Domyślnaczcionkaakapitu" style:family="text">
      <style:text-properties style:text-underline-type="single" style:text-underline-style="solid" style:text-underline-width="auto" style:text-underline-mode="continuous"/>
    </style:style>
    <style:style style:name="T1335" style:parent-style-name="Domyślnaczcionkaakapitu" style:family="text">
      <style:text-properties fo:background-color="#80FFFF"/>
    </style:style>
    <style:style style:name="P1336" style:parent-style-name="Normalny" style:family="paragraph">
      <style:paragraph-properties fo:text-align="justify" fo:line-height="150%"/>
    </style:style>
    <style:style style:name="T1337" style:parent-style-name="Domyślnaczcionkaakapitu" style:family="text">
      <style:text-properties style:text-underline-type="single" style:text-underline-style="solid" style:text-underline-width="auto" style:text-underline-mode="continuous"/>
    </style:style>
    <style:style style:name="T1338" style:parent-style-name="Domyślnaczcionkaakapitu" style:family="text">
      <style:text-properties fo:background-color="#80FFFF" style:text-underline-type="single" style:text-underline-style="solid" style:text-underline-width="auto" style:text-underline-mode="continuous"/>
    </style:style>
    <style:style style:name="T1339" style:parent-style-name="Domyślnaczcionkaakapitu" style:family="text">
      <style:text-properties style:text-underline-type="single" style:text-underline-style="solid" style:text-underline-width="auto" style:text-underline-mode="continuous"/>
    </style:style>
    <style:style style:name="P1340" style:parent-style-name="Normalny" style:family="paragraph">
      <style:paragraph-properties fo:text-align="justify" fo:line-height="150%" fo:text-indent="0.2479in"/>
    </style:style>
    <style:style style:name="T1341" style:parent-style-name="Domyślnaczcionkaakapitu" style:family="text">
      <style:text-properties fo:background-color="#80FFFF"/>
    </style:style>
    <style:style style:name="P1342" style:parent-style-name="Normalny" style:family="paragraph">
      <style:paragraph-properties fo:text-align="justify" fo:line-height="150%" fo:text-indent="0.2479in"/>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P1350" style:parent-style-name="Normalny" style:family="paragraph">
      <style:paragraph-properties fo:text-align="justify" fo:line-height="150%" fo:text-indent="0.2479in"/>
    </style:style>
    <style:style style:name="P1351" style:parent-style-name="Normalny" style:family="paragraph">
      <style:paragraph-properties fo:text-align="justify" fo:line-height="150%" fo:text-indent="0.2479in"/>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P1356" style:parent-style-name="Normalny" style:family="paragraph">
      <style:paragraph-properties fo:text-align="justify" fo:line-height="150%" fo:text-indent="0.2479in"/>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P1360" style:parent-style-name="Normalny" style:family="paragraph">
      <style:paragraph-properties fo:text-align="justify" fo:line-height="150%" fo:text-indent="0.2479in"/>
    </style:style>
    <style:style style:name="P1361" style:parent-style-name="Normalny" style:family="paragraph">
      <style:paragraph-properties fo:text-align="justify" fo:line-height="150%" fo:text-indent="0.2479in"/>
    </style:style>
    <style:style style:name="P1362" style:parent-style-name="Normalny" style:family="paragraph">
      <style:paragraph-properties fo:text-align="justify" fo:line-height="150%"/>
    </style:style>
    <style:style style:name="P1363" style:parent-style-name="Normalny" style:family="paragraph">
      <style:paragraph-properties fo:text-align="justify" fo:line-height="150%" fo:text-indent="0.2479in"/>
    </style:style>
    <style:style style:name="P1364" style:parent-style-name="Normalny" style:family="paragraph">
      <style:paragraph-properties fo:text-align="justify" fo:line-height="150%"/>
    </style:style>
    <style:style style:name="T1365" style:parent-style-name="Domyślnaczcionkaakapitu" style:family="text">
      <style:text-properties style:text-underline-type="single" style:text-underline-style="solid" style:text-underline-width="auto" style:text-underline-mode="continuous"/>
    </style:style>
    <style:style style:name="P1366" style:parent-style-name="Normalny" style:family="paragraph">
      <style:paragraph-properties fo:text-align="justify" fo:line-height="150%" fo:text-indent="0.2479in"/>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style:style>
    <style:style style:name="T1369" style:parent-style-name="Domyślnaczcionkaakapitu" style:family="text">
      <style:text-properties style:text-underline-type="single" style:text-underline-style="solid" style:text-underline-width="auto" style:text-underline-mode="continuous"/>
    </style:style>
    <style:style style:name="P1370" style:parent-style-name="Normalny" style:family="paragraph">
      <style:paragraph-properties fo:text-align="justify" fo:line-height="150%" fo:text-indent="0.2479in"/>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P1373" style:parent-style-name="Normalny" style:family="paragraph">
      <style:paragraph-properties fo:text-align="justify" fo:line-height="150%"/>
    </style:style>
    <style:style style:name="T1374" style:parent-style-name="Domyślnaczcionkaakapitu" style:family="text">
      <style:text-properties style:text-underline-type="single" style:text-underline-style="solid" style:text-underline-width="auto" style:text-underline-mode="continuous"/>
    </style:style>
    <style:style style:name="T1375" style:parent-style-name="Domyślnaczcionkaakapitu" style:family="text">
      <style:text-properties fo:background-color="#80FFFF" style:text-underline-type="single" style:text-underline-style="solid" style:text-underline-width="auto" style:text-underline-mode="continuous"/>
    </style:style>
    <style:style style:name="T1376" style:parent-style-name="Domyślnaczcionkaakapitu" style:family="text">
      <style:text-properties style:text-underline-type="single" style:text-underline-style="solid" style:text-underline-width="auto" style:text-underline-mode="continuous"/>
    </style:style>
    <style:style style:name="T1377" style:parent-style-name="Domyślnaczcionkaakapitu" style:family="text">
      <style:text-properties fo:background-color="#80FFFF" style:text-underline-type="single" style:text-underline-style="solid" style:text-underline-width="auto" style:text-underline-mode="continuous"/>
    </style:style>
    <style:style style:name="T1378" style:parent-style-name="Domyślnaczcionkaakapitu" style:family="text">
      <style:text-properties style:text-underline-type="single" style:text-underline-style="solid" style:text-underline-width="auto" style:text-underline-mode="continuous"/>
    </style:style>
    <style:style style:name="T1379" style:parent-style-name="Domyślnaczcionkaakapitu" style:family="text">
      <style:text-properties fo:background-color="#80FFFF" style:text-underline-type="single" style:text-underline-style="solid" style:text-underline-width="auto" style:text-underline-mode="continuous"/>
    </style:style>
    <style:style style:name="P1380" style:parent-style-name="Normalny" style:family="paragraph">
      <style:paragraph-properties fo:text-align="justify" fo:line-height="150%" fo:text-indent="0.2479in"/>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P1386" style:parent-style-name="Normalny" style:family="paragraph">
      <style:paragraph-properties fo:text-align="justify" fo:line-height="150%" fo:text-indent="0.2479in"/>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P1389" style:parent-style-name="Normalny" style:family="paragraph">
      <style:paragraph-properties fo:text-align="justify" fo:line-height="150%" fo:text-indent="0.2479in"/>
    </style:style>
    <style:style style:name="T1390" style:parent-style-name="Domyślnaczcionkaakapitu" style:family="text">
      <style:text-properties fo:background-color="#80FFFF"/>
    </style:style>
    <style:style style:name="P1391" style:parent-style-name="Normalny" style:family="paragraph">
      <style:paragraph-properties fo:text-align="justify" fo:line-height="150%" fo:text-indent="0.2479in"/>
    </style:style>
    <style:style style:name="T1392" style:parent-style-name="Domyślnaczcionkaakapitu" style:family="text">
      <style:text-properties fo:background-color="#80FFFF"/>
    </style:style>
    <style:style style:name="P1393" style:parent-style-name="Normalny" style:family="paragraph">
      <style:paragraph-properties fo:text-align="justify" fo:line-height="150%" fo:text-indent="0.2479in"/>
    </style:style>
    <style:style style:name="P1394" style:parent-style-name="Normalny" style:family="paragraph">
      <style:paragraph-properties fo:text-align="justify" fo:line-height="150%" fo:text-indent="0.2479in"/>
    </style:style>
    <style:style style:name="P1395" style:parent-style-name="Normalny" style:family="paragraph">
      <style:paragraph-properties fo:text-align="justify" fo:line-height="150%" fo:text-indent="0.2479in"/>
    </style:style>
    <style:style style:name="T1396" style:parent-style-name="Domyślnaczcionkaakapitu" style:family="text">
      <style:text-properties fo:background-color="#80FFFF"/>
    </style:style>
    <style:style style:name="P1397" style:parent-style-name="Normalny" style:family="paragraph">
      <style:paragraph-properties fo:text-align="justify" fo:line-height="150%" fo:text-indent="0.2479in"/>
    </style:style>
    <style:style style:name="P1398" style:parent-style-name="Normalny" style:family="paragraph">
      <style:paragraph-properties fo:text-align="justify" fo:line-height="150%"/>
    </style:style>
    <style:style style:name="T1399" style:parent-style-name="Domyślnaczcionkaakapitu" style:family="text">
      <style:text-properties fo:background-color="#80FFFF" style:text-underline-type="single" style:text-underline-style="solid" style:text-underline-width="auto" style:text-underline-mode="continuous"/>
    </style:style>
    <style:style style:name="T1400" style:parent-style-name="Domyślnaczcionkaakapitu" style:family="text">
      <style:text-properties style:text-underline-type="single" style:text-underline-style="solid" style:text-underline-width="auto" style:text-underline-mode="continuous"/>
    </style:style>
    <style:style style:name="T1401" style:parent-style-name="Domyślnaczcionkaakapitu" style:family="text">
      <style:text-properties fo:background-color="#80FFFF" style:text-underline-type="single" style:text-underline-style="solid" style:text-underline-width="auto" style:text-underline-mode="continuous"/>
    </style:style>
    <style:style style:name="T1402" style:parent-style-name="Domyślnaczcionkaakapitu" style:family="text">
      <style:text-properties style:text-underline-type="single" style:text-underline-style="solid" style:text-underline-width="auto" style:text-underline-mode="continuous"/>
    </style:style>
    <style:style style:name="T1403" style:parent-style-name="Domyślnaczcionkaakapitu" style:family="text">
      <style:text-properties fo:background-color="#80FFFF" style:text-underline-type="single" style:text-underline-style="solid" style:text-underline-width="auto" style:text-underline-mode="continuous"/>
    </style:style>
    <style:style style:name="T1404" style:parent-style-name="Domyślnaczcionkaakapitu" style:family="text">
      <style:text-properties style:text-underline-type="single" style:text-underline-style="solid" style:text-underline-width="auto" style:text-underline-mode="continuous"/>
    </style:style>
    <style:style style:name="T1405" style:parent-style-name="Domyślnaczcionkaakapitu" style:family="text">
      <style:text-properties fo:background-color="#80FFFF" style:text-underline-type="single" style:text-underline-style="solid" style:text-underline-width="auto" style:text-underline-mode="continuous"/>
    </style:style>
    <style:style style:name="P1406" style:parent-style-name="Normalny" style:family="paragraph">
      <style:paragraph-properties fo:text-align="justify" fo:line-height="150%" fo:text-indent="0.2479in"/>
    </style:style>
    <style:style style:name="T1407" style:parent-style-name="Domyślnaczcionkaakapitu" style:family="text">
      <style:text-properties fo:background-color="#80FFFF"/>
    </style:style>
    <style:style style:name="P1408" style:parent-style-name="Normalny" style:family="paragraph">
      <style:paragraph-properties fo:text-align="justify" fo:line-height="150%" fo:text-indent="0.2479in"/>
    </style:style>
    <style:style style:name="P1409" style:parent-style-name="Normalny" style:family="paragraph">
      <style:paragraph-properties fo:text-align="justify" fo:line-height="150%"/>
    </style:style>
    <style:style style:name="T1410" style:parent-style-name="Domyślnaczcionkaakapitu" style:family="text">
      <style:text-properties style:text-underline-type="single" style:text-underline-style="solid" style:text-underline-width="auto" style:text-underline-mode="continuous"/>
    </style:style>
    <style:style style:name="P1411" style:parent-style-name="Normalny" style:family="paragraph">
      <style:paragraph-properties fo:text-align="justify" fo:line-height="150%" fo:text-indent="0.2479in"/>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P1414" style:parent-style-name="Normalny" style:family="paragraph">
      <style:paragraph-properties fo:text-align="justify" fo:line-height="150%" fo:text-indent="0.2479in"/>
    </style:style>
    <style:style style:name="P1415" style:parent-style-name="Normalny" style:family="paragraph">
      <style:paragraph-properties fo:text-align="justify" fo:line-height="150%" fo:text-indent="0.2479in"/>
    </style:style>
    <style:style style:name="T1416" style:parent-style-name="Domyślnaczcionkaakapitu" style:family="text">
      <style:text-properties fo:background-color="#80FFFF"/>
    </style:style>
    <style:style style:name="P1417" style:parent-style-name="Normalny" style:family="paragraph">
      <style:paragraph-properties fo:text-align="justify" fo:line-height="150%" fo:text-indent="0.2479in"/>
    </style:style>
    <style:style style:name="P1418" style:parent-style-name="Normalny" style:family="paragraph">
      <style:paragraph-properties fo:text-align="justify" fo:line-height="150%" fo:text-indent="0.2479in"/>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P1423" style:parent-style-name="Normalny" style:family="paragraph">
      <style:paragraph-properties fo:text-align="justify" fo:line-height="150%" fo:text-indent="0.2479in"/>
    </style:style>
    <style:style style:name="P1424" style:parent-style-name="Normalny" style:family="paragraph">
      <style:paragraph-properties fo:text-align="justify" fo:line-height="150%" fo:text-indent="0.2479in"/>
    </style:style>
    <style:style style:name="T1425" style:parent-style-name="Domyślnaczcionkaakapitu" style:family="text">
      <style:text-properties fo:background-color="#80FFFF"/>
    </style:style>
    <style:style style:name="P1426" style:parent-style-name="Normalny" style:family="paragraph">
      <style:paragraph-properties fo:text-align="justify" fo:line-height="150%" fo:text-indent="0.2479in"/>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P1430" style:parent-style-name="Normalny" style:family="paragraph">
      <style:paragraph-properties fo:text-align="justify" fo:line-height="150%" fo:text-indent="0.2479in"/>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P1436" style:parent-style-name="Normalny" style:family="paragraph">
      <style:paragraph-properties fo:text-align="justify" fo:line-height="150%" fo:text-indent="0.2479in"/>
    </style:style>
    <style:style style:name="P1437" style:parent-style-name="Normalny" style:family="paragraph">
      <style:paragraph-properties fo:text-align="justify" fo:line-height="150%" fo:text-indent="0.2479in"/>
    </style:style>
    <style:style style:name="P1438" style:parent-style-name="Normalny" style:family="paragraph">
      <style:paragraph-properties fo:text-align="justify" fo:line-height="150%"/>
    </style:style>
    <style:style style:name="T1439" style:parent-style-name="Domyślnaczcionkaakapitu" style:family="text">
      <style:text-properties style:text-underline-type="single" style:text-underline-style="solid" style:text-underline-width="auto" style:text-underline-mode="continuous"/>
    </style:style>
    <style:style style:name="P1440" style:parent-style-name="Normalny" style:family="paragraph">
      <style:paragraph-properties fo:text-align="justify" fo:line-height="150%" fo:text-indent="0.2479in"/>
    </style:style>
    <style:style style:name="T1441" style:parent-style-name="Domyślnaczcionkaakapitu" style:family="text">
      <style:text-properties fo:background-color="#80FFFF"/>
    </style:style>
    <style:style style:name="T1442" style:parent-style-name="Domyślnaczcionkaakapitu" style:family="text">
      <style:text-properties fo:background-color="#80FFFF"/>
    </style:style>
    <style:style style:name="P1443" style:parent-style-name="Normalny" style:family="paragraph">
      <style:paragraph-properties fo:text-align="justify" fo:line-height="150%"/>
    </style:style>
    <style:style style:name="T1444" style:parent-style-name="Domyślnaczcionkaakapitu" style:family="text">
      <style:text-properties style:text-underline-type="single" style:text-underline-style="solid" style:text-underline-width="auto" style:text-underline-mode="continuous"/>
    </style:style>
    <style:style style:name="T1445" style:parent-style-name="Domyślnaczcionkaakapitu" style:family="text">
      <style:text-properties fo:background-color="#80FFFF" style:text-underline-type="single" style:text-underline-style="solid" style:text-underline-width="auto" style:text-underline-mode="continuous"/>
    </style:style>
    <style:style style:name="T1446" style:parent-style-name="Domyślnaczcionkaakapitu" style:family="text">
      <style:text-properties style:text-underline-type="single" style:text-underline-style="solid" style:text-underline-width="auto" style:text-underline-mode="continuous"/>
    </style:style>
    <style:style style:name="T1447" style:parent-style-name="Domyślnaczcionkaakapitu" style:family="text">
      <style:text-properties fo:background-color="#80FFFF" style:text-underline-type="single" style:text-underline-style="solid" style:text-underline-width="auto" style:text-underline-mode="continuous"/>
    </style:style>
    <style:style style:name="P1448" style:parent-style-name="Normalny" style:family="paragraph">
      <style:paragraph-properties fo:text-align="justify" fo:line-height="150%" fo:text-indent="0.2479in"/>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P1455" style:parent-style-name="Normalny" style:family="paragraph">
      <style:paragraph-properties fo:text-align="justify" fo:line-height="150%" fo:text-indent="0.2479in"/>
    </style:style>
    <style:style style:name="T1456" style:parent-style-name="Domyślnaczcionkaakapitu" style:family="text">
      <style:text-properties fo:background-color="#80FFFF"/>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P1459" style:parent-style-name="Normalny" style:family="paragraph">
      <style:paragraph-properties fo:text-align="justify" fo:line-height="150%" fo:text-indent="0.2479in"/>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fo:text-indent="0.2479in"/>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P1465" style:parent-style-name="Normalny" style:family="paragraph">
      <style:paragraph-properties fo:text-align="justify" fo:line-height="150%" fo:text-indent="0.2479in"/>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P1471" style:parent-style-name="Normalny" style:family="paragraph">
      <style:paragraph-properties fo:text-align="justify" fo:line-height="150%" fo:text-indent="0.2479in"/>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fo:text-indent="0.2479in"/>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P1484" style:parent-style-name="Normalny" style:family="paragraph">
      <style:paragraph-properties fo:text-align="justify" fo:line-height="150%" fo:text-indent="0.2479in"/>
    </style:style>
    <style:style style:name="T1485" style:parent-style-name="Domyślnaczcionkaakapitu" style:family="text">
      <style:text-properties fo:background-color="#80FFFF"/>
    </style:style>
    <style:style style:name="P1486" style:parent-style-name="Normalny" style:family="paragraph">
      <style:paragraph-properties fo:text-align="justify" fo:line-height="150%" fo:text-indent="0.2479in"/>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P1495" style:parent-style-name="Normalny" style:family="paragraph">
      <style:paragraph-properties fo:text-align="justify" fo:line-height="150%" fo:text-indent="0.2479in"/>
    </style:style>
    <style:style style:name="T1496" style:parent-style-name="Domyślnaczcionkaakapitu" style:family="text">
      <style:text-properties fo:background-color="#80FFFF"/>
    </style:style>
    <style:style style:name="T1497" style:parent-style-name="Domyślnaczcionkaakapitu" style:family="text">
      <style:text-properties fo:background-color="#80FFFF"/>
    </style:style>
    <style:style style:name="T1498" style:parent-style-name="Domyślnaczcionkaakapitu" style:family="text">
      <style:text-properties fo:background-color="#80FFFF"/>
    </style:style>
    <style:style style:name="P1499" style:parent-style-name="Normalny" style:family="paragraph">
      <style:paragraph-properties fo:text-align="justify" fo:line-height="150%" fo:text-indent="0.2479in"/>
    </style:style>
    <style:style style:name="P1500" style:parent-style-name="Normalny" style:family="paragraph">
      <style:paragraph-properties fo:text-align="justify" fo:line-height="150%" fo:text-indent="0.2479in"/>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P1516" style:parent-style-name="Normalny" style:family="paragraph">
      <style:paragraph-properties fo:text-align="justify" fo:line-height="150%" fo:text-indent="0.2479in"/>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P1531" style:parent-style-name="Normalny" style:family="paragraph">
      <style:paragraph-properties fo:text-align="justify" fo:line-height="150%" fo:text-indent="0.2479in"/>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fo:text-indent="0.2479in"/>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P1543" style:parent-style-name="Normalny" style:family="paragraph">
      <style:paragraph-properties fo:text-align="justify" fo:line-height="150%" fo:text-indent="0.2479in"/>
    </style:style>
    <style:style style:name="T1544" style:parent-style-name="Domyślnaczcionkaakapitu" style:family="text">
      <style:text-properties fo:background-color="#80FFFF"/>
    </style:style>
    <style:style style:name="T1545" style:parent-style-name="Domyślnaczcionkaakapitu" style:family="text">
      <style:text-properties fo:background-color="#80FFFF"/>
    </style:style>
    <style:style style:name="P1546" style:parent-style-name="Normalny" style:family="paragraph">
      <style:paragraph-properties fo:text-align="justify" fo:line-height="150%" fo:text-indent="0.2479in"/>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P1564" style:parent-style-name="Normalny" style:family="paragraph">
      <style:paragraph-properties fo:text-align="justify" fo:line-height="150%" fo:text-indent="0.2479in"/>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P1567" style:parent-style-name="Normalny" style:family="paragraph">
      <style:paragraph-properties fo:text-align="justify" fo:line-height="150%" fo:text-indent="0.2479in"/>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fo:text-indent="0.2479in"/>
    </style:style>
    <style:style style:name="P1570" style:parent-style-name="Normalny" style:family="paragraph">
      <style:paragraph-properties fo:text-align="justify" fo:line-height="150%" fo:text-indent="0.2479in"/>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P1575" style:parent-style-name="Normalny" style:family="paragraph">
      <style:paragraph-properties fo:text-align="justify" fo:line-height="150%" fo:text-indent="0.2479in"/>
    </style:style>
    <style:style style:name="T1576" style:parent-style-name="Domyślnaczcionkaakapitu" style:family="text">
      <style:text-properties fo:background-color="#80FFFF"/>
    </style:style>
    <style:style style:name="P1577" style:parent-style-name="Normalny" style:family="paragraph">
      <style:paragraph-properties fo:text-align="justify" fo:line-height="150%" fo:text-indent="0.2479in"/>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P1580" style:parent-style-name="Normalny" style:family="paragraph">
      <style:paragraph-properties fo:text-align="justify" fo:line-height="150%" fo:text-indent="0.2479in"/>
    </style:style>
    <style:style style:name="T1581" style:parent-style-name="Domyślnaczcionkaakapitu" style:family="text">
      <style:text-properties fo:background-color="#80FFFF"/>
    </style:style>
    <style:style style:name="P1582" style:parent-style-name="Normalny" style:family="paragraph">
      <style:paragraph-properties fo:text-align="justify" fo:line-height="150%" fo:text-indent="0.2479in"/>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P1585" style:parent-style-name="Normalny" style:family="paragraph">
      <style:paragraph-properties fo:text-align="justify" fo:line-height="150%" fo:text-indent="0.2479in"/>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P1588" style:parent-style-name="Normalny" style:family="paragraph">
      <style:paragraph-properties fo:text-align="justify" fo:line-height="150%" fo:text-indent="0.2479in"/>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P1591" style:parent-style-name="Normalny" style:family="paragraph">
      <style:paragraph-properties fo:text-align="justify" fo:line-height="150%" fo:text-indent="0.2479in"/>
    </style:style>
    <style:style style:name="P1592" style:parent-style-name="Normalny" style:family="paragraph">
      <style:paragraph-properties fo:text-align="justify" fo:line-height="150%" fo:text-indent="0.2479in"/>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P1598" style:parent-style-name="Normalny" style:family="paragraph">
      <style:paragraph-properties fo:text-align="justify" fo:line-height="150%" fo:text-indent="0.2479in"/>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P1606" style:parent-style-name="Normalny" style:family="paragraph">
      <style:paragraph-properties fo:text-align="justify" fo:line-height="150%" fo:text-indent="0.2479in"/>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fo:text-indent="0.2479in"/>
    </style:style>
    <style:style style:name="T1610" style:parent-style-name="Domyślnaczcionkaakapitu" style:family="text">
      <style:text-properties fo:background-color="#80FFFF"/>
    </style:style>
    <style:style style:name="P1611" style:parent-style-name="Normalny" style:family="paragraph">
      <style:paragraph-properties fo:text-align="justify" fo:line-height="150%"/>
    </style:style>
    <style:style style:name="T1612" style:parent-style-name="Domyślnaczcionkaakapitu" style:family="text">
      <style:text-properties style:text-underline-type="single" style:text-underline-style="solid" style:text-underline-width="auto" style:text-underline-mode="continuous"/>
    </style:style>
    <style:style style:name="T1613" style:parent-style-name="Domyślnaczcionkaakapitu" style:family="text">
      <style:text-properties fo:background-color="#80FFFF" style:text-underline-type="single" style:text-underline-style="solid" style:text-underline-width="auto" style:text-underline-mode="continuous"/>
    </style:style>
    <style:style style:name="T1614" style:parent-style-name="Domyślnaczcionkaakapitu" style:family="text">
      <style:text-properties style:text-underline-type="single" style:text-underline-style="solid" style:text-underline-width="auto" style:text-underline-mode="continuous"/>
    </style:style>
    <style:style style:name="P1615" style:parent-style-name="Normalny" style:family="paragraph">
      <style:paragraph-properties fo:text-align="justify" fo:line-height="150%" fo:text-indent="0.2479in"/>
    </style:style>
    <style:style style:name="T1616" style:parent-style-name="Domyślnaczcionkaakapitu" style:family="text">
      <style:text-properties fo:background-color="#80FFFF"/>
    </style:style>
    <style:style style:name="P1617" style:parent-style-name="Normalny" style:family="paragraph">
      <style:paragraph-properties fo:text-align="justify" fo:line-height="150%" fo:text-indent="0.2479in"/>
    </style:style>
    <style:style style:name="P1618" style:parent-style-name="Normalny" style:family="paragraph">
      <style:paragraph-properties fo:text-align="justify" fo:line-height="150%" fo:text-indent="0.2479in"/>
    </style:style>
    <style:style style:name="P1619" style:parent-style-name="Normalny" style:family="paragraph">
      <style:paragraph-properties fo:text-align="justify" fo:line-height="150%" fo:text-indent="0.2479in"/>
    </style:style>
    <style:style style:name="P1620" style:parent-style-name="Normalny" style:family="paragraph">
      <style:paragraph-properties fo:text-align="justify" fo:line-height="150%"/>
    </style:style>
    <style:style style:name="T1621" style:parent-style-name="Domyślnaczcionkaakapitu" style:family="text">
      <style:text-properties style:text-underline-type="single" style:text-underline-style="solid" style:text-underline-width="auto" style:text-underline-mode="continuous"/>
    </style:style>
    <style:style style:name="P1622" style:parent-style-name="Normalny" style:family="paragraph">
      <style:paragraph-properties fo:text-align="justify" fo:line-height="150%" fo:text-indent="0.2479in"/>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P1625" style:parent-style-name="Normalny" style:family="paragraph">
      <style:paragraph-properties fo:text-align="justify" fo:line-height="150%" fo:text-indent="0.2479in"/>
    </style:style>
    <style:style style:name="T1626" style:parent-style-name="Domyślnaczcionkaakapitu" style:family="text">
      <style:text-properties fo:background-color="#80FFFF"/>
    </style:style>
    <style:style style:name="P1627" style:parent-style-name="Normalny" style:family="paragraph">
      <style:paragraph-properties fo:text-align="justify" fo:line-height="150%"/>
    </style:style>
    <style:style style:name="T1628" style:parent-style-name="Domyślnaczcionkaakapitu" style:family="text">
      <style:text-properties style:text-underline-type="single" style:text-underline-style="solid" style:text-underline-width="auto" style:text-underline-mode="continuous"/>
    </style:style>
    <style:style style:name="P1629" style:parent-style-name="Normalny" style:family="paragraph">
      <style:paragraph-properties fo:text-align="justify" fo:line-height="150%" fo:text-indent="0.2479in"/>
    </style:style>
    <style:style style:name="P1630" style:parent-style-name="Normalny" style:family="paragraph">
      <style:paragraph-properties fo:text-align="justify" fo:line-height="150%"/>
    </style:style>
    <style:style style:name="T1631" style:parent-style-name="Domyślnaczcionkaakapitu" style:family="text">
      <style:text-properties style:text-underline-type="single" style:text-underline-style="solid" style:text-underline-width="auto" style:text-underline-mode="continuous"/>
    </style:style>
    <style:style style:name="P1632" style:parent-style-name="Normalny" style:family="paragraph">
      <style:paragraph-properties fo:text-align="justify" fo:line-height="150%" fo:text-indent="0.2479in"/>
    </style:style>
    <style:style style:name="P1633" style:parent-style-name="Normalny" style:family="paragraph">
      <style:paragraph-properties fo:text-align="justify" fo:line-height="150%" fo:text-indent="0.2479in"/>
    </style:style>
    <style:style style:name="T1634" style:parent-style-name="Domyślnaczcionkaakapitu" style:family="text">
      <style:text-properties fo:background-color="#80FFFF"/>
    </style:style>
    <style:style style:name="P1635" style:parent-style-name="Normalny" style:family="paragraph">
      <style:paragraph-properties fo:text-align="justify" fo:line-height="150%" fo:text-indent="0.2479in"/>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P1638" style:parent-style-name="Normalny" style:family="paragraph">
      <style:paragraph-properties fo:text-align="justify" fo:line-height="150%" fo:text-indent="0.2479in"/>
    </style:style>
    <style:style style:name="T1639" style:parent-style-name="Domyślnaczcionkaakapitu" style:family="text">
      <style:text-properties fo:background-color="#80FFFF"/>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P1645" style:parent-style-name="Normalny" style:family="paragraph">
      <style:paragraph-properties fo:text-align="justify" fo:line-height="150%" fo:text-indent="0.2479in"/>
    </style:style>
    <style:style style:name="T1646" style:parent-style-name="Domyślnaczcionkaakapitu" style:family="text">
      <style:text-properties fo:background-color="#80FFFF"/>
    </style:style>
    <style:style style:name="P1647" style:parent-style-name="Normalny" style:family="paragraph">
      <style:paragraph-properties fo:text-align="justify" fo:line-height="150%" fo:text-indent="0.2479in"/>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fo:text-indent="0.2479in"/>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P1652" style:parent-style-name="Normalny" style:family="paragraph">
      <style:paragraph-properties fo:text-align="justify" fo:line-height="150%" fo:text-indent="0.2479in"/>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P1656" style:parent-style-name="Normalny" style:family="paragraph">
      <style:paragraph-properties fo:text-align="justify" fo:line-height="150%" fo:text-indent="0.2479in"/>
    </style:style>
    <style:style style:name="P1657" style:parent-style-name="Normalny" style:family="paragraph">
      <style:paragraph-properties fo:text-align="justify" fo:line-height="150%" fo:text-indent="0.2479in"/>
    </style:style>
    <style:style style:name="T1658" style:parent-style-name="Domyślnaczcionkaakapitu" style:family="text">
      <style:text-properties fo:background-color="#80FFFF"/>
    </style:style>
    <style:style style:name="P1659" style:parent-style-name="Normalny" style:family="paragraph">
      <style:paragraph-properties fo:text-align="justify" fo:line-height="150%" fo:text-indent="0.2479in"/>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P1664" style:parent-style-name="Normalny" style:family="paragraph">
      <style:paragraph-properties fo:text-align="justify" fo:line-height="150%" fo:text-indent="0.2479in"/>
    </style:style>
    <style:style style:name="T1665" style:parent-style-name="Domyślnaczcionkaakapitu" style:family="text">
      <style:text-properties fo:background-color="#80FFFF"/>
    </style:style>
    <style:style style:name="P1666" style:parent-style-name="Normalny" style:family="paragraph">
      <style:paragraph-properties fo:text-align="justify" fo:line-height="150%" fo:text-indent="0.2479in"/>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P1669" style:parent-style-name="Normalny" style:family="paragraph">
      <style:paragraph-properties fo:text-align="justify" fo:line-height="150%" fo:text-indent="0.2479in"/>
    </style:style>
    <style:style style:name="T1670" style:parent-style-name="Domyślnaczcionkaakapitu" style:family="text">
      <style:text-properties fo:background-color="#80FFFF"/>
    </style:style>
    <style:style style:name="P1671" style:parent-style-name="Normalny" style:family="paragraph">
      <style:paragraph-properties fo:text-align="justify" fo:line-height="150%" fo:text-indent="0.2479in"/>
    </style:style>
    <style:style style:name="T1672" style:parent-style-name="Domyślnaczcionkaakapitu" style:family="text">
      <style:text-properties fo:background-color="#80FFFF"/>
    </style:style>
    <style:style style:name="P1673" style:parent-style-name="Normalny" style:family="paragraph">
      <style:paragraph-properties fo:text-align="justify" fo:line-height="150%" fo:text-indent="0.2479in"/>
    </style:style>
    <style:style style:name="P1674" style:parent-style-name="Normalny" style:family="paragraph">
      <style:paragraph-properties fo:text-align="justify" fo:line-height="150%" fo:text-indent="0.2479in"/>
    </style:style>
    <style:style style:name="T1675" style:parent-style-name="Domyślnaczcionkaakapitu" style:family="text">
      <style:text-properties fo:background-color="#80FFFF"/>
    </style:style>
    <style:style style:name="P1676" style:parent-style-name="Normalny" style:family="paragraph">
      <style:paragraph-properties fo:text-align="justify" fo:line-height="150%" fo:text-indent="0.2479in"/>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P1679" style:parent-style-name="Normalny" style:family="paragraph">
      <style:paragraph-properties fo:text-align="justify" fo:line-height="150%" fo:text-indent="0.2479in"/>
    </style:style>
    <style:style style:name="P1680" style:parent-style-name="Normalny" style:family="paragraph">
      <style:paragraph-properties fo:text-align="justify" fo:line-height="150%" fo:text-indent="0.2479in"/>
    </style:style>
    <style:style style:name="P1681" style:parent-style-name="Normalny" style:family="paragraph">
      <style:paragraph-properties fo:text-align="justify" fo:line-height="150%" fo:text-indent="0.2479in"/>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P1685" style:parent-style-name="Normalny" style:family="paragraph">
      <style:paragraph-properties fo:text-align="justify" fo:line-height="150%" fo:text-indent="0.2479in"/>
    </style:style>
    <style:style style:name="T1686" style:parent-style-name="Domyślnaczcionkaakapitu" style:family="text">
      <style:text-properties fo:background-color="#80FFFF"/>
    </style:style>
    <style:style style:name="T1687" style:parent-style-name="Domyślnaczcionkaakapitu" style:family="text">
      <style:text-properties fo:background-color="#80FFFF"/>
    </style:style>
    <style:style style:name="T1688" style:parent-style-name="Domyślnaczcionkaakapitu" style:family="text">
      <style:text-properties fo:background-color="#80FFFF"/>
    </style:style>
    <style:style style:name="P1689" style:parent-style-name="Normalny" style:family="paragraph">
      <style:paragraph-properties fo:text-align="justify" fo:line-height="150%" fo:text-indent="0.2479in"/>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P1692" style:parent-style-name="Normalny" style:family="paragraph">
      <style:paragraph-properties fo:text-align="justify" fo:line-height="150%" fo:text-indent="0.2479in"/>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P1695" style:parent-style-name="Normalny" style:family="paragraph">
      <style:paragraph-properties fo:text-align="justify" fo:line-height="150%" fo:text-indent="0.2479in"/>
    </style:style>
    <style:style style:name="P1696" style:parent-style-name="Normalny" style:family="paragraph">
      <style:paragraph-properties fo:text-align="justify" fo:line-height="150%" fo:text-indent="0.2479in"/>
    </style:style>
    <style:style style:name="T1697" style:parent-style-name="Domyślnaczcionkaakapitu" style:family="text">
      <style:text-properties fo:background-color="#80FFFF"/>
    </style:style>
    <style:style style:name="P1698" style:parent-style-name="Normalny" style:family="paragraph">
      <style:paragraph-properties fo:text-align="justify" fo:line-height="150%" fo:text-indent="0.2479in"/>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P1701" style:parent-style-name="Normalny" style:family="paragraph">
      <style:paragraph-properties fo:text-align="justify" fo:line-height="150%" fo:text-indent="0.2479in"/>
    </style:style>
    <style:style style:name="P1702" style:parent-style-name="Normalny" style:family="paragraph">
      <style:paragraph-properties fo:text-align="justify" fo:line-height="150%" fo:text-indent="0.2479in"/>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P1706" style:parent-style-name="Normalny" style:family="paragraph">
      <style:paragraph-properties fo:text-align="justify" fo:line-height="150%" fo:text-indent="0.2479in"/>
    </style:style>
    <style:style style:name="T1707" style:parent-style-name="Domyślnaczcionkaakapitu" style:family="text">
      <style:text-properties fo:background-color="#80FFFF"/>
    </style:style>
    <style:style style:name="P1708" style:parent-style-name="Normalny" style:family="paragraph">
      <style:paragraph-properties fo:text-align="justify" fo:line-height="150%" fo:text-indent="0.2479in"/>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P1715" style:parent-style-name="Normalny" style:family="paragraph">
      <style:paragraph-properties fo:text-align="justify" fo:line-height="150%" fo:text-indent="0.2479in"/>
    </style:style>
    <style:style style:name="P1716" style:parent-style-name="Normalny" style:family="paragraph">
      <style:paragraph-properties fo:text-align="justify" fo:line-height="150%" fo:text-indent="0.2479in"/>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P1720" style:parent-style-name="Normalny" style:family="paragraph">
      <style:paragraph-properties fo:text-align="justify" fo:line-height="150%" fo:text-indent="0.2479in"/>
    </style:style>
    <style:style style:name="T1721" style:parent-style-name="Domyślnaczcionkaakapitu" style:family="text">
      <style:text-properties fo:background-color="#80FFFF"/>
    </style:style>
    <style:style style:name="P1722" style:parent-style-name="Normalny" style:family="paragraph">
      <style:paragraph-properties fo:text-align="justify" fo:line-height="150%" fo:text-indent="0.2479in"/>
    </style:style>
    <style:style style:name="P1723" style:parent-style-name="Normalny" style:family="paragraph">
      <style:paragraph-properties fo:text-align="justify" fo:line-height="150%" fo:text-indent="0.2479in"/>
    </style:style>
    <style:style style:name="T1724" style:parent-style-name="Domyślnaczcionkaakapitu" style:family="text">
      <style:text-properties fo:background-color="#80FFFF"/>
    </style:style>
    <style:style style:name="P1725" style:parent-style-name="Normalny" style:family="paragraph">
      <style:paragraph-properties fo:text-align="justify" fo:line-height="150%" fo:text-indent="0.2479in"/>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P1728" style:parent-style-name="Normalny" style:family="paragraph">
      <style:paragraph-properties fo:text-align="justify" fo:line-height="150%" fo:text-indent="0.2479in"/>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P1731" style:parent-style-name="Normalny" style:family="paragraph">
      <style:paragraph-properties fo:text-align="justify" fo:line-height="150%" fo:text-indent="0.2479in"/>
    </style:style>
    <style:style style:name="T1732" style:parent-style-name="Domyślnaczcionkaakapitu" style:family="text">
      <style:text-properties fo:background-color="#80FFFF"/>
    </style:style>
    <style:style style:name="P1733" style:parent-style-name="Normalny" style:family="paragraph">
      <style:paragraph-properties fo:text-align="justify" fo:line-height="150%" fo:text-indent="0.2479in"/>
    </style:style>
    <style:style style:name="P1734" style:parent-style-name="Normalny" style:family="paragraph">
      <style:paragraph-properties fo:text-align="justify" fo:line-height="150%" fo:text-indent="0.2479in"/>
    </style:style>
    <style:style style:name="T1735" style:parent-style-name="Domyślnaczcionkaakapitu" style:family="text">
      <style:text-properties fo:background-color="#80FFFF"/>
    </style:style>
    <style:style style:name="T1736" style:parent-style-name="Domyślnaczcionkaakapitu" style:family="text">
      <style:text-properties fo:background-color="#80FFFF"/>
    </style:style>
    <style:style style:name="P1737" style:parent-style-name="Normalny" style:family="paragraph">
      <style:paragraph-properties fo:text-align="justify" fo:line-height="150%" fo:text-indent="0.2479in"/>
    </style:style>
    <style:style style:name="P1738" style:parent-style-name="Normalny" style:family="paragraph">
      <style:paragraph-properties fo:text-align="justify" fo:line-height="150%" fo:text-indent="0.2479in"/>
    </style:style>
    <style:style style:name="P1739" style:parent-style-name="Normalny" style:family="paragraph">
      <style:paragraph-properties fo:text-align="justify" fo:line-height="150%"/>
    </style:style>
    <style:style style:name="T1740" style:parent-style-name="Domyślnaczcionkaakapitu" style:family="text">
      <style:text-properties style:text-underline-type="single" style:text-underline-style="solid" style:text-underline-width="auto" style:text-underline-mode="continuous"/>
    </style:style>
    <style:style style:name="T1741" style:parent-style-name="Domyślnaczcionkaakapitu" style:family="text">
      <style:text-properties fo:background-color="#80FFFF" style:text-underline-type="single" style:text-underline-style="solid" style:text-underline-width="auto" style:text-underline-mode="continuous"/>
    </style:style>
    <style:style style:name="T1742" style:parent-style-name="Domyślnaczcionkaakapitu" style:family="text">
      <style:text-properties style:text-underline-type="single" style:text-underline-style="solid" style:text-underline-width="auto" style:text-underline-mode="continuous"/>
    </style:style>
    <style:style style:name="T1743" style:parent-style-name="Domyślnaczcionkaakapitu" style:family="text">
      <style:text-properties fo:background-color="#80FFFF" style:text-underline-type="single" style:text-underline-style="solid" style:text-underline-width="auto" style:text-underline-mode="continuous"/>
    </style:style>
    <style:style style:name="T1744" style:parent-style-name="Domyślnaczcionkaakapitu" style:family="text">
      <style:text-properties style:text-underline-type="single" style:text-underline-style="solid" style:text-underline-width="auto" style:text-underline-mode="continuous"/>
    </style:style>
    <style:style style:name="P1745" style:parent-style-name="Normalny" style:family="paragraph">
      <style:paragraph-properties fo:text-align="justify" fo:line-height="150%" fo:text-indent="0.2479in"/>
    </style:style>
    <style:style style:name="P1746" style:parent-style-name="Normalny" style:family="paragraph">
      <style:paragraph-properties fo:text-align="justify" fo:line-height="150%"/>
    </style:style>
    <style:style style:name="T1747" style:parent-style-name="Domyślnaczcionkaakapitu" style:family="text">
      <style:text-properties style:text-underline-type="single" style:text-underline-style="solid" style:text-underline-width="auto" style:text-underline-mode="continuous"/>
    </style:style>
    <style:style style:name="P1748" style:parent-style-name="Normalny" style:family="paragraph">
      <style:paragraph-properties fo:text-align="justify" fo:line-height="150%" fo:text-indent="0.2479in"/>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P1752" style:parent-style-name="Normalny" style:family="paragraph">
      <style:paragraph-properties fo:text-align="justify" fo:line-height="150%" fo:text-indent="0.2479in"/>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P1756" style:parent-style-name="Normalny" style:family="paragraph">
      <style:paragraph-properties fo:text-align="justify" fo:line-height="150%" fo:text-indent="0.2479in"/>
    </style:style>
    <style:style style:name="T1757" style:parent-style-name="Domyślnaczcionkaakapitu" style:family="text">
      <style:text-properties fo:background-color="#80FFFF"/>
    </style:style>
    <style:style style:name="P1758" style:parent-style-name="Normalny" style:family="paragraph">
      <style:paragraph-properties fo:text-align="justify" fo:line-height="150%" fo:text-indent="0.2479in"/>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P1762" style:parent-style-name="Normalny" style:family="paragraph">
      <style:paragraph-properties fo:text-align="justify" fo:line-height="150%" fo:text-indent="0.2479in"/>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fo:text-indent="0.2479in"/>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P1772" style:parent-style-name="Normalny" style:family="paragraph">
      <style:paragraph-properties fo:text-align="justify" fo:line-height="150%" fo:text-indent="0.2479in"/>
    </style:style>
    <style:style style:name="T1773" style:parent-style-name="Domyślnaczcionkaakapitu" style:family="text">
      <style:text-properties fo:background-color="#80FFFF"/>
    </style:style>
    <style:style style:name="P1774" style:parent-style-name="Normalny" style:family="paragraph">
      <style:paragraph-properties fo:text-align="justify" fo:line-height="150%" fo:text-indent="0.2479in"/>
    </style:style>
    <style:style style:name="T1775" style:parent-style-name="Domyślnaczcionkaakapitu" style:family="text">
      <style:text-properties fo:background-color="#80FFFF"/>
    </style:style>
    <style:style style:name="P1776" style:parent-style-name="Normalny" style:family="paragraph">
      <style:paragraph-properties fo:text-align="justify" fo:line-height="150%" fo:text-indent="0.2479in"/>
    </style:style>
    <style:style style:name="T1777" style:parent-style-name="Domyślnaczcionkaakapitu" style:family="text">
      <style:text-properties fo:background-color="#80FFFF"/>
    </style:style>
    <style:style style:name="P1778" style:parent-style-name="Normalny" style:family="paragraph">
      <style:paragraph-properties fo:text-align="justify" fo:line-height="150%" fo:text-indent="0.2479in"/>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P1788" style:parent-style-name="Normalny" style:family="paragraph">
      <style:paragraph-properties fo:text-align="justify" fo:line-height="150%" fo:text-indent="0.2479in"/>
    </style:style>
    <style:style style:name="T1789" style:parent-style-name="Domyślnaczcionkaakapitu" style:family="text">
      <style:text-properties fo:background-color="#80FFFF"/>
    </style:style>
    <style:style style:name="P1790" style:parent-style-name="Normalny" style:family="paragraph">
      <style:paragraph-properties fo:text-align="justify" fo:line-height="150%" fo:text-indent="0.2479in">
        <style:tab-stops>
          <style:tab-stop style:type="left" style:position="1.025in"/>
          <style:tab-stop style:type="left" style:position="1.8215in"/>
        </style:tab-stops>
      </style:paragraph-properties>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P1798" style:parent-style-name="Normalny" style:family="paragraph">
      <style:paragraph-properties fo:text-align="justify" fo:line-height="150%" fo:text-indent="0.2479in"/>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P1801" style:parent-style-name="Normalny" style:family="paragraph">
      <style:paragraph-properties fo:text-align="justify" fo:line-height="150%" fo:text-indent="0.2479in"/>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P1806" style:parent-style-name="Normalny" style:family="paragraph">
      <style:paragraph-properties fo:text-align="justify" fo:line-height="150%" fo:text-indent="0.2479in"/>
    </style:style>
    <style:style style:name="P1807" style:parent-style-name="Normalny" style:family="paragraph">
      <style:paragraph-properties fo:text-align="justify" fo:line-height="150%" fo:text-indent="0.2479in">
        <style:tab-stops>
          <style:tab-stop style:type="left" style:position="4.3388in"/>
        </style:tab-stops>
      </style:paragraph-properties>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P1813" style:parent-style-name="Normalny" style:family="paragraph">
      <style:paragraph-properties fo:text-align="justify" fo:line-height="150%" fo:text-indent="0.2479in"/>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P1817" style:parent-style-name="Normalny" style:family="paragraph">
      <style:paragraph-properties fo:text-align="justify" fo:line-height="150%" fo:text-indent="0.2479in"/>
    </style:style>
    <style:style style:name="T1818" style:parent-style-name="Domyślnaczcionkaakapitu" style:family="text">
      <style:text-properties fo:background-color="#80FFFF"/>
    </style:style>
    <style:style style:name="P1819" style:parent-style-name="Normalny" style:family="paragraph">
      <style:paragraph-properties fo:text-align="justify" fo:line-height="150%"/>
    </style:style>
    <style:style style:name="T1820" style:parent-style-name="Domyślnaczcionkaakapitu" style:family="text">
      <style:text-properties style:text-underline-type="single" style:text-underline-style="solid" style:text-underline-width="auto" style:text-underline-mode="continuous"/>
    </style:style>
    <style:style style:name="T1821" style:parent-style-name="Domyślnaczcionkaakapitu" style:family="text">
      <style:text-properties fo:background-color="#80FFFF" style:text-underline-type="single" style:text-underline-style="solid" style:text-underline-width="auto" style:text-underline-mode="continuous"/>
    </style:style>
    <style:style style:name="P1822" style:parent-style-name="Normalny" style:family="paragraph">
      <style:paragraph-properties fo:text-align="justify" fo:line-height="150%" fo:text-indent="0.2479in"/>
    </style:style>
    <style:style style:name="T1823" style:parent-style-name="Domyślnaczcionkaakapitu" style:family="text">
      <style:text-properties fo:background-color="#80FFFF"/>
    </style:style>
    <style:style style:name="P1824" style:parent-style-name="Normalny" style:family="paragraph">
      <style:paragraph-properties fo:text-align="justify" fo:line-height="150%" fo:text-indent="0.2479in"/>
    </style:style>
    <style:style style:name="P1825" style:parent-style-name="Normalny" style:family="paragraph">
      <style:paragraph-properties fo:text-align="justify" fo:line-height="150%"/>
    </style:style>
    <style:style style:name="T1826" style:parent-style-name="Domyślnaczcionkaakapitu" style:family="text">
      <style:text-properties style:text-underline-type="single" style:text-underline-style="solid" style:text-underline-width="auto" style:text-underline-mode="continuous"/>
    </style:style>
    <style:style style:name="P1827" style:parent-style-name="Normalny" style:family="paragraph">
      <style:paragraph-properties fo:text-align="justify" fo:line-height="150%" fo:text-indent="0.2479in"/>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P1834" style:parent-style-name="Normalny" style:family="paragraph">
      <style:paragraph-properties fo:text-align="justify" fo:line-height="150%" fo:text-indent="0.2479in"/>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P1842" style:parent-style-name="Normalny" style:family="paragraph">
      <style:paragraph-properties fo:text-align="justify" fo:line-height="150%" fo:text-indent="0.2479in"/>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P1847" style:parent-style-name="Normalny" style:family="paragraph">
      <style:paragraph-properties fo:text-align="justify" fo:line-height="150%" fo:text-indent="0.2479in"/>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P1852" style:parent-style-name="Normalny" style:family="paragraph">
      <style:paragraph-properties fo:text-align="justify" fo:line-height="150%" fo:text-indent="0.2479in"/>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T1866" style:parent-style-name="Domyślnaczcionkaakapitu" style:family="text">
      <style:text-properties fo:background-color="#80FFFF"/>
    </style:style>
    <style:style style:name="P1867" style:parent-style-name="Normalny" style:family="paragraph">
      <style:paragraph-properties fo:text-align="justify" fo:line-height="150%" fo:text-indent="0.2479in"/>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P1872" style:parent-style-name="Normalny" style:family="paragraph">
      <style:paragraph-properties fo:text-align="justify" fo:line-height="150%" fo:text-indent="0.2479in"/>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P1876" style:parent-style-name="Normalny" style:family="paragraph">
      <style:paragraph-properties fo:text-align="justify" fo:line-height="150%" fo:text-indent="0.2479in"/>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P1885" style:parent-style-name="Normalny" style:family="paragraph">
      <style:paragraph-properties fo:text-align="justify" fo:line-height="150%" fo:text-indent="0.2479in"/>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background-color="#80FFFF"/>
    </style:style>
    <style:style style:name="P1898" style:parent-style-name="Normalny" style:family="paragraph">
      <style:paragraph-properties fo:text-align="justify" fo:line-height="150%" fo:text-indent="0.2479in"/>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T1902" style:parent-style-name="Domyślnaczcionkaakapitu" style:family="text">
      <style:text-properties fo:background-color="#80FFFF"/>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P1905" style:parent-style-name="Normalny" style:family="paragraph">
      <style:paragraph-properties fo:text-align="justify" fo:line-height="150%" fo:text-indent="0.2479in"/>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P1908" style:parent-style-name="Normalny" style:family="paragraph">
      <style:paragraph-properties fo:text-align="justify" fo:line-height="150%" fo:text-indent="0.2479in"/>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P1913" style:parent-style-name="Normalny" style:family="paragraph">
      <style:paragraph-properties fo:text-align="justify" fo:line-height="150%">
        <style:tab-stops>
          <style:tab-stop style:type="left" style:position="5.1763in"/>
        </style:tab-stops>
      </style:paragraph-properties>
    </style:style>
    <style:style style:name="T1914" style:parent-style-name="Domyślnaczcionkaakapitu" style:family="text">
      <style:text-properties style:text-underline-type="single" style:text-underline-style="solid" style:text-underline-width="auto" style:text-underline-mode="continuous"/>
    </style:style>
    <style:style style:name="P1915" style:parent-style-name="Normalny" style:family="paragraph">
      <style:paragraph-properties fo:text-align="justify" fo:line-height="150%" fo:text-indent="0.2479in">
        <style:tab-stops>
          <style:tab-stop style:type="left" style:position="5.1763in"/>
        </style:tab-stops>
      </style:paragraph-properties>
    </style:style>
    <style:style style:name="P1916" style:parent-style-name="Normalny" style:family="paragraph">
      <style:paragraph-properties fo:text-align="justify" fo:line-height="150%"/>
    </style:style>
    <style:style style:name="T1917" style:parent-style-name="Domyślnaczcionkaakapitu" style:family="text">
      <style:text-properties style:text-underline-type="single" style:text-underline-style="solid" style:text-underline-width="auto" style:text-underline-mode="continuous"/>
    </style:style>
    <style:style style:name="P1918" style:parent-style-name="Normalny" style:family="paragraph">
      <style:paragraph-properties fo:text-align="justify" fo:line-height="150%" fo:text-indent="0.2479in"/>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P1924" style:parent-style-name="Normalny" style:family="paragraph">
      <style:paragraph-properties fo:text-align="justify" fo:line-height="150%" fo:text-indent="0.2479in"/>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P1927" style:parent-style-name="Normalny" style:family="paragraph">
      <style:paragraph-properties fo:text-align="justify" fo:line-height="150%" fo:text-indent="0.2479in"/>
    </style:style>
    <style:style style:name="P1928" style:parent-style-name="Normalny" style:family="paragraph">
      <style:paragraph-properties fo:text-align="justify" fo:line-height="150%" fo:text-indent="0.2479in"/>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P1932" style:parent-style-name="Normalny" style:family="paragraph">
      <style:paragraph-properties fo:text-align="justify" fo:line-height="150%" fo:text-indent="0.2479in"/>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P1936" style:parent-style-name="Normalny" style:family="paragraph">
      <style:paragraph-properties fo:text-align="justify" fo:line-height="150%" fo:text-indent="0.2479in"/>
    </style:style>
    <style:style style:name="T1937" style:parent-style-name="Domyślnaczcionkaakapitu" style:family="text">
      <style:text-properties fo:background-color="#80FFFF"/>
    </style:style>
    <style:style style:name="P1938" style:parent-style-name="Normalny" style:family="paragraph">
      <style:paragraph-properties fo:text-align="justify" fo:line-height="150%" fo:text-indent="0.2479in"/>
    </style:style>
    <style:style style:name="P1939" style:parent-style-name="Normalny" style:family="paragraph">
      <style:paragraph-properties fo:text-align="justify" fo:line-height="150%" fo:text-indent="0.2479in"/>
    </style:style>
    <style:style style:name="T1940" style:parent-style-name="Domyślnaczcionkaakapitu" style:family="text">
      <style:text-properties fo:background-color="#80FFFF"/>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P1964" style:parent-style-name="Normalny" style:family="paragraph">
      <style:paragraph-properties fo:text-align="justify" fo:line-height="150%" fo:text-indent="0.2479in"/>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P1973" style:parent-style-name="Normalny" style:family="paragraph">
      <style:paragraph-properties fo:text-align="justify" fo:line-height="150%" fo:text-indent="0.2479in"/>
    </style:style>
    <style:style style:name="P1974" style:parent-style-name="Normalny" style:family="paragraph">
      <style:paragraph-properties fo:text-align="justify" fo:line-height="150%"/>
    </style:style>
    <style:style style:name="T1975" style:parent-style-name="Domyślnaczcionkaakapitu" style:family="text">
      <style:text-properties style:text-underline-type="single" style:text-underline-style="solid" style:text-underline-width="auto" style:text-underline-mode="continuous"/>
    </style:style>
    <style:style style:name="P1976" style:parent-style-name="Normalny" style:family="paragraph">
      <style:paragraph-properties fo:text-align="justify" fo:line-height="150%" fo:text-indent="0.2479in"/>
    </style:style>
    <style:style style:name="T1977" style:parent-style-name="Domyślnaczcionkaakapitu" style:family="text">
      <style:text-properties fo:background-color="#80FFFF"/>
    </style:style>
    <style:style style:name="P1978" style:parent-style-name="Normalny" style:family="paragraph">
      <style:paragraph-properties fo:text-align="justify" fo:line-height="150%"/>
    </style:style>
    <style:style style:name="T1979" style:parent-style-name="Domyślnaczcionkaakapitu" style:family="text">
      <style:text-properties style:text-underline-type="single" style:text-underline-style="solid" style:text-underline-width="auto" style:text-underline-mode="continuous"/>
    </style:style>
    <style:style style:name="P1980" style:parent-style-name="Normalny" style:family="paragraph">
      <style:paragraph-properties fo:text-align="justify" fo:line-height="150%" fo:text-indent="0.2479in"/>
    </style:style>
    <style:style style:name="P1981" style:parent-style-name="Normalny" style:family="paragraph">
      <style:paragraph-properties fo:text-align="justify" fo:line-height="150%" fo:text-indent="0.2479in"/>
    </style:style>
    <style:style style:name="T1982" style:parent-style-name="Domyślnaczcionkaakapitu" style:family="text">
      <style:text-properties fo:background-color="#80FFFF"/>
    </style:style>
    <style:style style:name="P1983" style:parent-style-name="Normalny" style:family="paragraph">
      <style:paragraph-properties fo:text-align="justify" fo:line-height="150%" fo:text-indent="0.2479in"/>
    </style:style>
    <style:style style:name="P1984" style:parent-style-name="Normalny" style:family="paragraph">
      <style:paragraph-properties fo:text-align="justify" fo:line-height="150%" fo:text-indent="0.2479in"/>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P1987" style:parent-style-name="Normalny" style:family="paragraph">
      <style:paragraph-properties fo:text-align="justify" fo:line-height="150%" fo:text-indent="0.2479in"/>
    </style:style>
    <style:style style:name="T1988" style:parent-style-name="Domyślnaczcionkaakapitu" style:family="text">
      <style:text-properties fo:background-color="#80FFFF"/>
    </style:style>
    <style:style style:name="P1989" style:parent-style-name="Normalny" style:family="paragraph">
      <style:paragraph-properties fo:text-align="justify" fo:line-height="150%" fo:text-indent="0.2479in"/>
    </style:style>
    <style:style style:name="T1990" style:parent-style-name="Domyślnaczcionkaakapitu" style:family="text">
      <style:text-properties fo:background-color="#80FFFF"/>
    </style:style>
    <style:style style:name="P1991" style:parent-style-name="Normalny" style:family="paragraph">
      <style:paragraph-properties fo:text-align="justify" fo:line-height="150%" fo:text-indent="0.2479in"/>
    </style:style>
    <style:style style:name="P1992" style:parent-style-name="Normalny" style:family="paragraph">
      <style:paragraph-properties fo:text-align="justify" fo:line-height="150%" fo:text-indent="0.2479in"/>
    </style:style>
    <style:style style:name="T1993" style:parent-style-name="Domyślnaczcionkaakapitu" style:family="text">
      <style:text-properties fo:background-color="#80FFFF"/>
    </style:style>
    <style:style style:name="P1994" style:parent-style-name="Normalny" style:family="paragraph">
      <style:paragraph-properties fo:text-align="justify" fo:line-height="150%" fo:text-indent="0.2479in"/>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P2000" style:parent-style-name="Normalny" style:family="paragraph">
      <style:paragraph-properties fo:text-align="justify" fo:line-height="150%" fo:text-indent="0.2479in"/>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P2004" style:parent-style-name="Normalny" style:family="paragraph">
      <style:paragraph-properties fo:text-align="justify" fo:line-height="150%" fo:text-indent="0.2479in"/>
    </style:style>
    <style:style style:name="T2005" style:parent-style-name="Domyślnaczcionkaakapitu" style:family="text">
      <style:text-properties fo:background-color="#80FFFF"/>
    </style:style>
    <style:style style:name="P2006" style:parent-style-name="Normalny" style:family="paragraph">
      <style:paragraph-properties fo:text-align="justify" fo:line-height="150%" fo:text-indent="0.2479in"/>
    </style:style>
    <style:style style:name="P2007" style:parent-style-name="Normalny" style:family="paragraph">
      <style:paragraph-properties fo:text-align="justify" fo:line-height="150%" fo:text-indent="0.2479in"/>
    </style:style>
    <style:style style:name="P2008" style:parent-style-name="Normalny" style:family="paragraph">
      <style:paragraph-properties fo:text-align="justify" fo:line-height="150%" fo:text-indent="0.2479in"/>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T2011" style:parent-style-name="Domyślnaczcionkaakapitu" style:family="text">
      <style:text-properties fo:background-color="#80FFFF"/>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P2018" style:parent-style-name="Normalny" style:family="paragraph">
      <style:paragraph-properties fo:text-align="justify" fo:line-height="150%" fo:text-indent="0.2479in"/>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T2021" style:parent-style-name="Domyślnaczcionkaakapitu" style:family="text">
      <style:text-properties fo:background-color="#80FFFF"/>
    </style:style>
    <style:style style:name="P2022" style:parent-style-name="Normalny" style:family="paragraph">
      <style:paragraph-properties fo:text-align="justify" fo:line-height="150%" fo:text-indent="0.2479in"/>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P2025" style:parent-style-name="Normalny" style:family="paragraph">
      <style:paragraph-properties fo:text-align="justify" fo:line-height="150%"/>
    </style:style>
    <style:style style:name="T2026" style:parent-style-name="Domyślnaczcionkaakapitu" style:family="text">
      <style:text-properties style:text-underline-type="single" style:text-underline-style="solid" style:text-underline-width="auto" style:text-underline-mode="continuous"/>
    </style:style>
    <style:style style:name="P2027" style:parent-style-name="Normalny" style:family="paragraph">
      <style:paragraph-properties fo:text-align="justify" fo:line-height="150%" fo:text-indent="0.2479in"/>
    </style:style>
    <style:style style:name="P2028" style:parent-style-name="Normalny" style:family="paragraph">
      <style:paragraph-properties fo:text-align="justify" fo:line-height="150%"/>
    </style:style>
    <style:style style:name="T2029" style:parent-style-name="Domyślnaczcionkaakapitu" style:family="text">
      <style:text-properties style:text-underline-type="single" style:text-underline-style="solid" style:text-underline-width="auto" style:text-underline-mode="continuous"/>
    </style:style>
    <style:style style:name="P2030" style:parent-style-name="Normalny" style:family="paragraph">
      <style:paragraph-properties fo:text-align="justify" fo:line-height="150%" fo:text-indent="0.2479in"/>
    </style:style>
    <style:style style:name="P2031" style:parent-style-name="Normalny" style:family="paragraph">
      <style:paragraph-properties fo:text-align="justify" fo:line-height="150%"/>
    </style:style>
    <style:style style:name="T2032" style:parent-style-name="Domyślnaczcionkaakapitu" style:family="text">
      <style:text-properties fo:background-color="#80FFFF" style:text-underline-type="single" style:text-underline-style="solid" style:text-underline-width="auto" style:text-underline-mode="continuous"/>
    </style:style>
    <style:style style:name="T2033" style:parent-style-name="Domyślnaczcionkaakapitu" style:family="text">
      <style:text-properties style:text-underline-type="single" style:text-underline-style="solid" style:text-underline-width="auto" style:text-underline-mode="continuous"/>
    </style:style>
    <style:style style:name="P2034" style:parent-style-name="Normalny" style:family="paragraph">
      <style:paragraph-properties fo:text-align="justify" fo:line-height="150%" fo:text-indent="0.2479in"/>
    </style:style>
    <style:style style:name="P2035" style:parent-style-name="Normalny" style:family="paragraph">
      <style:paragraph-properties fo:text-align="justify" fo:line-height="150%"/>
    </style:style>
    <style:style style:name="T2036" style:parent-style-name="Domyślnaczcionkaakapitu" style:family="text">
      <style:text-properties style:text-underline-type="single" style:text-underline-style="solid" style:text-underline-width="auto" style:text-underline-mode="continuous"/>
    </style:style>
    <style:style style:name="P2037" style:parent-style-name="Normalny" style:family="paragraph">
      <style:paragraph-properties fo:text-align="justify" fo:line-height="150%" fo:text-indent="0.2479in"/>
    </style:style>
    <style:style style:name="P2038" style:parent-style-name="Normalny" style:family="paragraph">
      <style:paragraph-properties fo:text-align="justify" fo:line-height="150%"/>
    </style:style>
    <style:style style:name="T2039" style:parent-style-name="Domyślnaczcionkaakapitu" style:family="text">
      <style:text-properties style:text-underline-type="single" style:text-underline-style="solid" style:text-underline-width="auto" style:text-underline-mode="continuous"/>
    </style:style>
    <style:style style:name="P2040" style:parent-style-name="Normalny" style:family="paragraph">
      <style:paragraph-properties fo:text-align="justify" fo:line-height="150%" fo:text-indent="0.2479in"/>
    </style:style>
    <style:style style:name="P2041" style:parent-style-name="Normalny" style:family="paragraph">
      <style:paragraph-properties fo:text-align="justify" fo:line-height="150%" fo:text-indent="0.2479in"/>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P2045" style:parent-style-name="Normalny" style:family="paragraph">
      <style:paragraph-properties fo:text-align="justify" fo:line-height="150%" fo:text-indent="0.2479in"/>
    </style:style>
    <style:style style:name="P2046" style:parent-style-name="Normalny" style:family="paragraph">
      <style:paragraph-properties fo:text-align="justify" fo:line-height="150%" fo:text-indent="0.2479in">
        <style:tab-stops>
          <style:tab-stop style:type="left" style:position="2.8013in"/>
        </style:tab-stops>
      </style:paragraph-properties>
    </style:style>
    <style:style style:name="T2047" style:parent-style-name="Domyślnaczcionkaakapitu" style:family="text">
      <style:text-properties fo:background-color="#80FFFF"/>
    </style:style>
    <style:style style:name="P2048" style:parent-style-name="Normalny" style:family="paragraph">
      <style:paragraph-properties fo:text-align="justify" fo:line-height="150%" fo:text-indent="0.2479in"/>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P2051" style:parent-style-name="Normalny" style:family="paragraph">
      <style:paragraph-properties fo:text-align="justify" fo:line-height="150%"/>
    </style:style>
    <style:style style:name="T2052" style:parent-style-name="Domyślnaczcionkaakapitu" style:family="text">
      <style:text-properties style:text-underline-type="single" style:text-underline-style="solid" style:text-underline-width="auto" style:text-underline-mode="continuous"/>
    </style:style>
    <style:style style:name="P2053" style:parent-style-name="Normalny" style:family="paragraph">
      <style:paragraph-properties fo:text-align="justify" fo:line-height="150%" fo:text-indent="0.2479in"/>
    </style:style>
    <style:style style:name="P2054" style:parent-style-name="Normalny" style:family="paragraph">
      <style:paragraph-properties fo:text-align="justify" fo:line-height="150%"/>
    </style:style>
    <style:style style:name="T2055" style:parent-style-name="Domyślnaczcionkaakapitu" style:family="text">
      <style:text-properties style:text-underline-type="single" style:text-underline-style="solid" style:text-underline-width="auto" style:text-underline-mode="continuous"/>
    </style:style>
    <style:style style:name="P2056" style:parent-style-name="Normalny" style:family="paragraph">
      <style:paragraph-properties fo:text-align="justify" fo:line-height="150%" fo:text-indent="0.2479in"/>
    </style:style>
    <style:style style:name="P2057" style:parent-style-name="Normalny" style:family="paragraph">
      <style:paragraph-properties fo:text-align="justify" fo:line-height="150%"/>
    </style:style>
    <style:style style:name="T2058" style:parent-style-name="Domyślnaczcionkaakapitu" style:family="text">
      <style:text-properties style:text-underline-type="single" style:text-underline-style="solid" style:text-underline-width="auto" style:text-underline-mode="continuous"/>
    </style:style>
    <style:style style:name="T2059" style:parent-style-name="Domyślnaczcionkaakapitu" style:family="text">
      <style:text-properties fo:background-color="#80FFFF" style:text-underline-type="single" style:text-underline-style="solid" style:text-underline-width="auto" style:text-underline-mode="continuous"/>
    </style:style>
    <style:style style:name="T2060" style:parent-style-name="Domyślnaczcionkaakapitu" style:family="text">
      <style:text-properties style:text-underline-type="single" style:text-underline-style="solid" style:text-underline-width="auto" style:text-underline-mode="continuous"/>
    </style:style>
    <style:style style:name="T2061" style:parent-style-name="Domyślnaczcionkaakapitu" style:family="text">
      <style:text-properties fo:background-color="#80FFFF" style:text-underline-type="single" style:text-underline-style="solid" style:text-underline-width="auto" style:text-underline-mode="continuous"/>
    </style:style>
    <style:style style:name="P2062" style:parent-style-name="Normalny" style:family="paragraph">
      <style:paragraph-properties fo:text-align="justify" fo:line-height="150%" fo:text-indent="0.2479in"/>
    </style:style>
    <style:style style:name="T2063" style:parent-style-name="Domyślnaczcionkaakapitu" style:family="text">
      <style:text-properties fo:background-color="#80FFFF"/>
    </style:style>
    <style:style style:name="P2064" style:parent-style-name="Normalny" style:family="paragraph">
      <style:paragraph-properties fo:text-align="justify" fo:line-height="150%"/>
    </style:style>
    <style:style style:name="T2065" style:parent-style-name="Domyślnaczcionkaakapitu" style:family="text">
      <style:text-properties style:text-underline-type="single" style:text-underline-style="solid" style:text-underline-width="auto" style:text-underline-mode="continuous"/>
    </style:style>
    <style:style style:name="P2066" style:parent-style-name="Normalny" style:family="paragraph">
      <style:paragraph-properties fo:text-align="justify" fo:line-height="150%" fo:text-indent="0.2479in"/>
    </style:style>
    <style:style style:name="P2067" style:parent-style-name="Normalny" style:family="paragraph">
      <style:paragraph-properties fo:text-align="justify" fo:line-height="150%" fo:text-indent="0.2479in"/>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P2071" style:parent-style-name="Normalny" style:family="paragraph">
      <style:paragraph-properties fo:text-align="justify" fo:line-height="150%" fo:text-indent="0.2479in"/>
    </style:style>
    <style:style style:name="P2072" style:parent-style-name="Normalny" style:family="paragraph">
      <style:paragraph-properties fo:text-align="justify" fo:line-height="150%" fo:text-indent="0.2479in"/>
    </style:style>
    <style:style style:name="P2073" style:parent-style-name="Normalny" style:family="paragraph">
      <style:paragraph-properties fo:text-align="justify" fo:line-height="150%" fo:text-indent="0.2479in"/>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P2076" style:parent-style-name="Normalny" style:family="paragraph">
      <style:paragraph-properties fo:text-align="justify" fo:line-height="150%" fo:text-indent="0.2479in"/>
    </style:style>
    <style:style style:name="P2077" style:parent-style-name="Normalny" style:family="paragraph">
      <style:paragraph-properties fo:text-align="justify" fo:line-height="150%" fo:text-indent="0.2479in"/>
    </style:style>
    <style:style style:name="T2078" style:parent-style-name="Domyślnaczcionkaakapitu" style:family="text">
      <style:text-properties fo:background-color="#80FFFF"/>
    </style:style>
    <style:style style:name="P2079" style:parent-style-name="Normalny" style:family="paragraph">
      <style:paragraph-properties fo:text-align="justify" fo:line-height="150%" fo:text-indent="0.2479in"/>
    </style:style>
    <style:style style:name="P2080" style:parent-style-name="Normalny" style:family="paragraph">
      <style:paragraph-properties fo:text-align="justify" fo:line-height="150%" fo:text-indent="0.2479in"/>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P2084" style:parent-style-name="Normalny" style:family="paragraph">
      <style:paragraph-properties fo:text-align="justify" fo:line-height="150%" fo:text-indent="0.2479in"/>
    </style:style>
    <style:style style:name="T2085" style:parent-style-name="Domyślnaczcionkaakapitu" style:family="text">
      <style:text-properties fo:background-color="#80FFFF"/>
    </style:style>
    <style:style style:name="P2086" style:parent-style-name="Normalny" style:family="paragraph">
      <style:paragraph-properties fo:text-align="justify" fo:line-height="150%" fo:text-indent="0.2479in"/>
    </style:style>
    <style:style style:name="T2087" style:parent-style-name="Domyślnaczcionkaakapitu" style:family="text">
      <style:text-properties fo:background-color="#80FFFF"/>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P2090" style:parent-style-name="Normalny" style:family="paragraph">
      <style:paragraph-properties fo:text-align="justify" fo:line-height="150%" fo:text-indent="0.2479in"/>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P2094" style:parent-style-name="Normalny" style:family="paragraph">
      <style:paragraph-properties fo:text-align="justify" fo:line-height="150%" fo:text-indent="0.2479in"/>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P2097" style:parent-style-name="Normalny" style:family="paragraph">
      <style:paragraph-properties fo:text-align="justify" fo:line-height="150%" fo:text-indent="0.2479in"/>
    </style:style>
    <style:style style:name="T2098" style:parent-style-name="Domyślnaczcionkaakapitu" style:family="text">
      <style:text-properties fo:background-color="#80FFFF"/>
    </style:style>
    <style:style style:name="P2099" style:parent-style-name="Normalny" style:family="paragraph">
      <style:paragraph-properties fo:text-align="justify" fo:line-height="150%" fo:text-indent="0.2479in"/>
    </style:style>
    <style:style style:name="P2100" style:parent-style-name="Normalny" style:family="paragraph">
      <style:paragraph-properties fo:text-align="justify" fo:line-height="150%" fo:text-indent="0.2479in"/>
    </style:style>
    <style:style style:name="T2101" style:parent-style-name="Domyślnaczcionkaakapitu" style:family="text">
      <style:text-properties fo:background-color="#80FFFF"/>
    </style:style>
    <style:style style:name="P2102" style:parent-style-name="Normalny" style:family="paragraph">
      <style:paragraph-properties fo:text-align="justify" fo:line-height="150%" fo:text-indent="0.2479in"/>
    </style:style>
    <style:style style:name="T2103" style:parent-style-name="Domyślnaczcionkaakapitu" style:family="text">
      <style:text-properties fo:background-color="#80FFFF"/>
    </style:style>
    <style:style style:name="P2104" style:parent-style-name="Normalny" style:family="paragraph">
      <style:paragraph-properties fo:text-align="justify" fo:line-height="150%" fo:text-indent="0.2479in"/>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P2108" style:parent-style-name="Normalny" style:family="paragraph">
      <style:paragraph-properties fo:text-align="justify" fo:line-height="150%" fo:text-indent="0.2479in"/>
    </style:style>
    <style:style style:name="T2109" style:parent-style-name="Domyślnaczcionkaakapitu" style:family="text">
      <style:text-properties fo:background-color="#80FFFF"/>
    </style:style>
    <style:style style:name="P2110" style:parent-style-name="Normalny" style:family="paragraph">
      <style:paragraph-properties fo:text-align="justify" fo:line-height="150%" fo:text-indent="0.2479in"/>
    </style:style>
    <style:style style:name="T2111" style:parent-style-name="Domyślnaczcionkaakapitu" style:family="text">
      <style:text-properties fo:background-color="#80FFFF"/>
    </style:style>
    <style:style style:name="T2112" style:parent-style-name="Domyślnaczcionkaakapitu" style:family="text">
      <style:text-properties fo:font-style="italic" style:font-style-asian="italic" style:font-style-complex="italic"/>
    </style:style>
    <style:style style:name="T2113" style:parent-style-name="Domyślnaczcionkaakapitu" style:family="text">
      <style:text-properties fo:background-color="#80FFFF"/>
    </style:style>
    <style:style style:name="P2114" style:parent-style-name="Normalny" style:family="paragraph">
      <style:paragraph-properties fo:text-align="justify" fo:line-height="150%" fo:text-indent="0.2479in"/>
    </style:style>
    <style:style style:name="P2115" style:parent-style-name="Normalny" style:family="paragraph">
      <style:paragraph-properties fo:text-align="justify" fo:line-height="150%" fo:text-indent="0.2479in"/>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P2121" style:parent-style-name="Normalny" style:family="paragraph">
      <style:paragraph-properties fo:text-align="justify" fo:line-height="150%" fo:text-indent="0.2479in"/>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P2125" style:parent-style-name="Normalny" style:family="paragraph">
      <style:paragraph-properties fo:text-align="justify" fo:line-height="150%" fo:text-indent="0.2479in"/>
    </style:style>
    <style:style style:name="P2126" style:parent-style-name="Normalny" style:family="paragraph">
      <style:paragraph-properties fo:text-align="justify" fo:line-height="150%" fo:text-indent="0.2479in"/>
    </style:style>
    <style:style style:name="P2127" style:parent-style-name="Normalny" style:family="paragraph">
      <style:paragraph-properties fo:text-align="justify" fo:line-height="150%" fo:text-indent="0.2479in"/>
    </style:style>
    <style:style style:name="P2128" style:parent-style-name="Normalny" style:family="paragraph">
      <style:paragraph-properties fo:text-align="justify" fo:line-height="150%" fo:text-indent="0.2479in"/>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P2134" style:parent-style-name="Normalny" style:family="paragraph">
      <style:paragraph-properties fo:text-align="justify" fo:line-height="150%" fo:text-indent="0.2479in"/>
    </style:style>
    <style:style style:name="P2135"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2136" style:parent-style-name="Normalny" style:family="paragraph">
      <style:paragraph-properties fo:text-align="justify" fo:line-height="150%" fo:text-indent="0.2479in"/>
    </style:style>
    <style:style style:name="P2137" style:parent-style-name="Normalny" style:family="paragraph">
      <style:paragraph-properties fo:text-align="justify" fo:line-height="150%"/>
    </style:style>
    <style:style style:name="T2138" style:parent-style-name="Domyślnaczcionkaakapitu" style:family="text">
      <style:text-properties style:text-underline-type="single" style:text-underline-style="solid" style:text-underline-width="auto" style:text-underline-mode="continuous"/>
    </style:style>
    <style:style style:name="T2139" style:parent-style-name="Domyślnaczcionkaakapitu" style:family="text">
      <style:text-properties fo:background-color="#80FFFF" style:text-underline-type="single" style:text-underline-style="solid" style:text-underline-width="auto" style:text-underline-mode="continuous"/>
    </style:style>
    <style:style style:name="T2140" style:parent-style-name="Domyślnaczcionkaakapitu" style:family="text">
      <style:text-properties style:text-underline-type="single" style:text-underline-style="solid" style:text-underline-width="auto" style:text-underline-mode="continuous"/>
    </style:style>
    <style:style style:name="T2141" style:parent-style-name="Domyślnaczcionkaakapitu" style:family="text">
      <style:text-properties fo:background-color="#80FFFF" style:text-underline-type="single" style:text-underline-style="solid" style:text-underline-width="auto" style:text-underline-mode="continuous"/>
    </style:style>
    <style:style style:name="T2142" style:parent-style-name="Domyślnaczcionkaakapitu" style:family="text">
      <style:text-properties style:text-underline-type="single" style:text-underline-style="solid" style:text-underline-width="auto" style:text-underline-mode="continuous"/>
    </style:style>
    <style:style style:name="P2143" style:parent-style-name="Normalny" style:family="paragraph">
      <style:paragraph-properties fo:text-align="justify" fo:line-height="150%"/>
    </style:style>
    <style:style style:name="T2144" style:parent-style-name="Domyślnaczcionkaakapitu" style:family="text">
      <style:text-properties fo:background-color="#80FFFF"/>
    </style:style>
    <style:style style:name="P2145" style:parent-style-name="Normalny" style:family="paragraph">
      <style:paragraph-properties fo:text-align="justify" fo:line-height="150%"/>
      <style:text-properties style:text-underline-type="single" style:text-underline-style="solid" style:text-underline-width="auto" style:text-underline-mode="continuous"/>
    </style:style>
    <style:style style:name="P2146" style:parent-style-name="Normalny" style:family="paragraph">
      <style:paragraph-properties fo:text-align="justify" fo:line-height="150%" fo:text-indent="0.2479in"/>
    </style:style>
    <style:style style:name="P2147" style:parent-style-name="Normalny" style:family="paragraph">
      <style:paragraph-properties fo:text-align="justify" fo:line-height="150%"/>
    </style:style>
    <style:style style:name="T2148" style:parent-style-name="Domyślnaczcionkaakapitu" style:family="text">
      <style:text-properties style:text-underline-type="single" style:text-underline-style="solid" style:text-underline-width="auto" style:text-underline-mode="continuous"/>
    </style:style>
    <style:style style:name="P2149" style:parent-style-name="Normalny" style:family="paragraph">
      <style:paragraph-properties fo:text-align="justify" fo:line-height="150%" fo:text-indent="0.2479in"/>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P2152" style:parent-style-name="Normalny" style:family="paragraph">
      <style:paragraph-properties fo:text-align="justify" fo:line-height="150%" fo:text-indent="0.2479in">
        <style:tab-stops>
          <style:tab-stop style:type="left" style:position="4.9645in"/>
        </style:tab-stops>
      </style:paragraph-properties>
    </style:style>
    <style:style style:name="T2153" style:parent-style-name="Domyślnaczcionkaakapitu" style:family="text">
      <style:text-properties fo:background-color="#80FFFF"/>
    </style:style>
    <style:style style:name="P2154" style:parent-style-name="Normalny" style:family="paragraph">
      <style:paragraph-properties fo:text-align="justify" fo:line-height="150%" fo:text-indent="0.2479in"/>
    </style:style>
    <style:style style:name="P2155" style:parent-style-name="Normalny" style:family="paragraph">
      <style:paragraph-properties fo:text-align="justify" fo:line-height="150%" fo:text-indent="0.2479in"/>
    </style:style>
    <style:style style:name="T2156" style:parent-style-name="Domyślnaczcionkaakapitu" style:family="text">
      <style:text-properties fo:background-color="#80FFFF"/>
    </style:style>
    <style:style style:name="P2157" style:parent-style-name="Normalny" style:family="paragraph">
      <style:paragraph-properties fo:text-align="justify" fo:line-height="150%" fo:text-indent="0.2479in"/>
    </style:style>
    <style:style style:name="P2158" style:parent-style-name="Normalny" style:family="paragraph">
      <style:paragraph-properties fo:text-align="justify" fo:line-height="150%" fo:text-indent="0.2479in"/>
    </style:style>
    <style:style style:name="T2159" style:parent-style-name="Domyślnaczcionkaakapitu" style:family="text">
      <style:text-properties fo:background-color="#80FFFF"/>
    </style:style>
    <style:style style:name="P2160" style:parent-style-name="Normalny" style:family="paragraph">
      <style:paragraph-properties fo:text-align="justify" fo:line-height="150%" fo:text-indent="0.2479in"/>
    </style:style>
    <style:style style:name="T2161" style:parent-style-name="Domyślnaczcionkaakapitu" style:family="text">
      <style:text-properties fo:background-color="#80FFFF"/>
    </style:style>
    <style:style style:name="P2162" style:parent-style-name="Normalny" style:family="paragraph">
      <style:paragraph-properties fo:text-align="justify" fo:line-height="150%" fo:text-indent="0.2479in"/>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P2165" style:parent-style-name="Normalny" style:family="paragraph">
      <style:paragraph-properties fo:text-align="justify" fo:line-height="150%" fo:text-indent="0.2479in"/>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T2168" style:parent-style-name="Domyślnaczcionkaakapitu" style:family="text">
      <style:text-properties fo:background-color="#80FFFF"/>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P2175" style:parent-style-name="Normalny" style:family="paragraph">
      <style:paragraph-properties fo:text-align="justify" fo:line-height="150%" fo:text-indent="0.2479in"/>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P2178" style:parent-style-name="Normalny" style:family="paragraph">
      <style:paragraph-properties fo:text-align="justify" fo:line-height="150%"/>
    </style:style>
    <style:style style:name="T2179" style:parent-style-name="Domyślnaczcionkaakapitu" style:family="text">
      <style:text-properties style:text-underline-type="single" style:text-underline-style="solid" style:text-underline-width="auto" style:text-underline-mode="continuous"/>
    </style:style>
    <style:style style:name="P2180" style:parent-style-name="Normalny" style:family="paragraph">
      <style:paragraph-properties fo:text-align="justify" fo:line-height="150%" fo:text-indent="0.2479in"/>
    </style:style>
    <style:style style:name="T2181" style:parent-style-name="Domyślnaczcionkaakapitu" style:family="text">
      <style:text-properties fo:background-color="#80FFFF"/>
    </style:style>
    <style:style style:name="P2182" style:parent-style-name="Normalny" style:family="paragraph">
      <style:paragraph-properties fo:text-align="justify" fo:line-height="150%"/>
    </style:style>
    <style:style style:name="T2183" style:parent-style-name="Domyślnaczcionkaakapitu" style:family="text">
      <style:text-properties style:text-underline-type="single" style:text-underline-style="solid" style:text-underline-width="auto" style:text-underline-mode="continuous"/>
    </style:style>
    <style:style style:name="P2184" style:parent-style-name="Normalny" style:family="paragraph">
      <style:paragraph-properties fo:text-align="justify" fo:line-height="150%" fo:text-indent="0.2479in"/>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P2200" style:parent-style-name="Normalny" style:family="paragraph">
      <style:paragraph-properties fo:text-align="justify" fo:line-height="150%" fo:text-indent="0.2479in"/>
    </style:style>
    <style:style style:name="P2201" style:parent-style-name="Normalny" style:family="paragraph">
      <style:paragraph-properties fo:text-align="justify" fo:line-height="150%" fo:text-indent="0.2479in"/>
    </style:style>
    <style:style style:name="P2202" style:parent-style-name="Normalny" style:family="paragraph">
      <style:paragraph-properties fo:text-align="justify" fo:line-height="150%"/>
    </style:style>
    <style:style style:name="T2203" style:parent-style-name="Domyślnaczcionkaakapitu" style:family="text">
      <style:text-properties style:text-underline-type="single" style:text-underline-style="solid" style:text-underline-width="auto" style:text-underline-mode="continuous"/>
    </style:style>
    <style:style style:name="T2204" style:parent-style-name="Domyślnaczcionkaakapitu" style:family="text">
      <style:text-properties fo:background-color="#80FFFF" style:text-underline-type="single" style:text-underline-style="solid" style:text-underline-width="auto" style:text-underline-mode="continuous"/>
    </style:style>
    <style:style style:name="P2205" style:parent-style-name="Normalny" style:family="paragraph">
      <style:paragraph-properties fo:text-align="justify" fo:line-height="150%" fo:text-indent="0.2479in"/>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P2208" style:parent-style-name="Normalny" style:family="paragraph">
      <style:paragraph-properties fo:text-align="justify" fo:line-height="150%">
        <style:tab-stops>
          <style:tab-stop style:type="left" style:position="3.7055in"/>
        </style:tab-stops>
      </style:paragraph-properties>
    </style:style>
    <style:style style:name="T2209" style:parent-style-name="Domyślnaczcionkaakapitu" style:family="text">
      <style:text-properties style:text-underline-type="single" style:text-underline-style="solid" style:text-underline-width="auto" style:text-underline-mode="continuous"/>
    </style:style>
    <style:style style:name="T2210" style:parent-style-name="Domyślnaczcionkaakapitu" style:family="text">
      <style:text-properties fo:background-color="#80FFFF" style:text-underline-type="single" style:text-underline-style="solid" style:text-underline-width="auto" style:text-underline-mode="continuous"/>
    </style:style>
    <style:style style:name="T2211" style:parent-style-name="Domyślnaczcionkaakapitu" style:family="text">
      <style:text-properties style:text-underline-type="single" style:text-underline-style="solid" style:text-underline-width="auto" style:text-underline-mode="continuous"/>
    </style:style>
    <style:style style:name="P2212" style:parent-style-name="Normalny" style:family="paragraph">
      <style:paragraph-properties fo:text-align="justify" fo:line-height="150%" fo:text-indent="0.2479in">
        <style:tab-stops>
          <style:tab-stop style:type="left" style:position="3.7055in"/>
        </style:tab-stops>
      </style:paragraph-properties>
    </style:style>
    <style:style style:name="T2213" style:parent-style-name="Domyślnaczcionkaakapitu" style:family="text">
      <style:text-properties fo:background-color="#80FFFF"/>
    </style:style>
    <style:style style:name="P2214" style:parent-style-name="Normalny" style:family="paragraph">
      <style:paragraph-properties fo:text-align="justify" fo:line-height="150%" fo:text-indent="0.2479in"/>
    </style:style>
    <style:style style:name="P2215" style:parent-style-name="Normalny" style:family="paragraph">
      <style:paragraph-properties fo:text-align="justify" fo:line-height="150%"/>
    </style:style>
    <style:style style:name="T2216" style:parent-style-name="Domyślnaczcionkaakapitu" style:family="text">
      <style:text-properties style:text-underline-type="single" style:text-underline-style="solid" style:text-underline-width="auto" style:text-underline-mode="continuous"/>
    </style:style>
    <style:style style:name="P2217" style:parent-style-name="Normalny" style:family="paragraph">
      <style:paragraph-properties fo:text-align="justify" fo:line-height="150%" fo:text-indent="0.2479in"/>
    </style:style>
    <style:style style:name="P2218" style:parent-style-name="Normalny" style:family="paragraph">
      <style:paragraph-properties fo:text-align="justify" fo:line-height="150%"/>
    </style:style>
    <style:style style:name="T2219" style:parent-style-name="Domyślnaczcionkaakapitu" style:family="text">
      <style:text-properties style:text-underline-type="single" style:text-underline-style="solid" style:text-underline-width="auto" style:text-underline-mode="continuous"/>
    </style:style>
    <style:style style:name="T2220" style:parent-style-name="Domyślnaczcionkaakapitu" style:family="text">
      <style:text-properties fo:background-color="#80FFFF" style:text-underline-type="single" style:text-underline-style="solid" style:text-underline-width="auto" style:text-underline-mode="continuous"/>
    </style:style>
    <style:style style:name="T2221" style:parent-style-name="Domyślnaczcionkaakapitu" style:family="text">
      <style:text-properties style:text-underline-type="single" style:text-underline-style="solid" style:text-underline-width="auto" style:text-underline-mode="continuous"/>
    </style:style>
    <style:style style:name="T2222" style:parent-style-name="Domyślnaczcionkaakapitu" style:family="text">
      <style:text-properties fo:background-color="#80FFFF" style:text-underline-type="single" style:text-underline-style="solid" style:text-underline-width="auto" style:text-underline-mode="continuous"/>
    </style:style>
    <style:style style:name="T2223" style:parent-style-name="Domyślnaczcionkaakapitu" style:family="text">
      <style:text-properties style:text-underline-type="single" style:text-underline-style="solid" style:text-underline-width="auto" style:text-underline-mode="continuous"/>
    </style:style>
    <style:style style:name="T2224" style:parent-style-name="Domyślnaczcionkaakapitu" style:family="text">
      <style:text-properties fo:background-color="#80FFFF" style:text-underline-type="single" style:text-underline-style="solid" style:text-underline-width="auto" style:text-underline-mode="continuous"/>
    </style:style>
    <style:style style:name="T2225" style:parent-style-name="Domyślnaczcionkaakapitu" style:family="text">
      <style:text-properties style:text-underline-type="single" style:text-underline-style="solid" style:text-underline-width="auto" style:text-underline-mode="continuous"/>
    </style:style>
    <style:style style:name="T2226" style:parent-style-name="Domyślnaczcionkaakapitu" style:family="text">
      <style:text-properties fo:background-color="#80FFFF"/>
    </style:style>
    <style:style style:name="P2227" style:parent-style-name="Normalny" style:family="paragraph">
      <style:paragraph-properties fo:text-align="justify" fo:line-height="150%" fo:text-indent="0.2479in"/>
    </style:style>
    <style:style style:name="T2228" style:parent-style-name="Domyślnaczcionkaakapitu" style:family="text">
      <style:text-properties fo:background-color="#80FFFF"/>
    </style:style>
    <style:style style:name="P2229" style:parent-style-name="Normalny" style:family="paragraph">
      <style:paragraph-properties fo:text-align="justify" fo:line-height="150%"/>
    </style:style>
    <style:style style:name="T2230" style:parent-style-name="Domyślnaczcionkaakapitu" style:family="text">
      <style:text-properties style:text-underline-type="single" style:text-underline-style="solid" style:text-underline-width="auto" style:text-underline-mode="continuous"/>
    </style:style>
    <style:style style:name="P2231" style:parent-style-name="Normalny" style:family="paragraph">
      <style:paragraph-properties fo:text-align="justify" fo:line-height="150%" fo:text-indent="0.2479in"/>
    </style:style>
    <style:style style:name="T2232" style:parent-style-name="Domyślnaczcionkaakapitu" style:family="text">
      <style:text-properties fo:background-color="#80FFFF"/>
    </style:style>
    <style:style style:name="P2233" style:parent-style-name="Normalny" style:family="paragraph">
      <style:paragraph-properties fo:text-align="justify" fo:line-height="150%"/>
    </style:style>
    <style:style style:name="T2234" style:parent-style-name="Domyślnaczcionkaakapitu" style:family="text">
      <style:text-properties style:text-underline-type="single" style:text-underline-style="solid" style:text-underline-width="auto" style:text-underline-mode="continuous"/>
    </style:style>
    <style:style style:name="T2235" style:parent-style-name="Domyślnaczcionkaakapitu" style:family="text">
      <style:text-properties fo:background-color="#80FFFF" style:text-underline-type="single" style:text-underline-style="solid" style:text-underline-width="auto" style:text-underline-mode="continuous"/>
    </style:style>
    <style:style style:name="T2236" style:parent-style-name="Domyślnaczcionkaakapitu" style:family="text">
      <style:text-properties style:text-underline-type="single" style:text-underline-style="solid" style:text-underline-width="auto" style:text-underline-mode="continuous"/>
    </style:style>
    <style:style style:name="T2237" style:parent-style-name="Domyślnaczcionkaakapitu" style:family="text">
      <style:text-properties style:text-underline-type="single" style:text-underline-style="solid" style:text-underline-width="auto" style:text-underline-mode="continuous"/>
    </style:style>
    <style:style style:name="T2238" style:parent-style-name="Domyślnaczcionkaakapitu" style:family="text">
      <style:text-properties fo:background-color="#80FFFF" style:text-underline-type="single" style:text-underline-style="solid" style:text-underline-width="auto" style:text-underline-mode="continuous"/>
    </style:style>
    <style:style style:name="T2239" style:parent-style-name="Domyślnaczcionkaakapitu" style:family="text">
      <style:text-properties fo:background-color="#80FFFF" style:text-underline-type="single" style:text-underline-style="solid" style:text-underline-width="auto" style:text-underline-mode="continuous"/>
    </style:style>
    <style:style style:name="T2240" style:parent-style-name="Domyślnaczcionkaakapitu" style:family="text">
      <style:text-properties style:text-underline-type="single" style:text-underline-style="solid" style:text-underline-width="auto" style:text-underline-mode="continuous"/>
    </style:style>
    <style:style style:name="T2241" style:parent-style-name="Domyślnaczcionkaakapitu" style:family="text">
      <style:text-properties fo:background-color="#80FFFF" style:text-underline-type="single" style:text-underline-style="solid" style:text-underline-width="auto" style:text-underline-mode="continuous"/>
    </style:style>
    <style:style style:name="T2242" style:parent-style-name="Domyślnaczcionkaakapitu" style:family="text">
      <style:text-properties fo:background-color="#80FFFF" style:text-underline-type="single" style:text-underline-style="solid" style:text-underline-width="auto" style:text-underline-mode="continuous"/>
    </style:style>
    <style:style style:name="T2243" style:parent-style-name="Domyślnaczcionkaakapitu" style:family="text">
      <style:text-properties fo:background-color="#80FFFF" style:text-underline-type="single" style:text-underline-style="solid" style:text-underline-width="auto" style:text-underline-mode="continuous"/>
    </style:style>
    <style:style style:name="T2244" style:parent-style-name="Domyślnaczcionkaakapitu" style:family="text">
      <style:text-properties fo:background-color="#80FFFF" style:text-underline-type="single" style:text-underline-style="solid" style:text-underline-width="auto" style:text-underline-mode="continuous"/>
    </style:style>
    <style:style style:name="T2245" style:parent-style-name="Domyślnaczcionkaakapitu" style:family="text">
      <style:text-properties fo:background-color="#80FFFF" style:text-underline-type="single" style:text-underline-style="solid" style:text-underline-width="auto" style:text-underline-mode="continuous"/>
    </style:style>
    <style:style style:name="T2246" style:parent-style-name="Domyślnaczcionkaakapitu" style:family="text">
      <style:text-properties style:text-underline-type="single" style:text-underline-style="solid" style:text-underline-width="auto" style:text-underline-mode="continuous"/>
    </style:style>
    <style:style style:name="P2247" style:parent-style-name="Normalny" style:family="paragraph">
      <style:paragraph-properties fo:text-align="justify" fo:line-height="150%" fo:text-indent="0.2479in"/>
    </style:style>
    <style:style style:name="P2248" style:parent-style-name="Normalny" style:family="paragraph">
      <style:paragraph-properties fo:text-align="justify" fo:line-height="150%" fo:text-indent="0.2479in"/>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T2253" style:parent-style-name="Domyślnaczcionkaakapitu" style:family="text">
      <style:text-properties fo:background-color="#80FFFF"/>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P2257" style:parent-style-name="Normalny" style:family="paragraph">
      <style:paragraph-properties fo:text-align="justify" fo:line-height="150%" fo:text-indent="0.2479in"/>
    </style:style>
    <style:style style:name="T2258" style:parent-style-name="Domyślnaczcionkaakapitu" style:family="text">
      <style:text-properties fo:background-color="#80FFFF"/>
    </style:style>
    <style:style style:name="T2259" style:parent-style-name="Domyślnaczcionkaakapitu" style:family="text">
      <style:text-properties fo:background-color="#80FFFF"/>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T2282" style:parent-style-name="Domyślnaczcionkaakapitu" style:family="text">
      <style:text-properties fo:background-color="#80FFFF"/>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T2302" style:parent-style-name="Domyślnaczcionkaakapitu" style:family="text">
      <style:text-properties fo:background-color="#80FFFF"/>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P2313" style:parent-style-name="Normalny" style:family="paragraph">
      <style:paragraph-properties fo:text-align="justify" fo:line-height="150%" fo:text-indent="0.2479in"/>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P2327" style:parent-style-name="Normalny" style:family="paragraph">
      <style:paragraph-properties fo:text-align="justify" fo:line-height="150%" fo:text-indent="0.2479in"/>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T2330" style:parent-style-name="Domyślnaczcionkaakapitu" style:family="text">
      <style:text-properties fo:background-color="#80FFFF"/>
    </style:style>
    <style:style style:name="P2331" style:parent-style-name="Normalny" style:family="paragraph">
      <style:paragraph-properties fo:text-align="justify" fo:line-height="150%" fo:text-indent="0.2479in"/>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P2349" style:parent-style-name="Normalny" style:family="paragraph">
      <style:paragraph-properties fo:text-align="justify" fo:line-height="150%" fo:text-indent="0.2479in"/>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P2359" style:parent-style-name="Normalny" style:family="paragraph">
      <style:paragraph-properties fo:text-align="justify" fo:line-height="150%" fo:text-indent="0.2479in"/>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P2364" style:parent-style-name="Normalny" style:family="paragraph">
      <style:paragraph-properties fo:text-align="justify" fo:line-height="150%" fo:text-indent="0.2479in"/>
    </style:style>
    <style:style style:name="P2365" style:parent-style-name="Normalny" style:family="paragraph">
      <style:paragraph-properties fo:text-align="justify" fo:line-height="150%"/>
    </style:style>
    <style:style style:name="T2366" style:parent-style-name="Domyślnaczcionkaakapitu" style:family="text">
      <style:text-properties style:text-underline-type="single" style:text-underline-style="solid" style:text-underline-width="auto" style:text-underline-mode="continuous"/>
    </style:style>
    <style:style style:name="T2367" style:parent-style-name="Domyślnaczcionkaakapitu" style:family="text">
      <style:text-properties fo:background-color="#80FFFF" style:text-underline-type="single" style:text-underline-style="solid" style:text-underline-width="auto" style:text-underline-mode="continuous"/>
    </style:style>
    <style:style style:name="T2368" style:parent-style-name="Domyślnaczcionkaakapitu" style:family="text">
      <style:text-properties style:text-underline-type="single" style:text-underline-style="solid" style:text-underline-width="auto" style:text-underline-mode="continuous"/>
    </style:style>
    <style:style style:name="P2369" style:parent-style-name="Normalny" style:family="paragraph">
      <style:paragraph-properties fo:text-align="justify" fo:line-height="150%" fo:text-indent="0.2479in"/>
    </style:style>
    <style:style style:name="T2370" style:parent-style-name="Domyślnaczcionkaakapitu" style:family="text">
      <style:text-properties fo:background-color="#80FFFF"/>
    </style:style>
    <style:style style:name="P2371" style:parent-style-name="Normalny" style:family="paragraph">
      <style:paragraph-properties fo:text-align="justify" fo:line-height="150%" fo:text-indent="0.2479in"/>
    </style:style>
    <style:style style:name="T2372" style:parent-style-name="Domyślnaczcionkaakapitu" style:family="text">
      <style:text-properties fo:background-color="#80FFFF"/>
    </style:style>
    <style:style style:name="P2373" style:parent-style-name="Normalny" style:family="paragraph">
      <style:paragraph-properties fo:text-align="justify" fo:line-height="150%" fo:text-indent="0.2479in"/>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P2379" style:parent-style-name="Normalny" style:family="paragraph">
      <style:paragraph-properties fo:text-align="justify" fo:line-height="150%" fo:text-indent="0.2479in"/>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P2383" style:parent-style-name="Normalny" style:family="paragraph">
      <style:paragraph-properties fo:text-align="justify" fo:line-height="150%" fo:text-indent="0.2479in"/>
    </style:style>
    <style:style style:name="P2384" style:parent-style-name="Normalny" style:family="paragraph">
      <style:paragraph-properties fo:text-align="justify" fo:line-height="150%" fo:text-indent="0.2479in"/>
    </style:style>
    <style:style style:name="P2385" style:parent-style-name="Normalny" style:family="paragraph">
      <style:paragraph-properties fo:text-align="justify" fo:line-height="150%"/>
    </style:style>
    <style:style style:name="T2386" style:parent-style-name="Domyślnaczcionkaakapitu" style:family="text">
      <style:text-properties fo:background-color="#80FFFF" style:text-underline-type="single" style:text-underline-style="solid" style:text-underline-width="auto" style:text-underline-mode="continuous"/>
    </style:style>
    <style:style style:name="T2387" style:parent-style-name="Domyślnaczcionkaakapitu" style:family="text">
      <style:text-properties style:text-underline-type="single" style:text-underline-style="solid" style:text-underline-width="auto" style:text-underline-mode="continuous"/>
    </style:style>
    <style:style style:name="T2388" style:parent-style-name="Domyślnaczcionkaakapitu" style:family="text">
      <style:text-properties fo:background-color="#80FFFF" style:text-underline-type="single" style:text-underline-style="solid" style:text-underline-width="auto" style:text-underline-mode="continuous"/>
    </style:style>
    <style:style style:name="T2389" style:parent-style-name="Domyślnaczcionkaakapitu" style:family="text">
      <style:text-properties style:text-underline-type="single" style:text-underline-style="solid" style:text-underline-width="auto" style:text-underline-mode="continuous"/>
    </style:style>
    <style:style style:name="P2390" style:parent-style-name="Normalny" style:family="paragraph">
      <style:paragraph-properties fo:text-align="justify" fo:line-height="150%" fo:text-indent="0.2479in"/>
    </style:style>
    <style:style style:name="T2391" style:parent-style-name="Domyślnaczcionkaakapitu" style:family="text">
      <style:text-properties fo:background-color="#80FFFF"/>
    </style:style>
    <style:style style:name="P2392" style:parent-style-name="Normalny" style:family="paragraph">
      <style:paragraph-properties fo:text-align="justify" fo:line-height="150%" fo:text-indent="0.2479in"/>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P2396" style:parent-style-name="Normalny" style:family="paragraph">
      <style:paragraph-properties fo:text-align="justify" fo:line-height="150%" fo:text-indent="0.2479in"/>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P2405" style:parent-style-name="Normalny" style:family="paragraph">
      <style:paragraph-properties fo:text-align="justify" fo:line-height="150%" fo:text-indent="0.2479in"/>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T2412" style:parent-style-name="Domyślnaczcionkaakapitu" style:family="text">
      <style:text-properties fo:background-color="#80FFFF"/>
    </style:style>
    <style:style style:name="T2413" style:parent-style-name="Domyślnaczcionkaakapitu" style:family="text">
      <style:text-properties fo:background-color="#80FFFF"/>
    </style:style>
    <style:style style:name="P2414" style:parent-style-name="Normalny" style:family="paragraph">
      <style:paragraph-properties fo:text-align="justify" fo:line-height="150%" fo:text-indent="0.2479in"/>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P2417" style:parent-style-name="Normalny" style:family="paragraph">
      <style:paragraph-properties fo:text-align="justify" fo:line-height="150%" fo:text-indent="0.2479in"/>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T2426" style:parent-style-name="Domyślnaczcionkaakapitu" style:family="text">
      <style:text-properties fo:background-color="#80FFFF"/>
    </style:style>
    <style:style style:name="T2427" style:parent-style-name="Domyślnaczcionkaakapitu" style:family="text">
      <style:text-properties fo:background-color="#80FFFF"/>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P2430" style:parent-style-name="Normalny" style:family="paragraph">
      <style:paragraph-properties fo:text-align="justify" fo:line-height="150%" fo:text-indent="0.2479in"/>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T2443" style:parent-style-name="Domyślnaczcionkaakapitu" style:family="text">
      <style:text-properties fo:background-color="#80FFFF"/>
    </style:style>
    <style:style style:name="T2444" style:parent-style-name="Domyślnaczcionkaakapitu" style:family="text">
      <style:text-properties fo:background-color="#80FFFF"/>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P2448" style:parent-style-name="Normalny" style:family="paragraph">
      <style:paragraph-properties fo:text-align="justify" fo:line-height="150%" fo:text-indent="0.2479in"/>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T2466" style:parent-style-name="Domyślnaczcionkaakapitu" style:family="text">
      <style:text-properties fo:background-color="#80FFFF"/>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T2469" style:parent-style-name="Domyślnaczcionkaakapitu" style:family="text">
      <style:text-properties fo:background-color="#80FFFF"/>
    </style:style>
    <style:style style:name="T2470" style:parent-style-name="Domyślnaczcionkaakapitu" style:family="text">
      <style:text-properties fo:background-color="#80FFFF"/>
    </style:style>
    <style:style style:name="P2471" style:parent-style-name="Normalny" style:family="paragraph">
      <style:paragraph-properties fo:text-align="justify" fo:line-height="150%" fo:text-indent="0.2479in"/>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T2476" style:parent-style-name="Domyślnaczcionkaakapitu" style:family="text">
      <style:text-properties fo:background-color="#80FFFF"/>
    </style:style>
    <style:style style:name="P2477" style:parent-style-name="Normalny" style:family="paragraph">
      <style:paragraph-properties fo:text-align="justify" fo:line-height="150%" fo:text-indent="0.2479in"/>
    </style:style>
    <style:style style:name="T2478" style:parent-style-name="Domyślnaczcionkaakapitu" style:family="text">
      <style:text-properties fo:background-color="#80FFFF"/>
    </style:style>
    <style:style style:name="P2479" style:parent-style-name="Normalny" style:family="paragraph">
      <style:paragraph-properties fo:text-align="justify" fo:line-height="150%"/>
    </style:style>
    <style:style style:name="T2480" style:parent-style-name="Domyślnaczcionkaakapitu" style:family="text">
      <style:text-properties style:text-underline-type="single" style:text-underline-style="solid" style:text-underline-width="auto" style:text-underline-mode="continuous"/>
    </style:style>
    <style:style style:name="T2481" style:parent-style-name="Domyślnaczcionkaakapitu" style:family="text">
      <style:text-properties fo:background-color="#80FFFF" style:text-underline-type="single" style:text-underline-style="solid" style:text-underline-width="auto" style:text-underline-mode="continuous"/>
    </style:style>
    <style:style style:name="T2482" style:parent-style-name="Domyślnaczcionkaakapitu" style:family="text">
      <style:text-properties style:text-underline-type="single" style:text-underline-style="solid" style:text-underline-width="auto" style:text-underline-mode="continuous"/>
    </style:style>
    <style:style style:name="P2483" style:parent-style-name="Normalny" style:family="paragraph">
      <style:paragraph-properties fo:text-align="justify" fo:line-height="150%" fo:text-indent="0.2479in"/>
    </style:style>
    <style:style style:name="P2484" style:parent-style-name="Normalny" style:family="paragraph">
      <style:paragraph-properties fo:text-align="justify" fo:line-height="150%" fo:text-indent="0.2479in"/>
    </style:style>
    <style:style style:name="T2485" style:parent-style-name="Domyślnaczcionkaakapitu" style:family="text">
      <style:text-properties fo:background-color="#80FFFF"/>
    </style:style>
    <style:style style:name="P2486" style:parent-style-name="Normalny" style:family="paragraph">
      <style:paragraph-properties fo:text-align="justify" fo:line-height="150%" fo:text-indent="0.2479in"/>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P2490" style:parent-style-name="Normalny" style:family="paragraph">
      <style:paragraph-properties fo:text-align="justify" fo:line-height="150%" fo:text-indent="0.2479in"/>
    </style:style>
    <style:style style:name="P2491" style:parent-style-name="Normalny" style:family="paragraph">
      <style:paragraph-properties fo:text-align="justify" fo:line-height="150%"/>
    </style:style>
    <style:style style:name="T2492" style:parent-style-name="Domyślnaczcionkaakapitu" style:family="text">
      <style:text-properties style:text-underline-type="single" style:text-underline-style="solid" style:text-underline-width="auto" style:text-underline-mode="continuous"/>
    </style:style>
    <style:style style:name="P2493" style:parent-style-name="Normalny" style:family="paragraph">
      <style:paragraph-properties fo:text-align="justify" fo:line-height="150%" fo:text-indent="0.2479in"/>
    </style:style>
    <style:style style:name="T2494" style:parent-style-name="Domyślnaczcionkaakapitu" style:family="text">
      <style:text-properties fo:background-color="#80FFFF"/>
    </style:style>
    <style:style style:name="T2495" style:parent-style-name="Domyślnaczcionkaakapitu" style:family="text">
      <style:text-properties fo:background-color="#80FFFF"/>
    </style:style>
    <style:style style:name="P2496" style:parent-style-name="Normalny" style:family="paragraph">
      <style:paragraph-properties fo:text-align="justify" fo:line-height="150%"/>
    </style:style>
    <style:style style:name="T2497" style:parent-style-name="Domyślnaczcionkaakapitu" style:family="text">
      <style:text-properties style:text-underline-type="single" style:text-underline-style="solid" style:text-underline-width="auto" style:text-underline-mode="continuous"/>
    </style:style>
    <style:style style:name="T2498" style:parent-style-name="Domyślnaczcionkaakapitu" style:family="text">
      <style:text-properties fo:background-color="#80FFFF" style:text-underline-type="single" style:text-underline-style="solid" style:text-underline-width="auto" style:text-underline-mode="continuous"/>
    </style:style>
    <style:style style:name="T2499" style:parent-style-name="Domyślnaczcionkaakapitu" style:family="text">
      <style:text-properties style:text-underline-type="single" style:text-underline-style="solid" style:text-underline-width="auto" style:text-underline-mode="continuous"/>
    </style:style>
    <style:style style:name="P2500" style:parent-style-name="Normalny" style:family="paragraph">
      <style:paragraph-properties fo:text-align="justify" fo:line-height="150%" fo:text-indent="0.2479in"/>
    </style:style>
    <style:style style:name="T2501" style:parent-style-name="Domyślnaczcionkaakapitu" style:family="text">
      <style:text-properties fo:background-color="#80FFFF"/>
    </style:style>
    <style:style style:name="P2502" style:parent-style-name="Normalny" style:family="paragraph">
      <style:paragraph-properties fo:text-align="justify" fo:line-height="150%"/>
    </style:style>
    <style:style style:name="T2503" style:parent-style-name="Domyślnaczcionkaakapitu" style:family="text">
      <style:text-properties style:text-underline-type="single" style:text-underline-style="solid" style:text-underline-width="auto" style:text-underline-mode="continuous"/>
    </style:style>
    <style:style style:name="T2504" style:parent-style-name="Domyślnaczcionkaakapitu" style:family="text">
      <style:text-properties fo:background-color="#80FFFF" style:text-underline-type="single" style:text-underline-style="solid" style:text-underline-width="auto" style:text-underline-mode="continuous"/>
    </style:style>
    <style:style style:name="T2505" style:parent-style-name="Domyślnaczcionkaakapitu" style:family="text">
      <style:text-properties style:text-underline-type="single" style:text-underline-style="solid" style:text-underline-width="auto" style:text-underline-mode="continuous"/>
    </style:style>
    <style:style style:name="P2506" style:parent-style-name="Normalny" style:family="paragraph">
      <style:paragraph-properties fo:text-align="justify" fo:line-height="150%" fo:text-indent="0.2479in"/>
    </style:style>
    <style:style style:name="T2507" style:parent-style-name="Domyślnaczcionkaakapitu" style:family="text">
      <style:text-properties fo:background-color="#80FFFF"/>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P2511" style:parent-style-name="Normalny" style:family="paragraph">
      <style:paragraph-properties fo:text-align="justify" fo:line-height="150%" fo:text-indent="0.2479in"/>
    </style:style>
    <style:style style:name="P2512" style:parent-style-name="Normalny" style:family="paragraph">
      <style:paragraph-properties fo:text-align="justify" fo:line-height="150%"/>
    </style:style>
    <style:style style:name="T2513" style:parent-style-name="Domyślnaczcionkaakapitu" style:family="text">
      <style:text-properties style:text-underline-type="single" style:text-underline-style="solid" style:text-underline-width="auto" style:text-underline-mode="continuous"/>
    </style:style>
    <style:style style:name="T2514" style:parent-style-name="Domyślnaczcionkaakapitu" style:family="text">
      <style:text-properties fo:background-color="#80FFFF" style:text-underline-type="single" style:text-underline-style="solid" style:text-underline-width="auto" style:text-underline-mode="continuous"/>
    </style:style>
    <style:style style:name="T2515" style:parent-style-name="Domyślnaczcionkaakapitu" style:family="text">
      <style:text-properties style:text-underline-type="single" style:text-underline-style="solid" style:text-underline-width="auto" style:text-underline-mode="continuous"/>
    </style:style>
    <style:style style:name="T2516" style:parent-style-name="Domyślnaczcionkaakapitu" style:family="text">
      <style:text-properties fo:background-color="#80FFFF" style:text-underline-type="single" style:text-underline-style="solid" style:text-underline-width="auto" style:text-underline-mode="continuous"/>
    </style:style>
    <style:style style:name="T2517" style:parent-style-name="Domyślnaczcionkaakapitu" style:family="text">
      <style:text-properties fo:background-color="#80FFFF"/>
    </style:style>
    <style:style style:name="P2518" style:parent-style-name="Normalny" style:family="paragraph">
      <style:paragraph-properties fo:text-align="justify" fo:line-height="150%" fo:text-indent="0.2479in"/>
    </style:style>
    <style:style style:name="P2519" style:parent-style-name="Normalny" style:family="paragraph">
      <style:paragraph-properties fo:text-align="justify" fo:line-height="150%" fo:text-indent="0.2479in"/>
    </style:style>
    <style:style style:name="P2520" style:parent-style-name="Normalny" style:family="paragraph">
      <style:paragraph-properties fo:text-align="justify" fo:line-height="150%"/>
    </style:style>
    <style:style style:name="T2521" style:parent-style-name="Domyślnaczcionkaakapitu" style:family="text">
      <style:text-properties style:text-underline-type="single" style:text-underline-style="solid" style:text-underline-width="auto" style:text-underline-mode="continuous"/>
    </style:style>
    <style:style style:name="T2522" style:parent-style-name="Domyślnaczcionkaakapitu" style:family="text">
      <style:text-properties fo:background-color="#80FFFF" style:text-underline-type="single" style:text-underline-style="solid" style:text-underline-width="auto" style:text-underline-mode="continuous"/>
    </style:style>
    <style:style style:name="T2523" style:parent-style-name="Domyślnaczcionkaakapitu" style:family="text">
      <style:text-properties style:text-underline-type="single" style:text-underline-style="solid" style:text-underline-width="auto" style:text-underline-mode="continuous"/>
    </style:style>
    <style:style style:name="T2524" style:parent-style-name="Domyślnaczcionkaakapitu" style:family="text">
      <style:text-properties fo:background-color="#80FFFF" style:text-underline-type="single" style:text-underline-style="solid" style:text-underline-width="auto" style:text-underline-mode="continuous"/>
    </style:style>
    <style:style style:name="T2525" style:parent-style-name="Domyślnaczcionkaakapitu" style:family="text">
      <style:text-properties style:text-underline-type="single" style:text-underline-style="solid" style:text-underline-width="auto" style:text-underline-mode="continuous"/>
    </style:style>
    <style:style style:name="P2526" style:parent-style-name="Normalny" style:family="paragraph">
      <style:paragraph-properties fo:text-align="justify" fo:line-height="150%" fo:text-indent="0.2479in"/>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P2534" style:parent-style-name="Normalny" style:family="paragraph">
      <style:paragraph-properties fo:text-align="justify" fo:line-height="150%" fo:text-indent="0.2479in"/>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P2538" style:parent-style-name="Normalny" style:family="paragraph">
      <style:paragraph-properties fo:text-align="justify" fo:line-height="150%" fo:text-indent="0.2479in"/>
    </style:style>
    <style:style style:name="P2539" style:parent-style-name="Normalny" style:family="paragraph">
      <style:paragraph-properties fo:text-align="justify" fo:line-height="150%" fo:text-indent="0.2479in"/>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P2542" style:parent-style-name="Normalny" style:family="paragraph">
      <style:paragraph-properties fo:text-align="justify" fo:line-height="150%" fo:text-indent="0.2479in"/>
    </style:style>
    <style:style style:name="P2543" style:parent-style-name="Normalny" style:family="paragraph">
      <style:paragraph-properties fo:text-align="justify" fo:line-height="150%" fo:text-indent="0.2479in"/>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P2546" style:parent-style-name="Normalny" style:family="paragraph">
      <style:paragraph-properties fo:text-align="justify" fo:line-height="150%" fo:text-indent="0.2479in"/>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P2551" style:parent-style-name="Normalny" style:family="paragraph">
      <style:paragraph-properties fo:text-align="justify" fo:line-height="150%" fo:text-indent="0.2479in">
        <style:tab-stops>
          <style:tab-stop style:type="left" style:position="2.9041in"/>
        </style:tab-stops>
      </style:paragraph-properties>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P2556" style:parent-style-name="Normalny" style:family="paragraph">
      <style:paragraph-properties fo:text-align="justify" fo:line-height="150%" fo:text-indent="0.2479in"/>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P2560" style:parent-style-name="Normalny" style:family="paragraph">
      <style:paragraph-properties fo:text-align="justify" fo:line-height="150%" fo:text-indent="0.2479in"/>
    </style:style>
    <style:style style:name="P2561" style:parent-style-name="Normalny" style:family="paragraph">
      <style:paragraph-properties fo:text-align="justify" fo:line-height="150%"/>
    </style:style>
    <style:style style:name="T2562" style:parent-style-name="Domyślnaczcionkaakapitu" style:family="text">
      <style:text-properties style:text-underline-type="single" style:text-underline-style="solid" style:text-underline-width="auto" style:text-underline-mode="continuous"/>
    </style:style>
    <style:style style:name="T2563" style:parent-style-name="Domyślnaczcionkaakapitu" style:family="text">
      <style:text-properties fo:background-color="#80FFFF" style:text-underline-type="single" style:text-underline-style="solid" style:text-underline-width="auto" style:text-underline-mode="continuous"/>
    </style:style>
    <style:style style:name="T2564" style:parent-style-name="Domyślnaczcionkaakapitu" style:family="text">
      <style:text-properties style:text-underline-type="single" style:text-underline-style="solid" style:text-underline-width="auto" style:text-underline-mode="continuous"/>
    </style:style>
    <style:style style:name="T2565" style:parent-style-name="Domyślnaczcionkaakapitu" style:family="text">
      <style:text-properties fo:background-color="#80FFFF" style:text-underline-type="single" style:text-underline-style="solid" style:text-underline-width="auto" style:text-underline-mode="continuous"/>
    </style:style>
    <style:style style:name="T2566" style:parent-style-name="Domyślnaczcionkaakapitu" style:family="text">
      <style:text-properties fo:background-color="#80FFFF"/>
    </style:style>
    <style:style style:name="P2567" style:parent-style-name="Normalny" style:family="paragraph">
      <style:paragraph-properties fo:text-align="justify" fo:line-height="150%" fo:text-indent="0.2479in"/>
    </style:style>
    <style:style style:name="P2568" style:parent-style-name="Normalny" style:family="paragraph">
      <style:paragraph-properties fo:text-align="justify" fo:line-height="150%" fo:text-indent="0.2479in"/>
    </style:style>
    <style:style style:name="P2569" style:parent-style-name="Normalny" style:family="paragraph">
      <style:paragraph-properties fo:text-align="justify" fo:line-height="150%"/>
    </style:style>
    <style:style style:name="T2570" style:parent-style-name="Domyślnaczcionkaakapitu" style:family="text">
      <style:text-properties style:text-underline-type="single" style:text-underline-style="solid" style:text-underline-width="auto" style:text-underline-mode="continuous"/>
    </style:style>
    <style:style style:name="P2571" style:parent-style-name="Normalny" style:family="paragraph">
      <style:paragraph-properties fo:text-align="justify" fo:line-height="150%" fo:text-indent="0.2479in"/>
    </style:style>
    <style:style style:name="P2572" style:parent-style-name="Normalny" style:family="paragraph">
      <style:paragraph-properties fo:text-align="justify" fo:line-height="150%" fo:text-indent="0.2479in"/>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P2576" style:parent-style-name="Normalny" style:family="paragraph">
      <style:paragraph-properties fo:text-align="justify" fo:line-height="150%" fo:text-indent="0.2479in"/>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P2585" style:parent-style-name="Normalny" style:family="paragraph">
      <style:paragraph-properties fo:text-align="justify" fo:line-height="150%" fo:text-indent="0.2479in"/>
    </style:style>
    <style:style style:name="P2586" style:parent-style-name="Normalny" style:family="paragraph">
      <style:paragraph-properties fo:text-align="justify" fo:line-height="150%"/>
    </style:style>
    <style:style style:name="T2587" style:parent-style-name="Domyślnaczcionkaakapitu" style:family="text">
      <style:text-properties style:text-underline-type="single" style:text-underline-style="solid" style:text-underline-width="auto" style:text-underline-mode="continuous"/>
    </style:style>
    <style:style style:name="P2588" style:parent-style-name="Normalny" style:family="paragraph">
      <style:paragraph-properties fo:text-align="justify" fo:line-height="150%" fo:text-indent="0.2479in"/>
    </style:style>
    <style:style style:name="P2589" style:parent-style-name="Normalny" style:family="paragraph">
      <style:paragraph-properties fo:text-align="justify" fo:line-height="150%" fo:text-indent="0.2479in"/>
    </style:style>
    <style:style style:name="P2590" style:parent-style-name="Normalny" style:family="paragraph">
      <style:paragraph-properties fo:text-align="justify" fo:line-height="150%"/>
    </style:style>
    <style:style style:name="T2591" style:parent-style-name="Domyślnaczcionkaakapitu" style:family="text">
      <style:text-properties style:text-underline-type="single" style:text-underline-style="solid" style:text-underline-width="auto" style:text-underline-mode="continuous"/>
    </style:style>
    <style:style style:name="T2592" style:parent-style-name="Domyślnaczcionkaakapitu" style:family="text">
      <style:text-properties fo:background-color="#80FFFF" style:text-underline-type="single" style:text-underline-style="solid" style:text-underline-width="auto" style:text-underline-mode="continuous"/>
    </style:style>
    <style:style style:name="T2593" style:parent-style-name="Domyślnaczcionkaakapitu" style:family="text">
      <style:text-properties style:text-underline-type="single" style:text-underline-style="solid" style:text-underline-width="auto" style:text-underline-mode="continuous"/>
    </style:style>
    <style:style style:name="P2594" style:parent-style-name="Normalny" style:family="paragraph">
      <style:paragraph-properties fo:text-align="justify" fo:line-height="150%" fo:text-indent="0.2479in"/>
    </style:style>
    <style:style style:name="P2595" style:parent-style-name="Normalny" style:family="paragraph">
      <style:paragraph-properties fo:text-align="justify" fo:line-height="150%" fo:text-indent="0.2479in"/>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P2599" style:parent-style-name="Normalny" style:family="paragraph">
      <style:paragraph-properties fo:text-align="justify" fo:line-height="150%" fo:text-indent="0.2479in"/>
    </style:style>
    <style:style style:name="P2600" style:parent-style-name="Normalny" style:family="paragraph">
      <style:paragraph-properties fo:text-align="justify" fo:line-height="150%" fo:text-indent="0.2479in"/>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P2604" style:parent-style-name="Normalny" style:family="paragraph">
      <style:paragraph-properties fo:text-align="justify" fo:line-height="150%" fo:text-indent="0.2479in"/>
    </style:style>
    <style:style style:name="P2605" style:parent-style-name="Normalny" style:family="paragraph">
      <style:paragraph-properties fo:text-align="justify" fo:line-height="150%" fo:text-indent="0.2479in"/>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P2609" style:parent-style-name="Normalny" style:family="paragraph">
      <style:paragraph-properties fo:text-align="justify" fo:line-height="150%" fo:text-indent="0.2479in"/>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P2612" style:parent-style-name="Normalny" style:family="paragraph">
      <style:paragraph-properties fo:text-align="justify" fo:line-height="150%" fo:text-indent="0.2479in"/>
    </style:style>
    <style:style style:name="T2613" style:parent-style-name="Domyślnaczcionkaakapitu" style:family="text">
      <style:text-properties fo:background-color="#80FFFF"/>
    </style:style>
    <style:style style:name="P2614" style:parent-style-name="Normalny" style:family="paragraph">
      <style:paragraph-properties fo:text-align="justify" fo:line-height="150%" fo:text-indent="0.2479in"/>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P2617" style:parent-style-name="Normalny" style:family="paragraph">
      <style:paragraph-properties fo:text-align="justify" fo:line-height="150%" fo:text-indent="0.2479in"/>
    </style:style>
    <style:style style:name="T2618" style:parent-style-name="Domyślnaczcionkaakapitu" style:family="text">
      <style:text-properties fo:background-color="#80FFFF"/>
    </style:style>
    <style:style style:name="P2619" style:parent-style-name="Normalny" style:family="paragraph">
      <style:paragraph-properties fo:text-align="justify" fo:line-height="150%" fo:text-indent="0.2479in"/>
    </style:style>
    <style:style style:name="P2620" style:parent-style-name="Normalny" style:family="paragraph">
      <style:paragraph-properties fo:text-align="justify" fo:line-height="150%" fo:text-indent="0.2479in"/>
    </style:style>
    <style:style style:name="T2621" style:parent-style-name="Domyślnaczcionkaakapitu" style:family="text">
      <style:text-properties fo:background-color="#80FFFF"/>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P2625" style:parent-style-name="Normalny" style:family="paragraph">
      <style:paragraph-properties fo:text-align="justify" fo:line-height="150%" fo:text-indent="0.2479in"/>
    </style:style>
    <style:style style:name="T2626" style:parent-style-name="Domyślnaczcionkaakapitu" style:family="text">
      <style:text-properties fo:background-color="#80FFFF"/>
    </style:style>
    <style:style style:name="P2627" style:parent-style-name="Normalny" style:family="paragraph">
      <style:paragraph-properties fo:text-align="justify" fo:line-height="150%" fo:text-indent="0.2479in"/>
    </style:style>
    <style:style style:name="T2628" style:parent-style-name="Domyślnaczcionkaakapitu" style:family="text">
      <style:text-properties fo:background-color="#80FFFF"/>
    </style:style>
    <style:style style:name="P2629" style:parent-style-name="Normalny" style:family="paragraph">
      <style:paragraph-properties fo:text-align="justify" fo:line-height="150%" fo:text-indent="0.2479in"/>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P2632" style:parent-style-name="Normalny" style:family="paragraph">
      <style:paragraph-properties fo:text-align="justify" fo:line-height="150%" fo:text-indent="0.2479in"/>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T2636" style:parent-style-name="Domyślnaczcionkaakapitu" style:family="text">
      <style:text-properties fo:background-color="#80FFFF"/>
    </style:style>
    <style:style style:name="P2637" style:parent-style-name="Normalny" style:family="paragraph">
      <style:paragraph-properties fo:text-align="justify" fo:line-height="150%" fo:text-indent="0.2479in"/>
    </style:style>
    <style:style style:name="T2638" style:parent-style-name="Domyślnaczcionkaakapitu" style:family="text">
      <style:text-properties fo:background-color="#80FFFF"/>
    </style:style>
    <style:style style:name="P2639" style:parent-style-name="Normalny" style:family="paragraph">
      <style:paragraph-properties fo:text-align="justify" fo:line-height="150%" fo:text-indent="0.2479in"/>
    </style:style>
    <style:style style:name="P2640" style:parent-style-name="Normalny" style:family="paragraph">
      <style:paragraph-properties fo:text-align="justify" fo:line-height="150%" fo:text-indent="0.2479in"/>
    </style:style>
    <style:style style:name="T2641" style:parent-style-name="Domyślnaczcionkaakapitu" style:family="text">
      <style:text-properties fo:background-color="#80FFFF"/>
    </style:style>
    <style:style style:name="P2642" style:parent-style-name="Normalny" style:family="paragraph">
      <style:paragraph-properties fo:text-align="justify" fo:line-height="150%" fo:text-indent="0.2479in"/>
    </style:style>
    <style:style style:name="P2643" style:parent-style-name="Normalny" style:family="paragraph">
      <style:paragraph-properties fo:text-align="justify" fo:line-height="150%" fo:text-indent="0.2479in"/>
    </style:style>
    <style:style style:name="P2644" style:parent-style-name="Normalny" style:family="paragraph">
      <style:paragraph-properties fo:text-align="justify" fo:line-height="150%" fo:text-indent="0.2479in"/>
    </style:style>
    <style:style style:name="P2645" style:parent-style-name="Normalny" style:family="paragraph">
      <style:paragraph-properties fo:text-align="justify" fo:line-height="150%"/>
    </style:style>
    <style:style style:name="T2646" style:parent-style-name="Domyślnaczcionkaakapitu" style:family="text">
      <style:text-properties style:text-underline-type="single" style:text-underline-style="solid" style:text-underline-width="auto" style:text-underline-mode="continuous"/>
    </style:style>
    <style:style style:name="T2647" style:parent-style-name="Domyślnaczcionkaakapitu" style:family="text">
      <style:text-properties fo:background-color="#80FFFF" style:text-underline-type="single" style:text-underline-style="solid" style:text-underline-width="auto" style:text-underline-mode="continuous"/>
    </style:style>
    <style:style style:name="T2648" style:parent-style-name="Domyślnaczcionkaakapitu" style:family="text">
      <style:text-properties style:text-underline-type="single" style:text-underline-style="solid" style:text-underline-width="auto" style:text-underline-mode="continuous"/>
    </style:style>
    <style:style style:name="T2649" style:parent-style-name="Domyślnaczcionkaakapitu" style:family="text">
      <style:text-properties fo:background-color="#80FFFF" style:text-underline-type="single" style:text-underline-style="solid" style:text-underline-width="auto" style:text-underline-mode="continuous"/>
    </style:style>
    <style:style style:name="T2650" style:parent-style-name="Domyślnaczcionkaakapitu" style:family="text">
      <style:text-properties style:text-underline-type="single" style:text-underline-style="solid" style:text-underline-width="auto" style:text-underline-mode="continuous"/>
    </style:style>
    <style:style style:name="P2651" style:parent-style-name="Normalny" style:family="paragraph">
      <style:paragraph-properties fo:text-align="justify" fo:line-height="150%" fo:text-indent="0.2479in"/>
    </style:style>
    <style:style style:name="T2652" style:parent-style-name="Domyślnaczcionkaakapitu" style:family="text">
      <style:text-properties fo:background-color="#80FFFF"/>
    </style:style>
    <style:style style:name="P2653" style:parent-style-name="Normalny" style:family="paragraph">
      <style:paragraph-properties fo:text-align="justify" fo:line-height="150%"/>
    </style:style>
    <style:style style:name="T2654" style:parent-style-name="Domyślnaczcionkaakapitu" style:family="text">
      <style:text-properties style:text-underline-type="single" style:text-underline-style="solid" style:text-underline-width="auto" style:text-underline-mode="continuous"/>
    </style:style>
    <style:style style:name="T2655" style:parent-style-name="Domyślnaczcionkaakapitu" style:family="text">
      <style:text-properties fo:background-color="#80FFFF" style:text-underline-type="single" style:text-underline-style="solid" style:text-underline-width="auto" style:text-underline-mode="continuous"/>
    </style:style>
    <style:style style:name="T2656" style:parent-style-name="Domyślnaczcionkaakapitu" style:family="text">
      <style:text-properties style:text-underline-type="single" style:text-underline-style="solid" style:text-underline-width="auto" style:text-underline-mode="continuous"/>
    </style:style>
    <style:style style:name="T2657" style:parent-style-name="Domyślnaczcionkaakapitu" style:family="text">
      <style:text-properties fo:background-color="#80FFFF" style:text-underline-type="single" style:text-underline-style="solid" style:text-underline-width="auto" style:text-underline-mode="continuous"/>
    </style:style>
    <style:style style:name="T2658" style:parent-style-name="Domyślnaczcionkaakapitu" style:family="text">
      <style:text-properties style:text-underline-type="single" style:text-underline-style="solid" style:text-underline-width="auto" style:text-underline-mode="continuous"/>
    </style:style>
    <style:style style:name="P2659" style:parent-style-name="Normalny" style:family="paragraph">
      <style:paragraph-properties fo:text-align="justify" fo:line-height="150%" fo:text-indent="0.2479in"/>
    </style:style>
    <style:style style:name="P2660" style:parent-style-name="Normalny" style:family="paragraph">
      <style:paragraph-properties fo:text-align="justify" fo:line-height="150%"/>
    </style:style>
    <style:style style:name="T2661" style:parent-style-name="Domyślnaczcionkaakapitu" style:family="text">
      <style:text-properties style:text-underline-type="single" style:text-underline-style="solid" style:text-underline-width="auto" style:text-underline-mode="continuous"/>
    </style:style>
    <style:style style:name="T2662" style:parent-style-name="Domyślnaczcionkaakapitu" style:family="text">
      <style:text-properties fo:background-color="#80FFFF" style:text-underline-type="single" style:text-underline-style="solid" style:text-underline-width="auto" style:text-underline-mode="continuous"/>
    </style:style>
    <style:style style:name="T2663" style:parent-style-name="Domyślnaczcionkaakapitu" style:family="text">
      <style:text-properties style:text-underline-type="single" style:text-underline-style="solid" style:text-underline-width="auto" style:text-underline-mode="continuous"/>
    </style:style>
    <style:style style:name="P2664" style:parent-style-name="Normalny" style:family="paragraph">
      <style:paragraph-properties fo:text-align="justify" fo:line-height="150%" fo:text-indent="0.2479in"/>
    </style:style>
    <style:style style:name="P2665" style:parent-style-name="Normalny" style:family="paragraph">
      <style:paragraph-properties fo:text-align="justify" fo:line-height="150%"/>
    </style:style>
    <style:style style:name="T2666" style:parent-style-name="Domyślnaczcionkaakapitu" style:family="text">
      <style:text-properties fo:background-color="#80FFFF" style:text-underline-type="single" style:text-underline-style="solid" style:text-underline-width="auto" style:text-underline-mode="continuous"/>
    </style:style>
    <style:style style:name="T2667" style:parent-style-name="Domyślnaczcionkaakapitu" style:family="text">
      <style:text-properties style:text-underline-type="single" style:text-underline-style="solid" style:text-underline-width="auto" style:text-underline-mode="continuous"/>
    </style:style>
    <style:style style:name="T2668" style:parent-style-name="Domyślnaczcionkaakapitu" style:family="text">
      <style:text-properties fo:background-color="#80FFFF" style:text-underline-type="single" style:text-underline-style="solid" style:text-underline-width="auto" style:text-underline-mode="continuous"/>
    </style:style>
    <style:style style:name="T2669" style:parent-style-name="Domyślnaczcionkaakapitu" style:family="text">
      <style:text-properties style:text-underline-type="single" style:text-underline-style="solid" style:text-underline-width="auto" style:text-underline-mode="continuous"/>
    </style:style>
    <style:style style:name="T2670" style:parent-style-name="Domyślnaczcionkaakapitu" style:family="text">
      <style:text-properties fo:background-color="#80FFFF" style:text-underline-type="single" style:text-underline-style="solid" style:text-underline-width="auto" style:text-underline-mode="continuous"/>
    </style:style>
    <style:style style:name="P2671" style:parent-style-name="Normalny" style:family="paragraph">
      <style:paragraph-properties fo:text-align="justify" fo:line-height="150%" fo:text-indent="0.2479in"/>
    </style:style>
    <style:style style:name="P2672" style:parent-style-name="Normalny" style:family="paragraph">
      <style:paragraph-properties fo:text-align="justify" fo:line-height="150%"/>
    </style:style>
    <style:style style:name="T2673" style:parent-style-name="Domyślnaczcionkaakapitu" style:family="text">
      <style:text-properties style:text-underline-type="single" style:text-underline-style="solid" style:text-underline-width="auto" style:text-underline-mode="continuous"/>
    </style:style>
    <style:style style:name="T2674" style:parent-style-name="Domyślnaczcionkaakapitu" style:family="text">
      <style:text-properties fo:background-color="#80FFFF" style:text-underline-type="single" style:text-underline-style="solid" style:text-underline-width="auto" style:text-underline-mode="continuous"/>
    </style:style>
    <style:style style:name="T2675" style:parent-style-name="Domyślnaczcionkaakapitu" style:family="text">
      <style:text-properties style:text-underline-type="single" style:text-underline-style="solid" style:text-underline-width="auto" style:text-underline-mode="continuous"/>
    </style:style>
    <style:style style:name="P2676" style:parent-style-name="Normalny" style:family="paragraph">
      <style:paragraph-properties fo:text-align="justify" fo:line-height="150%" fo:text-indent="0.2479in"/>
    </style:style>
    <style:style style:name="T2677" style:parent-style-name="Domyślnaczcionkaakapitu" style:family="text">
      <style:text-properties fo:background-color="#80FFFF"/>
    </style:style>
    <style:style style:name="T2678" style:parent-style-name="Domyślnaczcionkaakapitu" style:family="text">
      <style:text-properties fo:background-color="#80FFFF"/>
    </style:style>
    <style:style style:name="P2679" style:parent-style-name="Normalny" style:family="paragraph">
      <style:paragraph-properties fo:text-align="justify" fo:line-height="150%"/>
    </style:style>
    <style:style style:name="T2680" style:parent-style-name="Domyślnaczcionkaakapitu" style:family="text">
      <style:text-properties fo:background-color="#80FFFF" style:text-underline-type="single" style:text-underline-style="solid" style:text-underline-width="auto" style:text-underline-mode="continuous"/>
    </style:style>
    <style:style style:name="T2681" style:parent-style-name="Domyślnaczcionkaakapitu" style:family="text">
      <style:text-properties style:text-underline-type="single" style:text-underline-style="solid" style:text-underline-width="auto" style:text-underline-mode="continuous"/>
    </style:style>
    <style:style style:name="T2682" style:parent-style-name="Domyślnaczcionkaakapitu" style:family="text">
      <style:text-properties fo:background-color="#80FFFF" style:text-underline-type="single" style:text-underline-style="solid" style:text-underline-width="auto" style:text-underline-mode="continuous"/>
    </style:style>
    <style:style style:name="T2683" style:parent-style-name="Domyślnaczcionkaakapitu" style:family="text">
      <style:text-properties style:text-underline-type="single" style:text-underline-style="solid" style:text-underline-width="auto" style:text-underline-mode="continuous"/>
    </style:style>
    <style:style style:name="P2684" style:parent-style-name="Normalny" style:family="paragraph">
      <style:paragraph-properties fo:text-align="justify" fo:line-height="150%" fo:text-indent="0.2479in"/>
    </style:style>
    <style:style style:name="P2685" style:parent-style-name="Normalny" style:family="paragraph">
      <style:paragraph-properties fo:text-align="justify" fo:line-height="150%"/>
    </style:style>
    <style:style style:name="T2686" style:parent-style-name="Domyślnaczcionkaakapitu" style:family="text">
      <style:text-properties style:text-underline-type="single" style:text-underline-style="solid" style:text-underline-width="auto" style:text-underline-mode="continuous"/>
    </style:style>
    <style:style style:name="T2687" style:parent-style-name="Domyślnaczcionkaakapitu" style:family="text">
      <style:text-properties fo:background-color="#80FFFF" style:text-underline-type="single" style:text-underline-style="solid" style:text-underline-width="auto" style:text-underline-mode="continuous"/>
    </style:style>
    <style:style style:name="T2688" style:parent-style-name="Domyślnaczcionkaakapitu" style:family="text">
      <style:text-properties style:text-underline-type="single" style:text-underline-style="solid" style:text-underline-width="auto" style:text-underline-mode="continuous"/>
    </style:style>
    <style:style style:name="P2689" style:parent-style-name="Normalny" style:family="paragraph">
      <style:paragraph-properties fo:text-align="justify" fo:line-height="150%" fo:text-indent="0.2479in"/>
    </style:style>
    <style:style style:name="P2690" style:parent-style-name="Normalny" style:family="paragraph">
      <style:paragraph-properties fo:text-align="justify" fo:line-height="150%"/>
    </style:style>
    <style:style style:name="T2691" style:parent-style-name="Domyślnaczcionkaakapitu" style:family="text">
      <style:text-properties fo:background-color="#80FFFF" style:text-underline-type="single" style:text-underline-style="solid" style:text-underline-width="auto" style:text-underline-mode="continuous"/>
    </style:style>
    <style:style style:name="T2692" style:parent-style-name="Domyślnaczcionkaakapitu" style:family="text">
      <style:text-properties style:text-underline-type="single" style:text-underline-style="solid" style:text-underline-width="auto" style:text-underline-mode="continuous"/>
    </style:style>
    <style:style style:name="T2693" style:parent-style-name="Domyślnaczcionkaakapitu" style:family="text">
      <style:text-properties fo:background-color="#80FFFF" style:text-underline-type="single" style:text-underline-style="solid" style:text-underline-width="auto" style:text-underline-mode="continuous"/>
    </style:style>
    <style:style style:name="T2694" style:parent-style-name="Domyślnaczcionkaakapitu" style:family="text">
      <style:text-properties style:text-underline-type="single" style:text-underline-style="solid" style:text-underline-width="auto" style:text-underline-mode="continuous"/>
    </style:style>
    <style:style style:name="T2695" style:parent-style-name="Domyślnaczcionkaakapitu" style:family="text">
      <style:text-properties fo:background-color="#80FFFF" style:text-underline-type="single" style:text-underline-style="solid" style:text-underline-width="auto" style:text-underline-mode="continuous"/>
    </style:style>
    <style:style style:name="P2696" style:parent-style-name="Normalny" style:family="paragraph">
      <style:paragraph-properties fo:text-align="justify" fo:line-height="150%" fo:text-indent="0.2479in"/>
    </style:style>
    <style:style style:name="P2697" style:parent-style-name="Normalny" style:family="paragraph">
      <style:paragraph-properties fo:text-align="justify" fo:line-height="150%"/>
    </style:style>
    <style:style style:name="T2698" style:parent-style-name="Domyślnaczcionkaakapitu" style:family="text">
      <style:text-properties fo:background-color="#80FFFF" style:text-underline-type="single" style:text-underline-style="solid" style:text-underline-width="auto" style:text-underline-mode="continuous"/>
    </style:style>
    <style:style style:name="T2699" style:parent-style-name="Domyślnaczcionkaakapitu" style:family="text">
      <style:text-properties style:text-underline-type="single" style:text-underline-style="solid" style:text-underline-width="auto" style:text-underline-mode="continuous"/>
    </style:style>
    <style:style style:name="T2700" style:parent-style-name="Domyślnaczcionkaakapitu" style:family="text">
      <style:text-properties fo:background-color="#80FFFF" style:text-underline-type="single" style:text-underline-style="solid" style:text-underline-width="auto" style:text-underline-mode="continuous"/>
    </style:style>
    <style:style style:name="T2701" style:parent-style-name="Domyślnaczcionkaakapitu" style:family="text">
      <style:text-properties style:text-underline-type="single" style:text-underline-style="solid" style:text-underline-width="auto" style:text-underline-mode="continuous"/>
    </style:style>
    <style:style style:name="T2702" style:parent-style-name="Domyślnaczcionkaakapitu" style:family="text">
      <style:text-properties fo:background-color="#80FFFF" style:text-underline-type="single" style:text-underline-style="solid" style:text-underline-width="auto" style:text-underline-mode="continuous"/>
    </style:style>
    <style:style style:name="P2703" style:parent-style-name="Normalny" style:family="paragraph">
      <style:paragraph-properties fo:text-align="justify" fo:line-height="150%" fo:text-indent="0.2479in"/>
    </style:style>
    <style:style style:name="P2704" style:parent-style-name="Normalny" style:family="paragraph">
      <style:paragraph-properties fo:text-align="justify" fo:line-height="150%"/>
    </style:style>
    <style:style style:name="T2705" style:parent-style-name="Domyślnaczcionkaakapitu" style:family="text">
      <style:text-properties style:text-underline-type="single" style:text-underline-style="solid" style:text-underline-width="auto" style:text-underline-mode="continuous"/>
    </style:style>
    <style:style style:name="T2706" style:parent-style-name="Domyślnaczcionkaakapitu" style:family="text">
      <style:text-properties fo:background-color="#80FFFF" style:text-underline-type="single" style:text-underline-style="solid" style:text-underline-width="auto" style:text-underline-mode="continuous"/>
    </style:style>
    <style:style style:name="T2707" style:parent-style-name="Domyślnaczcionkaakapitu" style:family="text">
      <style:text-properties style:text-underline-type="single" style:text-underline-style="solid" style:text-underline-width="auto" style:text-underline-mode="continuous"/>
    </style:style>
    <style:style style:name="P2708" style:parent-style-name="Normalny" style:family="paragraph">
      <style:paragraph-properties fo:text-align="justify" fo:line-height="150%" fo:text-indent="0.2479in"/>
    </style:style>
    <style:style style:name="P2709" style:parent-style-name="Normalny" style:family="paragraph">
      <style:paragraph-properties fo:text-align="justify" fo:line-height="150%"/>
    </style:style>
    <style:style style:name="T2710" style:parent-style-name="Domyślnaczcionkaakapitu" style:family="text">
      <style:text-properties style:text-underline-type="single" style:text-underline-style="solid" style:text-underline-width="auto" style:text-underline-mode="continuous"/>
    </style:style>
    <style:style style:name="T2711" style:parent-style-name="Domyślnaczcionkaakapitu" style:family="text">
      <style:text-properties fo:background-color="#80FFFF" style:text-underline-type="single" style:text-underline-style="solid" style:text-underline-width="auto" style:text-underline-mode="continuous"/>
    </style:style>
    <style:style style:name="T2712" style:parent-style-name="Domyślnaczcionkaakapitu" style:family="text">
      <style:text-properties style:text-underline-type="single" style:text-underline-style="solid" style:text-underline-width="auto" style:text-underline-mode="continuous"/>
    </style:style>
    <style:style style:name="T2713" style:parent-style-name="Domyślnaczcionkaakapitu" style:family="text">
      <style:text-properties fo:background-color="#80FFFF" style:text-underline-type="single" style:text-underline-style="solid" style:text-underline-width="auto" style:text-underline-mode="continuous"/>
    </style:style>
    <style:style style:name="T2714" style:parent-style-name="Domyślnaczcionkaakapitu" style:family="text">
      <style:text-properties style:text-underline-type="single" style:text-underline-style="solid" style:text-underline-width="auto" style:text-underline-mode="continuous"/>
    </style:style>
    <style:style style:name="P2715" style:parent-style-name="Normalny" style:family="paragraph">
      <style:paragraph-properties fo:text-align="justify" fo:line-height="150%" fo:text-indent="0.2479in"/>
    </style:style>
    <style:style style:name="T2716" style:parent-style-name="Domyślnaczcionkaakapitu" style:family="text">
      <style:text-properties fo:background-color="#80FFFF"/>
    </style:style>
    <style:style style:name="P2717" style:parent-style-name="Normalny" style:family="paragraph">
      <style:paragraph-properties fo:text-align="justify" fo:line-height="150%"/>
    </style:style>
    <style:style style:name="T2718" style:parent-style-name="Domyślnaczcionkaakapitu" style:family="text">
      <style:text-properties fo:background-color="#80FFFF" style:text-underline-type="single" style:text-underline-style="solid" style:text-underline-width="auto" style:text-underline-mode="continuous"/>
    </style:style>
    <style:style style:name="T2719" style:parent-style-name="Domyślnaczcionkaakapitu" style:family="text">
      <style:text-properties style:text-underline-type="single" style:text-underline-style="solid" style:text-underline-width="auto" style:text-underline-mode="continuous"/>
    </style:style>
    <style:style style:name="T2720" style:parent-style-name="Domyślnaczcionkaakapitu" style:family="text">
      <style:text-properties fo:background-color="#80FFFF" style:text-underline-type="single" style:text-underline-style="solid" style:text-underline-width="auto" style:text-underline-mode="continuous"/>
    </style:style>
    <style:style style:name="T2721" style:parent-style-name="Domyślnaczcionkaakapitu" style:family="text">
      <style:text-properties style:text-underline-type="single" style:text-underline-style="solid" style:text-underline-width="auto" style:text-underline-mode="continuous"/>
    </style:style>
    <style:style style:name="T2722" style:parent-style-name="Domyślnaczcionkaakapitu" style:family="text">
      <style:text-properties fo:background-color="#80FFFF" style:text-underline-type="single" style:text-underline-style="solid" style:text-underline-width="auto" style:text-underline-mode="continuous"/>
    </style:style>
    <style:style style:name="P2723" style:parent-style-name="Normalny" style:family="paragraph">
      <style:paragraph-properties fo:text-align="justify" fo:line-height="150%" fo:text-indent="0.2479in"/>
    </style:style>
    <style:style style:name="T2724" style:parent-style-name="Domyślnaczcionkaakapitu" style:family="text">
      <style:text-properties fo:background-color="#80FFFF"/>
    </style:style>
    <style:style style:name="T2725" style:parent-style-name="Domyślnaczcionkaakapitu" style:family="text">
      <style:text-properties fo:background-color="#80FFFF"/>
    </style:style>
    <style:style style:name="P2726" style:parent-style-name="Normalny" style:family="paragraph">
      <style:paragraph-properties fo:text-align="justify" fo:line-height="150%" fo:text-indent="0.2479in"/>
    </style:style>
    <style:style style:name="T2727" style:parent-style-name="Domyślnaczcionkaakapitu" style:family="text">
      <style:text-properties fo:background-color="#80FFFF"/>
    </style:style>
    <style:style style:name="P2728" style:parent-style-name="Normalny" style:family="paragraph">
      <style:paragraph-properties fo:text-align="justify" fo:line-height="150%"/>
    </style:style>
    <style:style style:name="T2729" style:parent-style-name="Domyślnaczcionkaakapitu" style:family="text">
      <style:text-properties style:text-underline-type="single" style:text-underline-style="solid" style:text-underline-width="auto" style:text-underline-mode="continuous"/>
    </style:style>
    <style:style style:name="P2730" style:parent-style-name="Normalny" style:family="paragraph">
      <style:paragraph-properties fo:text-align="justify" fo:line-height="150%" fo:text-indent="0.2479in"/>
    </style:style>
    <style:style style:name="T2731" style:parent-style-name="Domyślnaczcionkaakapitu" style:family="text">
      <style:text-properties fo:background-color="#80FFFF"/>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P2736" style:parent-style-name="Normalny" style:family="paragraph">
      <style:paragraph-properties fo:text-align="justify" fo:line-height="150%"/>
    </style:style>
    <style:style style:name="T2737" style:parent-style-name="Domyślnaczcionkaakapitu" style:family="text">
      <style:text-properties style:text-underline-type="single" style:text-underline-style="solid" style:text-underline-width="auto" style:text-underline-mode="continuous"/>
    </style:style>
    <style:style style:name="T2738" style:parent-style-name="Domyślnaczcionkaakapitu" style:family="text">
      <style:text-properties fo:background-color="#80FFFF" style:text-underline-type="single" style:text-underline-style="solid" style:text-underline-width="auto" style:text-underline-mode="continuous"/>
    </style:style>
    <style:style style:name="T2739" style:parent-style-name="Domyślnaczcionkaakapitu" style:family="text">
      <style:text-properties style:text-underline-type="single" style:text-underline-style="solid" style:text-underline-width="auto" style:text-underline-mode="continuous"/>
    </style:style>
    <style:style style:name="P2740" style:parent-style-name="Normalny" style:family="paragraph">
      <style:paragraph-properties fo:text-align="justify" fo:line-height="150%" fo:text-indent="0.2479in"/>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P2745" style:parent-style-name="Normalny" style:family="paragraph">
      <style:paragraph-properties fo:text-align="justify" fo:line-height="150%"/>
    </style:style>
    <style:style style:name="T2746" style:parent-style-name="Domyślnaczcionkaakapitu" style:family="text">
      <style:text-properties style:text-underline-type="single" style:text-underline-style="solid" style:text-underline-width="auto" style:text-underline-mode="continuous"/>
    </style:style>
    <style:style style:name="P2747" style:parent-style-name="Normalny" style:family="paragraph">
      <style:paragraph-properties fo:text-align="justify" fo:line-height="150%" fo:text-indent="0.2479in"/>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P2750" style:parent-style-name="Normalny" style:family="paragraph">
      <style:paragraph-properties fo:text-align="justify" fo:line-height="150%"/>
    </style:style>
    <style:style style:name="T2751" style:parent-style-name="Domyślnaczcionkaakapitu" style:family="text">
      <style:text-properties style:text-underline-type="single" style:text-underline-style="solid" style:text-underline-width="auto" style:text-underline-mode="continuous"/>
    </style:style>
    <style:style style:name="T2752" style:parent-style-name="Domyślnaczcionkaakapitu" style:family="text">
      <style:text-properties fo:background-color="#80FFFF" style:text-underline-type="single" style:text-underline-style="solid" style:text-underline-width="auto" style:text-underline-mode="continuous"/>
    </style:style>
    <style:style style:name="T2753" style:parent-style-name="Domyślnaczcionkaakapitu" style:family="text">
      <style:text-properties style:text-underline-type="single" style:text-underline-style="solid" style:text-underline-width="auto" style:text-underline-mode="continuous"/>
    </style:style>
    <style:style style:name="P2754" style:parent-style-name="Normalny" style:family="paragraph">
      <style:paragraph-properties fo:text-align="justify" fo:line-height="150%" fo:text-indent="0.2479in"/>
    </style:style>
    <style:style style:name="P2755" style:parent-style-name="Normalny" style:family="paragraph">
      <style:paragraph-properties fo:text-align="justify" fo:line-height="150%" fo:text-indent="0.2479in"/>
    </style:style>
    <style:style style:name="P2756" style:parent-style-name="Normalny" style:family="paragraph">
      <style:paragraph-properties fo:text-align="justify" fo:line-height="150%"/>
    </style:style>
    <style:style style:name="T2757" style:parent-style-name="Domyślnaczcionkaakapitu" style:family="text">
      <style:text-properties style:text-underline-type="single" style:text-underline-style="solid" style:text-underline-width="auto" style:text-underline-mode="continuous"/>
    </style:style>
    <style:style style:name="P2758" style:parent-style-name="Normalny" style:family="paragraph">
      <style:paragraph-properties fo:text-align="justify" fo:line-height="150%" fo:text-indent="0.2479in"/>
    </style:style>
    <style:style style:name="T2759" style:parent-style-name="Domyślnaczcionkaakapitu" style:family="text">
      <style:text-properties fo:background-color="#80FFFF"/>
    </style:style>
    <style:style style:name="P2760" style:parent-style-name="Normalny" style:family="paragraph">
      <style:paragraph-properties fo:text-align="justify" fo:line-height="150%"/>
    </style:style>
    <style:style style:name="T2761" style:parent-style-name="Domyślnaczcionkaakapitu" style:family="text">
      <style:text-properties style:text-underline-type="single" style:text-underline-style="solid" style:text-underline-width="auto" style:text-underline-mode="continuous"/>
    </style:style>
    <style:style style:name="T2762" style:parent-style-name="Domyślnaczcionkaakapitu" style:family="text">
      <style:text-properties fo:background-color="#80FFFF" style:text-underline-type="single" style:text-underline-style="solid" style:text-underline-width="auto" style:text-underline-mode="continuous"/>
    </style:style>
    <style:style style:name="T2763" style:parent-style-name="Domyślnaczcionkaakapitu" style:family="text">
      <style:text-properties style:text-underline-type="single" style:text-underline-style="solid" style:text-underline-width="auto" style:text-underline-mode="continuous"/>
    </style:style>
    <style:style style:name="P2764" style:parent-style-name="Normalny" style:family="paragraph">
      <style:paragraph-properties fo:text-align="justify" fo:line-height="150%" fo:text-indent="0.2479in"/>
    </style:style>
    <style:style style:name="P2765" style:parent-style-name="Normalny" style:family="paragraph">
      <style:paragraph-properties fo:text-align="justify" fo:line-height="150%" fo:text-indent="0.2479in"/>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P2771" style:parent-style-name="Normalny" style:family="paragraph">
      <style:paragraph-properties fo:text-align="justify" fo:line-height="150%" fo:text-indent="0.2479in"/>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P2787" style:parent-style-name="Normalny" style:family="paragraph">
      <style:paragraph-properties fo:text-align="justify" fo:line-height="150%" fo:text-indent="0.2479in"/>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T2797" style:parent-style-name="Domyślnaczcionkaakapitu" style:family="text">
      <style:text-properties fo:background-color="#80FFFF"/>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P2800" style:parent-style-name="Normalny" style:family="paragraph">
      <style:paragraph-properties fo:text-align="justify" fo:line-height="150%" fo:text-indent="0.2479in"/>
    </style:style>
    <style:style style:name="T2801" style:parent-style-name="Domyślnaczcionkaakapitu" style:family="text">
      <style:text-properties fo:background-color="#80FFFF"/>
    </style:style>
    <style:style style:name="P2802" style:parent-style-name="Normalny" style:family="paragraph">
      <style:paragraph-properties fo:text-align="justify" fo:line-height="150%" fo:text-indent="0.2479in"/>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P2807" style:parent-style-name="Normalny" style:family="paragraph">
      <style:paragraph-properties fo:text-align="justify" fo:line-height="150%" fo:text-indent="0.2479in"/>
    </style:style>
    <style:style style:name="T2808" style:parent-style-name="Domyślnaczcionkaakapitu" style:family="text">
      <style:text-properties fo:background-color="#80FFFF"/>
    </style:style>
    <style:style style:name="P2809" style:parent-style-name="Normalny" style:family="paragraph">
      <style:paragraph-properties fo:text-align="justify" fo:line-height="150%" fo:text-indent="0.2479in"/>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P2816" style:parent-style-name="Normalny" style:family="paragraph">
      <style:paragraph-properties fo:text-align="justify" fo:line-height="150%" fo:text-indent="0.2479in"/>
    </style:style>
    <style:style style:name="T2817" style:parent-style-name="Domyślnaczcionkaakapitu" style:family="text">
      <style:text-properties fo:background-color="#80FFFF"/>
    </style:style>
    <style:style style:name="P2818" style:parent-style-name="Normalny" style:family="paragraph">
      <style:paragraph-properties fo:text-align="justify" fo:line-height="150%" fo:text-indent="0.2479in"/>
    </style:style>
    <style:style style:name="T2819" style:parent-style-name="Domyślnaczcionkaakapitu" style:family="text">
      <style:text-properties fo:background-color="#80FFFF"/>
    </style:style>
    <style:style style:name="P2820" style:parent-style-name="Normalny" style:family="paragraph">
      <style:paragraph-properties fo:text-align="justify" fo:line-height="150%" fo:text-indent="0.2479in"/>
    </style:style>
    <style:style style:name="T2821" style:parent-style-name="Domyślnaczcionkaakapitu" style:family="text">
      <style:text-properties fo:background-color="#80FFFF"/>
    </style:style>
    <style:style style:name="P2822" style:parent-style-name="Normalny" style:family="paragraph">
      <style:paragraph-properties fo:text-align="justify" fo:line-height="150%" fo:text-indent="0.2479in"/>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P2826" style:parent-style-name="Normalny" style:family="paragraph">
      <style:paragraph-properties fo:text-align="justify" fo:line-height="150%" fo:text-indent="0.2479in"/>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P2830" style:parent-style-name="Normalny" style:family="paragraph">
      <style:paragraph-properties fo:text-align="justify" fo:line-height="150%" fo:text-indent="0.2479in"/>
    </style:style>
    <style:style style:name="T2831" style:parent-style-name="Domyślnaczcionkaakapitu" style:family="text">
      <style:text-properties fo:background-color="#80FFFF"/>
    </style:style>
    <style:style style:name="P2832" style:parent-style-name="Normalny" style:family="paragraph">
      <style:paragraph-properties fo:text-align="justify" fo:line-height="150%" fo:text-indent="0.2479in"/>
    </style:style>
    <style:style style:name="P2833" style:parent-style-name="Normalny" style:family="paragraph">
      <style:paragraph-properties fo:text-align="justify" fo:line-height="150%" fo:text-indent="0.2479in"/>
    </style:style>
    <style:style style:name="T2834" style:parent-style-name="Domyślnaczcionkaakapitu" style:family="text">
      <style:text-properties fo:background-color="#80FFFF"/>
    </style:style>
    <style:style style:name="P2835" style:parent-style-name="Normalny" style:family="paragraph">
      <style:paragraph-properties fo:text-align="justify" fo:line-height="150%" fo:text-indent="0.2479in">
        <style:tab-stops>
          <style:tab-stop style:type="left" style:position="3.4048in"/>
        </style:tab-stops>
      </style:paragraph-properties>
    </style:style>
    <style:style style:name="T2836" style:parent-style-name="Domyślnaczcionkaakapitu" style:family="text">
      <style:text-properties fo:background-color="#80FFFF"/>
    </style:style>
    <style:style style:name="T2837" style:parent-style-name="Domyślnaczcionkaakapitu" style:family="text">
      <style:text-properties fo:background-color="#80FFFF"/>
    </style:style>
    <style:style style:name="T2838" style:parent-style-name="Domyślnaczcionkaakapitu" style:family="text">
      <style:text-properties fo:background-color="#80FFFF"/>
    </style:style>
    <style:style style:name="T2839" style:parent-style-name="Domyślnaczcionkaakapitu" style:family="text">
      <style:text-properties fo:background-color="#80FFFF"/>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T2842" style:parent-style-name="Domyślnaczcionkaakapitu" style:family="text">
      <style:text-properties fo:background-color="#80FFFF"/>
    </style:style>
    <style:style style:name="T2843" style:parent-style-name="Domyślnaczcionkaakapitu" style:family="text">
      <style:text-properties fo:background-color="#80FFFF"/>
    </style:style>
    <style:style style:name="T2844" style:parent-style-name="Domyślnaczcionkaakapitu" style:family="text">
      <style:text-properties fo:background-color="#80FFFF"/>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P2848" style:parent-style-name="Normalny" style:family="paragraph">
      <style:paragraph-properties fo:text-align="justify" fo:line-height="150%" fo:text-indent="0.2479in"/>
    </style:style>
    <style:style style:name="T2849" style:parent-style-name="Domyślnaczcionkaakapitu" style:family="text">
      <style:text-properties fo:background-color="#80FFFF"/>
    </style:style>
    <style:style style:name="P2850" style:parent-style-name="Normalny" style:family="paragraph">
      <style:paragraph-properties fo:text-align="justify" fo:line-height="150%" fo:text-indent="0.2479in"/>
    </style:style>
    <style:style style:name="T2851" style:parent-style-name="Domyślnaczcionkaakapitu" style:family="text">
      <style:text-properties fo:background-color="#80FFFF"/>
    </style:style>
    <style:style style:name="P2852" style:parent-style-name="Normalny" style:family="paragraph">
      <style:paragraph-properties fo:text-align="justify" fo:line-height="150%" fo:text-indent="0.2479in"/>
    </style:style>
    <style:style style:name="P2853" style:parent-style-name="Normalny" style:family="paragraph">
      <style:paragraph-properties fo:text-align="justify" fo:line-height="150%" fo:text-indent="0.2479in"/>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P2858" style:parent-style-name="Normalny" style:family="paragraph">
      <style:paragraph-properties fo:text-align="justify" fo:line-height="150%" fo:text-indent="0.2479in"/>
    </style:style>
    <style:style style:name="T2859" style:parent-style-name="Domyślnaczcionkaakapitu" style:family="text">
      <style:text-properties fo:background-color="#80FFFF"/>
    </style:style>
    <style:style style:name="T2860" style:parent-style-name="Domyślnaczcionkaakapitu" style:family="text">
      <style:text-properties fo:background-color="#80FFFF"/>
    </style:style>
    <style:style style:name="P2861" style:parent-style-name="Normalny" style:family="paragraph">
      <style:paragraph-properties fo:text-align="justify" fo:line-height="150%" fo:text-indent="0.2479in"/>
    </style:style>
    <style:style style:name="T2862" style:parent-style-name="Domyślnaczcionkaakapitu" style:family="text">
      <style:text-properties fo:background-color="#80FFFF"/>
    </style:style>
    <style:style style:name="P2863" style:parent-style-name="Normalny" style:family="paragraph">
      <style:paragraph-properties fo:text-align="justify" fo:line-height="150%" fo:text-indent="0.2479in"/>
    </style:style>
    <style:style style:name="P2864" style:parent-style-name="Normalny" style:family="paragraph">
      <style:paragraph-properties fo:text-align="justify" fo:line-height="150%"/>
    </style:style>
    <style:style style:name="T2865" style:parent-style-name="Domyślnaczcionkaakapitu" style:family="text">
      <style:text-properties style:text-underline-type="single" style:text-underline-style="solid" style:text-underline-width="auto" style:text-underline-mode="continuous"/>
    </style:style>
    <style:style style:name="T2866" style:parent-style-name="Domyślnaczcionkaakapitu" style:family="text">
      <style:text-properties fo:background-color="#80FFFF" style:text-underline-type="single" style:text-underline-style="solid" style:text-underline-width="auto" style:text-underline-mode="continuous"/>
    </style:style>
    <style:style style:name="T2867" style:parent-style-name="Domyślnaczcionkaakapitu" style:family="text">
      <style:text-properties style:text-underline-type="single" style:text-underline-style="solid" style:text-underline-width="auto" style:text-underline-mode="continuous"/>
    </style:style>
    <style:style style:name="P2868" style:parent-style-name="Normalny" style:family="paragraph">
      <style:paragraph-properties fo:text-align="justify" fo:line-height="150%" fo:text-indent="0.2479in"/>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T2872" style:parent-style-name="Domyślnaczcionkaakapitu" style:family="text">
      <style:text-properties fo:background-color="#80FFFF"/>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T2875" style:parent-style-name="Domyślnaczcionkaakapitu" style:family="text">
      <style:text-properties fo:background-color="#80FFFF"/>
    </style:style>
    <style:style style:name="P2876" style:parent-style-name="Normalny" style:family="paragraph">
      <style:paragraph-properties fo:text-align="justify" fo:line-height="150%" fo:text-indent="0.2479in"/>
    </style:style>
    <style:style style:name="P2877" style:parent-style-name="Normalny" style:family="paragraph">
      <style:paragraph-properties fo:text-align="justify" fo:line-height="150%" fo:text-indent="0.2479in"/>
    </style:style>
    <style:style style:name="T2878" style:parent-style-name="Domyślnaczcionkaakapitu" style:family="text">
      <style:text-properties fo:background-color="#80FFFF"/>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T2881" style:parent-style-name="Domyślnaczcionkaakapitu" style:family="text">
      <style:text-properties fo:background-color="#80FFFF"/>
    </style:style>
    <style:style style:name="P2882" style:parent-style-name="Normalny" style:family="paragraph">
      <style:paragraph-properties fo:text-align="justify" fo:line-height="150%"/>
    </style:style>
    <style:style style:name="T2883" style:parent-style-name="Domyślnaczcionkaakapitu" style:family="text">
      <style:text-properties style:text-underline-type="single" style:text-underline-style="solid" style:text-underline-width="auto" style:text-underline-mode="continuous"/>
    </style:style>
    <style:style style:name="T2884" style:parent-style-name="Domyślnaczcionkaakapitu" style:family="text">
      <style:text-properties fo:background-color="#80FFFF" style:text-underline-type="single" style:text-underline-style="solid" style:text-underline-width="auto" style:text-underline-mode="continuous"/>
    </style:style>
    <style:style style:name="T2885" style:parent-style-name="Domyślnaczcionkaakapitu" style:family="text">
      <style:text-properties style:text-underline-type="single" style:text-underline-style="solid" style:text-underline-width="auto" style:text-underline-mode="continuous"/>
    </style:style>
    <style:style style:name="T2886" style:parent-style-name="Domyślnaczcionkaakapitu" style:family="text">
      <style:text-properties fo:background-color="#80FFFF"/>
    </style:style>
    <style:style style:name="P2887" style:parent-style-name="Normalny" style:family="paragraph">
      <style:paragraph-properties fo:text-align="justify" fo:line-height="150%" fo:text-indent="0.2479in"/>
    </style:style>
    <style:style style:name="T2888" style:parent-style-name="Domyślnaczcionkaakapitu" style:family="text">
      <style:text-properties fo:background-color="#80FFFF"/>
    </style:style>
    <style:style style:name="T2889" style:parent-style-name="Domyślnaczcionkaakapitu" style:family="text">
      <style:text-properties fo:background-color="#80FFFF"/>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P2892" style:parent-style-name="Normalny" style:family="paragraph">
      <style:paragraph-properties fo:text-align="justify" fo:line-height="150%"/>
    </style:style>
    <style:style style:name="T2893" style:parent-style-name="Domyślnaczcionkaakapitu" style:family="text">
      <style:text-properties style:text-underline-type="single" style:text-underline-style="solid" style:text-underline-width="auto" style:text-underline-mode="continuous"/>
    </style:style>
    <style:style style:name="P2894" style:parent-style-name="Normalny" style:family="paragraph">
      <style:paragraph-properties fo:text-align="justify" fo:line-height="150%" fo:text-indent="0.2479in"/>
    </style:style>
    <style:style style:name="P2895" style:parent-style-name="Normalny" style:family="paragraph">
      <style:paragraph-properties fo:text-align="justify" fo:line-height="150%"/>
    </style:style>
    <style:style style:name="T2896" style:parent-style-name="Domyślnaczcionkaakapitu" style:family="text">
      <style:text-properties style:text-underline-type="single" style:text-underline-style="solid" style:text-underline-width="auto" style:text-underline-mode="continuous"/>
    </style:style>
    <style:style style:name="T2897" style:parent-style-name="Domyślnaczcionkaakapitu" style:family="text">
      <style:text-properties fo:background-color="#80FFFF" style:text-underline-type="single" style:text-underline-style="solid" style:text-underline-width="auto" style:text-underline-mode="continuous"/>
    </style:style>
    <style:style style:name="T2898" style:parent-style-name="Domyślnaczcionkaakapitu" style:family="text">
      <style:text-properties style:text-underline-type="single" style:text-underline-style="solid" style:text-underline-width="auto" style:text-underline-mode="continuous"/>
    </style:style>
    <style:style style:name="T2899" style:parent-style-name="Domyślnaczcionkaakapitu" style:family="text">
      <style:text-properties fo:background-color="#80FFFF"/>
    </style:style>
    <style:style style:name="P2900" style:parent-style-name="Normalny" style:family="paragraph">
      <style:paragraph-properties fo:text-align="justify" fo:line-height="150%" fo:text-indent="0.2479in"/>
    </style:style>
    <style:style style:name="P2901" style:parent-style-name="Normalny" style:family="paragraph">
      <style:paragraph-properties fo:text-align="justify" fo:line-height="150%"/>
    </style:style>
    <style:style style:name="T2902" style:parent-style-name="Domyślnaczcionkaakapitu" style:family="text">
      <style:text-properties style:text-underline-type="single" style:text-underline-style="solid" style:text-underline-width="auto" style:text-underline-mode="continuous"/>
    </style:style>
    <style:style style:name="P2903" style:parent-style-name="Normalny" style:family="paragraph">
      <style:paragraph-properties fo:text-align="justify" fo:line-height="150%" fo:text-indent="0.2479in"/>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P2908" style:parent-style-name="Normalny" style:family="paragraph">
      <style:paragraph-properties fo:text-align="justify" fo:line-height="150%" fo:text-indent="0.2479in"/>
    </style:style>
    <style:style style:name="T2909" style:parent-style-name="Domyślnaczcionkaakapitu" style:family="text">
      <style:text-properties fo:background-color="#80FFFF"/>
    </style:style>
    <style:style style:name="T2910" style:parent-style-name="Domyślnaczcionkaakapitu" style:family="text">
      <style:text-properties fo:background-color="#80FFFF"/>
    </style:style>
    <style:style style:name="P2911" style:parent-style-name="Normalny" style:family="paragraph">
      <style:paragraph-properties fo:text-align="justify" fo:line-height="150%"/>
    </style:style>
    <style:style style:name="T2912" style:parent-style-name="Domyślnaczcionkaakapitu" style:family="text">
      <style:text-properties style:text-underline-type="single" style:text-underline-style="solid" style:text-underline-width="auto" style:text-underline-mode="continuous"/>
    </style:style>
    <style:style style:name="T2913" style:parent-style-name="Domyślnaczcionkaakapitu" style:family="text">
      <style:text-properties fo:background-color="#80FFFF" style:text-underline-type="single" style:text-underline-style="solid" style:text-underline-width="auto" style:text-underline-mode="continuous"/>
    </style:style>
    <style:style style:name="T2914" style:parent-style-name="Domyślnaczcionkaakapitu" style:family="text">
      <style:text-properties style:text-underline-type="single" style:text-underline-style="solid" style:text-underline-width="auto" style:text-underline-mode="continuous"/>
    </style:style>
    <style:style style:name="T2915" style:parent-style-name="Domyślnaczcionkaakapitu" style:family="text">
      <style:text-properties fo:background-color="#80FFFF"/>
    </style:style>
    <style:style style:name="P2916" style:parent-style-name="Normalny" style:family="paragraph">
      <style:paragraph-properties fo:text-align="justify" fo:line-height="150%" fo:text-indent="0.2479in"/>
    </style:style>
    <style:style style:name="P2917" style:parent-style-name="Normalny" style:family="paragraph">
      <style:paragraph-properties fo:text-align="justify" fo:line-height="150%" fo:text-indent="0.2479in"/>
    </style:style>
    <style:style style:name="T2918" style:parent-style-name="Domyślnaczcionkaakapitu" style:family="text">
      <style:text-properties fo:background-color="#80FFFF"/>
    </style:style>
    <style:style style:name="P2919" style:parent-style-name="Normalny" style:family="paragraph">
      <style:paragraph-properties fo:text-align="justify" fo:line-height="150%">
        <style:tab-stops>
          <style:tab-stop style:type="left" style:position="1.8291in"/>
        </style:tab-stops>
      </style:paragraph-properties>
    </style:style>
    <style:style style:name="T2920" style:parent-style-name="Domyślnaczcionkaakapitu" style:family="text">
      <style:text-properties fo:background-color="#80FFFF" style:text-underline-type="single" style:text-underline-style="solid" style:text-underline-width="auto" style:text-underline-mode="continuous"/>
    </style:style>
    <style:style style:name="T2921" style:parent-style-name="Domyślnaczcionkaakapitu" style:family="text">
      <style:text-properties style:text-underline-type="single" style:text-underline-style="solid" style:text-underline-width="auto" style:text-underline-mode="continuous"/>
    </style:style>
    <style:style style:name="T2922" style:parent-style-name="Domyślnaczcionkaakapitu" style:family="text">
      <style:text-properties fo:background-color="#80FFFF" style:text-underline-type="single" style:text-underline-style="solid" style:text-underline-width="auto" style:text-underline-mode="continuous"/>
    </style:style>
    <style:style style:name="T2923" style:parent-style-name="Domyślnaczcionkaakapitu" style:family="text">
      <style:text-properties style:text-underline-type="single" style:text-underline-style="solid" style:text-underline-width="auto" style:text-underline-mode="continuous"/>
    </style:style>
    <style:style style:name="T2924" style:parent-style-name="Domyślnaczcionkaakapitu" style:family="text">
      <style:text-properties fo:background-color="#80FFFF" style:text-underline-type="single" style:text-underline-style="solid" style:text-underline-width="auto" style:text-underline-mode="continuous"/>
    </style:style>
    <style:style style:name="T2925" style:parent-style-name="Domyślnaczcionkaakapitu" style:family="text">
      <style:text-properties style:text-underline-type="single" style:text-underline-style="solid" style:text-underline-width="auto" style:text-underline-mode="continuous"/>
    </style:style>
    <style:style style:name="P2926" style:parent-style-name="Normalny" style:family="paragraph">
      <style:paragraph-properties fo:text-align="justify" fo:line-height="150%" fo:text-indent="0.2479in"/>
    </style:style>
    <style:style style:name="P2927" style:parent-style-name="Normalny" style:family="paragraph">
      <style:paragraph-properties fo:text-align="justify" fo:line-height="150%" fo:text-indent="0.2479in"/>
    </style:style>
    <style:style style:name="T2928" style:parent-style-name="Domyślnaczcionkaakapitu" style:family="text">
      <style:text-properties fo:background-color="#80FFFF"/>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P2931" style:parent-style-name="Normalny" style:family="paragraph">
      <style:paragraph-properties fo:text-align="justify" fo:line-height="150%"/>
    </style:style>
    <style:style style:name="T2932" style:parent-style-name="Domyślnaczcionkaakapitu" style:family="text">
      <style:text-properties style:text-underline-type="single" style:text-underline-style="solid" style:text-underline-width="auto" style:text-underline-mode="continuous"/>
    </style:style>
    <style:style style:name="T2933" style:parent-style-name="Domyślnaczcionkaakapitu" style:family="text">
      <style:text-properties fo:background-color="#80FFFF" style:text-underline-type="single" style:text-underline-style="solid" style:text-underline-width="auto" style:text-underline-mode="continuous"/>
    </style:style>
    <style:style style:name="T2934" style:parent-style-name="Domyślnaczcionkaakapitu" style:family="text">
      <style:text-properties style:text-underline-type="single" style:text-underline-style="solid" style:text-underline-width="auto" style:text-underline-mode="continuous"/>
    </style:style>
    <style:style style:name="T2935" style:parent-style-name="Domyślnaczcionkaakapitu" style:family="text">
      <style:text-properties fo:background-color="#80FFFF"/>
    </style:style>
    <style:style style:name="P2936" style:parent-style-name="Normalny" style:family="paragraph">
      <style:paragraph-properties fo:text-align="justify" fo:line-height="150%" fo:text-indent="0.2479in"/>
    </style:style>
    <style:style style:name="T2937" style:parent-style-name="Domyślnaczcionkaakapitu" style:family="text">
      <style:text-properties fo:background-color="#80FFFF"/>
    </style:style>
    <style:style style:name="T2938" style:parent-style-name="Domyślnaczcionkaakapitu" style:family="text">
      <style:text-properties fo:background-color="#80FFFF"/>
    </style:style>
    <style:style style:name="P2939" style:parent-style-name="Normalny" style:family="paragraph">
      <style:paragraph-properties fo:text-align="justify" fo:line-height="150%" fo:text-indent="0.2479in"/>
    </style:style>
    <style:style style:name="P2940" style:parent-style-name="Normalny" style:family="paragraph">
      <style:paragraph-properties fo:text-align="justify" fo:line-height="150%" fo:text-indent="0.2479in"/>
    </style:style>
    <style:style style:name="P2941" style:parent-style-name="Normalny" style:family="paragraph">
      <style:paragraph-properties fo:text-align="justify" fo:line-height="150%"/>
    </style:style>
  </office:automatic-styles>
  <office:body>
    <office:text text:use-soft-page-breaks="true">
      <text:p text:style-name="P1">KORPUS= Obrady Okrągłego Stołu</text:p>
      <text:p text:style-name="P2">ZESPOL= Zespół do spraw Gospodarki i Polityki Społecznej</text:p>
      <text:p text:style-name="P3">TYTUL= STENOGRAM z drugiego posiedzenia Zespołu do spraw Gospodarki i Polityki Społecznej</text:p>
      <text:p text:style-name="P4">DATA= 13 lutego 1989 r.</text:p>
      <text:p text:style-name="P5">SYGNATURA= C9540/2</text:p>
      <text:p text:style-name="P6">INW= 46016</text:p>
      <text:p text:style-name="P7">TEKST=</text:p>
      <text:p text:style-name="P8">Stenogram<text:s/><text:span text:style-name="T9">z</text:span><text:s/>drugiego posiedzenia Zespołu do spraw Gospodarki i Polityki Społecznej w dniu 13<text:span text:style-name="T10">.</text:span>II<text:span text:style-name="T11">.</text:span>1<text:span text:style-name="T12">9</text:span>8<text:span text:style-name="T13">9</text:span><text:s/>r.</text:p>
      <text:p text:style-name="P14"><text:span text:style-name="T15">/</text:span>Obradom<text:s/>przewodniczy<text:s/><text:span text:style-name="T16">prof. Witold Trzeciakowski</text:span>/.</text:p>
      <text:p text:style-name="P17"><text:span text:style-name="T18">Przewodnicząc</text:span><text:span text:style-name="T19">y</text:span>:</text:p>
      <text:p text:style-name="P20">Wznawiamy obrady.</text:p>
      <text:p text:style-name="P21">Szanowni Państwo! Na poprzednim naszym spotkaniu strona, którą reprezentuję przedstawiła kierunki podstawowych zmian systemowych polityki gospodarczej oraz listę postulatów doraźnych.<text:s/><text:span text:style-name="T22">O</text:span>czekujemy dzisiaj ustosunkowania się do naszych propozycji. Z kolei my pragniemy ustosunkowa<text:span text:style-name="T23">ć</text:span><text:s/>się do koncepcji planu konsolidacji gospodarki oraz do dokumentu Ministerstwa Pracy i Polityki Socjalnej. Uwagi na temat pierwszego dokumentu w jego warstwie realnej przedstawi Cezary Józefiak, a w warstwie regulacyjnej prof. Jan Mujżel. Ocenę dotychczasowych pro<text:span text:style-name="T24">c</text:span>esów reformowania gospodarki przedstawi dr Stankiewicz.</text:p>
      <text:p text:style-name="P25">Jest kwestia otwarta, czy ocenę dokumentu dotyczącego polityki socjalnej będzie prze<text:span text:style-name="T26">ds</text:span>tawiona na dzisiejszym posiedzeniu, czy na następnym posiedzeniu w związku z propozycjami, które zgłosi pan prof. Baka. Jest propozycja ażeby to przenieść - cały ten blok polityki socjalnej przenieść na następne zebranie.</text:p>
      <text:p text:style-name="P27">Teraz jak wyobrażamy sobie tok dalszej pracy? Ja na razie sprecyzuję nasze poglądy, za chwilę oddam głos panu prof. Bace dla przedstawienia propozyc<text:span text:style-name="T28">ji</text:span><text:span text:style-name="T29"><text:s/></text:span>strony rządowej<text:span text:style-name="T30">.</text:span><text:s/>Musimy sobie z góry powiedzieć, że Okrągły Stół nie umożliwi nam uzgodnienia całego pakietu spraw systemowych i polityki gospodarczej przewidzianym 6-tygodniowym okresie. Dlatego proponujemy rozwiązanie, które umożliwi nam uwzględnienie decyzji gospodarczych w dalszej perspektywie. Gospodarcza Rada Porozumiewawcza, o której mówiliśmy uprzednio byłaby forum dla uzgadniania programu zmian systemowych oraz polityki gospodarczej. Dla prz<text:span text:style-name="T31">ygot</text:span>owania wstępnych propozycji dotyczących powołania i funk<text:span text:style-name="T32">cjo</text:span>nowania tej Rady proponujemy ze swej strony prof. Mujżela i prof. Stelmachowskiego. Konieczne tu będzie nawiązanie kontaktu z zespołem politycznym, na którym ma być rozpatrywany projekt powołania drugiej izby parlamentu. Izba ta mogłaby ewentual<text:span text:style-name="T33">n</text:span>ie przejąć następn<text:span text:style-name="T34">i</text:span>e funkcje gospodarczej rady porozumiewaw<text:span text:style-name="T35">czej.</text:span></text:p>
      <text:p text:style-name="P36">Z zakresu spraw doraźnych chcielibyśmy się ustosunkować do opracowywan<text:span text:style-name="T37">ej</text:span><text:s/>obecnie uchwały o specjalnych uprawnieniach rządu. Jak to się nazywa panie profesorze?</text:p>
      <text:p text:style-name="P38"><text:span text:style-name="T39">Prof. Władysław Baka</text:span>:</text:p>
      <text:p text:style-name="P40">To się nazywa ustawa o warunkach realizacji planu konsolida<text:span text:style-name="T41">cj</text:span>i.</text:p>
      <text:p text:style-name="P42"><text:span text:style-name="T43">Przewodniczący</text:span>:</text:p>
      <text:p text:style-name="P44">Ustawa o warunkach realizacji planu konsolida<text:span text:style-name="T45">cji</text:span>, dobrze.</text:p>
      <text:p text:style-name="P46">O ocenę tego dokumentu, która byłaby zaprezentowana w momencie uzyskania tych materiałów po uzyskaniu tych materiałów chciałbym prosić - przepraszam nie<text:s/><text:span text:style-name="T47">u</text:span>zgodniłem jeszcze tego, bo nie miałem okazji, pana prof. Beksiaka. Czy wyraża zgodę na to, żeby się zająć tą sprawą?</text:p>
      <text:p text:style-name="P48"><text:span text:style-name="T49">/Pro</text:span><text:span text:style-name="T50">f.</text:span><text:span text:style-name="T51"><text:s/></text:span><text:span text:style-name="T52">Janusz Beksiak</text:span>: O jaką tu<text:s/>sprawę chodzi?/.</text:p>
      <text:p text:style-name="P53">Opracowania naszego stanowiska w stosunku do projektu uchwały o tych specjalnych uprawnieniach<text:s/><text:soft-page-break/>rządu.</text:p>
      <text:p text:style-name="P54"><text:span text:style-name="T55">/</text:span><text:span text:style-name="T56">P</text:span><text:span text:style-name="T57">rof.</text:span><text:span text:style-name="T58"><text:s/>Janusz Beksiak</text:span>: Zgadzam się/.</text:p>
      <text:p text:style-name="P59">Dzięku<text:span text:style-name="T60">ję.</text:span></text:p>
      <text:p text:style-name="P61">Następnie pragniemy podjąć problematykę upodmiotowienia przedsiębiorstwa, a w szczególności sprawę depolityzacji zarządzania, roli samorządu oraz pluralizmu i form własności. Tę grupę problemową pragnąłbym powierzyć prof. Mujżelowi wraz z zespołem.</text:p>
      <text:p text:style-name="P62">Następna sprawa - dla związku zawodowego<text:s/>„Solidarność<text:span text:style-name="T63">”</text:span><text:s/>podstawowe znaczenie ma polityka społeczna. Tematykę tę prezentowali na poprzednim zebraniu panowie Wielowieyski i Rosner. Zespół przygotuje pr<text:span text:style-name="T64">oj</text:span>ekt formuł indeksacji celem prze<text:span text:style-name="T65">ds</text:span>tawienia stronie rządowe<text:span text:style-name="T66">j</text:span>.</text:p>
      <text:p text:style-name="P67">Dalej - w dziedzinie polityki gospodarczej w skali makro na plan pierwszy wysuwa się pytanie, jak rząd zamierza odzyskać równowagę wewnętrzną i zewnętrzną. Oczekujemy tu na konkretne wyjaśnienia zamierzeń rządu,<text:s/>w szczególności odpowiedzi na następujące pytania: jakie przewiduje się proporcje podziału dochodu narodowego na konsumpcję, inwestycje i spłaty zadłużenia? Jakie są kierunku alokacji inwestycji? Jakie są kierunki równoważenia budżetu państwa po stronie dochodów i wydatków? Jakie są założenia eliminacji bariery zadłużenia w sferze wolnodewizowej i rublowej?</text:p>
      <text:p text:style-name="P68">Po otrzymaniu odpowiedzi na te pytania ustosunkujemy się do podstawowych związanych z nimi problemów. Problematyki doraźnej, lecz szczególnie z wielu względów<text:s/><text:span text:style-name="T69">i</text:span>st<text:span text:style-name="T70">ot</text:span>ne<text:span text:style-name="T71">j</text:span><text:s/>poru<text:span text:style-name="T72">s</text:span>zyć chcemy sprawę<text:s/>„Stoczni Gdańskiej”.<text:s/>Materiały<text:s/><text:span text:style-name="T73">w</text:span><text:s/>tej sprawie przedstawimy w ciągu 10 dni<text:span text:style-name="T74">.</text:span></text:p>
      <text:p text:style-name="P75">Na zakończenie należy uwzględnić w harmonogramie dalszych prac te problemy podzespołów rolniczego, mieszkaniowego i g<text:span text:style-name="T76">ó</text:span>rniczego, które wymagają wspólnego omówienia przy naszym stole. To trzeba się liczyć z tym, że pewne problemy o charakterz<text:span text:style-name="T77">e</text:span><text:s/><text:span text:style-name="T78">b</text:span>ardzi<text:span text:style-name="T79">ej</text:span><text:s/>ogólnym będą miały - będą musiały być tutaj szczególnie dokładnie omówione.</text:p>
      <text:p text:style-name="P80">Tyle propozycji z naszej strony. Teraz oddaję głos panu prof. Bace.</text:p>
      <text:p text:style-name="P81"><text:span text:style-name="T82">Prof. Władysław Baka</text:span>:</text:p>
      <text:p text:style-name="P83">Szanowni P<text:span text:style-name="T84">ań</text:span>stw<text:span text:style-name="T85">o</text:span>!</text:p>
      <text:p text:style-name="P86">Bardzo poważnie przestu<text:span text:style-name="T87">di</text:span>owaliśmy zarówno oświadczenie przedłożone, jak i stenogram z poprzedniego posiedzenia zespołu<text:span text:style-name="T88">.</text:span><text:s/>Z uwagą podchodzimy do wszystkich kwestii tam podnoszonych. Materiałach zarówno w wystąpienia<text:span text:style-name="T89">ch<text:s/></text:span>zwłaszcza w wystąpieniach prze<text:span text:style-name="T90">ds</text:span>tawionych przez stronę opozycyjno-solidarnościową na poprzednim posiedzeniu było kilka warstw, od warstwy powiedzmy oceniającej historycznej poprzez stosunek do działań bieżących i pewne sugestie przyszłościowe.</text:p>
      <text:p text:style-name="P91">Jeśli chodzi o warstwę historyczną, to oczywiście nie możemy przyjąć totalnej negacji, jaka zwarta została w niektórych wystąpieniach. Ta opozycyjna retoryka nie może dobrego klimatu rozmów kształtować. Uważam natomiast, i dlatego nie może być przyjęta, ale przede wszystkim nie może być przyjęta, dlatego że jest nieadekwatna, nieobiektywna, Uważamy,<text:s/><text:span text:style-name="T92">ż</text:span>e nasze obrady powinny opiera<text:span text:style-name="T93">ć</text:span><text:s/><text:span text:style-name="T94">s</text:span>ię na możliwie najbardziej wielostronnej analizie, ocenie, na odrzucania apriorycznych nieuzasadnion<text:span text:style-name="T95">yc</text:span>h<text:s/><text:span text:style-name="T96">s</text:span>ądów<text:span text:style-name="T97">.</text:span><text:s/>Pierwsze bowiem co powinniśmy czynić, to powstrzymać ten proces,<text:s/><text:span text:style-name="T98">jaki</text:span><text:s/>występuje w dziedzinie skażenia świadomości społecznej. Jesteśmy bardzo krytyczni w stosunku do przeszłości i samokr<text:span text:style-name="T99">yt</text:span>yczn<text:span text:style-name="T100">i,</text:span><text:s/>natomiast nie możemy pogodzić się z negacją, nie możemy się pogodzić z zestawianiem w sposób, który nie znajduje potwierdzenia ani w faktach, ani w ocenach miarod<text:span text:style-name="T101">aj</text:span>nych.</text:p>
      <text:p text:style-name="P102">Dlatego też proponujemy, ażeby nad naszym<text:s/>„stołem”<text:s/>nie ciążyło to odium przerysowanych tendencyjnych ocen, ażeby przyjąć, i<text:span text:style-name="T103">ż</text:span><text:s/>te problemy będą przedmiotem pracy historyków, możemy tak jak to<text:s/><text:soft-page-break/>było kiedyś proponowane zwrócić się do grupy historyków o różnej orientacji, w celu obiektywnego, zgodnego z faktami prze<text:span text:style-name="T104">ds</text:span>tawienia zarówno dorobku i słabości, jakie wystąpiły w rozwoju gospodarczym Polski Ludowej, jak i efektów, rezultatów procesu reformowania gospodarki w latach 1980, żeby przedstawić ocenę sprawiedliwą, opartą na faktach, odrzucającą aprioryczną<text:s/><text:span text:style-name="T105">te</text:span>n<text:span text:style-name="T106">de</text:span>ncyjność.</text:p>
      <text:p text:style-name="P107"><text:span text:style-name="T108">I</text:span><text:s/>to jest pierwszy punkt, na który chciałbym zwrócić uwagę na marginesie przedstawionych wystąpień. Nam jest potrzebna prawda i tylko prawda, i myślę, że ta orientacja powinna powodować wszelkimi naszymi działaniami, jeśli chodzi o ocenę<text:span text:style-name="T109">.</text:span><text:s/>Jeżeli chodzi o kwestie bieżącej polityki konieczne jest p<text:span text:style-name="T110">rz</text:span>ep<text:span text:style-name="T111">ro</text:span>wa<text:span text:style-name="T112">d</text:span>zen<text:span text:style-name="T113">i</text:span>e czy dokonanie ze strony koalic<text:span text:style-name="T114">yj</text:span>no-związkow<text:span text:style-name="T115">ej</text:span><text:s/>pewnych wyjaśnień, zwłaszcza ze strony rządu w odniesieniu do zarówno realizowanej obecnie i proklamowanej polityki gospodarczej, a także w odniesieniu do postulatów sformułowanych w sposób konkretny, zwłaszcza w oświadczeniu przedstawionym przez dr Ryszarda Bugaja<text:span text:style-name="T116">.</text:span></text:p>
      <text:p text:style-name="P117">Szersze oświetlenie polityki gospodarczej, aktualnych problemów reformowania i z tego wynikających odniesień do zaprezentowanych przez stronę opozycyjno-solidarnościową kwestii przedstawi wicepremier Ireneusz Sekuła. Chciałbym ze swojej strony powiedzieć,<text:s/><text:span text:style-name="T118">ż</text:span>e jeśli c<text:span text:style-name="T119">h</text:span>odzi o zgłoszone, przedstawione postulaty, dotyczące redukcji wydatków budżetowych, zwłaszcza na administrację oraz obronę narodową, bezpieczeństwo wewnętrzne, to proponujemy, aby na przyszłym posiedzeniu zespołu, które jeśli uzgodniono mogłoby się odbyć w następny poniedziałek, czyli za tydzień, ludzie kompetentni to znaczy i przedstawiciele właściwych komisji sejmowych, i przedstawiciele MON, MSW oraz Ministerstwa Finansów przedłożyliby tutaj obraz sytuacji oraz argument, stanowisko i argumentację w kwestiach, jakie tutaj zostały przedstawione, sformułowane w oświadczeniu.</text:p>
      <text:p text:style-name="P120">Taki sam tryb proponujemy podjąć jeśli chodzi o kwestię nomenklatury. Myślę, że dobrze będzie, jeżeli na następne posiedzenie naszego zespołu poprosimy przedstawiciela Komitetu Centralnego, Urzędu Rady Ministrów, ewentualnie Rady Państwa - czyli tych ludzi, którzy mogą nam najbardziej miarodajnie wyjaśnić sprawę nomenklatury<text:s/><text:span text:style-name="T121">i</text:span><text:s/>oprzeć dalszą<text:s/>dyskusję w<text:s/>tej sprawie na najszerszej, najpełniejszej informacji. Sądzę, że celowe będzie również zaproszenie przedstawiciela Głównego Urzędu Statystycznego, który zakomunikuje nam, czy przedstawi nam, jakie są propozycje w kwestiach dotyczących zapewnienia szerokiego dostępu do informacji ekonomicznej dla wszystkich obywateli.</text:p>
      <text:p text:style-name="P122">Pozostałe wyjaśnienia i stosunek do spraw przedstawi wicepremier Ireneusz Sekuła.</text:p>
      <text:p text:style-name="P123">Ja ze swojej strony jeszcze tylko kilka słów chciałbym doda<text:span text:style-name="T124">ć</text:span>, mianowicie, że w toku naszej pracy niezwykle ważne jest nieustanne zdawanie sobie sprawy z tego, czego my sami po obradach naszego zespołu<text:s/>„okrągłego stołu”<text:s/>oczekujemy, a zwłaszcza czego oczeku<text:span text:style-name="T125">je</text:span>my po obradach w Zespole ds. Gospodarki i Polityki Społecznej. Ważne jest również, żebyśmy sobie zdawali sprawę z tego, czego oczekuje społeczeństwo.</text:p>
      <text:p text:style-name="P126">Jeśli chodzi o oczekiwania strony koalicyjno- związkowej, myślę, że można byłoby sprawę zawrzeć w następu<text:span text:style-name="T127">ją</text:span>cym sposobie rozumowania. Wiemy, jak<text:span text:style-name="T128">i</text:span>e problemy w dziedzinie społeczno-ekonomicznej powinny być rozwiązane, a w każdym razie znamy większość tych problemów, jeśli chyba ta forma jest lepsza. Ze względu na naturę problemów, sytuację społeczno-polityczną, nie jest możliwe ich rozwiązanie bez zrozumienia, poparcia i mobilizacji szerokich sił społecznych, bez zapewnienia współuczestnictwa strony solidarnościowo-opoz<text:span text:style-name="T129">ycyj</text:span>n<text:span text:style-name="T130">ej,</text:span><text:s/>współuczestnictwa i współodpowiedzialności. To jest to novum, jakie jest produktem rozwoju historycznego. Rozumiemy, współzależność<text:s/>jaka występuje pomiędzy pracami w naszym zespole, a w zespole reform politycznych, w zespole związkowym. Jednakże uważamy, że nie jest<text:s/><text:soft-page-break/>to jednostronna tylko zależność, że również i produkt, owoc pracy naszego zespołu wpływać będzie na działalność tamtych.</text:p>
      <text:p text:style-name="P131">Chodzi zwłaszcza o kwestię konsensusu, który jest niezwykle istotnym warunkiem dla s<text:span text:style-name="T132">fo</text:span>rmułowania nowej umowy społecznej, jeśli chodzi o cały obszar społeczno-ekonomiczny.</text:p>
      <text:p text:style-name="P133">I dlatego też uważamy, że powinniśmy zmierzać w kierunku wypracowania pomocy<text:s/><text:span text:style-name="T134">„</text:span>okrągłemu stołowi”, jeśli chodzi o zarówno treść merytoryczną i kształt takiej umowy społecznej w dziedzinie problemów społeczno-ekonomicznych, które zar<text:span text:style-name="T135">ys</text:span>ow<text:span text:style-name="T136">yw</text:span>ałyby obligacje, można powiedzieć, wszystkich uczestnicząc<text:span text:style-name="T137">yc</text:span>h w<text:s/>„okrągłym stole”<text:s/>stron. I myślę, że pod tym kątem powinniśmy nieustannie patrzeć na podejmowane przy tym stole w Zespole ds. Gospodarki i Polityki Społecznej problemy.</text:p>
      <text:p text:style-name="P138">Z tego punktu widzenia, sądzę, że ce<text:span text:style-name="T139">l</text:span>owe byłoby gdybyśmy zaczęli kontynuując pracę mer<text:span text:style-name="T140">yt</text:span>oryczną na tematy różne, różnych zagadnień istotnych, próbowali wspólnie określać, jaki kształt tej umowy, jakie problemy, jaki sposób ujęcia byłby do przy<text:span text:style-name="T141">ję</text:span>cia. Chodzi po prostu o to, ażeby w ten sposób określać i ramy, i nakierowywa<text:span text:style-name="T142">ć</text:span><text:s/>nasze prace, jeśli to ma być ten istotny element końcowy działalności zespołu.</text:p>
      <text:p text:style-name="P143">Jeśli chodzi o przebieg dzisiejszego spotkania, to moja propozycja jest następująca, żeby po teraz wysłuchaniu<text:s/>pewnych uściśla<text:span text:style-name="T144">ją</text:span>cych stwierdzeń dotyczących polityki gospodarczej, dotyczących re<text:span text:style-name="T145">fo</text:span>rmowania, dotyczących zamierzeń rządu i stosunku rządu do przedkładanych postulatów, sformułowań, które przedstawi wicepremier Ireneusz Sekuła, żeby - to będziemy musieli przesądzić - z naszej strony nastąpiło rozwinię<text:span text:style-name="T146">ci</text:span>e niektórych szczególnie ważnych kwestii, problemów najpilni<text:span text:style-name="T147">ejs</text:span>zych, mianowicie za te problemy uważamy kwestię demonopolizac<text:span text:style-name="T148">ji</text:span><text:s/>skupu i likwidację kartek na mięso, kwestię podejścia do przezw<text:span text:style-name="T149">yc</text:span>iężania inflacji, podstawową orientac<text:span text:style-name="T150">ję</text:span><text:s/>jeśli chodzi o politykę cen, indeksację dochodów i świadczeń. Związane z najpilniejszymi działaniami problemy<text:s/><text:span text:style-name="T151">fi</text:span>nansow<text:span text:style-name="T152">o</text:span>-podatk<text:span text:style-name="T153">owe</text:span>.<text:s/>I wreszcie zagadnienia polityki pieniężnej, kredytowej i oszczędnościowe<text:span text:style-name="T154">j</text:span>.</text:p>
      <text:p text:style-name="P155">Jak państwo zauważyliście, te 5 zagadnień do zreferowania, których jesteśmy przygotowani w dniu dzisiejszym, po to, ażeby ewentualnie nadać impuls do bardziej konkretnych poszukiwań, ustaleń, dotyczy tego, co dzisiaj w Polsce, w gospodarce polski<text:span text:style-name="T156">ej,</text:span><text:s/>w społeczeństwie polskim jest najważnie<text:span text:style-name="T157">js</text:span>ze, najpilnie<text:span text:style-name="T158">js</text:span>ze, tzn. kwestii zahamowania inflacji i poprawy rynku oraz wygaszania czy też stworzenia klimatu do przezwyciężania tendencji do rewindykac<text:span text:style-name="T159">ji</text:span>, do niepokojów społecznych na tym właśnie tle.</text:p>
      <text:p text:style-name="P160">Ta prezentacja tych problemów pozwoliłaby nam w pierwszej kolejności odnie<text:span text:style-name="T161">ść</text:span><text:s/>się do zagadnień najbardziej newralgiczn<text:span text:style-name="T162">yc</text:span>h, bieżących. Następne posiedzenie oprócz spraw związanych z w<text:span text:style-name="T163">yj</text:span>aśnieniem, jak już mówiłem, i kwestii nomenklatury i kwestii wydatków budżetowych<text:s/>na wojsko,<text:s/><text:span text:style-name="T164">et</text:span>c. proponowalibyśmy, żeby rozpatrzy<text:span text:style-name="T165">ć</text:span><text:s/>bardzo ważne problemy, niezwykle istotne, ale powiedzmy z punktu widzenia jak gdyby pilności drugiego rzutu. Chodzi o kwestię zadłużenia zagranicznego, chodzi o kwestię struktury inwestycji, polityki strukturaln<text:span text:style-name="T166">ej</text:span><text:s/>inwestycji, chodzi o zagadnienie restrukturyzac<text:span text:style-name="T167">ji</text:span><text:s/>bieżącej gospodarki narodowej, likwidacja, upadłość, przemieszczanie czynników wytwórczych. Chodzi o zagadnienia związane z kształtowaniem stosunków własnościowych, przebudową stosunków własnościowych.<text:s/><text:span text:style-name="T168">I</text:span><text:s/>wreszcie z zagadnieniami umacniania i zwiększania roli samorządu pracowniczego, z określeniem<text:s/><text:span text:style-name="T169">je</text:span>go perspektywy.</text:p>
      <text:p text:style-name="P170">Na kolejnym ewentualnym spotkaniu proponowalibyśmy, ażeby rozpatrzyć cały kompleks problemów związanych już w fazie rozpracowanej bardziej, związanych po pierwsze z polityką społeczną, z kwestią świadczeń społecznych, i z polityką cen, waloryzacją, indeksacją płac i dochodów. No i te ewentualne problemy, o których także mówił pan prof. Witold Trzeciakowski, dalsze ukierunkowania i spos<text:span text:style-name="T171">o</text:span>by współdziałania. Ponieważ mówił pan profesor o kwestii gospodarczej komisji porozumiewawcz<text:span text:style-name="T172">ej,</text:span><text:s/>ja<text:s/><text:soft-page-break/>podzielam pogląd, że na tę sprawę powinniśmy spojrzeć w kontekście postępów prac zwłaszcza w Zespole ds. Reform Politycznych, bowiem w zależności od tego , jak tam będzie ustalony kalendarz przeobrażeń instytucjonalno-politycznych i tutaj będą określone odniesienia do tej kwestii.</text:p>
      <text:p text:style-name="P173">Ponieważ mniej więcej za dwa tygodnie w tej sprawie będziemy chyba bliżsi, a na pewno bliżsi niż dzisiaj orientacji co do tego, w jakim kierunku sprawy się rozwijają,<text:s/>sądzę, że to byłby właściwy czas, ażeby te problemy rozpatrzyć.</text:p>
      <text:p text:style-name="P174">To tyle tytułem słowa z mojej strony, panie przewodniczący.</text:p>
      <text:p text:style-name="P175"><text:span text:style-name="T176">P</text:span><text:span text:style-name="T177">r</text:span><text:span text:style-name="T178">zewodnicząc</text:span><text:span text:style-name="T179">y</text:span>:</text:p>
      <text:p text:style-name="P180">Dziękuję uprzejmie. Rozumiem, że jesteśmy już bliżej zorientowani co do naszego porządku dzisie<text:span text:style-name="T181">js</text:span>zego. Rozumiem, że ten porządek będzie obejmował wystąpienie pana premiera Sekuły. Następnie będą trzy wystąpienia zaplanowane przez naszą stronę, tzn. pana prof. Józefiaka, pana prof. Mu<text:span text:style-name="T182">jż</text:span>ela i dr Stankiewicza, a potem proponu<text:span text:style-name="T183">ję</text:span>, żeby nastąpił blok wystąpień rządowych o sprawach<text:span text:style-name="T184">,<text:s/></text:span>które były wymienione przez pana współprzewodniczącego. Tzn. te sprawy demonopolizac<text:span text:style-name="T185">ji</text:span><text:s/>skupu, inflacji itd.</text:p>
      <text:p text:style-name="P186">Jeszcze na wstępie chciałem prosić uprzejmie o... czy raczej przypomnieć o tym, że na to, żebyśmy się mogli ustosunkowywać do materiałów strony rządowej, musimy te materiały dostać. Więc ja rozumiem, że jeśli chodzi o tekst tego zarządzenia specjalnego, dotyczącego specjalnych uprawnień rządu, że będziemy mogli założyć, że to otrzymamy w toku dzisiejszego dnia.</text:p>
      <text:p text:style-name="P187">Również jeśli chodzi o ustosunkowanie się nasze do problemów przywracania równowagi, inflacji itd., to byłoby bardzo pożyteczną rzeczą, żebyśmy oprócz wystąpień ustnych, których będziemy świadkami dzisiaj, otrzymali materiały bardziej konkretne liczbowe, które by nam umożliwiły ust<text:span text:style-name="T188">os</text:span>unkowanie się ścisłe, konkretne do tych materiałów.</text:p>
      <text:p text:style-name="P189">Oddaję teraz głos panu premierowi Sekule.</text:p>
      <text:p text:style-name="P190"><text:span text:style-name="T191">Wicepremier Ireneusz Sekuła</text:span>:</text:p>
      <text:p text:style-name="P192">Szanowni Panowie Przewodnicząc<text:span text:style-name="T193">y</text:span>! Szanowni Państw<text:span text:style-name="T194">o</text:span>!</text:p>
      <text:p text:style-name="P195">Proszę mi wybaczyć, że zajmę nieco czasu bardziej kompleksową informacją związaną z problemami gospodarczymi, a także związaną z procesem reformowania gospodarki, ale po pierwsze - zgodnie z ustaleniami sprzed tygodnia, iż debatujemy nad problemami, a nie negocjujemy, będzie to forma użytecznie<text:span text:style-name="T196">js</text:span>za, zwłaszcza, że mogę w niej wtedy w bardziej taki kompleksow<text:span text:style-name="T197">y</text:span>,<text:s/><text:span text:style-name="T198">p</text:span>owiązany ze sobą sposób<text:s/>odnieść si<text:span text:style-name="T199">ę</text:span><text:s/>do spraw podniesionych i wypowiedziach na poprzednim posiedzeniu, jak i w dokumencie, który otrzymaliśmy.</text:p>
      <text:p text:style-name="P200">Zacząć chcę od przypomnienia, iż w dniu jutrzejszym miną cztery miesiące pracy nowego rządu pod kierownictwem premiera Rakowskiego i w ciągu tych niespełna czterech miesięcy rząd musiał równocześnie podjąć działania w pięciu sferach. Więc po pierwsze niezb<text:span text:style-name="T201">ę</text:span>dne było nowe zorganizowanie pracy rządu. Polega ono jak wiadomo na tym, iż powołane zostały dwa komitety Rady Ministrów: społeczno-polityczny i ekonomiczny, które przejęły ciężar większości zagadnień o charakterze operacyjnym bieżącym, co pozwala Radzie Ministrów zbierać się rzadziej i debatować nad problemami o charakterze strategicznym. To rozwiązanie znacznie usprawniło styl pracy rządu.</text:p>
      <text:p text:style-name="P202">Po drugie - obowiąz<text:span text:style-name="T203">uj</text:span>ą ciągle jeszcze stare przepisy zakładające jeszcze znaczną centraliza<text:span text:style-name="T204">cj</text:span>ę funk<text:span text:style-name="T205">cjo</text:span>now<text:span text:style-name="T206">an</text:span>ia Rady Ministrów. Przygo<text:span text:style-name="T207">to</text:span>w<text:span text:style-name="T208">uje</text:span>my specjalną ustawę o Radzie Ministrów, która ten stan rzeczy zmieni i cały szereg uprawnień zdecentralizuje ministrom, wojewodom, poszczególnym podmiotom gospodarczym. Ale póki obowiązuje ten stan rzeczy, to na rządzie będzie spoczywał obowiązek<text:s/><text:soft-page-break/>rozwiązywania całego szeregu problemów bieżących, czym zajmowaliśmy się i zajmujemy.</text:p>
      <text:p text:style-name="P209">Po trzecie - rząd musiał podjąć pod wielką presją czasu cały szereg przedsięwzięć o charakterze rutynowym,<text:s/><text:span text:style-name="T210">p</text:span>lanistycznym. To koniec roku, niezbędnym było przygotowanie projektu Centralnego Planu Rocznego, budżetu państwa, planu kredytowego, zmian w Narodowym Planie Społeczno-Gospodarczym oraz dokumentu wiodącego, Planu Konsolidacji Gospodarki<text:s/>Narodowe<text:span text:style-name="T211">j.</text:span></text:p>
      <text:p text:style-name="P212">Wszystkie te prace planistyczne powinny być w zasadzie rozpo<text:span text:style-name="T213">c</text:span>zęte latem tak, aby zdążyć z terminami sejmowymi, prowadzone były w związku z tym w ogromnym pośpiechu i zarzut, iż przedsiębiorstwa dopiero w końcu stycznia otrzymały instrumenta<text:span text:style-name="T214">cję</text:span><text:s/>swojego działania w roku 1989, jest oczywiście słuszne tylko, iż układ kalendarza, fakt, iż od 14 października od momentu powołania rządu Sejm obradował w ubiegłym roku dwukrotnie i po raz pierwszy w styczniu 1989 r. stwarzał ten układ planu z jakim mieliśmy do czynienia. I dodać należy, że posłowie wykonali olbrzymią pracę w niezwykle szybkim tempie i ten cały pakiet mógł być przedyskutowany i uchwalony.</text:p>
      <text:p text:style-name="P215">Czwartym obszarem działań było cały szereg różnych decyzji o różnym charakterz<text:span text:style-name="T216">e</text:span>, które można określić jednym wspólnym mianownikiem stawiania sprawy z głowy na nogi, czyli to wszystko, co mogło być szybko zdecydowanie decyzjami rządowymi cz<text:span text:style-name="T217">y</text:span><text:s/>ministrów rozwiązywane, było rozwiązywane. Takich decyzji było kilkaset, nie chcę ich w tej chwili oczywiście nawet wyliczać.</text:p>
      <text:p text:style-name="P218">Do ważniejszych przypomnę tylko należało między innymi odejście od reglamenta<text:span text:style-name="T219">cj</text:span>i benzyny, przyjęcie zasady iż obywatel może przechowywać swój paszport ważny na cały świat w domu, a okres jego ważności jest warunkowany tylko poziomem wnoszonej opłaty. Zrezygnowaliśmy z systemu sprzedaży samochodów na asygnaty, to jest element realizacji zawartego w dokumencie propozycji odejścia od formy sprzedaży uprzywile<text:span text:style-name="T220">jo</text:span>wanej. Odeszliśmy od reglamenta<text:span text:style-name="T221">cji</text:span><text:s/>węgla. Przygotowywany jest plan odejścia od reglamenta<text:span text:style-name="T222">cj</text:span>i mięsa.<text:s/>Zostały także zlikwidowane albo znacznie ograniczone inne formy rozdzielnictwa, łącznie z centralnie finansowanym importem.</text:p>
      <text:p text:style-name="P223">Została także wykonana duża praca legislacyjn<text:span text:style-name="T224">a</text:span>,<text:s/><text:span text:style-name="T225">o</text:span><text:s/>ponad połowę zmalała liczba rządowych i ministerialnych aktów prawnych. Ministrowie i Rada Ministrów więcej niż<text:s/><text:span text:style-name="T226">5</text:span>0<text:span text:style-name="T227">%<text:s/></text:span>obowiązujących 14 października aktów prawnych uchyliła, a więc był to poważny krok na drodze porządkowania prawa, zresztą nie ostatni, ponieważ ten proces w dalszym ciągu się toczy.</text:p>
      <text:p text:style-name="P228">I obszar piąty, któremu chcę poświęcić nieco więcej uwagi, to propozycję bardzo daleko idących radykalnych zmian systemowych.</text:p>
      <text:p text:style-name="P229"><text:span text:style-name="T230">W</text:span><text:s/>grudniu i w pierwszych dniach stycznia skierowany został do Sejmu pakiet licznych ustaw, z których część jest już uchwalona, część będzie uchwalana w najbliższych dniach i tygodniach. Dotyczą one głębokich zmian w systemie funk<text:span text:style-name="T231">cjo</text:span>nowania polskiej gospodarki i staraliśmy się nagromadzić taką ich ilość, aby powstała owa masa krytyczna, o której wspominał prof. Baka tydzień temu, to znaczy taka ilość zmian, która pozwoli uczynić je nieodwracalnymi i kompleksowym<text:span text:style-name="T232">i</text:span>.</text:p>
      <text:p text:style-name="P233">Było to konieczne, ponieważ<text:s/>jeślibyśmy<text:s/>poprzestali tylko na uchwalonej 19 grudnia ustawie o podejmowaniu działalności gospodarczej i ustawie o działalności gospodarczej z udziałem kapitału zagranicznego, to te nowoczesne akty prawne praktycznie pozostałyby na papierze, ponieważ zderzyłyby się z całym otoczeniem legislacyjnym, z wszystkimi innymi unormowani<text:span text:style-name="T234">am</text:span>i, nie adekwatnymi do nich, ani nie adekwatnymi do sytuacji, ale przecież obowiązujących.<text:s/><text:span text:style-name="T235">W</text:span><text:s/>historii nieodległej mieliśmy taki przypadek, jak państwo pamiętają w 1982 r. Sejm uchw<text:span text:style-name="T236">ali</text:span>ł<text:s/><text:span text:style-name="T237">b</text:span>ardzo nowoczesną, nowatorską ustawę o działalności przedsiębiorstw zagranicznych w Polsce, niestety tylko tą, nie dokonano zmian w innych przepisach,<text:s/><text:soft-page-break/>ustawa nie mogła funkcjonować i kolejnymi nowelizacjami zamiast to otoczenie legislacyjne doskonalić, zmieniać, zbliżać się do tych rozwiązań nowoczesnych, nowelizowana była ta ustawa, która w krótkim czasie całą swoją atrakcyjność straciła.</text:p>
      <text:p text:style-name="P238">Żeby nie stało się analogicznie z tymi dwoma dokumentami, skierowane zostały do Sejmu ustawy związane z<text:s/><text:span text:style-name="T239">fi</text:span>nansowaniem przedsiębiorstw państwowych, ustawy, które nadały nowy kształt prawu bankowemu, nadadzą nowy kształt prawu dewizowemu, prawu podatkowemu, nowa ustawa o Narodowym Banku Polskim, zmiany w Kodeksie cywilnym i szereg innych.</text:p>
      <text:p text:style-name="P240">Dlaczego się tak śpieszyliśmy i jaki nowy jakościowo kształt warunków g<text:span text:style-name="T241">ospo</text:span>darowania z tych projektów i z tych rozstrzygnięć, bo część już jest u<text:span text:style-name="T242">c</text:span>hwalona, się wyłania.</text:p>
      <text:p text:style-name="P243">Uwarunkowania. Działaliśmy i działamy, bo te uwarunkowania są niestety i będą przez d<text:span text:style-name="T244">aj</text:span>ące<text:s/><text:span text:style-name="T245">s</text:span>ię wyobrazić przyszłości stosunkowo trwałe, w warunkach następujących pięciu ważnych ograniczeń, pięciu wielkich problemów i trudności, które musimy rozwiązać. Określę je hasłowo, ponieważ były one także<text:s/><text:span text:style-name="T246">w</text:span>s<text:span text:style-name="T247">k</text:span>azywane w poprzedniej dyskusji i w pełni się tutaj z przedmówcami zgadzam.</text:p>
      <text:p text:style-name="P248">Uwarunkowanie pierwsze to zachwiana równowaga rynkowa, niedostatek towarów, znaczna ilość gorącego pieniądza, znaczna przewaga popytu nad podażą i to przewaga w takim zakresie, iż znaczny postęp, jaki w skali produkcji odnotowaliśmy<text:s/><text:span text:style-name="T249">w</text:span><text:s/>roku 1988, a także w styczniu roku 19<text:span text:style-name="T250">8</text:span>9, produkcja wzrosła w styczniu około 7 punktów, po prostu jest przy tej nierównowadze na rynku niezauważalne.</text:p>
      <text:p text:style-name="P251">Drugie uwarunkowanie to wysoki poziom inflacji i wysokie<text:span text:style-name="T252"><text:s/></text:span>zmęczenie społeczeństwa inflacją, stąd przyjęcie w roku 1989 deflacyjnego wariantu planu ograniczania skali podwyżek cenowych,<text:s/><text:span text:style-name="T253">w</text:span>prowadzenie tam, gdzie jeszcze cenami nie steruje rynek, pułapów i limitów cen.</text:p>
      <text:p text:style-name="P254">Trzeci problem, to zadłużenie zagraniczne. Sama obs<text:span text:style-name="T255">ł</text:span>u<text:span text:style-name="T256">ga<text:s/></text:span>zadłużenia zagranicznego w roku 1989 przekracza 3 mld dolarów, a więc łatwo określić jaki jest to ogromny balast i ciężar dla gospodarki.</text:p>
      <text:p text:style-name="P257">/Przepraszam, coś się tutaj dzieje z tą techniką/.</text:p>
      <text:p text:style-name="P258">Czwarty problem to deficyt budżetowy, który przekracza bilion złotych, przy czym mamy tutaj do czynienia ze swoistymi dwoma szalami wagi. Jeśli chcemy utrzymać wzrosty nowych cen na umiarkowanym poziomie, to oznacza to po drugiej stronie konieczność dotowania tych cen.<text:s/><text:span text:style-name="T259">W</text:span>prawdzie przyjęliśmy zasadę dotowania bardziej nowoczesnego, bardziej ra<text:span text:style-name="T260">cj</text:span>onalnego, a więc nie dotujemy producentów. Dotacje mają charakter przedmiotowy, dotyczą określonych towarów i określonej ich ilości, ale nie zmienia to postaci rzeczy, iż obciąża to oczywiście budżet po stronie jego wydatków.</text:p>
      <text:p text:style-name="P261">Przypomnę także, że budżet przejął obsługę zadłużenia zagranicznego, obciążenie bezpośrednio przedsiębiorstw wpłatami na fundusz obsługi zadłużenia zagranicznego było w roku 1988 krytykowane i z tego rozwiązania odstąpiono. Ale co oczywiście także oznacza znaczne zwiększenie wydatków budżetu<text:span text:style-name="T262">.</text:span></text:p>
      <text:p text:style-name="P263">Reasumując jest tutaj kwestia wyboru, a mianowicie,<text:s/>im bardziej będziemy radykalnie wycofywać się z dotacji, tym lepsze to będzie miało skutek w postaci zbliżania budżetu d<text:span text:style-name="T264">o</text:span><text:s/>równowag<text:span text:style-name="T265">i</text:span>, ale też oznaczać to będzie konieczność większej skali podwyżek cen<text:span text:style-name="T266">.</text:span></text:p>
      <text:p text:style-name="P267">I piąte uwarunkowanie, które ma charakter pozaekonomiczny, psychologiczny, społeczny - to skala niecierpliwości. Obywatele mają dosyć zapowiedzi, dosyć tego dreptania w miejscu, oczekują na efekty szybkie. Po prostu nie wytrzymają rozwiązań, które będą wdrażane na przestrzeni lat i na przestrzeni lat przyniosą rezultaty.</text:p>
      <text:p text:style-name="P268">To stwarza konieczność odejścia od tej tradycyjnej racjonalnej hierarchii celów to znaczy cele dalekosiężne, strategiczne na pierwszym planie, operacyjne, średniookresowe na drugim, bieżące na<text:s/><text:soft-page-break/>trzecim.</text:p>
      <text:p text:style-name="P269">Wdrażając ten system modelowy musimy także szukać rozwiązań, które pewne przyczółki zaufania społecznego pozwolą uzyskać wcześniej, pozwolą wcześniej przenieść pewne elementy efektów<text:span text:style-name="T270">.</text:span></text:p>
      <text:p text:style-name="P271">Biorąc to wszystko pod uwagę wynika z tych przesłanek konieczność bardzo dużego radykalizmu i bardzo szybkiego tempa podejmowania tych zmian. To tempo podjęliśmy ze świadomością, iż ta presja czasu będzie przynosiła także i negatywny skutek w postaci nie takiej doskonałości projektów, jakie byśmy chcieli osiągnąć, która byłaby możliwa w dłuższym okresie czasu, przy większej skali dyskusji i konsultacji. Uważamy jednak, iż nie stać nas na tracenie kolejnych miesięcy i lepiej niedoskonałe rozwiązania poprawiać, udoskonalać w toku ich wdrażania, w toku ich trwania, niż tracić miesiące na ich cyzelowanie w postaci projektu, a więc zachowując status quo.</text:p>
      <text:p text:style-name="P272">Warto także przypomnieć, iż szereg rozwiązań z uwagi na kwestie finansowania budżetu może być wdrażane tylko z początkiem roku, a więc niewdrożenie ich w roku 1989 oznaczałoby wytracenie praktycznie całego roku<text:span text:style-name="T273">.</text:span></text:p>
      <text:p text:style-name="P274">Ten nowy systemowy kształt gospodarki zawiera się w takim powtarzanym wielokrotnie haśle<text:s/><text:span text:style-name="T275">-</text:span><text:s/>wolność, równość, konkurencja, to znaczy<text:s/><text:span text:style-name="T276">-</text:span><text:s/>wolność podejmowania działalności gospodarcz<text:span text:style-name="T277">ej,</text:span><text:s/>bez żadnych ograniczeń, bez żadnych warunków wstępnych.<text:s/><text:span text:style-name="T278">I</text:span><text:s/>takie skonstruowanie ustawy, iż żaden urząd, żaden urzędnik, nawet niechętny określonemu podmiotowi gospodarczemu nie może mu tej działalności uniemożliwić<text:span text:style-name="T279">.</text:span></text:p>
      <text:p text:style-name="P280">Poza wąskim obszarem działalności gospodarczej, dla której podjęcia trzeba uzyskać koncesję, choć ona także nie jest zakazana tylko wymaga spełnienia warunków wstępnych, w pozostałym obszarze każdy taką działalność może podejmować<text:span text:style-name="T281">.</text:span></text:p>
      <text:p text:style-name="P282">Po drugie równość, to znaczy jednakowe traktowanie co do kryteriów wszystkich podmiotów go<text:span text:style-name="T283">sp</text:span>odarczych, państwowych spółdzielczych, prywatnych, zagranicznych, spółek określonych co do kryteriów, to znaczy jednakowy dostęp do kredytów. Bank nie pyta kredytobiorcy kim jest - pyta natomiast na jakie cele kredyt ma być zużyty<text:span text:style-name="T284">.</text:span><text:s/>I jeżeli są to cele objęte priorytetami, wówczas służy ulgowa stopa, kredyt jest tańszy<text:span text:style-name="T285">,</text:span><text:s/>jeśli nie - jest droższy.</text:p>
      <text:p text:style-name="P286">Podobnie jest z wkładem - bank nie pyta kim jest podmiot, któr<text:span text:style-name="T287">y</text:span><text:s/><text:span text:style-name="T288">d</text:span>okon<text:span text:style-name="T289">uj</text:span>e lokaty. Pyta na jaki termin ta lokata jest ulokowana i od tego terminu zależy jej oprocentowanie.</text:p>
      <text:p text:style-name="P290">Jednolite traktowanie w sensie kryteriów podatkowych. Tutaj uzyskanie pełnej równości sektorów musi być pewnym procesem i zostanie on zakończony w momencie<text:s/><text:span text:style-name="T291">w</text:span>prowadzenia<text:s/>jednolitego powszechnego podatku od dochodów osobistych<text:span text:style-name="T292">.</text:span><text:s/>Koncepcja tego podatku jest przygo<text:span text:style-name="T293">to</text:span>wywana. Będziemy się starali, aby wdrożyć go w roku 1990. Problem na charakter przede wszystkim techniczny, ponieważ podatek objąłby 18 milionów płatników, wszystkich posiadających dochody obywateli. A więc wymaga odpowiedniego oprzyrządowania technicznego. I bez tego oprzyrządowania nie może b<text:span text:style-name="T294">yć</text:span><text:s/>wdrożony ponieważ mógłby się okazać nieściągalny, co groziłoby i niewykonaniu dochodów budżetu, ale groziłoby przede wszystkim demoralizacji.</text:p>
      <text:p text:style-name="P295">W momencie wdrożenia tego podatku także i przedsiębiorstwa państwowe, dyrektor przedsiębiorstwa przestanie zajmować się problemami opodatkowania wynagrodzeń. To rozliczenie obywatela i jego dochodów przejmie fiskus. Zatem znajdzie się w takiej samej sytuacji jak przedsiębiorca prywatny czy spółka.</text:p>
      <text:p text:style-name="P296">Wreszcie konkurencja w rozumieniu stworzenia systemu zasilania przedsiębiorstw przede wszystkim<text:s/><text:soft-page-break/>efektywnych, rentownych, a więc zmniejszania redystrybucyjnej funkcji budżetu, kurczenia centralnie finansowanego importu, stworzenia warunków, w których majątek produkcyjny pracowniczy mogą przechodzić, mogą alokować się tam gdzie wykorzystane mogą być e<text:span text:style-name="T297">fe</text:span>ktywni<text:span text:style-name="T298">ej,</text:span><text:s/>rentowni<text:span text:style-name="T299">ej</text:span><text:s/>poprzez upadłość czy likwidację<text:span text:style-name="T300"><text:s/></text:span>nieefektywnych podmiotów gospodarczych.</text:p>
      <text:p text:style-name="P301">Zmiany w prawie bankowym stworzyły możliwość uruchomienia od 1 stycznia br. działalności 9 nowych banków komercyjnych, a także tworzenia dalszych banków, także i w charakterze spółek. Kilka takich banków jest w fazie organizacji. Banki te mogą działać na terenie całej Polski, mogą konkurować, a podmiot gospodarczy może korzystać z ich usług<text:s/><text:span text:style-name="T302">w</text:span><text:s/>zakresie lokat czy pobierania kredytu, wybierając bank, który świadczy te usługi najsprawniej i który oferuje najlepsze warunki<text:span text:style-name="T303">.</text:span></text:p>
      <text:p text:style-name="P304">Jeśli chodzi o prawo dewizowe, to tworzony będzie rynek dewizowy dla przedsiębiorstw. Forma przetargów, na których w roku 1988 sprzedanych zostało około 200 mln dolarów zostanie znacznie rozszerzona i na giełdę dewizową trafi kwota ponad 2 mld dolarów. Zatem zwiększona zostanie zarówno podaż, jak i dostępność tej giełdy przez zainteresowane przedsiębior<text:span text:style-name="T305">st</text:span>w<text:span text:style-name="T306">a.</text:span><text:s/>Inaczej mówiąc<text:s/><text:span text:style-name="T307">-</text:span><text:s/>stworzona zostanie możliwość, której już nie poprzez zabiegi u centralnego planisty, u ministra, nie za jego pośrednictwem zainteresowane przeds<text:span text:style-name="T308">ię</text:span>biorstwo będzie mogło za złotówki zakupywać potrzebne mu dewizy dla sfinansowania niezbędnego mu importu, względnie zbywać posiadane dewizy jeżeli jest eksporterem i uzyskiwać w ten sposób po kursie dnia określoną kwotę złotówek.</text:p>
      <text:p text:style-name="P309">To jest krok na drodze do likwidacji wielowalutowości w naszym kraju. Jedyną walutą powinna być złotówka, za którą można kupić każdy towar i towarem tym mogą być także dolary, funty czy marki.</text:p>
      <text:p text:style-name="P310">Taki system finansowania importu zlikwiduje również to uzależnienie jednych przedsiębiorstw od drugich, zwłaszcza od tych, które dysponują odpowiednim odpisem dewizowym. No i w związku z tym mają uprzywile<text:span text:style-name="T311">jo</text:span>waną pozycję, żądając stosownego, dewizowego wkładu.</text:p>
      <text:p text:style-name="P312">Nowa ustawa o prawie dewizowym, jeśli Wysoki Sejm j<text:span text:style-name="T313">ą<text:s/></text:span>uchwali, zalegalizuje także obrót dewizowy dokonywany przez obywateli, a więc zniesie ten zakaz wywodzący się jeszcze<text:s/><text:span text:style-name="T314">z</text:span><text:s/>początków lat pięćdziesiątych, powszechnie zresztą w naszym kraju naruszany, co także skłaniało - że tak powiem<text:s/>- w<text:s/>zakresie demoralizacji w zakresie stosowania prawa<text:span text:style-name="T315">,</text:span><text:s/>jak również umożliwi obywatelom nabywanie i zbywanie dewiz bezpośrednio pomiędzy sobą lub za pośrednictwem kantorów wymiany.</text:p>
      <text:p text:style-name="P316">Te wszystkie przedsięwzięcia powinny doprowadzić do stworzenia w naszym kraju rynku walutowego, rynku pracy, rynku kapitałowego. Fundamentem rynku kapitałowego jest obowiązująca już ustawa o finansowaniu przedsiębiorstw państwowych, która przyjęła 2-składnikową formułę majątku przedsiębiorstwa, fundusz założycielski będący wkładem skarbu państwa, od którego pobierana jest dywidenda i fundusz przedsiębiorstwa, który może być zwiększany odpowiednimi inwestycjami z zysku.</text:p>
      <text:p text:style-name="P317">To rozwiązanie oznacza bardzo stabilną w perspektywie wielu, wielu lat, że tak powiem, strategię rozwojową przedsiębiorstwa. Lepiej się będą miały te przedsiębiorstwa, które będą możliwie dużo inwestowały we własny rozwój, we własną modernizację, ponieważ ciężar dywidendy dla tych przedsi<text:span text:style-name="T318">ę</text:span>biorstw będzie relatywnie malał. Co więcej -<text:s/>do takiego działania są one zachęcane<text:s/><text:span text:style-name="T319">s</text:span>ys<text:span text:style-name="T320">t</text:span>emem podatkowym, który przewiduje odpowiednie wyłączenie z podstawy opodatkowa<text:span text:style-name="T321">ł</text:span>a kwot przeznaczonych na inwestycje własnej modernizacji.</text:p>
      <text:p text:style-name="P322">Te zaś przedsiębiorstwa, które całość czy większość swego zysku będą konsumowały, dla tych ciężar dywidendy będzie relatywnie rósł. No a jeśli nie będą w stanie go udźwignąć może to doprowadzić do ich upadłości. Ale to jest<text:s/>pewna prawidłowość ekonomiczna, ponieważ trudno sobie wyobrazić<text:s/><text:soft-page-break/>przedsiębiorstwo, które nie jest własnym rozwojem zainteresowane i które własnego rozwoju nie finansuje.</text:p>
      <text:p text:style-name="P323">W momencie uchwalenia ustawy o akcjach to rozwiązanie pozwoli utworzyć także akcjonariat załogi, pozwoli dysponować majątkiem przedsiębiorstwa w sposób zapewniający bardzo daleko idące jego uspołecznienie, co jest także w materiale podnoszone i proponowane.</text:p>
      <text:p text:style-name="P324">Generalną wytyczną funkc<text:span text:style-name="T325">jo</text:span>nowania gospodarki, którą wybraliśmy po przeprowadzeniu wielu aplikacji, wielu symulacji - każda próba odpowiedzi na pytanie cząstkowe -<text:s/>jak dławić inflację, jak równoważyć rynek, jak zwiększać eksport dla zwiększenia możliwości importowych i poprawy spłaty zadłużenia, jak zmniejszyć deficyt budżetowy. Wszystkie te rozumowania sprowadzają się do jednego fundamentu, który warunkuje powodzenie tych działań jest nim ożywienie gospodarki, jest nim nakręcenie koniunktury, zwiększenie produkcji, wywołanie postaw<text:s/>propodażowych.</text:p>
      <text:p text:style-name="P326">Stąd też uznaliśmy tę kwestię za najważnie<text:span text:style-name="T327">js</text:span>zą, bo warunkującą - jak powiedziałem - wszystkie inne. A to oznacza możliwie jak najszybsze tempo urynkawiania gospodarki, wszędzie tam jest to możliwie i tak szybko jak to jest możliwe.</text:p>
      <text:p text:style-name="P328">Stąd też chcielibyśmy przedłożyć pod obrady zespołu propozy<text:span text:style-name="T329">cj</text:span>e radykalnego urynkowienia całego kompleksu rolno- spożywcz<text:span text:style-name="T330">e</text:span>go, tego kompleksu rolno-spożywczego produkcji i obrotu żywnością wraz z obszarem środków produkcji niezbędnych do produkcji żywności, jeśli by to przedsięwzięcie się udało to wówczas potężny sektor rynku zaczyna funkc<text:span text:style-name="T331">jo</text:span>nować zgodnie z prawami ekonomicznymi, znika problemy parytetu dochodów pomiędzy ludnością miejską i wiejską ten pary<text:span text:style-name="T332">te</text:span>t niejako dzieje się sam poprzez prawa rynkowe, ale oczywiście radykalizm tego prze<text:span text:style-name="T333">ds</text:span>ięwzięcia możliwy jest tyko przy zawarciu umowy społecznej, przy jej zaakcentowaniu przez przedstawicie wszystkich sił społecznych przy tym stole siedzących<text:span text:style-name="T334">.</text:span></text:p>
      <text:p text:style-name="P335">Ze strony rządu jest tutaj jednoznaczna deklara<text:span text:style-name="T336">cj</text:span>a, iż każdy złotówka, która w tej chwili przeznacza jest na dotowanie towarów wchodzących w ten kompleks. Nie będzie przechwytywana przez budżet, przeciwnie powinniśmy przedyskutowa<text:span text:style-name="T337">ć</text:span><text:s/>i wybrać na<text:span text:style-name="T338">js</text:span>kutecznie<text:span text:style-name="T339">js</text:span>ze sposoby przemieszczenia jej do portfela konsumenta, ale w sposób racjonalny, to znaczy nienaruszający, motywacyjnej funkcji płac i zapewniający odpowiednią osłonę grup społecznych, będących w trudnych warunkach<text:s/><text:span text:style-name="T340">e</text:span>gzystenc<text:span text:style-name="T341">ji</text:span>.</text:p>
      <text:p text:style-name="P342">Chciałby podnieś<text:span text:style-name="T343">ć</text:span><text:s/>jeszcze bardzo krótko dwa problemy, które były w materiale, wypowiedziach podnoszone. Kwestia pierwsza to sprawa Stoczni Gdańskiej im. Lenina propozycji, aby dokona<text:span text:style-name="T344">ć</text:span><text:s/>retrospektywnie badania okoliczności podjętej o jej likwidacji decyzji. Uważamy, że nie powinniśmy takiego działania podejmować, dlatego iż decyzji związanych z likwidacją, podziałem,<text:s/><text:span text:style-name="T345">ł</text:span>ączeniem oraz przekazywaniem przedsiębiorstw gestii innego organu założycielskiego w 1988 roku podjętych było tysiąc. Jeśli zatem badać te decyzje, no to wtedy wsz<text:span text:style-name="T346">ys</text:span>tkie,<text:s/><text:span text:style-name="T347">b</text:span>o dlaczego wybierać taki, a nie inny zakład<text:span text:style-name="T348">.<text:s/></text:span>Zakładów zlikwidowano 28. No oznaczałoby to taką skalę pracochłonności, która ten zamiar czyni po prostu mało możliwy.</text:p>
      <text:p text:style-name="P349">Natomiast cały rachunek, całoś<text:span text:style-name="T350">ć</text:span><text:s/>argumentacji, która była przedkładana komisji nadzwyczajn<text:span text:style-name="T351">ej</text:span><text:s/>Sejmu jesteśmy gotowi opublikować, nie ma tutaj żadnych tajemnic i to wszystko co skłoniło rząd do podjęcia tej decyzji, może być przedstawione w środkach masowego przekazu, niejako przy okazji rozważenia kwestii związanych z lepszym wykorzystywaniem, bardziej efektywnym wykorzystywaniem majątku produkcyjnego.</text:p>
      <text:p text:style-name="P352">Przy tej okaz<text:span text:style-name="T353">ji</text:span><text:s/>chciałbym odnieść się także do zapisanych w oświadczeniu sugestii, aby rząd nie ubiegał się o żadne tam jest wprawdzie napisane socjalne pełnomocnic<text:span text:style-name="T354">t</text:span>wa, domyślam się, że to błąd maszynistki,<text:s/><text:soft-page-break/>chodzi o specjalne pełnomocnictwa.</text:p>
      <text:p text:style-name="P355">Otóż rząd nie ubiega się o żadne specjalne pełnomocnictwa w rozumieniu tych, które posiadał do 31 grudnia 19<text:span text:style-name="T356">89</text:span><text:s/>roku. Gdyby miał taki zamiar to w grudniu najprostszym rozwiązaniem byłoby wnieść do Sejmu projekt przedł<text:span text:style-name="T357">o</text:span>żenia tych pełnomocnictw na dalszy okres i jeśli Sejm by taki projekt zaaprobował, to mogłyby one funkcjonować w roku 1989.</text:p>
      <text:p text:style-name="P358">Nie postąpiliśmy w ten sposób, ponieważ ustawa o niektórych warunkach konsolidacji gospodarki narodowej oraz zmianie niektórych ustaw, którą rząd wniósł do Sejmu ma jakościowy odrębny charakter w stosunku do tej ustawy mówiąc w skrócie majowej, czyli też ustawy o nadzwyczajnych pełnomocnictwach i upoważnieniach dla rządu<text:span text:style-name="T359">.</text:span></text:p>
      <text:p text:style-name="P360"><text:span text:style-name="T361">O</text:span><text:s/>ile ta ustawa majowa akcentowała przede wszystkim pełnomocnictwa o charakterze dyscyplinującym, r<text:span text:style-name="T362">e</text:span>p<text:span text:style-name="T363">r</text:span>es<text:span text:style-name="T364">y</text:span>jnym, o tyle ustawa o konsolidacji gospodarki zmierza przede wszystkim do stworzenia narzędzi radykalnego wdrażania re<text:span text:style-name="T365">f</text:span>ormy gospodarczej przezwyciężenia barier i utrudnień, które ten proces wdrażania reformy hamują oraz stworzenia warunków do jego przyspieszenia<text:span text:style-name="T366">.</text:span></text:p>
      <text:p text:style-name="P367">Ja projekt tej ustawy prof. Beksiakowi przedłożę po zakończeniu referowania niezależnie od tego udostępnimy go także wszystkim z<text:span text:style-name="T368">ai</text:span>n<text:span text:style-name="T369">tere</text:span>sowanym, natomiast w wielkim skrócie - co ta ustawa zawiera?</text:p>
      <text:p text:style-name="P370">Zawiera elementy następujące. Po pierwsze prawo do podejmowania legalnych eksperymentów ekonomicznych. Podejmowanych albo na określonym terenie, województwie<text:s/><text:span text:style-name="T371">cz</text:span>y<text:s/><text:span text:style-name="T372">j</text:span>e<text:span text:style-name="T373">go</text:span><text:s/>części, a więc możliwoś<text:span text:style-name="T374">ć</text:span><text:s/>stworzenia specjalnych stref ekonomicznych, albo przez określony podmiot gospodarczy. Każdy taki eksperyment musi być precyzyjnie opisany, i utworzenie go następuje decyzją Rady Ministrów, albo też jeżeli to jest eksperyment podejmowany przez podmiot gospodarczy na podstawie umowy zawartej między tym podmiotem a zain<text:span text:style-name="T375">te</text:span>resowanym ministrem czy zainteresowanymi ministrami.</text:p>
      <text:p text:style-name="P376">Te szczególne warunki gospodarowania mają być s<text:span text:style-name="T377">to</text:span>sowane w celu sprawdzenia nowych rozwiązań techniczno- organizacyjnych i ekonomicznych. Idzie o to, iż je<text:span text:style-name="T378">ś</text:span>li będziemy reformowali gospodarkę w układzie pewnego harmonijnego marszu, wszyscy jednocześnie, to ten marsz może odbywać się w tempie najwolniej poruszającego się podmiotu. To tempo zmian może zachodzić w tempie<text:s/>zmian odbywających się najwolniej. Natomiast wszędzie tan gdzie są chętni do podjęcia takiego eksperymentu związanego<text:span text:style-name="T379"><text:s/></text:span>z nim ryzyka i związanym z nim profitem, to trzeba takie legalne możliwości stworzyć. Nie jest to zatem... żaden z tych eksperymentów nie będzie zatem zarządzany przez Radę Ministrów czy przez Ministra, przeciwnie, aby taki eksperyment mógł zostać zorganizowany,<text:s/><text:span text:style-name="T380">m</text:span>uszą być chętni do jego podjęcia i takich chętnych w kolejce wielu oczekuje przykładem może być właśnie przedsiębiorstwo<text:s/><text:span text:style-name="T381">„</text:span>Onik”<text:s/>którego majątek zostanie powierzony na podstawie umowy w dzierżawę dla efektywni<text:span text:style-name="T382">ejs</text:span>zego wykorzystania.</text:p>
      <text:p text:style-name="P383">Druga kwestia, drugi element zawarty w tej ustawie to zlikwidowanie zrzeszeń. W ciągu 3 miesięcy zrzeszenia mają się rozwiązać, i przedsiębiorstwa wchodzące w ich skład albo będą funk<text:span text:style-name="T384">cj</text:span>onowały samodzielnie, albo też na podstawie własnych dobrowolnych decyzji mogą tworzyć inne struktury gospodarcze na przykład spółki<text:span text:style-name="T385">,</text:span><text:s/>ale podkreślam mogą je tworzyć na podstawie swoich dobrowolnych decyzji przy czym zamiar utworzenia spółki badany będzie przez organ antymonopolowy i dopiero po takim badaniu spółka może być utworzona. Jeśli jej działalność nie byłaby zgodna z ustawą o przeciwdziałaniu praktykom monopolistycznym oczywiście utworzona być nie może.</text:p>
      <text:p text:style-name="P386">Kwestia trzecia to ustawowy zakaz podejmowania przez organy kontroli i inspekcji po<text:span text:style-name="T387">dp</text:span>orządkowane naczelnym i centralnym organizacji - organom administracji państwowej oraz organizacjom spółdzielczym, wprowadzenia kontroli inspekc<text:span text:style-name="T388">ji</text:span><text:s/>lub lustracji w zakresie organizacji celowości działalności podmiotów<text:s/><text:soft-page-break/>gospodarczych.</text:p>
      <text:p text:style-name="P389">Ta zmora kontroli, która<text:span text:style-name="T390"><text:s/></text:span>tr<text:span text:style-name="T391">ap</text:span>iła do tej pory przedsiębiorstwa, przy czym nie mówię tu o kontroli o charakterze wynikowym, to oczywiście musi pozostać badania bilansów i działalności Najwyższej Izby Kontroli i nie na tę k<text:span text:style-name="T392">o</text:span>ntrolę przedsiębiorstwa narzekały, narzekały natomiast na ogromną ilość kontroli, które z<text:span text:style-name="T393">aj</text:span>mowały się... poszukiwały odpowiedzi na pytania, dlaczego używa się takiej a nie innej techniki czy technologii, dlaczego dokonano zakupu takich a nie innych urządzeń, dlaczego przedsiębiorstwa zorganizowane jest w taki a nie inny sposób<text:span text:style-name="T394">.</text:span><text:s/>Otóż na te wszystkie pytania odpowiada wynik działalności przedsiębiorstwa. Jeżeli jest ono rentowne, jeżeli jest ono efektywne, jeżeli osiąga dobre rezultaty ekonomiczne, to znaczy, że jego działalność jest celowa to znaczy, że zorganizowane jest z punktu widzenia tych wyników użytecznie i prawidłowo. I tak powiem badanie, kontrolowanie tego obszaru jest przede wszystkim str<text:span text:style-name="T395">a</text:span>tą czasu.</text:p>
      <text:p text:style-name="P396">Zatem jeżeli ustawa będzie przyjęta to ta zmora kontroli również zaniknie. Kolejna kwestia to ważne zmiany dotyczące możliwości dysponowania majątkiem przedsiębiorstwa w ramach eksperymentu, przypominałem już. Można ten majątek wydzierżawiać, można go sprzedawać<text:span text:style-name="T397">,</text:span><text:s/>można nim dysponować ocz<text:span text:style-name="T398">y</text:span>wiście za zgodą organu przedsiębiorstwa w każdy sposób, który przyniesie użyteczny efekt. Ustawa i projekt<text:s/>wprowadzają<text:s/>również możliwość dysponowania lokalami, tak jak towarem i wykorzystywania ich r<text:span text:style-name="T399">ó</text:span>wnież do wszelkiego rodzaju celów produkcyj<text:span text:style-name="T400">n</text:span>ych. Ustawa zawiera także możliwość dokonywania podziału i likwidacji prze<text:span text:style-name="T401">ds</text:span>iębiorstw, a także możliwość odwołania dyrektora jeżeli w sposób rażący narusza on ekonomiczne relacje cenowo-płacowe.</text:p>
      <text:p text:style-name="P402">Przyjęcie tych zapisów stworzy możliwość znacznego przyspieszenia procedury<text:span text:style-name="T403">.</text:span><text:s/><text:span text:style-name="T404">W</text:span><text:s/>chwili obecnej, przypomnę podział przedsiębiorstwa jest procedurą kilkunastomiesięczną, bo aby dokonać podziału monopolisty musi być wniosek organu antymonopolowego, wniosek rozpatrzony następnie pr<text:span text:style-name="T405">z</text:span>ez sąd, orzeczenie sądowe nie jest pierwszej instancji prawomocne, a więc z<text:span text:style-name="T406">ai</text:span>nteresowane przedsiębiorstwo może się od niego odwołać, ponowne badanie, ponowne rozstrzygnięcie i dopiero po kilkunastu miesiącach ten podział może by<text:span text:style-name="T407">ć</text:span><text:s/>dokonany.</text:p>
      <text:p text:style-name="P408">Zrozumiałe, że jest to procedura zbyt czasochłonna i jeżeli ją sto<text:span text:style-name="T409">s</text:span>ować to o radykalnych działaniach mowy być nie może. Także i obecny układ działań cenowych może stwarzać niektórym dyrektorom możliwości do naruszania relacji ekonomicznych w tym zakresie i mimo, że ceny zakwestionuje Izba Skarbowa, zostanie ona zmieniona to następnego dnia może być podwyższona inna cena i procedura się właściwie powtórzy. Natomiast możliwości działań dyscyplinujących dyrektorów w tym zakresie praktycznie nie ma<text:span text:style-name="T410">.</text:span></text:p>
      <text:p text:style-name="P411">U podstaw podjęcia tego projektu leży także i ta kwestia, iż nikt nie będzie słuchał argumentac<text:span text:style-name="T412">ji<text:s/></text:span>rządu, iż określone działania były niemożliwe, ponieważ nie przewidziane prawem, rząd jest odpowiedzialny za stan gospodarki i jeżeli ta odpowiedzialnoś<text:span text:style-name="T413">ć</text:span><text:s/>ma być realna, musi posiadać odpowiednie kompetencje<text:s/><text:span text:style-name="T414">i</text:span><text:s/>środki<text:s/>do wpływania na nią<text:span text:style-name="T415">.</text:span></text:p>
      <text:p text:style-name="P416">Projekt był dyskutowany w ko<text:span text:style-name="T417">m</text:span>i<text:span text:style-name="T418">s</text:span>jach sejmowych, wyraziła poparcie dla tego projektu Ra<text:span text:style-name="T419">d</text:span>a Społeczno-Gospodarcza przy Sejmie, szereg zapisów zostało w toku tych praw udoskonalonych, między innymi znacznie wyeksponowana została rola samorządów pracowni<text:span text:style-name="T420">cz</text:span>ych, w tych procedurach,<text:s/><text:span text:style-name="T421">k</text:span>tóre są tą ustawą podejmowane, i trzy komisje sejmowe to znaczy komisja Planu Budżetu i Finansów, Prac Ustawodawczych i Spraw Samorządowych rekomendują ten projekt do uchwalenia przez Sejm<text:span text:style-name="T422">.</text:span></text:p>
      <text:p text:style-name="P423">Ostatnim elementem, który chciałbym po<text:span text:style-name="T424">dj</text:span>ąć, to ogromnie niepokojąca z punktu widzenia rządu<text:s/><text:soft-page-break/>aktualna sytua<text:span text:style-name="T425">cj</text:span>a w zakładach pracy, aktualna sytuacja strajkowa. Chciałbym<text:span text:style-name="T426"><text:s/></text:span>poinformować Wysoki Zespół, że w styczniu br. mieliśmy do czynienia ze 151 konfliktów zbiorowych w zakładach pracy,<text:s/><text:span text:style-name="T427">w</text:span><text:s/>tym także i krótsze lub dłuższe strajki. W lutym tych strajków, tych konfliktów zbiorowych jest do chwili obecnej 56, w tym dzisiaj rozpoczęty strajk w trzech wydziałach Zakładów<text:s/><text:span text:style-name="T428">„</text:span>Eda<text:span text:style-name="T429">”</text:span><text:s/>w Poniatowe<text:span text:style-name="T430">j.</text:span></text:p>
      <text:p text:style-name="P431">Trzy elementy jakościowe mają charakter nowy, odmienny w roku 1989 w stosunku do tego, co było w przeszłości i dlatego chciałbym je bardzo krótko przedstawić. Nowym elementem jakościowym jest to, iż strajki rozgrywają się wewnątrz przedsiębiorstwa. Nie istnieje w nich strona rządowa. I istnieć nie może, dlatego iż system skonstruowany na rok 1989 nie przewiduje poza normalnymi ulgami podatkowymi przewidzianymi systemem, np. za podjęcie określonego rodzaju produkcji, pełne zwolnienie z podatku np. przy produkcji materiałów budowlanych, nie przewidu<text:span text:style-name="T432">je</text:span><text:s/>możliwości udzielenia jakichkolwiek ulg o charakterze podmiotowym, adresowanym do konkretnego przedsiębiorstwa.</text:p>
      <text:p text:style-name="P433">Czyli to, co było w przeszłości, iż rząd dokonywał zmian, jednak rzucał to koło ratunkowe, jeśli byt przedsiębiorstwa był zagrożony<text:s/>wskutek<text:s/>utraty zdolności kredytowej,<text:s/>wskutek<text:s/>strajków albo też roszczeń płacowych, takiej możliwości w roku 1989 nie ma. Wszystkie dotychczas<text:s/>zawarte porozumienia płacowe mieszczą się w warunkach, w realiach ekonomiki zainter<text:span text:style-name="T434">es</text:span>owanych przedsiębiorstw, aczkolwiek napinają te możliwości do granic ryzyka, nie pozostawiają już mie<text:span text:style-name="T435">js</text:span>ca na manewr, ponieważ - przypomnę - w 1989 r przyjęliśmy 40-proc. próg podwyżek płac, tylko że podwyżki te powi<text:span text:style-name="T436">n</text:span>ny by<text:span text:style-name="T437">ć</text:span><text:s/>racjonalnie rozłożone na obszar całego ro<text:span text:style-name="T438">k</text:span>u<text:span text:style-name="T439">.<text:s/></text:span>Przy czym, im dalsza data od 1 stycznia, tym skala może być oczywiście większa.</text:p>
      <text:p text:style-name="P440">Z drugiej strony zrozumiały jest nacisk, aby dokonywać ich możliwie jak najszybciej i w możliwie jak najwyższych kwotach. Rozłożenie ich w czasie ma to uzasadnienie, że w czasie rozłożone są podwyżki cen. Nie jest przewidywana w roku 19<text:span text:style-name="T441">8</text:span>9 żadna operacja cenowa. Podwyżki cen mają charak<text:span text:style-name="T442">te</text:span>r pełzający, są niewielkie i będą rozkładane na przestrzeni całego roku.</text:p>
      <text:p text:style-name="P443"><text:span text:style-name="T444">W</text:span><text:s/>związku z tym, jeżeli podwyżki płac zostaną skoncentrowane w pierwszych miesiącach roku, kiepska równowaga rynkowa zostanie jeszcze bardziej zachwiana tymi wypłatami. Zwłaszcza, że na pierwszą połowę roku przypada<text:span text:style-name="T445">ją</text:span><text:s/>przecież wypłaty trzynast<text:span text:style-name="T446">yc</text:span>h<text:s/><text:span text:style-name="T447">p</text:span>ensji i nagród z zysku.</text:p>
      <text:p text:style-name="P448">Co się stanie, jeżeli w jakimś przeds<text:span text:style-name="T449">ię</text:span>biorstwie te możliwoś<text:span text:style-name="T450">c</text:span>i ekonomiczne zostaną naruszone.<text:s/><text:span text:style-name="T451">A</text:span><text:s/>więc są możliwe następujące scenariusze. Strajk, którego nie uda<text:span text:style-name="T452">je</text:span><text:s/>się zakończyć sensownym porozumieniem, straty w produkcji, utrata zdolności kredytowej i upadłość lub likwidacja przedsiębiorstwa. Podobnie, jeśli dyrektor ustąpi przed nierac<text:span text:style-name="T453">jo</text:span>nalnymi ż<text:span text:style-name="T454">ą</text:span>daniami płacowymi i dokona podwyżek<text:s/>nadmiern<text:span text:style-name="T455">yc</text:span>h, nadmiernych z punktu widzenia możliwości przedsiębi<text:span text:style-name="T456">o</text:span>rstwa. To także oznacza utratę zdolności kredytowej i upadłość lub likwidację.</text:p>
      <text:p text:style-name="P457">To jest bardzo ważna konstatacja, ponieważ uświadomienie sobie przez wszystkie zainter<text:span text:style-name="T458">es</text:span>owane załogi, przez ich aktyw, iż tego rodzaju mechanizm w roku 1989 funkcjonuje, mogłoby wpłynąć moderująco na te żądania podwyżkowe, które w niektórych zakładach są totalnie nierac<text:span text:style-name="T459">jo</text:span>nalne. Są to podwyżki płac przekracza<text:span text:style-name="T460">ją</text:span>ce kwotę 60 t<text:span text:style-name="T461">ys</text:span>. zł i z reguły formułowane egalitar<text:span text:style-name="T462">ys</text:span>tycznie, czyli po równo dla wszystkich. Jest już sygnał z Bełchatowa, iż ta podwyżka dokonana w Bełchatowie, właśnie po równo dla wszystkich, spotyka się z krytyką części załogi, zwłaszcza załogi górniczej i nie można wykluczyć, ż<text:span text:style-name="T463">e</text:span><text:s/>pewne dojdzie do jakiejś renegocjacji tej zasady każdemu po równo<text:span text:style-name="T464">.</text:span><text:s/>Nie ma to nic wspólnego z motywowaniem wydajnie<text:span text:style-name="T465">js</text:span>zej, efektywnie<text:span text:style-name="T466">js</text:span>zej pracy.</text:p>
      <text:p text:style-name="P467">Kwestia druga, nowa jakość, jaka się pojawiła, to niepełny wpływ zarówno związków zawodowych zrzeszonych w OPZZ, jak i działaczy związanych z<text:s/>„Solidarnością<text:span text:style-name="T468">”</text:span><text:span text:style-name="T469"><text:s/></text:span>na strajkujące załogi. Przypomnę, że w<text:s/><text:soft-page-break/>niektórych przedsiębiorstwach załogi odmówiły rozmów zarówno z przedstawicielami<text:s/>„Solidarności”<text:s/>jak i z przedstawicielami OPZZ. Uważają, że konflikt ma charakter wewnętrzny i nie życzą sobie żadnego pośrednictwa.</text:p>
      <text:p text:style-name="P470">To oznacza, że tak powiem, możliwość wpływu, możliwość oddziaływania zarówno przez związki zawodowe jak i działaczy<text:s/>„Solidarno<text:span text:style-name="T471">śc</text:span>i”<text:s/>jest w wielu przypadkach ograniczona,<text:s/>co<text:s/><text:span text:style-name="T472">j</text:span>e<text:span text:style-name="T473">s</text:span>t konstatacją niepokojącą, no bo oznacza po prostu, iż ten proces strajkowy może w jakimś zakładzie po prostu wyjść spod kontroli,<text:s/><text:span text:style-name="T474">z</text:span><text:s/>wszystkimi tymi negatywnymi skutkami, o których wspominałem.</text:p>
      <text:p text:style-name="P475">No i problem trzeci, to w ogóle sama ta eskalacja żądań strajkowych. Zrozumiałe jest, że każdy taki strajk i podwyżki uzyskane, ale nie tyle uzyskane w wyniku strajku, ponieważ rzecz tyczy zakładowych pieniędzy. Te środki i tak w zakładzie są wypracowywane. I naprawdę jest wiele innych, bezstrajkow<text:span text:style-name="T476">yc</text:span>h form dokonania ich podziału, dokonania ich podziału sensownego, w gronie dyrektora, rady pracownicze<text:span text:style-name="T477">j</text:span>, związków z<text:span text:style-name="T478">a</text:span>wodowych, takiej czy innej reprezentacji załogi, bez uciekania się do strajku przynoszącego straty i samym zainteresowanym, i całej gospodarce.</text:p>
      <text:p text:style-name="P479">Ta eskalacja może powodować zupełnie niesłuszne przeświadczenie, iż te podwyżki można uzyskać tylko wtedy, kiedy się strajkuje, a więc skłaniać do podejmowania tych działań strajkowych w innych przedsiębiorstwach.</text:p>
      <text:p text:style-name="P480">Dlatego uważam, iż byłoby rzeczą bardzo wskazaną i pożyteczną, aby odnieść się do tej strajkowej sytuacji. S<text:span text:style-name="T481">t</text:span>anowisko rządu jest w tej kwestii oczywiste. Dzisiaj po południu odbędzie się posiedzenie komitetu ekonomicznego Rady Ministrów, gdzie sytuację strajkową chcemy omówić. Znany jest bilans strat, znany jest bilans zakłóceń kooperacyjnych, które przenoszą perturbacje na inne przedsiębiorstwa. Sądzę, że tak jak uczynił to pan Lech Wałęsa, gdyby również i przedstawiciele innych sił zasiada<text:span text:style-name="T482">ją</text:span>cych przy<text:s/><text:span text:style-name="T483">„</text:span>okrągłym stole”, zasiada<text:span text:style-name="T484">ją</text:span>c<text:span text:style-name="T485">yc</text:span>h w naszym zespole swo<text:span text:style-name="T486">je<text:s/></text:span>stanowisko w stosunku do strajków sformułowali, to biorąc pod uwagę, iż różne siły mają większe czy mniejsze oddziaływanie, mogłoby to, jak sądzę, mie<text:span text:style-name="T487">ć</text:span><text:s/>wpływ na ochłodzenie tych nastrojów, na bardziej realistyczne podejście, na dostrzeżenie w strajku rozwiązania ostatecznego, bardzo niebezpiecznego, a przede wszystkim przynoszącego szkodę gospodarce, społeczeństwu i samym zainteresowanym.</text:p>
      <text:p text:style-name="P488">Z naszej w każdym razie strony, ze strony rządu, takie stanowisko jest jednoznaczne. I chcę jeszcze raz bardzo wyraźnie podkreślić, iż nie ma w bieżącym roku możliwości jaki<text:span text:style-name="T489">ej</text:span>kolwiek wewnętrznej alimentacji przedsiębiorstw. To co są s<text:span text:style-name="T490">a</text:span>me w stanie wypracować, są same w stanie podzielić i oby dokonywały tego podziału w sposób negocjacyjny, przy stole, a nie przy zatrzymanych maszynach. Natomiast muszą dokonywać tego podziału w warunkach realnych możliwości dzielenia tego, czym dysponują.</text:p>
      <text:p text:style-name="P491">Dziękuję bardzo panie przewodniczący. Tak jak powiedziałem, te projekty, które mogą być przydatne, oczywiście dostarczymy. Natomiast<text:s/><text:span text:style-name="T492">z</text:span><text:s/>punktu widzenia rządu rzeczą na<text:span text:style-name="T493">ji</text:span>stotnie<text:span text:style-name="T494">js</text:span>zą byłoby podjęcie debaty nad umową społeczną pozwalającą bardziej radykalnie wdrażać reformę gospodarczą, dającej tym radykalnym działaniom społeczne przyzwolenie. No, a z uwagi na aktualną bieżącą sytuację podjęcie przedsięwzięć, które by były przydatne dla wygaśnięcia tej podnoszącej się niebezpieczne<text:span text:style-name="T495">j</text:span><text:s/>fali strajków.</text:p>
      <text:p text:style-name="P496">Dzięku<text:span text:style-name="T497">ję</text:span><text:s/>bardzo.</text:p>
      <text:p text:style-name="P498"><text:span text:style-name="T499">Przewodnicząc</text:span><text:span text:style-name="T500">y</text:span><text:span text:style-name="T501">:</text:span></text:p>
      <text:p text:style-name="P502">Dziękuję panu premierowi za interesujące wystąpienie. I proponuję, żebyśmy teraz zrobili przerwę do godz. 15 po dwunastej. Dziękuję.</text:p>
      <text:p text:style-name="P503"/>
      <text:soft-page-break/>
      <text:p text:style-name="P504">/<text:span text:style-name="T505">Przerwa</text:span>/.</text:p>
      <text:p text:style-name="P506"/>
      <text:p text:style-name="P507">/Po przerwie/.</text:p>
      <text:p text:style-name="P508"/>
      <text:p text:style-name="P509"><text:span text:style-name="T510">/</text:span>Po przerwie<text:s/><text:span text:style-name="T511">przewodnictwo</text:span><text:s/>obrad obejmuje<text:s/><text:span text:style-name="T512">Władysław Baka</text:span>/<text:span text:style-name="T513">.</text:span></text:p>
      <text:p text:style-name="P514"><text:span text:style-name="T515">Przewodniczący</text:span>:</text:p>
      <text:p text:style-name="P516">Wznawiamy obrady.</text:p>
      <text:p text:style-name="P517">Zgodnie z zapowiedzią poczynioną przez pana prof. Trzeciakowskiego, proszę uprzejmie o zabranie głosu prof. Cezarego Józefiaka.</text:p>
      <text:p text:style-name="P518"><text:span text:style-name="T519">Prof. Cezary Józefiak</text:span>:</text:p>
      <text:p text:style-name="P520">Dziękuję.</text:p>
      <text:p text:style-name="P521">Ja chcę w związku z planem konsolidacji gospodarki skupić się na trzech zagadnieniach dotyczących węzłowych spraw równowagi i inflacji, mianowicie po pierwsze chciałbym starać się uzasadnić tezę, że w tym planie zaniedbuje się jednak to co powinno być strategicznym z<text:span text:style-name="T522">a</text:span>daniem na najbliższe dwa lata, to znaczy hamowanie popytu. Po drugie, że plan konsolidacji chciałbym powiedzieć niestety podtrzymuje zawodną metodę regulowania funduszu wynagrodzeń w przedsiębiorstwach. I po trzecie, iż plan konsolidacji odwleka w istocie równoważenie rynków, to znaczy niedostatecznie, niezależnie od retoryki rynkowej, jaka jest stosowana, nie odblokowuje rynkowych sprzężeń zwrotnych.</text:p>
      <text:p text:style-name="P523">Na początku jednakże chciałbym poczynić pewną refleksję, mianowicie związaną z wystąpieniem ministra przemysłu na poprzednim posiedzeniu i wicepremiera Sekuły na dzisiejszym, przy czym to poprzednie wystąpienie było na gorąco, więc można tutaj pewne rzeczy sobie wytłumaczyć, natomiast dzisiejsze było przygotowane.</text:p>
      <text:p text:style-name="P524">Otóż moje wrażenie jest takie, iż w tych wystąpieniach nie było w istocie ustosunkowania się do tego, co oceniamy<text:s/>jako n<text:span text:style-name="T525">aj</text:span>istotniejszą wątpliwość lub zarzut, mianowicie do niespójności polityki gospodarczej, czy niespójności pewnych rozwiązań systemowych. Natomiast jeżeli po kolei będziemy różne takie odcinkowe sprawy przedstawia<text:span text:style-name="T526">ć,</text:span><text:s/>to oczywiście można powiedzieć każda się da wyjaśnić.</text:p>
      <text:p text:style-name="P527">Otóż dlaczego to jest ważne sądzę. Dlatego że jeżeli będziemy kontynuowali to w dalszym ciągu, to właściwie grozi nam to, że nie będzie dialogu tylko będą mijające się monologi.</text:p>
      <text:p text:style-name="P528">A teraz przechodzę do tych trzech kwestii, które wydały mi się tak ważne. Otóż sądzę w związku z tym niedostatecznie ujętym zadaniem strategicznym, jak to powiedziałem w postaci hamowania popytu, sądzę przede wszystkim, że plan konsolidacji opiera się na przeszacowaniu jednak pewnych możliwości podażowych gospodarki. I w związku z tym można powiedzieć, jeszcze bardziej zaostrza to problem niedostatecznego hamowania popytu.</text:p>
      <text:p text:style-name="P529">To niedoszacowanie chciałbym zilustrować na takim przykładzie. Otóż szacuje się, przewiduje się, że wzrost dochodu narodowego będzie ponad 4<text:span text:style-name="T530">%</text:span>. Otóż czyli mniej więcej tak, jak to było w ubiegłym roku, a w ubiegłym roku ocenia s<text:span text:style-name="T531">i</text:span>ę ich w cenach stałych, był on 4,5 do 5%, a w cenach bieżących 73<text:span text:style-name="T532">%.</text:span></text:p>
      <text:p text:style-name="P533">Otóż wszyscy na ogół wiedzą, że jeżeli występują, aż tak poważne ruchy cen, to miarodajność dynamiki wyrażona w cenach stałych jest niewielka.<text:s/><text:span text:style-name="T534">W</text:span><text:s/>każdym razie trzeba tutaj wykazywać dużo ostrożności i to raczej myślę w naszych warunkach korygować w dół. W przyszłym roku, czy w tym roku zaopatrzenie, to jest zaopatrzenie w podstawowe paliwa, surowce, materiały itd. ma rosnąć o 1,5<text:span text:style-name="T535">%</text:span><text:s/>i obawiam się,<text:s/><text:span text:style-name="T536">że</text:span><text:span text:style-name="T537"><text:s/></text:span>trzeba<text:s/>by było uwzględniać raczej gdzieś w pobliżu tej wielkości dynamikę realnego dochodu narodowego, niż<text:s/><text:soft-page-break/>przyjmować wyższe.</text:p>
      <text:p text:style-name="P538">To, że przyjmujemy wyższe nie jest bez znaczenia, dlatego że na tych planowych wyższych wskaźnikach opieramy decyzje gospodarcze między innymi dotyczące inwestycji oraz nadwyżki eksportowe<text:span text:style-name="T539">j</text:span>.</text:p>
      <text:p text:style-name="P540">Jeżeli uwzględnić fakt, że inwestycje rosły i rosną, mają rosnąć nieco szybciej niż dochód narodowy, w ubiegłym roku według danych jakimi już dysponujemy spożycie wzrosło o 3 inwestycje o 7<text:span text:style-name="T541">%</text:span>, w kategoriach realnych. Jeżeli uwzględnić dodatkowo, teraz udział ma wzrastać także w dochodzie narodowym, jeżeli uwzględnić dodatkowo, że na ogół nie panuje się nad skalą inwestycji, nad procesami inwestycyjnymi, to można powiedzieć, iż trzeba się liczyć z poważnym odchyleniem podaży środków - dóbr konsumpc<text:span text:style-name="T542">yj</text:span>nych w roku bieżącym.</text:p>
      <text:p text:style-name="P543">Więc tym bardziej jakby trzeba koncentrować się na sprawie popytu, zwłaszcza że według oceny Konsultacyjn<text:span text:style-name="T544">ej</text:span><text:s/>Rady Gospodarczej stan zapasów w handlu jest katastrofalny, a wobec tego część tego przyrostu produkcji musi być skierowana na odbudowę zapasów.</text:p>
      <text:p text:style-name="P545">I w tym świetle teraz chciałbym zwrócić uwagę na tę politykę regulowania dochodów, bo myśląc o popycie, mam na myśli głównie tę politykę regulowania dochodów.</text:p>
      <text:p text:style-name="P546">Uważam, że w tych warunkach dopuszczenie do deficytu budżetowego<text:s/><text:span text:style-name="T547">fi</text:span>nansowanego emisją, jest po prostu niedopuszczalne. Ja rozumiem, że są różne trudności, może ogromne trudności, ale w gruncie rzeczy kładę tutaj akcent na tę emisję pustego pieniądza.<text:s/>W gruncie rzeczy jest to dolewanie oliwy do ognia inflacji i nierównowagi, i to bardzo niebezpiecznego ognia. Ma to pewien także, pewną taką stronę etyczną, którą jednak poruszę, mianowicie nie można po prostu, nie wypada w tym<text:s/><text:span text:style-name="T548">s</text:span>amym czasie mówić, że walczy się z inflacją.</text:p>
      <text:p text:style-name="P549">Niestety, to słyszeliśmy także z ust prof. Kaczmarka poprzednim razem, przedstawiciela Sejmu, iż także i Sejm jakby zrozumiał te konieczności co wydaje mi się po prostu no godne pożałowania.</text:p>
      <text:p text:style-name="P550">Następna sprawa. Czyli to jest, uważam, że jeżeli w ogóle m<text:span text:style-name="T551">oż</text:span>na, jeżeli rząd widzi jakieś możliwości, żeby tu działać, to to absolutnie powinno być rozwiązane.</text:p>
      <text:p text:style-name="P552">Druga sprawa z tym związana, to w planie konsolidacji ja myślę, że tutaj już wszyscy znają, więc ja nie komentuję co się,<text:s/><text:span text:style-name="T553">t</text:span>am w tym planie konsolidacji zakłada, że ten deficyt budżetowy najpierw będzie prawda rósł, potem będzie stopniowo malał, czyli to jest sprawa rozłożona na lata, prawdę powiedziawszy na lata dziewięćdziesiąte jeszcze.</text:p>
      <text:p text:style-name="P554">Nazbyt ogólnikowo sądzę, niezobowiązują<text:span text:style-name="T555">c</text:span>o zastosowano program,<text:s/><text:span text:style-name="T556">z</text:span>arysowano program likwidacji przedsiębiorstw szkodliwych dla środowiska naturalnego oraz upadania przedsiębiorstw nierentownych.</text:p>
      <text:p text:style-name="P557">Podnoszę to z punktu widzenia ograniczania nadwyżkowego popytu. Sądzę, że administra<text:span text:style-name="T558">cj</text:span>a państwowa nie może się uwolnić od pewnego, może się mylę, to wtedy oczywiście wycofam to natychmiast tę ocenę, ale nie może się uwolnić od pewnego jednostronnie bilansowego punktu widzenia. To znaczy, że jak się z czegoś zrezygnuje, to po prostu nie będzie tej produkcji, ale z drugiej strony ograniczamy także popyt,<text:s/>popyt na energię, popyt na materiały, na siłę roboczą, co jest ogromnie ważne i że w tym kontekście te zmiany powinny być bardziej radykalne, aczkolwiek i program bardziej śmiały, aczkolwiek chciałbym w tym miejscu powiedzieć, że raczej opowiadałbym się za przyśpieszeniem normalnych procedur upadłościowych i za rozwiązywaniem tej sprawy jakby odrębnym torem zupełnie.</text:p>
      <text:p text:style-name="P559">Sądzę,<text:s/><text:span text:style-name="T560">t</text:span>eż, ale tutaj tylko wspomnę, iż ten program powinien zawierać inne nieco mechanizmy, to znaczy mechanizmy wciągające jednak do tego procesu decyz<text:span text:style-name="T561">yj</text:span>neg<text:span text:style-name="T562">o</text:span>,<text:s/><text:span text:style-name="T563">z</text:span>arówno związki zawodowe jak i<text:s/><text:soft-page-break/>samorządy pracownicze, jak i w odnośnych tam przypadkach prawda społeczności lokalne.</text:p>
      <text:p text:style-name="P564">Następny problem związany z tą stroną popytową, to sądzę, że można mieć poważne obawy, że akcje ściągania pustego pieniądza, które uważam za bardzo pożyteczne i celowe, a więc mam tu na myśli do zachęcania do zwiększania dobrowolnych oszczędności, sprzedaż elementów majątku państwowego, sprzedaż bonów skarbowych, o których mówi się w planie konsolida<text:span text:style-name="T565">cj</text:span>i. Obawiam się, że te akcje mogą nie służyć zamrożeniu tych pustych pieniędzy, czy też odłożeniu popytu na późni<text:span text:style-name="T566">ej.<text:s/></text:span>Że one mogą się sprowadzić tylko do przemieszczen<text:span text:style-name="T567">i</text:span>a popytu, to znaczy, że zostaną te pieniądze z powrotem wpuszczone do obiegu natychmiast, bądź zasilając akcję kredytową banku, bądź zasilając wydatki budżetowe.</text:p>
      <text:p text:style-name="P568">Byłoby to ogromnie niebezpieczne. Oczywiście przemieszczanie popytu jest - może być celowe, ale temu powinny służyć inne działania, powiedzmy sprzedaż akcji, czy lokowanie środków ludności w budownictwie mieszkaniowym, czy inne takie, o których się mówi.<text:s/>To jest pierwsza sprawa. Tutaj w niej chciałem - jak powiadam<text:s/><text:span text:style-name="T569">-</text:span><text:s/>wyrazi<text:span text:style-name="T570">ć</text:span><text:s/>niepokój o to czy jest dostateczna koncentracja na sprawach ograniczania popytu.</text:p>
      <text:p text:style-name="P571">Druga sprawa, to ta nieszczęsna regulacja funduszu wynagrodzeń. Nieszczęsna powiadam, dlatego że przecież rozwiązanie przyjęte nowe już się załamało, co widzimy wokół.<text:s/>I że w tym świetle jakikolwiek konsensus, jaki byśmy tutaj zawarli, mógłby natychmiast okaza<text:span text:style-name="T572">ć</text:span><text:s/>się świstkiem papieru bez znaczenia, bo tego konsensusu nie ma, nie ma warunków dla zawierania konsensusu, że tak powiem na dole, wśród rzeczywistych sił społecznych. A wiąże to bardzo poważnie z tym rozwiązaniem.</text:p>
      <text:p text:style-name="P573">Dlaczego ta koncepcja zawodzi? Bo to jest... właściwie stale jesteśmy w ramach tej samej koncepcji. To, że mamy nowy wariant teraz, to nie zmienia istoty rzeczy. My się kręcimy w tej samej klasie rozwiązań.</text:p>
      <text:p text:style-name="P574">Sądzę, że po pierwsze, dlatego iż opiera się na uznaniowych normatywach, już nie używam tu innych określeń, ale wszyscy wiemy o co chodzi prawda, a jak się podporą czyni uznaniowe takie normy czy normatywy, to zawsze to sprowadza się do przetargów, zawsze potem okazuje się, że decyzje są przetargowe.</text:p>
      <text:p text:style-name="P575">Otóż reguły i to jest następna, następny mój zarzut jakby do tego rozwiązania, które istnieje, które jest podtrzymywane w planie konsolidacji to jest to, że reguły i normatywy, które to rozwiązują tę sprawę, regulację wynagrodzeń, są ustalane w tr<text:span text:style-name="T576">ybi</text:span>e administracyjnym, narzucane w trybie administracyjnym i właściwie można powiedzieć, że ani związki zawodowe, ani załogi, samorządy nie czują się tym związane. Reakcją załóg jest walczyć z tym, bo obawi<text:span text:style-name="T577">aj</text:span>ą się, że to im obniża warunki życia, pogarsza warunki życia.</text:p>
      <text:p text:style-name="P578">W związku z tym, ażeby nie sprowadzić tego do tak, tylko do takich prawda wątpliwości i zarzutów, chciałbym powiedzieć jakikolwiek byśmy tu zastosowali musi spełniać postulat motywacyjności. Nie można tak jak w planie konsolidacji skonstatować, że to rozwiązanie, które się proponuje one po prostu tego postulatu nie spełniają. Niestety, powiada się tam na stronie 15<text:s/>„wadą jest brak uzależnienia wzrostu wynagrodzeń od wzrostu produkcji<text:span text:style-name="T579">”</text:span>. Powiedzmy sobie - zmian wynagrodzeń od zmian produkcji. Jest to zaskakująca zaiste, zaskakująco spokojnie stwierdzona cecha.</text:p>
      <text:p text:style-name="P580">Po drugie - rzeczywiście musi być uwzględniony postulat, który ja nazwę postulatem socjalnym. To znaczy chronić pracowników przed wzrostem kosztów utrzymania. Ale ja bym to ujął tak, że moja sugestia zawiera tutaj taką myśl, iż system powinien<text:s/><text:span text:style-name="T581">st</text:span>warzać, cały system dotyczący przedsiębiorstwa, powinien stwarzać szansę dla przedsiębiorstwa. To nie znaczy, że przedsiębiorstwu trzeba mu stwarzać szanse zarobienia na to, aby mogło pracownikom wyrównywać wzrost kosztów utrzymania. Czyli w związku z tym uważam, że podstawą tego postulatu socjalnego jest rzeczywisty wskaźnik inflacji na rynku<text:s/><text:soft-page-break/>konsumpcyjnym, czy na rynku dóbr i usług konsumpcyjn<text:span text:style-name="T582">yc</text:span>h.<text:span text:style-name="T583"><text:s/></text:span>Rzeczywisty, on powinien być wiarygodny, a to wymaga pewnych<text:span text:style-name="T584"><text:s/></text:span>rozwiązań także w sferze politycznej, tego nie rozwijam ze względu na brak czasu.</text:p>
      <text:p text:style-name="P585">I druga cecha, która powinna też tutaj, prawda, wystąpić - to jest częstotliwość. Już się wyłonił spór -<text:s/>czy wcześniej te załogi chcą, czy później powinny dostać. A proces inflacji jes<text:span text:style-name="T586">t</text:span><text:s/><text:span text:style-name="T587">c</text:span>iągły. I wobec tego w krótkich okresach - moim zdaniem. W jednym z wariantów planu konsolidacji mówi się o kwartalnym. No, lepszy byłby kwartalny, chociaż jeszcze lepiej by było gdyby był nawet jeszcze króts<text:span text:style-name="T588">z</text:span>y<text:span text:style-name="T589">,</text:span><text:s/>ten okres.</text:p>
      <text:p text:style-name="P590">Przez szansę natomiast rozumiem, że przedsiębiorstwo - jak powiadam - ma mieć szansę zarobienia. A w jaki sposób? Dzisiaj niestety także cenami. Mówię o tym, dlatego że za chwilę będę musiał do tego nawiązać. Ja rozumiem, że to podtrzymuje inflację. Ale chciałbym tutaj stwierdzić, że nie każdy wzrost cen pozwalać powinien przedsiębiorstwu na wzrost wynagrodzeń. Ale samo prawo do wyższych wynagrodzeń nie powinno wystarczyć, jeżeli przedsiębiorstwo na to nie zarobi. Czyli to jest sprawa, którą z ekonomicznego punktu widzenia - wydaje mi się bardzo ważna. W przeciwnym wypadku będzie występowało duszenie cen. I jednak niezależnie od ostrości sformułowań wicepremiera Sekuły, jakie dzisiaj padły, sądzę że będzie to negoc<text:span text:style-name="T591">jo</text:span>walne.</text:p>
      <text:p text:style-name="P592">Czyli mówiąc o tych postulatach m<text:span text:style-name="T593">otyw</text:span>acyjności i socjalnych - chodzi mi o to iżby te normatywy były względnie zobiektywizowane. Jeżeli one byłyby zobiektywizowane to nie sądzę, ażeby można było osiągnąć porozumienia z załogami czy wśród sił działających w przedsiębiorstwach.</text:p>
      <text:p text:style-name="P594">I następny postulat, to jest postulat consensusu wszystkich właśnie zainteresowanych. Ja myślę, że gdybyśmy zobiektywizowali te normy, regulacji wynagrodzeń, to jest duża szansa, aby wszystkie rzeczywiste siły działające w zakładach, a więc i związki zawodowe i samorządy zwłaszcza pracownicze, uczyniły to bazą dla swoich rozmów i rozmów z administracją. I że jest oczywiście tutaj problem, który sygnalizuję, aby dać wyraz temu, że zdaję sobie z tego sprawę. Mianowicie, że takie oparcie na tych normach można rozpatrywać i poddawać w wątpliwość z punktu widzenia dochodzenia do równowagi gospodarcz<text:span text:style-name="T595">ej</text:span><text:s/><text:span text:style-name="T596">o</text:span>raz z punktu widzenia naprawiania, czy nie naprawienia relacji wynagrodzeń między różnymi gałęziami.</text:p>
      <text:p text:style-name="P597">Sądzę<text:span text:style-name="T598">,</text:span><text:s/>że sprawa stopnia rekompensat to znaczy na ile w pełni ten indeks inflacji byłby uwzględniany i na ile zróżnicowany w gałęziach czy regionach. To właśnie powinno być przedmiotem uzgodnień i consensusu między -<text:s/>jak powiadam<text:s/><text:span text:style-name="T599">-</text:span><text:s/>rzeczywi<text:span text:style-name="T600">st</text:span>ymi siłami społecznymi, samorządami, ich rzecznikami na różnych poziomach i związkami zawodowymi.</text:p>
      <text:p text:style-name="P601">Jeżeli nie to, to myślę, że<text:s/>„okrągły stół”<text:s/>tutaj nic nie poradzi. Może proponować tego rodzaju idee tylko.</text:p>
      <text:p text:style-name="P602">No i ostatni postulat, to jest postulat nie ingerowania administracji państwowej w uzgodnione społecznie reguły i normy. To nie ingerowanie - moim zdaniem - jest bardziej w sferze propagandy niż w sferze faktów. No i już nie rozwijam tego.</text:p>
      <text:p text:style-name="P603">Ostatnia sprawa to jest, jak powiedziałem, że dla mnie plan konsolidacji robi wrażenie odwlekania równoważenia rynku. Poprzednio obiecywaliśmy to już sobie w planie 3-letnim /19<text:span text:style-name="T604">8</text:span>3 -<text:s/><text:span text:style-name="T605">198</text:span>5/ dokonanie wyraźnych postępów w równowadze, potem w<text:s/><text:span text:style-name="T606">1</text:span>9<text:span text:style-name="T607">87</text:span><text:s/>r. mieliśmy sugestie, że przez te dwa - trzy lata to osiągniemy. Teraz mamy taki postęp, że przewidujemy już w ciągu pięciu - siedmiu lat. Czyli trend jest wyraźny, ale nie w kierunku równoważenia gospodarki.</text:p>
      <text:p text:style-name="P608">I tutaj kilka uwag. Bo jak powiedziałem - mój generalny zarzut odnosi się do tego, że nie następuje tu odblokowanie ramowych sprzężeń zwrotnych. Myślę przede wszystkim, że niejasny i nieobiecujący jest program ograniczania administracyjnego sterowania cenami. I tutaj chciałbym tylko dodać, że gdyby<text:s/><text:soft-page-break/>powiązać tę sprawę z wcześniej omawianą, dotyczącą zarówno punktu pierwszego, czyli tej emisji pustego pieniądza i innych spraw ogranicza<text:span text:style-name="T609">ją</text:span>cych, a także<text:s/>systemu wynagrodzeń, to można by trochę uspokoić nastroje i na tyle, aby społeczny sprzeciw przeciwko ruchom cen stał się słabszy. I ażeby to administracyjne sterowanie cenami ograniczać rzeczywiście coraz bardziej aż do takich, no powiedzmy, monopolistycznych przypadków.</text:p>
      <text:p text:style-name="P610">W żadnym przypadku nie powinno się dopuszczać do powiększania dotacji. W związku z tym na marginesie, ale sprawa jest ważna, że jednak ten margines jest tu konieczny. Chciałbym powiedzieć, że sprawa zwiększania, powiększenia dotacji dla górnictwa wymaga jednak jasnego oświetlenia przez rząd, ponieważ - jak pokazują publikacje -<text:s/>a przywiązuję do nich w tym przypadku szczególnie duże znaczenie, ten szybki przyrost, zaplanowany przyrost dotacji nie wiąże się z przewidywanym przyrostem kosztów, ale z pewną<text:span text:style-name="T611"><text:s/></text:span>metodą liczenia. I że za tym mogą się jednak ukrywać tzw. ciche inwestycje, co byłoby bardzo złe.</text:p>
      <text:p text:style-name="P612">Następna kwestia w tych ramach, to ja nie widzę... ja rozumiem te deklaracje i bardzo je popieram, ale nie widzę w praktyce postępu w zmianach, które by zwiększyły wrażliwość programów produkcyjnych przedsiębiorstw, czy wrażliwość przedsiębiorstw na relacje cen i na zmiany tych relacji.</text:p>
      <text:p text:style-name="P613">Nie rozwijam tego, bo czas ucieka.</text:p>
      <text:p text:style-name="P614">I następna sprawa z tym związana. Wytwórcy - sądzę -<text:s/>przedsiębiorstwa mają nadal zbyt ograniczoną swobodę w dostosowywaniu swych programów produkcyjnych do tego co im się opłaca. Zbyt długa jest ciągle lista i stanowczo zbyt długa<text:s/>historia reglamentacji surowców i materiałów.</text:p>
      <text:p text:style-name="P615">Ta historia właściwie, nie chcę jej tu powtarzać, myślę, że większoś<text:span text:style-name="T616">ć</text:span><text:s/>przynajmniej zna - to jest śmiech przez łzy, jak właśnie odwlekamy, zawsze uzasadnia<text:span text:style-name="T617">ją</text:span>c. Ograniczyć należałoby także bardziej zdecydowanie administracyjną redystrybucję środków pieniężnych. Ja nie wiem - być może czegoś tutaj nie pojmuję, ale nie wiem dlaczego tak upieramy się przy tym funduszu restrukturyzacji, zmian strukturalnych w przemyśle, co jest przecież sposobem administrac<text:span text:style-name="T618">yj</text:span>nego sterowania zmianami w strukturze, a nie poddamy tego innym mechanizmom samofinansowania czy też mechanizmom po prostu takim bankow<text:span text:style-name="T619">o</text:span>-kredy<text:span text:style-name="T620">to</text:span>wym.</text:p>
      <text:p text:style-name="P621">Biurokratyczne usztywnienia trwają nadal i tu chciałbym zacytować plan konsolidacji, stwierdzenie na stronie trzynastej:<text:s/>„przedsiębiorstwa zagrożone upadłością będą mogły podejmować inne rodzaje działalności i dokonywać zmian formy organizacyjnej”. Zagrożone upadłością - czyli formalnie zaczyna być wtedy, kiedy sytuacja jest już nienormalna. Dlaczego? Co się za tym kryje, że właśnie w tych przypadkach? Otóż... I tutaj chciałem nawiązać do dzisiejszych słów pana wicepremiera Sekuły, który powiedział, że te specjalne rozwiązania, no już nie wiem jak nazwać to, ale wiadomo o co chodzi, ta ustawa przygotowywana, dająca pewne uprawnienia Radzie Ministrów, jest m.in. po to, aby zakazać kontroli, wchodzenia tych różnych kontroli do przedsiębiorstw. Ja nie wiem czy do tego są potrzebne, ja się nie znam na tych regulacjach prawnych, czy do tego są potrzebne jakieś specjalne uprawnienia, żeby zakazać. Ale mam tu jeszcze inne<text:s/>pytanie. Plan konsolidacji powiada w pewnym miejscu, że będą wprowadzone i przestrzegane państwowe normy zużycia<text:span text:style-name="T622">,</text:span><text:s/>materiałów, energii itd. No jak to będzie bez kontroli pilnowane? Ja oczywiście jestem przeciwnikiem i uważam, że to jest akurat w poprzek tej całej naszej reformie rynkowej.<text:s/>N<text:span text:style-name="T623">i</text:span>emniej jednak taka sprzeczność mnie się tutaj rysuje.</text:p>
      <text:p text:style-name="P624">No i w planie konsolidacji, niestety, proponuje się rozszerzenie raczej zakresu izolowanych rynków niż integrowania procesów gospodarczych poprzez wzajemnie powiązane rynki. Dotyczy to m.in. projektu pana wicepremiera Olesiaka i popieranego tutaj - jak już słyszeliśmy - przez rząd. To także jest rozwiązanie<text:s/><text:soft-page-break/>poprzez wyizolowanie pewnej dziedziny z całości. I moim zdaniem jest to bardzo niebezpieczne. W tym przypadku, gdy wiadomo o co chodzi. Wiadomo, dlatego że jak popatrzymy na wcześniejsze nasze warianty reform<text:span text:style-name="T625">y</text:span>, to zawsze znajdziemy ten sam element - mianowicie podzielić tę gospodarkę na część rynkową i ta związana jest ze sferą konsumpcji. I na część ni<text:span text:style-name="T626">er</text:span>ynkowa - z którą my sobie sami poradzimy, że tak powiem. Otóż to jest tylko nowa wersja, nowy wariant tego samego rozwiązania, to jest bardzo niebezpieczne. To nie tylko jest sprawa skokowej zmiany cen, ale ta część sterowana ona produkuje<text:s/>nadmierny popyt. Ona produkuje nadmierne pieniądze, to jest uruchomienie nowego kanału inflacji i zbierać to mają konsumenci. To samo dotyczy zresztą tych różnych przetargowych form sprzedaży, których tak -<text:s/>ale tutaj no c<text:span text:style-name="T627">ó</text:span>ż czas mija więc nie będę przytaczał innych przykładów. Chcę tylko powiedzieć, że boję się bardzo takich izolowanych rozwiązań i boję się tego typu eksperymentów, zwłaszcza że u nas nie tak dawno ogłoszono, że uruchomiona będzie eksperymentalnie sprzedaż mięsa przez chłopów.</text:p>
      <text:p text:style-name="P628">Dziękuję.</text:p>
      <text:p text:style-name="P629"><text:span text:style-name="T630">Przewodniczący</text:span>:</text:p>
      <text:p text:style-name="P631">Dzięk<text:span text:style-name="T632">uję.<text:s/></text:span>Proszę o zabranie głosu prof. Jana M<text:span text:style-name="T633">ujż</text:span>ela.</text:p>
      <text:p text:style-name="P634"><text:span text:style-name="T635">Pro</text:span><text:span text:style-name="T636">f. Jan Mujżel</text:span><text:span text:style-name="T637">:</text:span></text:p>
      <text:p text:style-name="P638">Moim zadaniem było sp<text:span text:style-name="T639">o</text:span>jrzeć na plan konsolidacji pod kąt<text:span text:style-name="T640">em</text:span><text:s/>zawartego w tym planie programu przebudowy ładu ekonomicznego. To co powiem w jakiejś mierze wymagałoby pewnych korekt po wystąpieniu pana premiera Sekuły, ale będę jednak trzymać się planu konsolidacji, dlatego że korekty te wymagałyby jeszcze dokładni<text:span text:style-name="T641">ejs</text:span>z<text:span text:style-name="T642">e</text:span>g<text:span text:style-name="T643">o</text:span><text:s/>przean<text:span text:style-name="T644">ali</text:span>zowania, przemyślenia tego co słyszeliśmy dziś od pana premier<text:span text:style-name="T645">a.</text:span></text:p>
      <text:p text:style-name="P646">Otóż chciałbym zacząć od stwierdzenia, że plan konsolidac<text:span text:style-name="T647">ji</text:span><text:s/>zawiera szereg ustaleń niewątpliwie słusznych i istotnych, a i to trzeba mu niewątpliwie oddać. Jednakże jako podstawa porozumienia w sprawie przebudowy ładu ekonomi<text:span text:style-name="T648">cz</text:span>nego, nie może być przyjęty. Pewne bowiem ważne i w naszym przekonaniu niezbędne systemowe zmiany dokument ten pomij<text:span text:style-name="T649">a.</text:span><text:s/><text:span text:style-name="T650">W</text:span><text:s/>wielu punktach pozostaje deklaratywny i niejednoznaczny. Często przyjmuje rozwiązania połowiczne i p<text:span text:style-name="T651">rzere</text:span>gulowane i nie określa czasu przeprowadzenia zmian. Wskutek powyższych właściwości, które tutaj próbowałem króciutko wyliczyć plan<text:s/><text:span text:style-name="T652">k</text:span>onsolidacji nie stanowi zadowalającego programu:</text:p>
      <text:p text:style-name="P653">a/<text:tab/>radykalnej zmiany struktury i st<text:span text:style-name="T654">a</text:span>tusu ekonomicznego prze<text:span text:style-name="T655">ds</text:span>iębiorstw,</text:p>
      <text:p text:style-name="P656">b/<text:tab/>urynkowienia mechanizmów koordynacji,</text:p>
      <text:p text:style-name="P657">c/<text:tab/>ochrony socjalnej świata pracy,</text:p>
      <text:p text:style-name="P658">d/<text:tab/>upodmiotowienia i demokracji w stosunkach gospodarczych.</text:p>
      <text:p text:style-name="P659">Przebudowę ładu ekonomicznego ujmuje plan konsolidac<text:span text:style-name="T660">j</text:span>i, jako nieoznaczony w czasie proces, przeważnie, do czego jeszcze będę wracać<text:span text:style-name="T661">,</text:span><text:s/>jednakże we wcześniej opublikowanych założeniach planu mówi się o następnym 7-letnim okresie prze<text:span text:style-name="T662">jś</text:span>ciowym<text:span text:style-name="T663">,</text:span><text:s/>w którym reformowane elementy systemu musiałyby współistnieć i iść na rozmaite kompromisy z reliktami nakazow<text:span text:style-name="T664">o</text:span>-rozdzielczym<text:span text:style-name="T665">i.</text:span><text:s/>Nie moglibyśmy bez przekonywującego uzasadnienia takiego podejścia zaakceptować.</text:p>
      <text:p text:style-name="P666">Umacniałoby ono bowiem w społeczeństwie uczucie beznadziejności, a przebudowę ładu, dźwignięcie efektywności i przezwy<text:span text:style-name="T667">ci</text:span>ężenie kryzysu przesuwało w odległą perspektywę.<text:s/><text:span text:style-name="T668">T</text:span>eraz jeżeli państwo pozwolicie to chciałbym o tych - o każdym z tych czterech zagadnień, które tutaj o tych czterech nierozwiązanych przez plan konsolidacji kapitalnych problem chciałem powiedzieć nieco szerzej, traktując to jako pewną konkretyzację mojego ogólnego stanowiska i zarazem jego uzasadnienie.</text:p>
      <text:soft-page-break/>
      <text:p text:style-name="P669">Czyli zaczynam od zmiany struktury i statusu ekonomicznego przedsiębiorstw. Otóż po pierwsze równouprawnienie sektorów i swoboda podejmowania działalności gospodarczej - w ustawie o podejmowaniu działalności gospodarczej, w planie konsolidacji i innych dostępnych nam dotychczas dokumentach rządowych, brak jest poza koncepcją zmian w podatku obrotowego, pakietu rozwiązań zapewniających rzeczywiste równouprawnienie prze<text:span text:style-name="T670">ds</text:span>iębiorstw i innych jednostek należących do różnych sektorów własnościowych. Być może, że to sformułowanie musiałoby ulec właśnie korekcie, po zaznajomieniu się z tymi przedsięwzięciami rządu, o których dzisiaj mówił pan premier Sekuł<text:span text:style-name="T671">a.</text:span></text:p>
      <text:p text:style-name="P672">We wspomnianej wyżej ustawie o podejmowaniu działalności gospodarczej poważne zastrzeżenia budzi wciąż naszym zdaniem nadmierny zakres koncesjonowania<text:s/>11 dziedzin oraz upoważnienie organu koncesyjnego do arbitralnego w gruncie rzeczy odmawiania koncesji ze względu na zagrożenie dla ważnego interesu gospodarki narodowej, obronności lub bezpieczeństwa państwa, o czym ma poprzednim posiedzeniu mówił prof. Beksiak<text:span text:style-name="T673">.</text:span></text:p>
      <text:p text:style-name="P674">Po drugie<text:s/><text:span text:style-name="T675">-</text:span><text:s/>nowa ustawa o działalności podmiotów zagranicznych do której nawiązuje plan konsolidacji nie zapewnia deklarowanego powszechnego równouprawnienia sektorów własnościowych<text:span text:style-name="T676">.</text:span><text:s/>Stanowi swego rodzaju regulację szczególną, specjalną.<text:s/><text:span text:style-name="T677">W</text:span><text:s/>regulacjach tej ustawy naszym zdaniem nadmierne są możliwości uznaniowego rozstrzygania przez administra<text:span text:style-name="T678">cj</text:span>ę warunków tworzenia i działania przedsiębiorstw z udziałem zagranicznym albo zagranicznym. Może to osłabiać zainteresowanie inwestycjami w gospodarce polskiej.</text:p>
      <text:p text:style-name="P679">Trzecia sprawa - na podstawie planu konsolidacji można dojść do wniosku, że nie przewiduje się istotnych zmian w charakterze obecnych instytucji, nomenklatury partyjno-rzą<text:span text:style-name="T680">do</text:span>w<text:span text:style-name="T681">ej</text:span><text:s/>oraz organów założycielskich przedsiębiorstw państwowych.<text:s/><text:span text:style-name="T682">W</text:span><text:s/>żadnym razie nie moglibyśmy z tym się zgodzić.</text:p>
      <text:p text:style-name="P683">Nasze wątpliwości budzi również zapowiadany w planie coraz szerszy zakres funkcji organu założycielskiego pełnionych przez administra<text:span text:style-name="T684">cj</text:span>ę terenową. Sądzimy bowiem, że poza niesporną sferą przedsiębiorstw użyteczności publicznej, takie umiejscowienie owych funkcji może stawać się hamulcem równouprawnienia sektorów własnościowych i konkurencyjnych rynków. Z czego zresztą dosko<text:span text:style-name="T685">n</text:span>ale zdają sobie i uwzględniają ustawodawstwa licznych krajów o gospodarce rynkow<text:span text:style-name="T686">ej.</text:span></text:p>
      <text:p text:style-name="P687">Czwarta kwestia<text:s/><text:span text:style-name="T688">-</text:span><text:s/>w zasadzie popieramy przekształcenie w rozumnym zakresie prze<text:span text:style-name="T689">ds</text:span>iębiorstw państwowych w spółki kapitałowe o własności wspólnej i mieszanej, jak też sprzedaż przez państwo akcji przedsiębiorstw, przedsiębiorstw drobnych, części ich majątku itp. Sądzimy jednak, że poza przypadkami upadłości bądź likwidacji i reorganizacji wymuszonych przez trwałą nierentowność, wszelkie tego rodzaju zmiany nie powinny następować wbrew woli załóg i z naruszeniem samorządności pracowniczej<text:span text:style-name="T690">.</text:span><text:s/>Obecna zasada uzyskiwania na to zgody większości aktualnej rady pracowniczej naszym zdaniem warunków tych nie spełnia.</text:p>
      <text:p text:style-name="P691">Postulujemy również, ażeby w imię pluralizmu struktury podmiotowej zostały opracowane i wdroż<text:span text:style-name="T692">o</text:span>ne przekonywujące ogólne zasady:</text:p>
      <text:p text:style-name="P693">a/ przekształcania prze<text:span text:style-name="T694">d</text:span>siębiorstw państwowych w spółki pracownicze,<text:s/></text:p>
      <text:p text:style-name="P695">b/ decentralizac<text:span text:style-name="T696">ji</text:span><text:s/>pewnych praw własności w prze<text:span text:style-name="T697">ds</text:span>iębiorstwach samorządowych działających na podstawie ustawy o samorządności pracownicz<text:span text:style-name="T698">ej,</text:span></text:p>
      <text:p text:style-name="P699">c/ odpłatnej lub nieodpłatne prywatyzacji istniejących przedsiębiorstw państwowych.</text:p>
      <text:p text:style-name="P700">Kwestia piąta - ze wszech miar popieramy zamierzenie planu konsolida<text:span text:style-name="T701">cji</text:span>, by radykalnie ograniczać ingerencje centrum funkc<text:span text:style-name="T702">jo</text:span>nowania sfery produkc<text:span text:style-name="T703">yj</text:span>n<text:span text:style-name="T704">ej.</text:span><text:s/>Rzecz wszakże w tym, że inne ustalenia planu<text:s/><text:soft-page-break/>wyraźnie temu przeczą.<text:span text:style-name="T705"><text:s/>W</text:span>spomniał o tym prof. Józefiak przed chwilą. Przewidują one bowiem ra<text:span text:style-name="T706">cj</text:span>onalizację zużycia energii i materiałów między innymi albo głównie za pomocą intensywnej rozbudowy różnego rodzaju produkcyjnych i materiałowych administracyjnych zakazów oraz normatywów.</text:p>
      <text:p text:style-name="P707">Szósta kwestia - plan konsolidacji zapowiada zwiększenie roli narzędzi ekonomicznych równocześnie za<text:span text:style-name="T708">ś<text:s/></text:span>pomija całkowicie kapitalną kwestię uwolnienia tych na<text:span text:style-name="T709">rz</text:span>ędzi od ich obecnego przeregulowania, zwłaszcza za<text:span text:style-name="T710">ś<text:s/></text:span>uznaniowości i indywidualiza<text:span text:style-name="T711">cj</text:span>i. W dokumencie mówi się wręcz o utrzymaniu albo nawet rozbudowie różnicowania stawek podatku obrotowego, ulg w podatku dochodowym, różnicowania finansowych narzędzi ochrony środowiska itp<text:span text:style-name="T712">.</text:span></text:p>
      <text:p text:style-name="P713">Praktyka dowodzi, że uznaniowe różnicowanie tych narzędzi w przekr<text:span text:style-name="T714">oj</text:span>u podmiotowym rujnuje bodźce efektywności, zaś w przekroju przedmiotowym redukuje siły rynku zachowując regulacje oparte na rzeczowych ustaleniach planu centralnego.</text:p>
      <text:p text:style-name="P715">Siódma kwestia<text:s/><text:span text:style-name="T716">-</text:span><text:s/>z przyczyn powyższych jak też w związku z niekonsekwentnym traktowaniem równouprawnienia sektorów własnościowych przedstawiono w planie konsolidacji koncepcję zmian w systemie podatkowym, musimy uzn<text:span text:style-name="T717">a</text:span>ć za połowiczną i niewystarcz<text:span text:style-name="T718">aj</text:span>ącą<text:span text:style-name="T719">.</text:span><text:s/>Jej dotkliwą słabością pozostaje również fakt, że nie podjęty został wysiłek, by w drodze systemowej rozwiązać wreszcie nabolały problem silnego zróżnicowania finansowej kondycji prze<text:span text:style-name="T720">ds</text:span>iębiors<text:span text:style-name="T721">t</text:span>w<text:span text:style-name="T722">,</text:span><text:s/>wywołanej przyczynami niezależnymi od pracy załóg i pracy menadżerów.</text:p>
      <text:p text:style-name="P723">Koniecznoś<text:span text:style-name="T724">ć</text:span><text:s/>wycofywania się z manipulowania narzędziami ekonomicznymi, ruch cen spowodowany równoważeniem rynku, a także zamiar wprowadzenia dywidend od funduszu założyciels<text:span text:style-name="T725">k</text:span>iego czynią dziś ten problem szczególnie istotny<text:span text:style-name="T726">.</text:span><text:s/>Jego rozw<text:span text:style-name="T727">i</text:span>ązanie nawet częściowe urealniałoby zasadę równych szans także w przedsiębiorstwach<text:s/>przeżyw<text:span text:style-name="T728">aj</text:span>ących finansowe trudności<text:span text:style-name="T729">.</text:span><text:s/>Konieczne uwalnianie gospodarki od jednostek nieefektywnych i trwale nierentownych stawałoby się procesem zobiektywizowanym i społecznie przekonywującym.</text:p>
      <text:p text:style-name="P730"><text:span text:style-name="T731">Ó</text:span>sma sprawa<text:s/><text:span text:style-name="T732">-</text:span><text:s/>nie odnotowaliśmy w planie konsolidacji uznania ni<text:span text:style-name="T733">ew</text:span>ątpliwie potrzeby dysponowania przez wsz<text:span text:style-name="T734">ys</text:span>tkie prze<text:span text:style-name="T735">ds</text:span>iębiorstwa także i państwowe ich odpisami amortyzacyjnymi.</text:p>
      <text:p text:style-name="P736">Dziewiąta sprawa - plan konsolidacji kontynuuje dotychczasową zdyskredytowaną praktykę regulowania s<text:span text:style-name="T737">t</text:span>rumieni wynagrodzeń w przedsiębiorstwach uspołecznionych za pomocą odpisów na FAZM, ponadto od ponadnormatywnych wypłat wynagrodzeń i temu podobnych instrumentów. Mówił już o tym prof. Józefiak.</text:p>
      <text:p text:style-name="P738">Uważamy, że obecnie w warunkach wysokiej inflacji i fali żądań rewindykacyjnych rozwiązaniem koniecznym staje się starannie zbudowana i powszechna indeksacja, łagodziłaby ona napięcia i mogłaby tworzy<text:span text:style-name="T739">ć</text:span><text:s/>szeroko akceptowaną wytyczną decyz<text:span text:style-name="T740">ji</text:span><text:s/>płacowych. By<text:span text:style-name="T741">ć</text:span><text:s/>mo<text:span text:style-name="T742">ż</text:span>e, iż wraz ze spójną przebudową systemu finansowego i cenotwórstwa pozwalałyby również uwolnić gospodarkę już teraz od potrzeby innych wyspecjalizowanych i<text:s/>antyefektywnościowych<text:s/>regulacji w strumieniu wynagrodzeń.</text:p>
      <text:p text:style-name="P743">Dziesiąta kwestia. Mówi się wiele w planie konsolidacji o potrzebie i kierunkach zmian polityki pieniężno- kredytowej. Zabrakło jednak rzeczy, jak sądzimy, jednej z najdoniośle<text:span text:style-name="T744">js</text:span>zych, rozwiązań organizac<text:span text:style-name="T745">yj</text:span>n<text:span text:style-name="T746">yc</text:span>h i ekonomicznych tworzących z banków komercyjnych rzeczywiste przedsiębiorstwa, kierujące się kryteriami mikro-e<text:span text:style-name="T747">fe</text:span>ktywności. Spełnienie tego warunku czyniłoby, nawiasem mówiąc, zbędnymi tradycyjne odgórne instrukcje kredytowe, którym wiele miejsca poświęca plan konsolidacji.</text:p>
      <text:p text:style-name="P748">Jedenasta i ostatnia w tym rozdziale sprawa. W programie demonopolizacji zabrakło naszym zdaniem kwestii tak istotnych jak:</text:p>
      <text:p text:style-name="P749">a/ Kierunków zaostrzenia i uzupełnienia obecnej ustawy antymonopol<text:span text:style-name="T750">owej</text:span>. Właściwie jedyna rzecz,<text:s/><text:soft-page-break/>która w tej dziedzinie została uwzględniona w planie konsolidacji, to objęcie kontrolą organu antymonopolowego wszelkich, dobrowolnie tworzonych organizacji gospodarczych, w tym także i spółek jak rozumiem.</text:p>
      <text:p text:style-name="P751">b/ Przekonywu<text:span text:style-name="T752">ją</text:span>cego programu rzeczywistej demonopolizacji obrotów artykułami spożywczymi i produktami rolnymi, i środkami produkcyjnymi dla rolnictwa. Była o tym mowa na poprzednim posiedzeniu<text:span text:style-name="T753">.</text:span></text:p>
      <text:p text:style-name="P754">c/ Uwzględnienia faktu, iż na wielu polach skuteczną demonopoliza<text:span text:style-name="T755">cję</text:span><text:s/>można osiągnąć tylko wraz ze zrównoważeniem rynku i liberalizac<text:span text:style-name="T756">ją</text:span><text:s/>strumieni importowych.</text:p>
      <text:p text:style-name="P757">Przechodzę teraz do o wiele krótszego rozdziału urynkowienia mechanizmów koordynacji. Ułomności rozwiązań w funkcjonowaniu przedsiębiorstw o jakich mówiliśmy wyżej, są zarazem prawie zawsze czynnikami ogranicza<text:span text:style-name="T758">ją</text:span>cymi urynko<text:span text:style-name="T759">w</text:span>ienie gospodarki. Poza tym występuje w tej dziedzinie w planie konsolidacji szereg kwestii dalszych.</text:p>
      <text:p text:style-name="P760">1. Zbyt ogólnikowe... za zbyt ogólnikowe i niepełne musimy uznać sformułowania dotyczące znoszenia reglamentacji<text:span text:style-name="T761">.<text:s/></text:span>Przede wszystkim brakuje konkretnych terminów tej operacji. Nic się też nie mówi ani o tzw. parametryzac<text:span text:style-name="T762">ji</text:span><text:s/>procedur reglamentacyjnych, ani też o rozwijaniu równoległego obr<text:span text:style-name="T763">ot</text:span>u komerc<text:span text:style-name="T764">yj</text:span>nego.</text:p>
      <text:p text:style-name="P765">Druga kwestia. Budzi obawy brak wyraźnie negatywnego stanowiska wobec nadmiaru zamówień rządowych. Zwłaszcza w dziedzinie procesów bieżących, eksploatac<text:span text:style-name="T766">yj</text:span>nych.<text:s/><text:span text:style-name="T767">W</text:span><text:s/>ustępie o gospodarce żywnościowej mówi się wręcz o utrzymaniu systemu zamówień na produkcję na<text:span text:style-name="T768">jw</text:span>ażnie<text:span text:style-name="T769">js</text:span>z<text:span text:style-name="T770">yc</text:span>h wyrobów zaopatrzeniowych dla rolnictwa.</text:p>
      <text:p text:style-name="P771">Trzecia kwestia. Zbyt deklaratywne naszym zdaniem lub nieprzekonywu<text:span text:style-name="T772">ją</text:span>ce pozostają zapowiedzi zmian w stosunkach walutowych.</text:p>
      <text:p text:style-name="P773">Mianowicie:</text:p>
      <text:p text:style-name="P774">a/<text:tab/>nic się nie mówi o terminach i sposobie zniesienia reglamentac<text:span text:style-name="T775">ji</text:span><text:s/>dewizowej<text:span text:style-name="T776">,</text:span></text:p>
      <text:p text:style-name="P777">b/<text:tab/>niespójne są powody przedmiotowego różnicowania stawek odpisów dewizowych i traktowania ich inaczej w przedsiębiorstwach krajowych niż obowiązkowej odsprzedaży dewiz przez przedsiębiorstwa z udziałem zagranicznym lub zagranicznych</text:p>
      <text:p text:style-name="P778">c/<text:tab/>brakuje informacji, w jaki sposób zamierza się rozwiązać doniosły, lecz niezwykle oporny problem wymienialności walut w obrotach z krajami RWPG i związanej z tym bezpośredniej współpracy przedsiębiorstw i wymiany pomiędzy nimi.</text:p>
      <text:p text:style-name="P779">Czwarta kwestia. Mało konkretne i przez to nieprzekonywujące pozostają zapowiedzi liberalizacji cenotwórstwa. Po pierwsze - brakuje wyraźnego określenia, jakie rodzaje tzw. cen umownych i dlaczego miałyby podlegać nadal ingerencji administrac<text:span text:style-name="T780">yj</text:span>n<text:span text:style-name="T781">ej.</text:span><text:s/>I po drugie - w jakich terminach i w jakim ilościowym zakresie miałoby następować całkowite lub prawie całkowite wycofywanie tej ingerencji.</text:p>
      <text:p text:style-name="P782">Piąta kwestia. Dwie wątpliwości - poza wymienioną uprzednio - musimy zgłosić do programu polityki pieniężno- kredytowej w tym rozdziale. Po pierwsze - nie jest jasne, dlaczego i jak polityka miałaby regulować podaż pieniądza w m<text:span text:style-name="T783">y</text:span>śl zasady, iż dynamika tej podaży powinna być wyraźnie niższa od tempa wzrostu dochodów narodowego podzielonego w cenach bieżących. Po wtóre - plan konsolidacji nie mówi również, za pomocą jakich narzędzi Narodowy Bank Polski miałby regulować podaż pieniądza w nowych warunkach urynkowianej gospodarki i komercyjnych banków depoz<text:span text:style-name="T784">y</text:span>towo-kredytowych. W szczególności nie jest jasna w tym procesie rola stopy procentowej.</text:p>
      <text:p text:style-name="P785">Szósta i ostatnia w tym rozdziale kwestia.</text:p>
      <text:p text:style-name="P786"><text:span text:style-name="T787">W</text:span><text:s/>polityce budżetowej ma ulegać ograniczeniu liczba funduszów pozabudżetowych. Trudno<text:s/><text:soft-page-break/>zaakceptować taką pow<text:span text:style-name="T788">ś</text:span><text:span text:style-name="T789">c</text:span>iągliwość. Sądzimy, że w warunkach przezwyciężania kryzysu na porządku dziennym stanąć powinno całkowite lub prawie całkowite zniesienie owych funduszów i likwidacja kreowanej przez te fundusze niegospodarności.</text:p>
      <text:p text:style-name="P790">Rozdział następny - ochrona socjalna świata pracy.</text:p>
      <text:p text:style-name="P791">Pierwsza kwestia - wśród świadczeń społecznych omawianych w planie konsolidacji zabrakło dwóch, które w urynkowi<text:span text:style-name="T792">ają</text:span>cej się gospodarce wymagają szczególnego eksponowania. Są nimi godziwe zasiłki dla tracących pracę w następstwie restrukturyzacji i rac<text:span text:style-name="T793">jo</text:span>nalizac<text:span text:style-name="T794">ji</text:span><text:s/>oraz rozwinięty i subsydiowany ze źródeł państwowych system przekwalifikowania i podnoszenia kwalifikacji grup o zawodach wygasa<text:span text:style-name="T795">ją</text:span>cych.</text:p>
      <text:p text:style-name="P796">Po wtóre - sądzimy, iż w szczególnie trudnym dla ludzi pracy okresie przezw<text:span text:style-name="T797">yc</text:span>iężania kryzysu wprowadzanie odpłatności za niektóre usługi społeczne, np. w szpitalach i sanatoriach, powinno być co najmniej przeniesione na czas dalszy. Nawet jeżeli istnieją ku temu przekonywu<text:span text:style-name="T798">ją</text:span>ce powod<text:span text:style-name="T799">y.</text:span></text:p>
      <text:p text:style-name="P800">Trzecia kwestia. W planie konsolidacji zapowiada się eliminowanie obecnych, nie<text:span text:style-name="T801">je</text:span>dnokrotnie bardzo wysokich dotacji do żywności. Nie wolno zapominać, że operacja ta jakkolwiek w znacznej mierze uzasadniona, należy do szczególnie trudnych społecznie, wywołujących zrozumiałe obawy i opory. Uważamy, że powinna stanowić integralny składnik szerokiego programu równoważenia rynku, zwalczania inflacji, dźwigania efektywności i przede wszystkim ochrony poziomu życia ludzi pracy.</text:p>
      <text:p text:style-name="P802">Czwarta kwestia, ostatnia w tym rozdziale. Z analogicznych powodów musimy zgłosić zastrzeżenie do koncepcji zrównania w obciążeniach za korzystanie z mieszkań o tym samym standardzie najemców wszystkich zasobów mieszkaniowych. Ludzie o dochodach niskich i rodziny ubogie, jakich jest wciąż wiele, a może nawet więcej niż przed kryzysem, muszą mieć takie prawo do godziwych warunków mieszkaniowych, a więc subwenc<text:span text:style-name="T803">jo</text:span>nowanego mieszkania lub innej równoważnej pomocy. Program zmian systemowych nie może tej potrzeby ignorować.</text:p>
      <text:p text:style-name="P804">I ostatnia, już bardzo krótka kwestia - upodmio<text:span text:style-name="T805">tow</text:span>ienia i demokracji w stosunkach gospodarczych.<text:s/><text:span text:style-name="T806">W</text:span><text:s/>planie konsolidacji jest to poza problematyką grup partnerskich, typowych, wielki nieobecny. Zamierzony przez rząd pakiet zmian ładu ekonomicznego jest pakietem w zasadzie całkowicie technokratycznym. Nie ma w nim rozwiązań paląco-potrzebnych z racji nie tylko politycznych, ale również ekonomicznych, które tworzyłyby podstawy prawdziwego upodmiotowienia społeczeństwa i mechanizmów kontroli demokratyczn<text:span text:style-name="T807">ej<text:s/></text:span>nad sprawującymi władzę, na szczeblu zarówno makro-ekonomicznym jak i mikr<text:span text:style-name="T808">o</text:span>-ekonomicznym. Wypełnienie tej zasadniczej luki uważamy za absolutnie niezbędne. Dziękuję.</text:p>
      <text:p text:style-name="P809"><text:span text:style-name="T810">Przewodnicząc</text:span><text:span text:style-name="T811">y</text:span>:</text:p>
      <text:p text:style-name="P812">Dzięku<text:span text:style-name="T813">ję</text:span><text:s/>panu prof. Mu<text:span text:style-name="T814">jż</text:span>elowi. Proszę o zabranie głosu pana Stankiewicza.</text:p>
      <text:p text:style-name="P815"><text:span text:style-name="T816">Ob. Tomasz Stankiewicz</text:span>:</text:p>
      <text:p text:style-name="P817">Zanim zaczniemy mówić o projektach na przyszłość, konieczne jest spojrzenie wstecz, aby była świadomość, że wiele z tego, co już zostało zrobione, wymaga naszym zdaniem pod<text:span text:style-name="T818">ję</text:span>cia od nowa i to od podstaw. Niezależny Samorządny Związek Zawodowy<text:s/>„Solidarność<text:span text:style-name="T819">”</text:span><text:s/>prowadził szczegółową obserwację reformy gospodarczej. Obserwowano wykonanie poszczególnych zadań według programu realizacyjnego drugiego etapu. Co miesiąc sporządzany był tzw. komunikat jako materiał informacyjny związku, mający dać odpowiedź na generalne pytanie, czy władze rzeczywiście wprowadzają reformę.</text:p>
      <text:p text:style-name="P820">Myślimy, że dobrze będzie, jeżeli teraz rząd pozna naszą ocenę. Ocena ta wypada bowiem zdecydowanie niepomyślnie. Nie chodzi nam przy tym o taką czy inną retorykę, chodzi o to, jak my dotychczasowe działania odbieramy.</text:p>
      <text:soft-page-break/>
      <text:p text:style-name="P821">Otóż, mimo iż w podejmowanych działaniach staraliśmy się dostrzec pozytywne elementy, to jednak generalnie oceniamy, że tzw. drugi etap nie wniósł reformy do gospodarki. Przyniósł sformułowany odważnym językiem program i szereg nowych ustaw, jednak zmiany zatrzymały się na etapie słów i przepisów.<text:s/><text:span text:style-name="T822">W</text:span><text:s/>samej rzeczywistości gospodarczej reformy jak nie było tak nie ma.</text:p>
      <text:p text:style-name="P823">Oceniając drugi etap nie będziemy się zatrzymywać dłużej nad tym, że sam program rządowy był szalenie nierówny. Oprócz ambitnie<text:span text:style-name="T824">js</text:span>zych zadań zawierał zadania o czysto biurokratycznym charakterze, a także niepotrzebnie narażające cały program wręcz na śmieszność. Pominiemy więc to, że program ten zajmował się także czynami społecznymi, warsztatami szkolnymi, biletami do kina i teatru, szkoleniami urzędników itp.</text:p>
      <text:p text:style-name="P825">Z<text:span text:style-name="T826">aj</text:span>miemy się tylko tym co n<text:span text:style-name="T827">ajw</text:span>ażni<text:span text:style-name="T828">ejs</text:span>ze. Jednym z pierwszych istotnych posunięć drugiego etapu była reforma Centrum. Zlikwidowano szereg urzędów centralnych, zmni<text:span text:style-name="T829">ej</text:span>sz<text:span text:style-name="T830">aj</text:span>ących liczbę. Powołano dla przemysłu tylko jedno Ministerstwo. Zmniejszono liczbę ministrów. Podobno zmniejszono zatrudnienie w urzędach centralnych. Wszystko to bardzo słusznie. Nie stworzono jednak prawnych gwarancji uniemożliwi<text:span text:style-name="T831">aj</text:span>ących ponowne rozrastanie się administra<text:span text:style-name="T832">cj</text:span>i centralnej. Nadal jest ona dostatecznie liczna, by spełniać stare funkcje, nadal<text:span text:style-name="T833"><text:s/></text:span>jest zdolna do wydawania formalnych i nieformalnych nakazów.</text:p>
      <text:p text:style-name="P834">Głośnym posunięciem była reforma spółdzielczości. Zniesiono obowiązek zrzeszania się spółdzielni w centralnych związkach spółdzielczych. Spółdzielnie już nie muszą pytać centrali o zgodę na zmianę swego działani<text:span text:style-name="T835">a</text:span>, nie muszą w centrali tworzyć funduszów rozwoju, mogą powstawać bez odgórnej opinii o celowości, mogą tworzyć nowe związki i należeć do kilku jednocześnie.</text:p>
      <text:p text:style-name="P836">Wszystko to przyjęliśmy z zadowoleniem. Nie przyniosło to jednak bynajmniej przewrotu w spółdzielczości. Nie nastąpiło masowe występowanie spółdzielni z centralnych związków. Nadal centrale mocno trzymają spółdzielnie w garści, dając im pomoc i opiekę w zamian za posłuszeństwo.</text:p>
      <text:p text:style-name="P837">Po prostu wciąż nie ma warunków do tego, by spółdzielnie stać było na podjęcie walki z centralą i uzyskanie faktycznej samodzielności. Jak by tego było mało, niemal natychmiast wprowadzono nadzwyczajne ustawodawstw<text:span text:style-name="T838">o</text:span>, przekreśl<text:span text:style-name="T839">aj</text:span>ące nowe możliwości. Każdy kierownik spółdzielni musiał się liczyć<text:s/><text:span text:style-name="T840">z</text:span><text:s/>tym, że może być zawieszony przez Radę Ministrów, a każda spółdzielnia narażona była na daleko idącą ingerencję w jej działalność.</text:p>
      <text:p text:style-name="P841">Zniesiono ostatnie już osiemnaście zrzeszeń obowiązkowych. Jednak podobnie jak w wypadku spółdzielni również i tu nie obserwujemy masowego występowania przedsiębiorstw z dotychczasowych zrzeszeń, czy masowego tworzenia nowych zrzeszeń. Wynika to nie tylko z tego, że nie ma warunków do samodzielności, ale także stąd, że zrzeszenia tępią tych, którzy się z nich wyłamują.</text:p>
      <text:p text:style-name="P842">Ponadto Radzie Ministrów nadal pozostawiono prawną możliwość tworzenia obowiązkowych zrzeszeń od nowa. Po co? Czyżby to był sygnał, aby wolności nie dać na serio i kiedy to będzie zniesione.</text:p>
      <text:p text:style-name="P843">W dodatku w programie reformy zapisano i zrealizowano działanie zdecydowanie antyre<text:span text:style-name="T844">fo</text:span>rmatorskie, jakim było powołanie<text:s/>„Wspólnoty Węgla Kamiennego”<text:s/>oraz<text:s/>„Wspólnoty Energetyki i Węgla Brunatnego”. Są to typowe dla scentralizowanej gospodarki pośrednie szczeble zarządzania, które częściowo pełnią rolę zlikwidowanych ministerstw górnictwa i energetyki, a częściowo rolę obowiązkowych zjednoczeń.</text:p>
      <text:p text:style-name="P845"><text:span text:style-name="T846">W</text:span><text:s/>rezultacie na przykład w górnictwie powstała wówczas czteroszczeblowa struktura: kopalnie, bez samodzielności prawnej, gwarectwa, wspólnota i Ministerstwo Przemysłu. To bardzo poderwało zaufanie do reformatorskich zamiarów władz. Domagamy się stanowczo zniesienia nie tylko gwarectw, ale i obydwu wspólnot.</text:p>
      <text:soft-page-break/>
      <text:p text:style-name="P847">W drugim etapie znacznie zmniejszono liczbę przedsiębiorstw o podstawowym znaczeniu. Jest to postęp, który<text:s/>jednak nie rozwiązuje problemu zasadniczego, to jest kwestii nomenklatury partyjnej w gospodarce.</text:p>
      <text:p text:style-name="P848">Prof. Baka mówił poprzednio, że w tej sprawie jest szereg<text:s/><text:span text:style-name="T849">n</text:span>ieporozumień. Owszem, są nieporozumienia. Za patologiczną uważamy sytuację, że udział partyjnych wśród dyrektorów<text:span text:style-name="T850"><text:s/></text:span>jest wielokrotnie - w stopniu wręcz zdumiew<text:span text:style-name="T851">aj</text:span>ącym - wyższy niż w całym społeczeństwie. Nie znaczy to jednak, że chcielibyśmy sprawdzać dyrektorom kolor legitymacji partyjnej. Chcemy jedynie, aby dyrektora przedsiębiorstwa państwowego powoływał i odwoływał oraz wynagradzał wyłącznie ten, kto jest osobiście z<text:span text:style-name="T852">ai</text:span>nteresowany w dochodach i zyskach przedsiębiorstwa. A więc, żeby powołujący był osobiście zainteresowany w stosowaniu wyłącznie ekonomicznych kryteriów w tej sprawie. Tymczasem w tej sprawie obserwujemy wręcz cofanie r<text:span text:style-name="T853">efo</text:span>rmy.</text:p>
      <text:p text:style-name="P854"><text:span text:style-name="T855">W</text:span><text:s/>drugim etapie utrwalono bowiem zasadę, że o premii dyrektora decyduje minister lub wojewod<text:span text:style-name="T856">a.</text:span><text:s/>Jest to krok wstecz w stosunku do rozwiązań z 1981 r., które uzależniały premie dyrektora od decyzji samorządu. Odbieramy to jako chęć utrzymania podatności dyrektora na nieformalne nakazy. Toteż uważamy, że należy z tym stanowczo zerwać.</text:p>
      <text:p text:style-name="P857">Podobnie negatywnie oceniamy cały ten skomplikowany system wskaźników i mierników ocen dyrektora, w których zysk stanowi tylko jedną i to jak się wydaje, nie n<text:span text:style-name="T858">aj</text:span>ważni<text:span text:style-name="T859">ej</text:span>szą z miar.</text:p>
      <text:p text:style-name="P860">Ponadto wprowadzono inny system ocen dyrektora i inny system ocen przedsiębiorstwa. Czemu ta dziwna odmienność ma służyć, to w ogóle nie jest dla nas jasne.</text:p>
      <text:p text:style-name="P861">Domagamy się, aby dyrektora i całe przedsiębiorstwo oceniały nie<text:s/>urzędowe<text:s/>mierniki, lecz po prostu rynek.</text:p>
      <text:p text:style-name="P862">Głośnym posunięciem i to dobrze przyjętym było rozbicie monopolu Narodowego Banku Polskiego i powołanie dziewięciu odrębnych banków kredytowych. Jest to jeden z niezbędnych warunków rynku kredytowego. Jakikolwiek optymizm w tej sprawie byłby jednak przedwczesn<text:span text:style-name="T863">y.</text:span><text:s/>Nie ma jeszcze żadnej gwarancji, czy banki te nie podzielą między siebie klientów na zasadzie wyłączności, czy będą dostatecznie samodzielne i zasobne w środki finansowe. Nie wiadomo czy i kiedy wprowadzone będą pozostałe urządzenia rynku kredytowego.</text:p>
      <text:p text:style-name="P864">Mamy na przykład ustawę o obligacjach, która ma być jeszcze poprawiana, tyle tylko, że w gospodarce niedoborów, w której żyjemy, popyt zgłaszany jest przede wszystkim na towary i materiały, a nie na pieniądz i obligacje. Jeśli do tego dodamy inflację, to już nie powinno dziwić, że zainteresowanie obligacjami jest praktycznie żadne.</text:p>
      <text:p text:style-name="P865">Wprowadzono natomiast obliga<text:span text:style-name="T866">cj</text:span>e, które można nazwać socjalistycznymi, bo zawierają zobowiązanie emitującego do dostaw materiałów, wyrobów czy usług.</text:p>
      <text:p text:style-name="P867">To wynaturzenie obligacji sprowadza je do czegoś w rodzaju asygnat czy przedpłat, nie mających nic wspólnego z urynkowieniem. Jest to przykład jak stara gospodarka psuje nowe re<text:span text:style-name="T868">fo</text:span>rmatorskie urządzenie.</text:p>
      <text:p text:style-name="P869">Nie wprowadzono też mechanizmów rynkowych, które by kształtowały stopę procentową od kredytów na realnym poziomie. Nadal jest ona podnoszona administrac<text:span text:style-name="T870">yj</text:span>nie i to niedostatecznie.</text:p>
      <text:p text:style-name="P871">Przejdźmy do ustawy o zwalczaniu monopoli. To prawda, że jest ona pierwszą tego rodzaju w so<text:span text:style-name="T872">cj</text:span>alistycznym obozie, ale powody do dumy nie ma tu żadnego.<text:s/>Już<text:s/><text:span text:style-name="T873">jej</text:span><text:s/>pierwsze projekty budziły jak największe obawy<text:span text:style-name="T874">.</text:span><text:span text:style-name="T875"><text:s/></text:span>Oto organem antymonopolowym uczyniono Ministra Finansów. Przecież ministerstwo to zainteresowane jest głównie drenażem rynku, a to właśnie najlepiej robią monopole windujące ceny, od<text:s/><text:soft-page-break/>których z kolei łatwiej jest ściąga<text:span text:style-name="T876">ć</text:span><text:s/>podatki niż od rozproszonych mniejszych producentów.</text:p>
      <text:p text:style-name="P877">Monopole są mu więc wygodne. Na domiar złego uchwalono, że Rada Ministrów może wyłączyć spod działania ustawy każdy monopol, kierując się tak zwanym szczególnym interesem gospodarki narodowej. Niektórych producentów z góry wyłączono spod działania ustawy.</text:p>
      <text:p text:style-name="P878">Rada do<text:s/>walki z monopolami składa się głównie z przedstawicieli producentów, to jest Ministra Przemysłu, Rolnictwa czy takich monopolistów jak<text:s/><text:span text:style-name="T879">„</text:span>Społem”, lub CZS<text:s/><text:span text:style-name="T880">„</text:span>Samopomoc Chłopska”.</text:p>
      <text:p text:style-name="P881">Wszystko to każde sądzić, że w sprawie demonopoliza<text:span text:style-name="T882">cj</text:span>i władze wykazują po prostu złą wolę, a jest to przecież działanie proste, nie mające politycznych czy ustrojowych uwarunkowań i wymagające złożonych warunków wstępnych.</text:p>
      <text:p text:style-name="P883">Organ antymonopolowy winien być niezależny od rządu, podlegać na przykład Sejmowi i być wyposażony w szerokie kompeten<text:span text:style-name="T884">cj</text:span>e.</text:p>
      <text:p text:style-name="P885">Rada Antymonopolowa winna składać się<text:s/><text:span text:style-name="T886">z</text:span><text:s/>przedstawicieli tych, którzy materialnie są z<text:span text:style-name="T887">ai</text:span>nteresowani w demonopolizacji konsumentów, drobnych producentów, handel detaliczny itd.</text:p>
      <text:p text:style-name="P888">Nie wyklucza to, że walkę z monopolami winny prowadzić także oczywiście i sądy.</text:p>
      <text:p text:style-name="P889">Jeśli chodzi o tak ważną sprawę, jak ceny, to zmiany są<text:s/>wręcz minimalne. Zniesiono ceny regulowane, oparte o kosztową formułę. Ale już wcześniej w 1987 r. obejmowały one zaledwie 2% obrotów detalicznych, a więc nie miały większego znaczenia.</text:p>
      <text:p text:style-name="P890">Natomiast nowa ustawa umożliwia dalsze ich stosowanie, w tak zwanych znowu szczególnie uzasadnionych przypadkach. Wymyślono też, że jeśli producent nazbyt podniesie cenę umowną, to rząd za karę będzie mu narzucał cenę regulowaną.</text:p>
      <text:p text:style-name="P891">Tak więc z cenami regulowanymi nie zerwano.</text:p>
      <text:p text:style-name="P892">Jeśli chodzi o ceny umowne, to cała zmiana polegała na powrocie do tego, co już obowiązywało w 1982 r., to jest do takiej ceny umownej, która nie wymaga przedstawiania kalkulacji kosztów uzasadnionych. Jest to słuszny powrót do reformy, cho<text:span text:style-name="T893">ć</text:span><text:s/>nadal nie konsekwentny.</text:p>
      <text:p text:style-name="P894">Na przykład zapowiedziano, że w budownictwie ceny umowne będą wprowadzane tylko częściowo i nadal będą oparte o formułę kosztową, o tak zwany kosztorys inwestorski.</text:p>
      <text:p text:style-name="P895">Wprowadzono też nie bardzo wiadomo po co, możliwość dotowania cen umown<text:span text:style-name="T896">y</text:span>ch. W sumie utrzymuje się niekorzystna struktura cen z dużym udziałem cen urzędowych, która nie uległa większym zmianom od 19<text:span text:style-name="T897">8</text:span>4 r.</text:p>
      <text:p text:style-name="P898">Nasila się też nieprzestrzeganie zapisu ustawy mówiącego, że ceny transakcyjne nie powinny się różnić od urzędowych w handlu zagranicznym bardzie<text:span text:style-name="T899">j</text:span>, niż o 10<text:span text:style-name="T900">%.</text:span></text:p>
      <text:p text:style-name="P901">W sumie więc ceny nadal są nieure<text:span text:style-name="T902">al</text:span>nion<text:span text:style-name="T903">e</text:span>, nie odzwierciedlają popytu, podaży i prawdziwych kosztów. Państwo nadal ma możliwość wyznaczania dla nieren<text:span text:style-name="T904">to</text:span>wnych dziedzin takich cen, które czynią jeszcze sztucznie zyskownymi, a rachunek ekonomiczny, ze względu na sztuczność cen jest nadal niemożliwy do zastosowania.<text:s/>Państwo ma więc możliwość zewnętrznej alimentacji przedsiębiorstw poprzez ceny, nie tylko poprzez dotacje czy ulgi podatkowe.</text:p>
      <text:p text:style-name="P905">W tych warunkach realizowanie ustawy o upadłości wymagałoby uprzednio wróżenia z fusów. Nadal bowiem rentowność nie jest rentownością, zysk nie jest zyskiem, a strata nie musi oznaczać prawdziwej straty.<text:s/><text:span text:style-name="T906">W</text:span><text:s/>pierwszej kolejności trzeba więc pomyśleć o tym, jak zabezpieczyć się, aby wykonując przepisy ustawy o upadłości, nie popełnić grubych błędów, o które tak łatwo w tych warunkach, a czego przykładem może być decyzja o stoczni gdański<text:span text:style-name="T907">ej.</text:span></text:p>
      <text:soft-page-break/>
      <text:p text:style-name="P908">Trudno jest tu wchodzić w opis szczegółów, w jakie obfitował program re<text:span text:style-name="T909">fo</text:span>rmy.<text:s/><text:span text:style-name="T910">P</text:span>rzekazano na przykład Radom Narodowym przedsiębiorstwa, które podlegały ministrowi, co bynajmniej nie zwiększyło ich samodzielności. Powstał w ten sposób jedynie pozór własności samorządu terytorialnego, gdyż same Rady narodowe nie są demokratycznie obierane, lecz funkcjonują w systemie nomenklaturowym i są zależne od Centrum. Dotąd zresztą nie nadano im osobowości prawnej.</text:p>
      <text:p text:style-name="P911">Mnożyć zarzuty jest nietrudno, zamówienia rządowe, choć zmniejszone, mają wciąż praktycznie przymusowy charakter i są nadmierne. Wciąż szeroki zakres ma reglamenta<text:span text:style-name="T912">cj</text:span>a. Przedsiębiorstwa nie mogą się doczekać większego udziału zarobionych przez nie dewizach. Mimo wielokrotnych obietnic nie zniesiono podatku od<text:s/><text:span text:style-name="T913">po</text:span>nadnorm<text:span text:style-name="T914">at</text:span>ywnych wynagrodzeń. Nie można się doczekać wolnego obrotu ziemią itd.,<text:s/><text:span text:style-name="T915">i</text:span>td.</text:p>
      <text:p text:style-name="P916">Oczywiście dostrzegamy to, że w końcu wydano ustawę o wolności gospodarowania, o równości sektorów, o kapitale zagranicznym. Nie chcemy tu niczego pomniejszać, choć i do nich mamy zastrzeżenia. Chcemy jedynie stwierdzić,<text:s/><text:span text:style-name="T917">ż</text:span>e na zadawane nam pytanie ze strony członków<text:s/><text:span text:style-name="T918">„</text:span>Solidarności”, czy rząd wprowadza reformę, zmuszeni jesteśmy powiedzieć, że jak dotąd jeszcze nie<text:span text:style-name="T919">.</text:span><text:s/>Że owszem, widać jakieś przygotowania, że rząd stworzył już niektóre narzędzia, jedne lepsze inne gorsze, na pewno niekompletne, lecz jeszcze za pomocą tych narzędzi nie odbyła się operacja, jaką ma być reforma. Pacjent, czyli gospodarka nadal jest nie tknięty i rozkłada się w kryzysie. Co więcej, nadal nie mamy żadnej pewności, że operacja w końcu nastąpi. Trudno nam przecież opierać się na wierze. Przekonać nas mogą tylko twarde fakty.</text:p>
      <text:p text:style-name="P920">I znów nie chcemy wchodzić w szczegóły, chcemy ty<text:span text:style-name="T921">lk</text:span>o podkreślić, że gdy minister Wilczek mówił, że wołałby, żeby tylko 50<text:span text:style-name="T922">%</text:span><text:s/>przedsiębiorstw było państwowe, to jest to właściwy punkt wyjścia do dyskusji o twardych faktach. Stworzyć je może tylko głębokie wycofanie się państwa z gospodarowania,<text:s/><text:span text:style-name="T923">a</text:span><text:s/>partii z nomenklatury<text:s/>gospodarcz<text:span text:style-name="T924">ej.</text:span><text:s/>To wycofanie jest potrzebne dla ambicji jakichś inny chrup politycznych, lecz dla samej gospodarki.</text:p>
      <text:p text:style-name="P925">Dziękuję bardzo.</text:p>
      <text:p text:style-name="P926"><text:span text:style-name="T927">Prz</text:span><text:span text:style-name="T928">ewod</text:span><text:span text:style-name="T929">ni</text:span><text:span text:style-name="T930">c</text:span><text:span text:style-name="T931">zą</text:span><text:span text:style-name="T932">c</text:span><text:span text:style-name="T933">y - pro</text:span><text:span text:style-name="T934">f.<text:s/></text:span><text:span text:style-name="T935">Wła</text:span><text:span text:style-name="T936">d</text:span><text:span text:style-name="T937">y</text:span><text:span text:style-name="T938">sł</text:span><text:span text:style-name="T939">a</text:span><text:span text:style-name="T940">w</text:span><text:span text:style-name="T941"><text:s/></text:span><text:span text:style-name="T942">B</text:span><text:span text:style-name="T943">aka:</text:span></text:p>
      <text:p text:style-name="P944">Proszę bardzo.</text:p>
      <text:p text:style-name="P945"><text:span text:style-name="T946">Wacław Martyniuk</text:span>:</text:p>
      <text:p text:style-name="P947">W kwestii formalnej - ja mam takie pytanie do pana pro<text:span text:style-name="T948">f.</text:span><text:s/>Trzeciakowskiego. Otóż na poprzednim posiedzeniu pan dr Bugaj przeczytał składające si<text:span text:style-name="T949">ę</text:span><text:s/><text:span text:style-name="T950">z</text:span><text:s/>11 punktów oświadczenie, czy 12 - w kwestiach interesujących stronę, nazwę identyfikującą się z<text:s/>„Solidarnością”. Chciałbym usłyszeć tutaj od pana profesora, czy te treści zawarte w oświadczeniu pana dra Bugaja są nadal aktualne. Po tym co wysłuchałem tutaj ze strony panów profesorów.</text:p>
      <text:p text:style-name="P951">/Pro<text:span text:style-name="T952">f</text:span>. Witold Trzeciakowski: Są aktualne/.</text:p>
      <text:p text:style-name="P953">Jeżeli są aktualne, dziękuję bardzo.</text:p>
      <text:p text:style-name="P954"><text:span text:style-name="T955">Przewodniczący</text:span>:</text:p>
      <text:p text:style-name="P956">Dzięku<text:span text:style-name="T957">ję</text:span><text:s/>bardzo. Ja rozumiem, że teraz prz<text:span text:style-name="T958">ej</text:span>dziemy, ponieważ mamy pół godziny czasu<text:s/><text:span text:style-name="T959">d</text:span>o przerwy, do prezentacji niektórych problemów przez kolegów z drugiej strony.</text:p>
      <text:p text:style-name="P960">My<text:span text:style-name="T961">ś</text:span>l<text:span text:style-name="T962">ę</text:span>,<text:s/><text:span text:style-name="T963">że</text:span><text:s/>dobrze byłoby gdybyśmy<text:s/><text:span text:style-name="T964">najp</text:span>i<text:span text:style-name="T965">erw</text:span><text:s/><text:span text:style-name="T966">za</text:span>c<text:span text:style-name="T967">zęli</text:span><text:s/><text:span text:style-name="T968">od</text:span><text:span text:style-name="T969"><text:s/></text:span>sprawy, którą prowadzi i zajmuje się wicepremier Olesiak. Zwłaszcza, że pewne elementy, informacje, koncepcja były przedstawione na poprzednim spotkaniu, a niezależnie od tego czy ma się taki pogląd lub inny do sprawy zasadności takiego nazwijmy<text:s/><text:soft-page-break/>segmentowego podchodzenia do problemów urynkowienia, rzecz jest tak ważna i tak pilna, że myślę, że byłoby dobrze gdybyśmy ją przybliżyli. Jest to o tyle istotne, że wystąpienie w tej sprawie pozwoliłoby nam dokonać bardzo ważnego zabiegu, a mianowicie zejść z bardzo wysokich rejonów rozważań obarczonych sporą skalą ogólności do tego, co właściwie w tej chwili w polityce gospodarczej<text:span text:style-name="T970"><text:s/></text:span>jest niezwykle ważne. I żebyśmy<text:s/><text:span text:style-name="T971">a</text:span>testowali także w jakimś sensie naszą zdolność do dyskusji na kanwie pewnych konkretów. Ponieważ obawiam się, a znamy się tutaj w zasadzie w większości, że prowadząc dyskus<text:span text:style-name="T972">ję</text:span>, której nie należy oczywiście unikać, a którą należy wręcz kontynuować, ale nie należy się do niej ograniczać, prowadząc dyskusję na płaszczyźnie wysokiej ogólności, my możemy mieć bardzo poważne trudności z wykonaniem mandatu jaki uczestnicy<text:s/><text:span text:style-name="T973">„</text:span>okrągłego stołu”<text:s/>nam powierzyli.</text:p>
      <text:p text:style-name="P974">A więc tak - nie zdejmując tamtego podejścia z porządku obrad i idąc w kierunku, który był proponowany przez tow. prof.<text:s/><text:span text:style-name="T975">J</text:span>ózefiaka, ażeby iść na styczne to znaczy na przykład odnieść się do problemów, które poruszył pro<text:span text:style-name="T976">f.</text:span><text:s/>Józe<text:span text:style-name="T977">fi</text:span>ak, czy pro<text:span text:style-name="T978">f.</text:span><text:s/>M<text:span text:style-name="T979">ujże</text:span>l.<text:s/><text:span text:style-name="T980">W</text:span><text:s/>następnym przybliżeniu, ale w taki sposób, żeby było zderzenie<text:s/><text:span text:style-name="T981">-</text:span><text:s/>jeżeli tak można powiedzieć - w odniesieniu do konkretnego punktu, który ma swoją logikę wewnętrzną, który ma także swoje konkretną postać. Bo tylko na<text:s/>tej drodze widzę możliwości uzyskania efektu w dyskusji.</text:p>
      <text:p text:style-name="P982">Wychodząc z tych przesłanek, myślę, że dobrze będzie zakosztować, tak nazwę - tej nowej gleby, mianowicie wysłuchać wicepremiera Olesiaka w kwestii, która skądinąd jest już państwu znana.</text:p>
      <text:p text:style-name="P983">Proszę bardzo.</text:p>
      <text:p text:style-name="P984"><text:span text:style-name="T985">Wicepremier Kazimierz Olesiak</text:span>:</text:p>
      <text:p text:style-name="P986">Ponieważ ja mówiłem już na ten temat i równocześnie starałem się przekazać krótką notatkę w tej sprawie państwu, to może moja wypowiedź będzie krótka i będę się sprowadzała właśnie do tych konkretów. Ale zanim do tego przejdę, to chciałem taką ogólną refleksją się podzielić - jeśli można -<text:s/>wsłuchując się w te bardzo ciekawe głosy, które pr<text:span text:style-name="T987">z</text:span>ed chwilą ze strony panów profesorów padły, że my wszyscy mamy dużo obaw, wszyscy mamy dużo niepokoju, wszyscy mieliśmy jeśli tworzyliśmy plan konsolida<text:span text:style-name="T988">c</text:span>ji, również wiele niepokojów i dotychczas je posiadamy. Tylko są określone realia gospodarcze i te realia gospodarcze niestety, przynajmniej na naszą wiedzę, ja mówię o rządzie, na nasze możliwości wskazują na to, że wszystkiego tak jak byśmy to chcieli rozwiązywać, niestety rozwiązać się nie da. Natomiast bardzo istotne - w moim przekonaniu - byłoby to żebyśmy tu, przy tym wspólnym stole doszli do wniosków - jak pewne sprawy jeszcze lepiej rozwiązywać, jak zmienić pewne rzeczy, które nawet są niesłusznie postawione czy nie tak jak trzeba w tych dokumentach, o których tu była mowa.</text:p>
      <text:p text:style-name="P989">I dlatego chciałem jeszcze raz podejść do tematu, który w moim przekonaniu, jest tematem, z którego rozwiązaniem<text:s/>nie można zwlekać, nie wolno zwlekać, ponieważ<text:s/><text:span text:style-name="T990">-</text:span><text:s/>powtórzę się tut<text:span text:style-name="T991">aj,</text:span><text:s/>jeżeli będziemy z tym zwlekać to może nas zastać sytuacja taka przy tych wszystkich stołach, że będziemy dyskutować o wielkich sprawach, natomiast te przyziemne sprawy będą tak szły w takim kierunku, że powstanie problem żywnościowy w naszym kraju.<text:s/><text:span text:style-name="T992">A</text:span><text:s/>ten problem<text:s/><text:span text:style-name="T993">-</text:span><text:s/>on jest, ale wszyscy się chyba tu ze mną zgodzą, że jak dotychczas jest problemem chyba jeszcze n<text:span text:style-name="T994">aj</text:span>właściwi<text:span text:style-name="T995">ej</text:span><text:s/>rozwiązywanym i najłagodniej znoszonym przez społeczeństwo.</text:p>
      <text:p text:style-name="P996">Dlaczego taka pilna sprawa? Nie może być dalej takiej sytuacji, to jest sprawa rynku, ale nie może być takiej sytuacji, że z jednej strony rosną ceny na maszyny niektóre 3 - 4-krotnie czy 2-krotnie i są to ceny umo<text:span text:style-name="T997">w</text:span>ne, a z drugiej strony są ceny urzędowe na podstawowe produkty rolne. Rząd rozpoczął proces demonopolizac<text:span text:style-name="T998">ji</text:span>. Na poprzednim spotkaniu prof.<text:s/><text:span text:style-name="T999">B</text:span>eksiak słusznie powiedział, że jak gdybyśmy zatrzymali<text:s/><text:soft-page-break/>się trochę w miejscu. Nie trochę, dużo żeśmy się zatrzymali. Jest bariera społeczna. Co dalej? Jesteśmy za tym, żeby wszystkie podstawowe artykuły rolne znalazły się w cenach wolnych z jednej strony. Co to da? To przede wszystkim wyzwoli motywację, o których tu była mowa przed chwilą, produkcyjne w rolnictwie.<text:s/><text:span text:style-name="T1000">W</text:span><text:s/>tej chwili jest sytuacja taka, że właśnie ten nierówny układ cen, o którym wspomniałem powoduje to, że mimo, że my w jakimś stopniu wyrównujemy, podnosimy ceny skupu, żeby poprawić opłacalność produkcji roln<text:span text:style-name="T1001">ej,</text:span><text:s/>to na przykład podwyżka cen skupu z listopada ubiegłego roku już w tej chwili praktycznie mało co funkcjonuje w sensie takim, że procesy inflacji i inne procesy, i w związku z tym jeśli utrzymać na przykład - utrzymać pogłowie trzody<text:s/>chlewn<text:span text:style-name="T1002">ej,</text:span><text:s/>to trzeba już podwyższać ceny skupu. Tak<text:span text:style-name="T1003">a</text:span><text:s/><text:span text:style-name="T1004">j</text:span>est obiektywna prawda.</text:p>
      <text:p text:style-name="P1005">Czyli co w takiej sytuacji należy zrobić? W takiej sytuacji w naszym przekonaniu i rządu, i ZSL, i Kółek Rolniczych, i większości rolników, bo z nimi te sprawy konsultuję bardzo często i staram się z nimi rozmawiać. Chociaż oni też mają obawy, ja za chwilę do tego wrócę, ale nie wszyscy. Ci słabsi mają obawy, co będzie z nimi jeśli wprowadzimy wolny rynek. Wszyscy wypowiadają się za tym - nie ma innego wyjścia - szybko wprowadzić wolne ceny skupu, wolne ceny na środki produkcji i wolne tzn. rynkowe ceny podaż -<text:s/>popyt na żywność.</text:p>
      <text:p text:style-name="P1006">Co zyskają producenci?<text:s/>Powiedziałem. Z tym, że oczywiście nie wszyscy producenci. Ci słabi będą,<text:s/><text:span text:style-name="T1007">n</text:span>ie z własnej winy często, będą bardzo poniżej tej kreski i będą musieli albo być lepszymi, albo będą wypadać. Równolegle z tym programem demonopolizac<text:span text:style-name="T1008">ji</text:span><text:s/>i urynkowienia, my musimy wprowadzać na wieś program regionaliza<text:span text:style-name="T1009">cj</text:span>i polityki rolnej, jako że to rolnictwo,<text:s/><text:span text:style-name="T1010">w</text:span><text:s/>tym gronie nie muszę tłumaczyć, jest bardzo zróżnicowane i nie z winy rolników jest bardzo zróżnicowana sytuacja ekonomiczna - ludzie uciekają itd.,<text:s/><text:span text:style-name="T1011">i</text:span>td. Nie będę rozwijał tutaj tego tematu.</text:p>
      <text:p text:style-name="P1012">Czyli to jest pilna sprawa - wywołanie produkcji, nie dopuszczenie do spadku produkcji, przede wszystkim produkcji zwierzęcej i rynku żywnościowego.</text:p>
      <text:p text:style-name="P1013">Co w związku z tym przetwórca? Przetwórca zyskuje to, że może kupić po wolnej cenie, sprzedać po wolnej cenie. I że tych przetwórców będzie więcej. Oczywiście to co mówię<text:s/>jest to tak jasne, że powinienem krótko o tym mówić<text:span text:style-name="T1014">.</text:span></text:p>
      <text:p text:style-name="P1015">Na razie rzemieślnik w tej chwili może kupić po wolnej cenie i sprzedać po wolnej cenie. Może kupić po cenie i to mięso - żywiec po cenie urzędowej i sprzedać po urzędowej i otrzymuje jeszcze te dotacje. Natomiast inne np. PGR, spółdzielnie produkcyjne, GS - niestety -<text:s/>mogą tylko, jak dotychczas kupować - sprzedawać po cenach urzędowych. Czyli tutaj jest ten proces demonopoliza<text:span text:style-name="T1016">cj</text:span>i rynku bardzo jeszcze wąski. Chociaż w terenie to różnie bywa, są rejony, gdzie właśnie się to już rozwinęło bardzo, że są na przykład takie sytuacje, że z Poznania rzemieślnicy<text:span text:style-name="T1017"><text:s/></text:span>wożą już swoje wyroby do Warszawy, bo tu drożej sprzedają niż w Poznaniu.</text:p>
      <text:p text:style-name="P1018">Ale mówię - to jest początek. Czyli przetwórców więcej, konkurencja, wolny rynek, wybór dla konsumenta.<text:s/><text:span text:style-name="T1019">I</text:span><text:s/>tu jest najważniejsza sprawa i właściwie ta sprawa, o tą sprawę rozbija się dotychczas wszystko. Konsument - jaka jest pewność, że na tym nie straci i czy w ogóle na tym powinien stracić. Dotacje do przetwórstwa żywności, czyli do każdego z nas, łącznie z dotacjami do środków produkcji wynoszą w tej chwili około 2,8 biliona złotych. Całą tę kwotą dotac<text:span text:style-name="T1020">ji</text:span><text:s/>w przypadku urynkowienia gospodarki żywnościowej zamieniamy stopniowo i tu jest kilka wer<text:span text:style-name="T1021">sj</text:span>i, kilka propozycji - albo bony wartościowe, albo kartka w pierwszym, drugim miesiącu stanowiłaby wartość pieniężną, albo po prostu od razu przenosimy te dotacje do kiszeni każdego z konsumentów. Odpowiednio wyliczając uczciwie, rzetelnie wartość kartki, a nawet doliczając pewną kwotę, ażeby przeciętny obywate<text:span text:style-name="T1022">l<text:s/></text:span>nie miał do rządu pretensji, że rząd go tutaj na<text:s/><text:soft-page-break/>czymkolwiek oszukuje. Czy że za mało otrzymał no tej rekompensaty nazwijmy to, czy wyrównania.</text:p>
      <text:p text:style-name="P1023">Co zyskujemy w ogóle? Zyskujemy przede wszystkim wolny rynek i tutaj jest pytan<text:span text:style-name="T1024">i</text:span>e zasadnicze, no a jak te ceny na wolnym rynku będą się przekształcać? Różnie już się kształtują.<text:s/><text:span text:style-name="T1025">W</text:span><text:s/>woj. zamojskim sytuacja jest taka, że ceny na wolnym rynku mięsa i przetworów kształtują się w granicach od 10 - 20% wyższych tylko od cen tych kartkowych. Takie to są fakty. Natomiast w woj. warszawskim i w Warszawie to tutaj różnice są duże. W województwach tych przemysłowych, nazwijmy w aglomeracjach dużych, na początku na pewno te ceny będą różnice cen będą duże, ale czy one będą rosnąć, czy będą maleć? W tym gronie nie muszę tłumaczyć, że przy konkuren<text:span text:style-name="T1026">cji</text:span>,<text:s/><text:span text:style-name="T1027">któ</text:span>ra się będzie rozw<text:span text:style-name="T1028">ij</text:span>ać ona, już gdyby były urządzenia odpowiednie itd., to już by było więcej tych rzemieślników. To te<text:s/><text:span text:style-name="T1029">c</text:span>eny będą maleć, przecież o to chodzi,<text:s/><text:span text:style-name="T1030">w</text:span>olny rynek,<text:s/>konkurencja, różna jakość, różne ceny, czyli jak to się ma, czy to spowoduje inflację, czy nie spowoduje inflacji? Minister finansów wszystkie te sprawy już próbował podliczyć. Oczywiście zależy jakie się weźmie do liczenia różnice cen, rynkowych i cen na wejściu i cen urzędowych nazwijmy to kartkowych. Ale generalnie nie jest to wielka sprawa, minister finansów na ten temat na pewno się wypowie, nie chcę go tutaj zastępować. Na początku tak, na pewno kilkun<text:span text:style-name="T1031">as</text:span>topunk<text:span text:style-name="T1032">to</text:span>wa będzie różnica na niekorzyść, to znaczy<text:s/>proinflacyjna, ale później ta sprawa będzie regulowana rynkiem i regulowana w ten sposób, że te ceny będą się zmniejszać, co przez to wszystko zyskujemy? Zyskujemy to, że odchodzimy jak premier Sekuła powiedział od parytetów od wszystkich innych układów związanych z tym, co teraz ręcznie musimy w rolnictwie sterować i od ciągłych targów, i przetargów, że ta maszyny za szybko, za wysoka itd.,<text:s/>itd.<text:s/>ciągłych podliczeń, że się nie opłaca, nawet temu przeciętnemu i wyżej przeciętnemu, rynek reguluje sprawy dochodu, czyli w rolnictwie mamy porządek, od strony ekonomiczn<text:span text:style-name="T1033">ej,</text:span><text:s/>mamy porządek cenowy i od strony ekonomicznej w obrocie tymi a<text:span text:style-name="T1034">rt</text:span>ykułami i konsument tak jak wskazują wyliczenia i tak jak to chcemy robić na tym nie traci.</text:p>
      <text:p text:style-name="P1035">Dlaczego wchodzimy tylko w artykuły żywnościowe?<text:s/>Bo to jest konieczne z punktu widzenia rynku żywnościowego, czy jesteśmy w ogóle przygotowani na urynkowienie całej gospodarki? Ba, gdybyśmy byli przygotowani to byśmy od razu to zrobili, tylko są takie - tu koledzy będą mówić - inne... wiele jeszcze przesz<text:span text:style-name="T1036">k</text:span>ód.<text:s/><text:span text:style-name="T1037">Z</text:span>acznijmy więc od<text:s/>tego, co jest n<text:span text:style-name="T1038">aj</text:span>ważni<text:span text:style-name="T1039">ej</text:span>sze, dla samopoczucia wszystkich jest to, żeby było co zjeść i od tego chcemy zacząć i żeby był normalny rynek tych artykułów, normalny wybór.</text:p>
      <text:p text:style-name="P1040">Czy urynkowienie oznacza również demonopolizację? Oczywiście, że tak, prof. Stelmachowski na ten temat mówił poprzednio. Nie można sobie wyobrazić demonopoliza<text:span text:style-name="T1041">cj</text:span>i<text:span text:style-name="T1042"><text:s/></text:span>tych wszystkich instytucji, które działają, funkcjonują na rzecz roln<text:span text:style-name="T1043">i</text:span>ctwa, bez urynkowienia. To jest oczywista sprawa, to znaczy bez różnych cen, bez układu rynkowego itd. administracyjnie monopoli nie rozwalimy,<text:s/><text:span text:style-name="T1044">t</text:span>aka jest prawda. Trzeba je rozwalać ekonomicznie i te wszystkie działania w moim przekonaniu będą szły w tym kierunku, żeby od strony ekonomicznej również rozwalać monopole typu PZZ, typu GS-y itd.</text:p>
      <text:p text:style-name="P1045">Ale na zasadzie ekonomicznej. Podkreślić dziś chcę jeszcze jeden raz główny cel poprzez rolnictwo możemy dojść do urynkowienia. Jest to ten dział gospodarki, tylko oczywiście z drugiej strony regionaliza<text:span text:style-name="T1046">cj</text:span>a polityki rolnej, pomoc tym, którzy chcą być dobrymi, a nie mogą być ze względów oczywistych, że ich nie stać na to, młodym ludziom, w rejonach gdzie jest źle i druga sprawa, o której na pewno będziemy dyskuto<text:span text:style-name="T1047">w</text:span>ać na wspólnym<text:s/>„stole”<text:s/>już rolniczym to jest to, co prof. chyba Józefiak czy Mujżel powiedział, że równocześnie przyspieszanie procesów restrukturyzac<text:span text:style-name="T1048">ji</text:span>, i tu się zgadzam absolutnie, restrukt<text:span text:style-name="T1049">u</text:span>ryzac<text:span text:style-name="T1050">ji</text:span><text:s/>przemysłu całej gospodarki na rzecz między innymi rolnictwa, ale ca<text:span text:style-name="T1051">ł</text:span>ej gospoda<text:span text:style-name="T1052">r</text:span>k<text:span text:style-name="T1053">i</text:span><text:s/>rynkowej. Te trzy działania łącznie mogą n<text:span text:style-name="T1054">a</text:span><text:s/><text:span text:style-name="T1055">p</text:span>ewno, spowodują to, że przynajmniej rynek żywnościowy będziemy mieć w<text:s/><text:soft-page-break/>kraju lepszy niż mamy dotychczas, może na tym rynku żywnościo<text:span text:style-name="T1056">w</text:span>y<text:span text:style-name="T1057">m</text:span><text:s/>będziemy mieć porządek ekonomiczny i o to w tej całej koncepcji chodzi, o nic więcej.</text:p>
      <text:p text:style-name="P1058">Jak powiedziałem szczegółowe wyliczenia co do kosztów inflacji itd. tymi sprawami dysponuje minister<text:s/><text:span text:style-name="T1059">fi</text:span>nansów tu obecny i na pewno w tej sprawie może zabrać głos.</text:p>
      <text:p text:style-name="P1060">Dziękuję bardzo.</text:p>
      <text:p text:style-name="P1061"><text:span text:style-name="T1062">Przewodnicząc</text:span><text:span text:style-name="T1063">y</text:span>:</text:p>
      <text:p text:style-name="P1064">Dzię<text:span text:style-name="T1065">kuj<text:s/></text:span>ę ba<text:span text:style-name="T1066">rdzo.</text:span></text:p>
      <text:p text:style-name="P1067">Taki mały komentarz, korzystając z przywilej przewodni<text:span text:style-name="T1068">ct</text:span>wa, że dodatkowym argumentem na to, że jednak można mówić o perspektywie całkiem realnej urynkowienia tej części gospodarki, jest chociażby to, że z powodzeniem funkcjonuje rynek owo<text:span text:style-name="T1069">có</text:span>w, rynek warzyw, rynek kwiatów - to są te ważne argumenty, rynek nabiału, kilka jest jeszcze innych rynków, wszystkie właściwie związane ściśle z rolnictwem, tak że swego rodzaju curiosum jest ten rynek mięsny. No i wreszcie bardzo ważna inna sprawa, mianowicie kiedy dyskutujemy o sprawie, o problemie uwarunkowań, które umożliwiają wprowadzenie mechanizmów rynkowych, zasad rynkowych, wielki nacisk kładziemy na kwestię wielkości podmiotów produkujących, tworzących war<text:span text:style-name="T1070">u</text:span>nki do naturalnej konkurencji. Tutaj tych podmiotów jest nawet za dużo, ale w każdym razie generalnie biorąc ten warunek jest w pełni wykonany, a owoce przezwyciężenia reglamentacji, demonopoliza<text:span text:style-name="T1071">cji</text:span><text:s/>zdaje się, że rzeczywiście nie dałyby na siebie długo czekać. Pozytywne owoce.</text:p>
      <text:p text:style-name="P1072">Ja myślę, że byłoby bardzo dobrze, gdybyśmy w toku naszego zespołu tę kwestię doprowadzili do uzgodnienia stanowiska i dlatego byłoby bardzo ważne, ażeby w stosunkowo szybkim czasie można było poznać jakie są ewentualne uwagi, jakie są zastrzeżeni<text:span text:style-name="T1073">a</text:span>, jakie są propozy<text:span text:style-name="T1074">cj</text:span>e ze<text:s/><text:span text:style-name="T1075">s</text:span>trony państwa<text:span text:style-name="T1076">.</text:span><text:s/>Być może, że teraz są jakieś pytania, bardzo proszę.</text:p>
      <text:p text:style-name="P1077">Proszę bardzo<text:span text:style-name="T1078">.</text:span></text:p>
      <text:p text:style-name="P1079"><text:span text:style-name="T1080">Ob</text:span><text:span text:style-name="T1081">.</text:span><text:span text:style-name="T1082"><text:s/></text:span><text:span text:style-name="T1083">H</text:span><text:span text:style-name="T1084">enryk Wit</text:span><text:span text:style-name="T1085">ko</text:span><text:span text:style-name="T1086">w</text:span><text:span text:style-name="T1087">s</text:span><text:span text:style-name="T1088">k</text:span><text:span text:style-name="T1089">i</text:span><text:span text:style-name="T1090">:</text:span></text:p>
      <text:p text:style-name="P1091"><text:span text:style-name="T1092">P</text:span>roszę państw<text:span text:style-name="T1093">a</text:span>!</text:p>
      <text:p text:style-name="P1094">Kilka słó<text:span text:style-name="T1095">w</text:span><text:s/>refleksji. Pierwsze posiedzenie<text:s/><text:span text:style-name="T1096">-</text:span><text:s/>przepraszam, to jest moje takie odczucie i nie tylko moje, ale - to nie pytanie tylko kilka po prostu - 5 minut dosłownie zakończę sprawę<text:span text:style-name="T1097">.</text:span></text:p>
      <text:p text:style-name="P1098">Kilka słów refleksji. Pierwszy dzień wysłuchaliśmy deklaracji, dzisiaj podobne deklaracje, wróciłem do zakładu pracy, pyta<text:span text:style-name="T1099">j</text:span>ą się - co żeście zrobili? Mówię, stanowiska kierunkowe, deklaracje itd. Obawa jaka? Przegadacie to wszystko. I teraz powtarza się sprawa podobna. Pan Stankiewicz zabierał głos i naprawdę uważam, że w tym gronie powinniśmy do szczegółów jakiś, przedstawiać temat, dochodzić na zespołach roboczych, bo sprawa zrzeszeń, przedstawione stanowisko zupełnie nieprawdziwe z faktem<text:span text:style-name="T1100"><text:s/></text:span>dlatego, że układ powstawania zrzeszeń to nie jest narzucony przez administra<text:span text:style-name="T1101">cj</text:span>ę centralną, przykładowo przy zakładach zrzeszeń dobrowolnych Rada Pracownicza musi wyrazić zgodę na to, zupełnie inne zasady i dobrze byłoby w tym gronie op<text:span text:style-name="T1102">e</text:span>rować już naprawdę faktami, nie rzucać czczych deklaracji, bo to nas tylko rozprasza i przedłuża spraw<text:span text:style-name="T1103">ę.</text:span></text:p>
      <text:p text:style-name="P1104">Sprawa następna, samorządy pracownicze. Proszę państwa w tej chwili w samorządach chodzi głównie nie o to, że są małe uprawnienia, tylko o to, żeby samorządy wykorzystały to co mają i tu powinniśmy ukierunkować się w te sposób, nawet wypracować być może zasady działania samorządów, bo w wielu wypadkach samorządy można powiedzieć nie sprawdzają się, nie z tego względu, że mają ograniczone przepisami po prostu możliwości działania, tylko przez to, że po prostu sytuacja jest taka, a nie inna i ludzie w wielu wypadkach wybierani do samorządów nie robią tego do czego się zobowiązują.</text:p>
      <text:soft-page-break/>
      <text:p text:style-name="P1105">Sprawa następna, powinny być konflikty w zakładach samorządy contra związki zawodowe obojętnie jakie będą, bo przecież inne są założenia, inne reguły gry dla samorzą<text:span text:style-name="T1106">dó</text:span>w pracowniczych i inne dla związków. Kiedyś pan Bugaj był w zakładach<text:s/><text:span text:style-name="T1107">Wa</text:span>ry<text:span text:style-name="T1108">ń</text:span>skiego i w ten sam sposób przedstawiał sprawę, o tych konfliktach, a my w tej chwili cały czas mówimy tak: rząd jest be, wszystko jest źle, ale konkretnie co chcemy w tej chwili poprawić, to chyba takie mamy zobowiązania zasad działania podjętych przy<text:s/>„okrągły stole”. Ja bym osobiście prosił naprawdę, żebyśmy czy drugą część obrad, czy przeszli już do konkretnych rozmów, bo my się tu normalnie zagadamy.</text:p>
      <text:p text:style-name="P1109">Dziękuję bardzo.</text:p>
      <text:p text:style-name="P1110"><text:span text:style-name="T1111">Przewodnicząc</text:span><text:span text:style-name="T1112">y</text:span><text:span text:style-name="T1113">:</text:span></text:p>
      <text:p text:style-name="P1114">Dziękuję bardzo.</text:p>
      <text:p text:style-name="P1115">Proszę bardzo, dr. Bugaj.</text:p>
      <text:p text:style-name="P1116"><text:span text:style-name="T1117">Dr. Ryszard Bug</text:span><text:span text:style-name="T1118">aj</text:span><text:span text:style-name="T1119">:</text:span></text:p>
      <text:p text:style-name="P1120">Pytanie panu premierowi Olesiakowi. Mianowicie, po pierwsze, jak panowie szacujecie, gdyby ten projekt zawarty na tych skromnych trzech stroniczkach był zrealizowan<text:span text:style-name="T1121">y</text:span>, to jaki byłby wzrost cen żywności, uwzg<text:span text:style-name="T1122">lę</text:span>dni<text:span text:style-name="T1123">ają</text:span>c także prognozę rozwijającej się inflacji? Bo rozumiem, że jest to sprawa podstawowa, żeby taki szacunek mieć.</text:p>
      <text:p text:style-name="P1124">Po drugie, chciałbym zapytać, jak się ma ten projekt do deklaracji rządu o<text:s/><text:span text:style-name="T1125">15</text:span>-procentowym wzroście cen żywności w bieżącym roku?</text:p>
      <text:p text:style-name="P1126">I po trzecie, dlaczego panowie nie rozważacie wariant urynkowienia gospodarki żywnościowej z zachowaniem dotacji do żywności przedmiotowych?</text:p>
      <text:p text:style-name="P1127"><text:span text:style-name="T1128">Pr</text:span><text:span text:style-name="T1129">ze</text:span><text:span text:style-name="T1130">w</text:span><text:span text:style-name="T1131">od</text:span><text:span text:style-name="T1132">nic</text:span><text:span text:style-name="T1133">zą</text:span><text:span text:style-name="T1134">c</text:span><text:span text:style-name="T1135">y</text:span>:</text:p>
      <text:p text:style-name="P1136">Proszę bardzo.</text:p>
      <text:p text:style-name="P1137"><text:span text:style-name="T1138">Ob. Janusz Beksiak</text:span>:</text:p>
      <text:p text:style-name="P1139">Pytanie do premiera Olesiaka. Jak długo przewiduje się utrzymywanie tych rekompensat, czy jak to nazwać?<text:s/><text:span text:style-name="T1140">W</text:span><text:s/>jakim horyzoncie to jest planowane?</text:p>
      <text:p text:style-name="P1141"><text:span text:style-name="T1142">I</text:span><text:s/>pytanie drugie. Jakie zabezpieczenia autorzy tego projektu widzą przed taką sytuacją, że wysoce zmonopolizowany przemysł zaopatrujący w środki produkcji rolnictwo będzie wyzyskiwał rolników, którzy są liczni i rozproszeni, rolnicy będą wyzyskiwać konsumentów w miastach, a konsumenci w miastach będą strajkować? I co dalej? Bo to się nie chce zamknąć.</text:p>
      <text:p text:style-name="P1143"><text:span text:style-name="T1144">Przew</text:span><text:span text:style-name="T1145">od</text:span><text:span text:style-name="T1146">nicząc</text:span><text:span text:style-name="T1147">y</text:span><text:span text:style-name="T1148">:</text:span></text:p>
      <text:p text:style-name="P1149">Dziękuję. Proszę, pan Topiński.</text:p>
      <text:p text:style-name="P1150"><text:span text:style-name="T1151">O</text:span><text:span text:style-name="T1152">b</text:span><text:span text:style-name="T1153">.</text:span><text:span text:style-name="T1154"><text:s/>Andrzej Topiński</text:span>:</text:p>
      <text:p text:style-name="P1155"><text:span text:style-name="T1156">Ja</text:span><text:s/>dwa p<text:span text:style-name="T1157">yt</text:span>ania mam.<text:s/><text:span text:style-name="T1158">Ja</text:span>k długo postulat regionalizac<text:span text:style-name="T1159">ji</text:span><text:s/>cen żywności z dopłatami? Tzn. że w Zamościu mają być inne dopłaty jak w Warszawie. Jeśli byłyby jednolite, to prawdopodobnie wielkie miasta musiałyby na tym prawdopodobnie stracić.</text:p>
      <text:p text:style-name="P1160">I drugi problem, rolny dla odmiany. Mnie się wydaje, że w tej chwili urynkowienie cen, urynkowienie<text:s/><text:span text:style-name="T1161">-</text:span><text:s/>tak jak rozumiem, zrozumiał to pan premier, spowoduje olbrzymi spadek produkcji mleka<text:span text:style-name="T1162">,</text:span><text:s/>tzn. popytu na mleko. To w ogóle nie jest do pomyślenia takie rozwiązanie.</text:p>
      <text:p text:style-name="P1163"><text:span text:style-name="T1164">Przewodnicząc</text:span><text:span text:style-name="T1165">y</text:span>:</text:p>
      <text:p text:style-name="P1166">Dziękuję<text:span text:style-name="T1167">,</text:span><text:s/>proszę, pan Martyniuk.</text:p>
      <text:p text:style-name="P1168"><text:span text:style-name="T1169">O</text:span><text:span text:style-name="T1170">b. Wacław Martyniuk</text:span>:</text:p>
      <text:soft-page-break/>
      <text:p text:style-name="P1171">Ja mam tylko jedno pytanie. Czy rząd przeprowadzał jakiekolwiek rachunki symulacyjne, które by pozwoliły potwierdzić tezę pana premiera Olesiaka, iż wprowadzenie cen wolnych w rolnictwie da w efekcie swoim zwiększenie produkcji. A jeżeli tak, to bym uprzejmie<text:s/>p<text:span text:style-name="T1172">r</text:span>osił<text:s/>o przedstawienie.</text:p>
      <text:p text:style-name="P1173"><text:span text:style-name="T1174">Przewodnicząc</text:span><text:span text:style-name="T1175">y</text:span>:</text:p>
      <text:p text:style-name="P1176">Proszę bardzo. Czy są jeszcze jakieś inne pytania?</text:p>
      <text:p text:style-name="P1177">To bardzo proszę, premier Olesiak.</text:p>
      <text:p text:style-name="P1178"><text:span text:style-name="T1179">Wicepremier Kazimierz Olesiak</text:span>:</text:p>
      <text:p text:style-name="P1180">Pan Bugaj pyta, czy, jak to będzie ze wzrostem cen przy urynkowieniu. Jak powiedziałem, mamy, tzn. resort finansów zrobił takie rachunki. To będzie różnie, tak jak mówiłem.<text:s/><text:span text:style-name="T1181">W</text:span><text:s/>Warszawie na początku ten wzrost cen może być nawet dochodzi<text:span text:style-name="T1182">ć</text:span><text:s/>do stu procent. Natomiast w Zamościu, tak jak mówiłem, jest<text:s/><text:span text:style-name="T1183">w</text:span><text:s/>tej chwili do 20 proc. Czyli różnice są w zależności od aglomeracji.<text:s/><text:span text:style-name="T1184">O</text:span>d tego czy to jest aglomeracja<text:s/>„rolnicza”<text:s/>czy nierolnicza.</text:p>
      <text:p text:style-name="P1185">Czy to będzie tak trwało? Oczywiście nie. W zależności od tego, jak będzie się rozwijał handel, normalny handel, te ceny będą zmniejszać się, a nie zwiększać. Jak już podkreśliłem, w ramach tej kwoty dotacji, jaka jest w tej chwili przeznaczana na prz<text:span text:style-name="T1186">et</text:span>wórstwo, chcemy tak zrobić -<text:span text:style-name="T1187"><text:s/></text:span>i tu odpowiadam prof. Beksiakowi - ażeby te dotacje,<text:s/>gros<text:s/>tych dotacji przeznaczyć na wyrównanie płac wszystkim konsumentom. I te dotacje nie wystarczą, trzeba nieco dołożyć, ażeby tak to się stało. Tzn., ażeby każdy konsument otrzymał wartość kartki plus jeszcze dodatkową kwotę na inflację.</text:p>
      <text:p text:style-name="P1188">Chcemy to zrobić tak, że... i różne są koncepcje. W ciągu np. jeden miesiąc zrobimy tak, że kartka stanowi jeszcze wartość pieniężną.<text:s/><text:span text:style-name="T1189">I</text:span>dzie się z kartką i się wykupuje. Odpowiednią ilość przetworów.<text:s/><text:span text:style-name="T1190">W</text:span><text:s/>następnym miesiącu kartkę zamieniamy już na pieniądze i dajemy konsumentowi do kieszeni. Jest sprawa również koncepcji bonów wartościowych, żeby nie pieniążki drukować, tylko dać bony wartościowe. Ta sprawa nie jest jeszcze przesądzona i chcemy ją przesądzić, jeśli będzie generalna akceptacja na to.</text:p>
      <text:p text:style-name="P1191">Czyli tu jest, jak długo? Tr<text:span text:style-name="T1192">z</text:span>eci i czwarty miesiąc to już jest miesiąc normalny, tzn. te pieniążki ,które poszły do kieszeni konsumenta, już nie ma kartek, nie ma nic, tylko jest rynek.<text:s/><text:span text:style-name="T1193">I</text:span><text:s/>rynek idzie<text:s/><text:span text:style-name="T1194">w</text:span><text:s/>kierunku takim, że na tym rynku nie rosną te ceny, tylko raczej maleją i będą maleć. Tak, panie docencie Bug<text:span text:style-name="T1195">aj,</text:span><text:s/>bo jeśli będzie konkurencja, jeśli będzie wielu wytwórców, to one nie muszą rosną<text:span text:style-name="T1196">ć</text:span>.</text:p>
      <text:p text:style-name="P1197">Oczywiście procesy inflacyjne, jest to sprawa zasadnicza.</text:p>
      <text:p text:style-name="P1198">Jak powiedziałem, możemy utrzymać to tak, jak jest dotychczas. Tylko, że tym sposobem już poradzić sobie nie możemy. Tzn. z jednej strony umowne ceny tam i wysokie ceny, a z drugiej strony rekompensujemy to rolnikowi w postaci wzrostu cen skupu i ciągle gonimy ceny inne i procesy inflacji. Czyli ta droga już się nie sprawdza. Parę lat żeśmy tą drogę ćwiczyli, niestety, nic z tego nie wyszło. I musimy przejść na normalną drogę rynkową, tak jak to jest na prawie całym świecie.</text:p>
      <text:p text:style-name="P1199">Jak to będzie, prof. Beksiak pyta, rolnik będzie wyzyskiwał, tutaj też będzie wyzysk, a robotnik będzie strajkował. Tu nie chodzi o wyzysk. Przecież tak jak mówił prof. Baka przed chwilą, jest rynek owocowo-warzywny. Czy rolnik wyzysku<text:span text:style-name="T1200">je</text:span>? Jeśli wyzyskuje to nie rolnik tylko pośrednik. Ale jest faktem, że w ciągu tych ostatnich 10 czy 15 lat najmniejsze wzrosty cen na artykuły właśnie z tego rynku ow<text:span text:style-name="T1201">oc</text:span>owo-warzywnego jest właśnie na tym rynku. Czyli to do czegoś nas powinno przekonywać, przy tych procesach in<text:span text:style-name="T1202">fl</text:span>ac<text:span text:style-name="T1203">yj</text:span>nych, przy wszystkim. Jak przeanalizu<text:span text:style-name="T1204">je</text:span>cie proszę bardzo, dajemy liczby, najmniejszy przyrost wzrostu cen detalicznych na warzywa, na owoce. Wi<text:span text:style-name="T1205">ę</text:span>c to na coś nam powinno wskazywać, że po prostu powinniśmy iść tą drogą. I nie bać się tego, że za parę miesięcy to te ceny tak podskoczą, że już nie będzie nikogo stać<text:s/><text:soft-page-break/>i robotnicy będą strajkować.</text:p>
      <text:p text:style-name="P1206">Regionalizacja cen żywności, jak to będzie, kto na tym straci? Oczywiście jest to sprawa tak zróżnicowana, jak mówiłem przed chwilą. I po pierwsze - na pewno trzeba będzie utrzymać częściową dotację np. do takich produktów jak mleko, dzieci itd. Znaczy tutaj my nie zakładamy, że w ogóle zniesiemy dotacje przedmiotową do mleka. Tylko częściowo trzeba ją utrzymać, bo ona obowiązuje w większości krajów świata i u nas też powinna być. Natomiast trzeba ją znacznie zmniejszyć. I oczywiście tak to wszystko policzyć, ażeby nikt na tym nie stracił w sensie, że jak mieszka w Warszawie, to straci ponieważ dostanie mniejsze wyrównanie. On dostanie takie wyrównanie, jaki przewiduje się wzrost cen przynajmniej w początkowych miesiącach w Warszawie, a nie w Zamościu?</text:p>
      <text:p text:style-name="P1207">Tak, to chyba wszystkie pytania, na które... Aha, czy są jakieś symulacyjne wyliczenia, czy to wpłynie na wzrost produkcji rolniczej? Oprócz wiary, tak. Symulacyjne wyliczenia się robi, natomiast nie wiara, a to, że rynek w rolnictwie zawsze wpływa na to, że wzrośnie produkcja. Normalny rynek i normalne ceny. Taka jest prawda.</text:p>
      <text:p text:style-name="P1208">Natomiast, jeśli utrzymamy ten system jaki jest, tzn. ciągłe wyrównywanie cen skupu do cen innych, to po prostu są takie realia, że za dwa, trzy miesiące nie będzie tej produkcji.<text:s/><text:span text:style-name="T1209">W</text:span><text:s/>tej chwili wyzbywają się rolnicy trzody i to na potęgę. Mamy jeszcze kłopoty ze skupem, problemy z przerobem, z przetwórstwem, ale wyzbywają się na tej zasadzie, że stracili ekwiwalent, stracili tamto, lecą ceny, na maszyny na inne, nie opłaca się i będą się przestawiać ewentualnie na inne kierunki produkcji.</text:p>
      <text:p text:style-name="P1210">Czyli jedyne wyjście to jest wprowadzenie wolnych cen skupu, konkurencja. I to jest ten gwarant, główny gwarant. Konkurencja, że do rolnika będzie mogło przyjść kilku kupców i oferować mu różne ceny. I to jest ten najważniejszy gwarant.</text:p>
      <text:p text:style-name="P1211"><text:span text:style-name="T1212">Przewodnicząc</text:span><text:span text:style-name="T1213">y</text:span>:</text:p>
      <text:p text:style-name="P1214">Proszę bardzo, pan Manicki.</text:p>
      <text:p text:style-name="P1215"><text:span text:style-name="T1216">Ob. Maciej Manicki</text:span>:</text:p>
      <text:p text:style-name="P1217">Pan premier teraz w ostatnim słowie powiedział, że będzie mogło przyjść do rolnika kilku kupców. Obawiam się, że będzie mogło przyjść właśnie, a nie przyjechać. Inaczej mówiąc, czy rząd sobie zdaje sprawę z pewnych barier rzeczowych, ściślej mówiąc kapitałowych, które uniemożliwią pod<text:span text:style-name="T1218">ję</text:span>cie walki ekonomicznej z monopolami. Bo pan powiedział, administrac<text:span text:style-name="T1219">yjn</text:span>ie monopoli nie rozwalimy. Ale ekonomicznie. I chcę wskazać, że są po prostu rzeczowe. Inaczej mówiąc kapitałowe bariery podjęcia tej walki. Czy w tym względzie przewiduje się jakieś możliwości?</text:p>
      <text:p text:style-name="P1220"><text:span text:style-name="T1221">Przewodnicząc</text:span><text:span text:style-name="T1222">y</text:span>:</text:p>
      <text:p text:style-name="P1223">Jeśli można, to na to pytanie.</text:p>
      <text:p text:style-name="P1224"><text:span text:style-name="T1225">Wicepremier Kazimierz Ole</text:span><text:span text:style-name="T1226">s</text:span><text:span text:style-name="T1227">iak</text:span>:</text:p>
      <text:p text:style-name="P1228">O<text:span text:style-name="T1229">czyw</text:span>iście, ja przed chwilą wspomniałem ogólnie tylko, że konieczne jest przyspieszenie procesów restrukturyzac<text:span text:style-name="T1230">ji</text:span><text:s/>gospodarki na rzecz rolnictwa. Co to znaczy? To znaczy przemieszczenie środków m.in. na to, żeby był inny transport we wszystkich instytucjach, które będą tam właśnie do chłopa docierać. Bo chłop tego nie będzie bez przerwy woził.<text:s/><text:span text:style-name="T1231">Ż</text:span>eby były inne środki, czyli tą drogą będziemy poprawiać sytuac<text:span text:style-name="T1232">ję</text:span>, jeśli chodzi o sprawy techniczne itd., itd.</text:p>
      <text:p text:style-name="P1233">Natomiast przede wszystkim w tej chwili jest możliwość i szansa tego, żeby wywołać normalny rynek. Jak będzie normalny rynek muszą się znaleźć również środki na to, że i procesy demonopolizac<text:span text:style-name="T1234">ji</text:span><text:s/>w skupie muszą następować szybci<text:span text:style-name="T1235">ej.</text:span><text:s/>Czyli również większa dostępność do techniki, do środków transportu, do tego,<text:s/><text:soft-page-break/>ż<text:span text:style-name="T1236">e</text:span>by ten sklepik mały zamienił się na sklepik inny na wsi itd., itd. Nie rozwijam tematu.</text:p>
      <text:p text:style-name="P1237"><text:span text:style-name="T1238">Ob. G</text:span><text:span text:style-name="T1239">a</text:span><text:span text:style-name="T1240">briel Janowski</text:span>:</text:p>
      <text:p text:style-name="P1241">J<text:span text:style-name="T1242">a</text:span><text:s/>chciałbym się jeszcze zapytać o<text:s/><text:span text:style-name="T1243">„</text:span>malucha”.</text:p>
      <text:p text:style-name="P1244"><text:span text:style-name="T1245">Wicepremier Kazimierz Olesiak</text:span>:</text:p>
      <text:p text:style-name="P1246">Chodzi nie tylko o<text:s/>„malucha”, bo na przykład w Poznaniu jest fabryka<text:s/>„Tarpana”<text:s/>i z tego<text:s/>„T<text:span text:style-name="T1247">a</text:span>rpana”<text:s/>trzeba zrobić porządny wóz dostawczy dla rolnictwa, wreszcie.</text:p>
      <text:p text:style-name="P1248"><text:span text:style-name="T1249">Pr</text:span><text:span text:style-name="T1250">of.</text:span><text:span text:style-name="T1251"><text:s/>Jan Mu</text:span><text:span text:style-name="T1252">jżel</text:span><text:span text:style-name="T1253">:</text:span></text:p>
      <text:p text:style-name="P1254">Panie Premierze! To jest dla mnie na przykład przekonywu<text:span text:style-name="T1255">ją</text:span>ce to co pan mówi o możliwościach zawartych w rynkowych mechanizmach, mających akt<text:span text:style-name="T1256">yw</text:span>izować kompleks gospodarki żywnościowe<text:span text:style-name="T1257">j</text:span>. Tylko jest problem barier społecznych, niezmiernie w tej dziedzinie, co staramy się w różny sposób tutaj podkreślać.<text:s/>Wydaje się nam barier niezmiernie ważnych, niezmiernie wysokich.</text:p>
      <text:p text:style-name="P1258">Otóż w dalszym ciągu chciałbym pana jednak prosić o u<text:span text:style-name="T1259">sto</text:span>sunkow<text:span text:style-name="T1260">anie</text:span><text:s/>się do kwestii, którą podniósł kolega Bugaj, a do której pan jednak nie ustosunkował się. Jaka jest szansa, aby ten cały manewr rynkowy wiązać z utrzymaniem, no powiedzmy wygasających w czasie dotacji do niektórych najbardziej krytycznych produktów żywnoś<text:span text:style-name="T1261">ci</text:span>owych, o największej społecznej wadze, na przykład mleka, przede wszystkim mleka. Przede wszystkim mleka. Czy macie panowie taki scenariusz, w którym to urynkowienie następowałoby nie przez gwałtowne zlikwidowanie dotacji i<text:s/><text:span text:style-name="T1262">s</text:span>zokowy wzrost cen, wielokrotny prawdopodobnie, trudny, ja nie umiem na to pytanie odpowiedzieć, ale sądzę, że wielokrotny wzrost cen mleka, co dla wielu ubogich zwłaszcza rodzin miałoby katastrofalne skutki i musiałoby wywołać niezwykle gwałtowny opór społeczeństwa, tak mnie się wydaje.</text:p>
      <text:p text:style-name="P1263">Czy macie panowie taki alternatywny - jak pan mówi -<text:s/>przećwiczon<text:span text:style-name="T1264">y</text:span>, przemyślany, alternatywny wariant, takiego złagodzonego przechodzenia do rynku z wygasającymi w określony sposób budowanymi - ja wiem, że to jest technicznie na pewno bardzo trudne, ale czy myśleliście panowie nad tym. Nad takimi wygasającymi dotacjami.</text:p>
      <text:p text:style-name="P1265"><text:span text:style-name="T1266">Ob. Andrzej T</text:span><text:span text:style-name="T1267">o</text:span><text:span text:style-name="T1268">p</text:span><text:span text:style-name="T1269">i</text:span><text:span text:style-name="T1270">ński</text:span>:</text:p>
      <text:p text:style-name="P1271">Ja też mam pytanie, które - na które pan nie odpowiedział, zresztą tu ktoś zadał wcześniej. Mianowicie rozumiem tak, że zamierza się przeznaczyć kwotę 2,8 bln<text:s/><text:span text:style-name="T1272">z</text:span>ł na rekompensatę w ciągu roku dla ludności miejskiej jak rozumiem, nie wiejskiej. Czy to wiejska jest wyłączona z tych rekompensat?</text:p>
      <text:p text:style-name="P1273">Natomiast no możemy się liczyć z takim wzr<text:span text:style-name="T1274">o</text:span>stem cen,<text:s/>żywności, zwłaszcza mięsa w tym okresie w roku, że prawda dla utrzymania poziomu spożycia należałoby wydatkować powiedzmy 10 bln złotych takich dodatkowych rekompensat.<text:span text:style-name="T1275"><text:s/></text:span>Jak rząd widzi ten problem.</text:p>
      <text:p text:style-name="P1276"><text:span text:style-name="T1277">P</text:span><text:span text:style-name="T1278">rzew</text:span><text:span text:style-name="T1279">odnicząc</text:span><text:span text:style-name="T1280">y</text:span>:</text:p>
      <text:p text:style-name="P1281">Dzięku<text:span text:style-name="T1282">ję.</text:span></text:p>
      <text:p text:style-name="P1283">Jeszcze minister Wilczek chciał coś powiedzieć.</text:p>
      <text:p text:style-name="P1284"><text:span text:style-name="T1285">O</text:span><text:span text:style-name="T1286">b. Mieczysław Wilczek</text:span>:</text:p>
      <text:p text:style-name="P1287">Ja chciałem zadać pytanie tutaj, bo jest tutaj ogromna ilość ekonomistów, i we wszystkich panów wystąpieniach dominował jeden element, jeżeli zmierzamy do gospodarki rynkow<text:span text:style-name="T1288">ej,</text:span><text:s/>a zdecydow<text:span text:style-name="T1289">al</text:span>iśmy się, że zmierzamy. To panowie z ogromnym obrzydzeniem i słusznie mówicie o wszelkiego rodzaju reglamenta<text:span text:style-name="T1290">cj</text:span>i, o wszelkiego rodzaju ingerencji w ceny prawda. I my mówimy, że przejdźmy do jednego praktycznego rozwiązania. Przecież nikt tutaj nie powiedział, ani nikt nie podjął próby obrony kartek na mięso. Prawda, bo ja rozumiem, że nie ma takiej obrony, że nie ma takiej obrony.</text:p>
      <text:soft-page-break/>
      <text:p text:style-name="P1291">Natomiast jeżeli dochodzi i mówimy konkretnie o mięsie, bo to jest reglamenta<text:span text:style-name="T1292">cj</text:span>a mięsa doprowadza do tego, o czym mówi premier, Wicepremier Olesiak, że będziemy mieli ogromne kłopoty, bo po prostu tego mięsa nie będzie i to o czym dawno wszyscy ekonomiści twierdzili, że jest to zabójcze dla produkcji rolnej wszelkie formy reglamenta<text:span text:style-name="T1293">cj</text:span>i, wszelkie próby, że tak powiem sztucznego tam sterowania czy ręcznego sterowani<text:span text:style-name="T1294">a</text:span>.</text:p>
      <text:p text:style-name="P1295">A jednocześnie, mnie się wydawało, bo muszę szczerze powiedzieć, że w tej dziedzinie powinniśmy przećwiczyć jak to zrobić. Panowie tutaj powiedzieliście i słusznie,<text:s/>że to wymaga pewnego przyzwolenia społecznego. Jest to bardzo skomplikowane, dlatego że tak zabagnione. Ale przecież na miłość boską nigdzie na świecie nie rozwiązano problemu produkcji żywności, stosując kartki. I w Polsce naprawdę nie ma powodu, żeby to było jakieś tabu to mięso. Myśmy z tego zrobili i rząd się, znaczy ja się akurat nie przyznaj<text:span text:style-name="T1296">ę</text:span><text:s/>do tego, bo krótko w tym rządzie działam, natomiast te rządy poprzednie w ogóle robiły problem polityczny z mięs<text:span text:style-name="T1297">a</text:span>.</text:p>
      <text:p text:style-name="P1298">I wydaje mi się, że to jest - spróbujmy udowodnić, bo przecież ten naród, który obserwuje te obrady<text:s/><text:span text:style-name="T1299">„</text:span>okrągłego stołu”, czegoś od nas oczekuje. Czegoś rzeczywistego, żebyśmy coś spróbowali uzgodni<text:span text:style-name="T1300">ć</text:span><text:s/>i załatwić. Dlatego też szukaj<text:span text:style-name="T1301">m</text:span>y<text:span text:style-name="T1302"><text:s/></text:span>tutaj w tej sprawie wyjścia, a wyjście jest takie, że naprawdę rzetelnie to trzeba policzyć.</text:p>
      <text:p text:style-name="P1303">Tutaj nie trzeba - pytanie pana Martyniuka, czy zniesienie kartek powiedzmy to zwiększy produkcję rolną,<text:s/><text:span text:style-name="T1304">j</text:span>a tylko mogę odpowiedzieć, a utrzymywanie kartek wiadomo, że zmniejsza<text:span text:style-name="T1305"><text:s/></text:span>i tu nie ma wątpliwości żadnych. Dlatego nie róbmy<text:s/>sztucznych jakich takich rzeczy, że my bronimy czegoś wspaniałego co mamy, bo mamy kartki na mięso prawda i chory rynek mięsny ten przykład, którego tutaj ostatnio podano, że rynek warzywno-owocowy jest najbardziej odporny na inflację i na wszystkie inne te wzrosty cen, jakby to odnieś<text:span text:style-name="T1306">ć</text:span><text:s/>do jakiegoś porównania, to są małe, czyli to są jakieś doświadczenia społeczne, że tędy dr<text:span text:style-name="T1307">og</text:span>a, że nie musimy tego doświadczać, bo w całym świecie osiągnięto wiadomo jakimi metodami osiągnięto obfitość produkcji żywności. A że trzeba produkcji żywności pomagać, dotować, to robią to wszystkie kraje, tylko na miłość boską nie w taki sposób, że są kartki i te dotacje.</text:p>
      <text:p text:style-name="P1308">Ja uważam, że n<text:span text:style-name="T1309">aj</text:span>rozsądni<text:span text:style-name="T1310">ej</text:span>szy to jest ten pomysł połączenia, czyli utrzymania w pewnym okresie czasu na przykład dotacje na mleko, chociaż ja zaryzykowałbym takie rozwiązanie,<text:s/><text:span text:style-name="T1311">w</text:span><text:s/>sprawie mleka. Jeżeli zakładamy, że dzieci, mleko p<text:span text:style-name="T1312">ij</text:span>ą głównie dzieci powiedzmy czy osoby starsze, to niechże by te rekompensaty ten bilion, który idzie na dotacje do mleka, trafił czy ja wiem na dodatki rodzinne przede wszystkim, czy na podwyższenie rent i emerytur. Zgoda, bo jeżeli wierzyć statystykom, to dorośli Polacy p<text:span text:style-name="T1313">ij</text:span>ą głównie wódkę, a dzieci piją mleko.</text:p>
      <text:p text:style-name="P1314">I wydaje mi się, że jest to jakieś rozwiązanie. Jest to jakieś rozwiązanie i dajmy tym ludziom szansę, żeby oni wybierali czy chcą kupić mleko, czy coś innego. Ale tutaj można by jeszcze nawet dopuścić, że się będzie te dotacje przez pewien okres czasu stosowało, w jakimś rozsądnym wymiarze, żeby to wszystko zamortyzować, ale przecież musimy od tego, a już tą tragedię z tym mięsem, bo to tak wygląda, w tej chwili, trzeba rozstrzygnąć i trzeba tutaj znaleźć w tej przynajmniej jednej sprawie konsensus, bo tu jesteśmy bliżsi, bo inaczej to wszyscy sobie będziemy zaprzeczać. Bo jednocześnie jesteśmy za odchodzeniem od reglamentacji, za nieregulowaniem sztucznych cen, a jak przyjdzie do konkretu, żeby to zrobić, to co już jest takim wrzodem na tej polskiej gospodarce, to wszyscy jakoś tak dziwnie od razu szukamy tysięcy powodów, żeby to znowu odłożyć, żeby tego nie robić.</text:p>
      <text:p text:style-name="P1315">Dziękuję.</text:p>
      <text:soft-page-break/>
      <text:p text:style-name="P1316"><text:span text:style-name="T1317">Przewodni</text:span><text:span text:style-name="T1318">cz</text:span><text:span text:style-name="T1319">ący</text:span>:</text:p>
      <text:p text:style-name="P1320">Sprawia pewien problem, mianowicie w tej chwili już do głosu zgłosili się prof. Okuniewski, dr Święcicki, prof. Beksiak i prawdopodobnie ktoś jeszcze będzie chciał zabrać głos, a już 15 minut zarwaliśmy z przerwy obiadowej, możemy zrezygnować z obiadu i w ten sposób przyczynić się do rozwiązywania problemu żywnościowego w Polsce, chociaż tej zasady, tego kierunku bym nie rekomendował.</text:p>
      <text:p text:style-name="P1321">Więc ponieważ na razie ja wpływam można powiedzieć na bieg rzeczy, ponieważ sprawuję funkcję przewodniczącego, to nie rekomendując tego kierunku przyjmuję, że będziemy mieli 45-minu<text:span text:style-name="T1322">to</text:span>wą przerwę i po przerwie prof. Okuniewski, dr Święcicki, prof. Beksiak będziemy kontynuować ten ważny<text:s/><text:span text:style-name="T1323">te</text:span>m<text:span text:style-name="T1324">at</text:span>.</text:p>
      <text:p text:style-name="P1325">Ogłaszam przerwę obiadową 45 minut.</text:p>
      <text:p text:style-name="P1326"/>
      <text:p text:style-name="P1327">/<text:span text:style-name="T1328">Przerwa</text:span>/.</text:p>
      <text:p text:style-name="P1329"/>
      <text:p text:style-name="P1330">/Po przerwie/.</text:p>
      <text:p text:style-name="P1331"/>
      <text:p text:style-name="P1332"><text:span text:style-name="T1333">/</text:span><text:span text:style-name="T1334">Przewodnictwo</text:span><text:s/>obrad obejmuje pro<text:span text:style-name="T1335">f.</text:span><text:s/>Witold<text:s/>Trzeciakowski/.</text:p>
      <text:p text:style-name="P1336"><text:span text:style-name="T1337">Przewodniczą</text:span><text:span text:style-name="T1338">c</text:span><text:span text:style-name="T1339">y</text:span>:</text:p>
      <text:p text:style-name="P1340">Prosimy o zajmowanie miejsc i rozpoczynamy obrad<text:span text:style-name="T1341">y</text:span>.</text:p>
      <text:p text:style-name="P1342">Chciałbym rozpocząć od podkreślenia sprawy, która w zasadzie<text:s/>została ju<text:span text:style-name="T1343">ż</text:span><text:s/>przez nas załatwiona, ale może nie dotarła do świadomości zainteresowanych, a mianowicie - postanowiliśmy uruc<text:span text:style-name="T1344">h</text:span>omić zespół polityki społeczn<text:span text:style-name="T1345">ej</text:span>, który by działał w składzie mieszanym, obejmującym z naszej strony pana pro<text:span text:style-name="T1346">f.</text:span><text:s/>Rosn<text:span text:style-name="T1347">e</text:span>ra, pana Andrzeja Wielowieyskiego, panią Góralską, panią Wóycicką. A ze strony rządowej: pro<text:span text:style-name="T1348">f</text:span>. Rajkiewicza, pro<text:span text:style-name="T1349">f.</text:span><text:s/>Szymańskiego, poprosimy także kolegów z OPZZ o delegowanie. No i dalej już sobie uściślimy w trybie - kol.<text:s/>Kołodko.</text:p>
      <text:p text:style-name="P1350">Chciałem podkreślić, że sprawa indeksacji jest sprawą niezmiernie ważną i oczekiwaną przez społeczeństwo. Dlatego należałoby jak najszybciej przystąpić do tych spraw, do tych prac i jak najszybciej wystąpić na naszym forum z wnioskami.</text:p>
      <text:p text:style-name="P1351">Ja jeszcze oprócz tego przy zakończeniu naszej dzisiejszej sesji, ja albo pan pro<text:span text:style-name="T1352">f</text:span>. Baka udzielimy głosu panu pro<text:span text:style-name="T1353">f.</text:span><text:s/>Rosn<text:span text:style-name="T1354">er</text:span>owi albo panu Wielowieyskiemu, który tam z panów się zgłosi do tego, żeby przedstawić zarys tej problematyki tak jak my to widzimy z naszej strony. I ewentualnie pan pro<text:span text:style-name="T1355">f</text:span>. Rajkiewicz przedstawi jak to widzi ze strony rządowej.</text:p>
      <text:p text:style-name="P1356">Teraz drugi apel jest taki, że mamy dyskutować dalszy ciąg jeszcze programu pana premiera Olesiaka. Chciałem<text:span text:style-name="T1357"><text:s/></text:span>tylko zwrócić uwagę, że je<text:span text:style-name="T1358">st</text:span><text:s/>zespół rolniczy, który się tymi sprawami będzie zajmował. Wobec tego apeluję o krótkie w<text:span text:style-name="T1359">yp</text:span>owiedzi na ten temat, tak żeby to nie było zbyt dużą porcją czasu.</text:p>
      <text:p text:style-name="P1360">W tej chwili pan premier Olesiak.</text:p>
      <text:p text:style-name="P1361">Przepraszam, pan Święcicki.</text:p>
      <text:p text:style-name="P1362">/Głos z sali: Nie ma go/.</text:p>
      <text:p text:style-name="P1363">Wobec tego proszę pana Beksiaka.</text:p>
      <text:p text:style-name="P1364"><text:span text:style-name="T1365">Janusz Beksiak</text:span>:</text:p>
      <text:p text:style-name="P1366">Ja wobec tego rezygnuję z merytorycznego głosu<text:span text:style-name="T1367">.</text:span>.. że były pytania w ramach tych pytań pan przewodniczący udzielił głosu panu ministrowi Wilczkowi, który nie tylko nie zadał żadnego pytania, ale wygłosił propagandową mowę do nas, pouczając nas, że powinniśmy ogólnie poprzeć, ponieważ jest to<text:s/><text:soft-page-break/>słuszne itd. Proponowałbym, żeby takich rzeczy unikać na przyszłość.</text:p>
      <text:h text:style-name="P1368" text:outline-level="3"><text:span text:style-name="T1369">Przewodniczący</text:span>:</text:h>
      <text:p text:style-name="P1370">Dziękuję panu Beksiakowi. Proszę pana prof.<text:s/><text:span text:style-name="T1371">O</text:span>kuniew<text:span text:style-name="T1372">skie</text:span>go.</text:p>
      <text:p text:style-name="P1373"><text:span text:style-name="T1374">Pro</text:span><text:span text:style-name="T1375">f.</text:span><text:span text:style-name="T1376"><text:s/></text:span><text:span text:style-name="T1377">O</text:span><text:span text:style-name="T1378">kuniewsk</text:span><text:span text:style-name="T1379">i</text:span>:</text:p>
      <text:p text:style-name="P1380">Dziękuję bardzo. Pan wicepremier Olesiak przedstawił tu nam proponowany system i jego walory. Propozycje w tym zawarte są bardzo kuszące, ale jak wykazały już same pytania - ma on jednak i pewne słabości. Największą trudność sprawi zapewne kwestia społecznej akceptacji tego systemu niezależnie od szczegółowych rozwiązań, jakie można byłoby tutaj zastosować<text:span text:style-name="T1381">.</text:span><text:s/>Doświadczenia ostatnich lat w tym zakresie są bardzo niedobre, bardzo trudne. Nie oznacza to, że trzeba się będzie przed tym cofnąć, tylko jest kwestia znalezienia formuł. Ja dostrzegam jednak i następne niebe<text:span text:style-name="T1382">zp</text:span>ieczeństwo, czy wręcz pułapkę polegającą na tym, że przy wysokiej inflacji, jakiej prawdopodobnie nie uda się nam zdusić w najbliższych latach, te korzyści, które wymienił pan premier Olesiak mogą bardzo poważnie stopnieć, ponieważ skuteczność bodźców przy pomocy malejącego w swej wartości pieniądza będzie malała, będzie znikoma. Może wyniknąć zatem pewien niezamierzony skutek jaki trzeba brać pod uwagę - mianowicie może następować lawinowy wzrost cen produktów żywnościowych i surowców rolnych, który byłoby bardzo trudno skompensować. Stąd też jednak myślę, że musimy bardzo poważnie wziąć pod uwagę jedną z ważnych obserwacji pana pro<text:span text:style-name="T1383">f.</text:span><text:s/>Józefiaka, a mianowicie, że jednak trzeba widzieć związki między poszczególnymi rozwiązaniami, jakie rozpatrujemy i dyskutujemy tut<text:span text:style-name="T1384">aj,</text:span><text:s/>a zwłaszcza z drugim punktem jaki zaproponował dzisiaj pan pro<text:span text:style-name="T1385">f</text:span>. Baka - to jest problemem inflacji.</text:p>
      <text:p text:style-name="P1386">Jeśli udałoby się spętać inflację w sposób istotny, prawdopodobieństwo udania się tej operacji niepomiernie wzrasta<text:span text:style-name="T1387">.</text:span><text:s/>Natomiast jeżeli<text:s/><text:span text:style-name="T1388">s</text:span>ię tego nie uda - ryzyka w tym obszarze bardzo się potęgują.</text:p>
      <text:p text:style-name="P1389">Sądzę również, że mimo nieprecyzyjności systemu dotowania żywności, bo tu mamy świadomość w tym gronie, że dotowanie żywności oznacza bardzo nieprecyzyjne adresy. Otrzymują mianowicie tanią żywność i ci, którzy powinni otrzymać tanią żywność i ci, którzy nie muszą. Większość obecnych na tej sali nie musi otrzymywać dotacji do żywności zarówno po jednej, jak i po drugiej stronie,<text:s/>jeśliby<text:s/>mówić o stronach. Natomiast jest bardzo wielu obywateli, którzy oczywista tutaj mają istotne miejsce. Dlatego też chciałbym zaproponować, aby jednak tę przestrogę, jaka już padła w czasie dyskusji, to znaczy kwestię produktów mlecznych, potraktować specjalnie uważnie. Zasługuje ona na to z jednego powodu, który często jest nie dostrzegany, a w dosyć modnej i nietrudnej krytyce poczynań rządu, absolutnie pomijany - to mianowicie to, że dotacje do mleka właśnie uratowały słabsze ekonomicznie grupy ludności w minionych siedmiu latach przed dramatycznym niedoborem białka zwierzęcego. Właśnie mleko i produkty mleczne umożliwiły biedniejszym grupom ludności tego kraju utrzymanie się na jakim takim poziomie z białkiem zwierzęcym, wobec niedoboru mięsa. I wobec tego ten obszar proponowałbym potraktować jednak w sposób szczególnie uwa<text:span text:style-name="T1390">ż</text:span>ny i trochę w innym rytmie go rozwiązywać.</text:p>
      <text:p text:style-name="P1391">Oczywista rozumi<text:span text:style-name="T1392">e</text:span>m, że proponowane rozwiązanie dotyczyłoby właściwie dwóch głównych obszarów, a mianowicie mięsa i produktów zbożowych. Bo produkty zbożowe są iunctim z mięsem i właściwie by wymagały także tego rozwiązania.</text:p>
      <text:p text:style-name="P1393">Jest to ze wszech miar pożądane, ale rzeczywiście przy pełnej, a może nawet - jak to pan premier był łaskaw zauważyć - z pewną hojnością zastosowanej rekompensacie.</text:p>
      <text:p text:style-name="P1394">Ja rozumiem, że kwestia tych rekompensat czyli obrazowo mówiąc - przeniesienia dotacji z kieszeni rządowych organów do kieszeni obywateli, żeby oni decydowali na co idą ich pieniądze, a nie żeby rząd za<text:s/><text:soft-page-break/>nich decydował, oznacza, że te przeniesione dotacje raz przyznane, będą już stanowiły stałą pozycję, odpowiednio modyfikowaną w miarę indeksacji.</text:p>
      <text:p text:style-name="P1395">Jak rozumiem - indeksacji raczej kwotowej niż procentow<text:span text:style-name="T1396">ej.</text:span></text:p>
      <text:p text:style-name="P1397">Dziękuję bardzo.</text:p>
      <text:p text:style-name="P1398"><text:span text:style-name="T1399">Pr</text:span><text:span text:style-name="T1400">z</text:span><text:span text:style-name="T1401">ewo</text:span><text:span text:style-name="T1402">dn</text:span><text:span text:style-name="T1403">icz</text:span><text:span text:style-name="T1404">ą</text:span><text:span text:style-name="T1405">cy</text:span>:</text:p>
      <text:p text:style-name="P1406">Dziękuję panu pro<text:span text:style-name="T1407">fesor</text:span>owi. Poproszę obecnie pana doc. Podkaminera. Nie ma.</text:p>
      <text:p text:style-name="P1408">Pan dr Święcicki.</text:p>
      <text:p text:style-name="P1409"><text:span text:style-name="T1410">Dr Święcicki</text:span>:</text:p>
      <text:p text:style-name="P1411">Mnie się wydaje, że ta propozycja wicepremiera Oles<text:span text:style-name="T1412">i</text:span>aka ona zazębia się z wieloma innymi sprawami. To znaczy pierwsza rzecz - zasiłki rodzinne. Jest chyba rzeczą oczywistą, że te rekompensaty nie mogą być włączone wyłącznie do płac, ale one m<text:span text:style-name="T1413">u</text:span>szą być jednak przyznane na osobę jak gdyby, czyli na tego konsumenta. Chodzi tu o te rodziny wielodzietne przede wszystkim. A więc to się zazębia silnie z zasiłkami rodzinnymi.</text:p>
      <text:p text:style-name="P1414">Druga sprawa w KRG jakżeśmy rozpatrywali tą regulację rynku żywnościowego, to zwróciliśmy uwagę, że będzie mniejszy skok cenowy jeżeli tam się zrobi wolne ceny, jeśli jednocześnie będzie szereg innych działań antyinflacyjnych. A więc to co ktoś już tu, na co ktoś tu zwrócił uwagę, że to będzie w jakimś szerszym pakiecie antyinflacyjnym.</text:p>
      <text:p text:style-name="P1415">Na przykład, że będzie jednocześnie jakiś sektor wolnych<text:span text:style-name="T1416"><text:s/></text:span>cen na te tzw. dobra luksusowe, te standardowe, te wyższych rzędów, żeby tam były wolne ceny i tam się gromadził ten popyt. Żeby wprowadzić zmiany niezbędne jeszcze w systemie oszczędzania, powiązać stopę oprocentowania wkładów z bieżącą inflacją, z kwestią indeksacji i wypływu w ogóle pieniądza płacowego, to się musi jakoś wiązać, z kwestią sprzedaży części majątku państwowego, jako pewnego czynnika ubezpieczającego akcje itd. i całą tą operację.</text:p>
      <text:p text:style-name="P1417">Tak że wydaje mi się, że ten zespół rolny, który - jak rozumiem - zajmie się tym szczegółowo - będzie musiał konsultować jak gdyby z tym zespołem ogólnym i innymi zespołami te rozmaite sprawy szczegółowe.</text:p>
      <text:p text:style-name="P1418">Jeśli chodzi o ten wielki niepokój, to największa sprawa, która jest tu niebezpieczna, to jest chyba uderzenie w wielkie aglomeracje<text:span text:style-name="T1419">.</text:span><text:s/>Jeśli da się jednolite rekompensaty na cały kraj i to wykorzysta się do tego całoś<text:span text:style-name="T1420">ć</text:span><text:s/>tych dotacji, to się może okazać, że w Zamojskiem ludzie dostaną i tak dużo więcej niż wyniósł skok wolnych cen. Natomiast w wielkich aglomera<text:span text:style-name="T1421">cj</text:span>ach dostaną znacznie mni<text:span text:style-name="T1422">ej.</text:span></text:p>
      <text:p text:style-name="P1423">I znów jest kwestia - jak sobie z tym poradzić. Myśmy myśleli nawet o tym, żeby w jakichś krańcowych wypadkach dopuścić zróżnicowanie regionalne tych rekompensat.</text:p>
      <text:p text:style-name="P1424">Może byłoby pożyteczną rzeczą w pierwszym okresie docierania się tego całego systemu, jakaś agencja rządowa, która na zasadach czysto rynkowych by miała możliwości skupywania mięsa w regionach gdzie ona ma niską cenę i przerzucania go do wielkich aglomeracji, do tych regionów, gdzie cena będzie szczególnie wysoka. Agencja dysponująca jakimś transportem, jakimiś chłodniami, mogąca prowadzić handel zagraniczny<text:s/><text:span text:style-name="T1425">i</text:span>tp.</text:p>
      <text:p text:style-name="P1426">Wreszcie niezwykle ważna sprawa mianowicie - czy to zapewni wzrost produkcji i wzrost dostaw żywności. Mnie się wydaje, że dla zapewnienia takiego wzrostu dostaw żywności jest jeszcze jeden bardzo ważny czynnik, a mianow<text:span text:style-name="T1427">i</text:span>ci<text:span text:style-name="T1428">e</text:span>, żeby ceny środków produkcji dla rolników były na poziomie równowag<text:span text:style-name="T1429">i.</text:span></text:p>
      <text:p text:style-name="P1430">Bodźce dla rolników zależą nie tylko od tego - ile on dostaje za sprzedaż swoich produktów, ale<text:s/><text:span text:style-name="T1431">i</text:span><text:s/>tego co on może kupić, w jakich warunkach, czy w każdej chwili ten produkt na niego czeka, czy jest normalna<text:s/><text:soft-page-break/>sytuacja również na rynku zaopatrzenia wsi,<text:s/><text:span text:style-name="T1432">n</text:span>ormalna sytuacja na rynku zaopatrzenia w<text:span text:style-name="T1433">s</text:span>i,<text:s/><text:span text:style-name="T1434">to</text:span><text:s/>jest taka sytuacja gdzie traktory czekają na rolnika. Maszyny czekają na rolnika, środki produkcji czekają na niego. On może przyjść, nie musi po dziesięć razy jeździć do miasta, do magazynów i odchodzić z kwitkiem. Nie musi się zapisywać na trzy lata naprzód, tylko może przychodzić i kupować wszystko to co jest mu potrzebne do produkcji. To jest uważam, niezbędny warunek dla lepszej alokacji tych wszystkich środków produkcji i dla wzrostu produkcji rolnej w najbardziej efektywnych go<text:span text:style-name="T1435">sp</text:span>odarstwach, bo oczywiście w tych mniej efektywnych, nam na tym nie powinno tak specjalnie zależeć, żeby te najmniej efektywne zagarniały nadmierną ilość środków produkcji, uniemożliwiały ekspansję tym lepszym.</text:p>
      <text:p text:style-name="P1436">I z tym wiąże się również problem osłony, tych gospodarstw, które będą wypadały, osłony tych słabszych rolników, możliwości ich przekwalifikowania. Tak że mnie się wydaje, że tutaj jest kwestia tego - raczej jak ten projekt niezwykle starannie dopracować pod kątem tych wszystkich aspektów i jeszcze na pewno wielu innych i że to mogłoby być przedmiotem może szczegółowych już obrad tego<text:s/>„stolika”<text:s/>rolnego, w jakiejś łączności z innymi zespołami, podzespołami z naszym głównym zespołem.</text:p>
      <text:p text:style-name="P1437">Dziękuję bardzo.</text:p>
      <text:p text:style-name="P1438"><text:span text:style-name="T1439">Przewodniczący</text:span>:</text:p>
      <text:p text:style-name="P1440">Dzi<text:span text:style-name="T1441">ę</text:span>k<text:span text:style-name="T1442">uję.<text:s/></text:span>Proszę pana profesora Szymańskiego o zabranie głosu.</text:p>
      <text:p text:style-name="P1443"><text:span text:style-name="T1444">Pro</text:span><text:span text:style-name="T1445">f.</text:span><text:span text:style-name="T1446"><text:s/>Władysław Szymańsk</text:span><text:span text:style-name="T1447">i</text:span>:</text:p>
      <text:p text:style-name="P1448">Obecny impas i dramatyzm społeczno-ekonomiczny w Polsce wiąże się przede wszystkim z gwałtownym załamaniem równowagi i stopniem destabiliza<text:span text:style-name="T1449">cj</text:span>i systemu finansowego. Brak jasnego i sprecyzowanego ustosunkowania się naszego zespołu do tej grupy zagadnień, które wynikają z aktualnyc<text:span text:style-name="T1450">h<text:s/></text:span>obiektywnych wymogów ekonomicznych w zakresie problematyki cenowo-docho<text:span text:style-name="T1451">do</text:span>wej byłby wyrazem uciekania od trudnych społecznie i niepopularnych problemów. Penetrowanie tej sfery zagadnień jest równoznaczne z wejściem na grunt na którym trudno o powszechny poklask, gdyż jest to czy chcemy tego czy nie, wejście na grunt, na którym skrzecząca rzeczywistość nakazuje mówić o wyrzeczeniach.<text:s/><text:span text:style-name="T1452">W</text:span><text:s/>tej sferze dystans między wymaganiami ekonomicznymi a społecznymi i politycznymi jest szczególnie duży, można powiedzieć największy, a więc są to zagadnieni<text:span text:style-name="T1453">a</text:span>,<text:s/><text:span text:style-name="T1454">k</text:span>tóre szczególnie są predestynowane do dyskusji na<text:s/>„okrągłym stole”.</text:p>
      <text:p text:style-name="P1455">Nie ulega wątpliwości, że w 1988 roku staliśmy się krajem należącym do tych, które mają n<text:span text:style-name="T1456">aj</text:span>wyższy na świec<text:span text:style-name="T1457">i</text:span>e zakres tłumienia inflacji. Mamy więc nie tylko inflację wysoką, ale najgorszą z możliwych. Najlepiej świadczy o tym fakt, że globalne przychody pieniężne w 1980 toku przewyższyły około 24 punkty procentowe wzrost cen. Przychody wzrosły licząc rok do roku o 84 - 85% a ceny około 60<text:span text:style-name="T1458">%</text:span>.</text:p>
      <text:p text:style-name="P1459">Wielce gro<text:span text:style-name="T1460">ź</text:span>na jest eskalacja zakresu tłumionej inflacji, przy czym nie tylko mamy do czynienia z tłumioną inflacją, a narasta proces tłumienia inflacji.</text:p>
      <text:p text:style-name="P1461">Na koniec roku proces tłumienia inflac<text:span text:style-name="T1462">ji</text:span><text:s/>osiągną<text:span text:style-name="T1463">ł<text:s/></text:span>wręcz niewiarygodne rozmiary<text:span text:style-name="T1464">.</text:span><text:s/>Licząc do analogicznego miesiąca poprzedniego roku przychody pieniężne wzrosły w listopadzie o około 30 punktów procentowych, a w grudniu około 45 punktów procentowych szybciej niż wzrost cen.</text:p>
      <text:p text:style-name="P1465">Dramatyzm polega na tym, że nie tylko mamy do czynienia z olbrzymią nadwyżką przychodów w st<text:span text:style-name="T1466">os</text:span>unku do możliwości podaży w cenach bieżących, ale nastąpiło wyraźne zróżnicowanie tych przychodów w poszczególnych grupach ludności. To zróżnicowanie powoduje między innymi to, że tak wyraźny w skali roku wzrost siły nabywczej ludności stoi w całkowitej sprzeczności z odczuciem społecznym. W opinii społecznej dominuje przekonanie o degradac<text:span text:style-name="T1467">ji<text:s/></text:span>dochodów ludności. Świadomość ta tworzy presję w<text:s/><text:soft-page-break/>kierunku usztywnienia polityki cenowej i uzasadnia presję rewindykac<text:span text:style-name="T1468">yj</text:span>ne. Ogromna presja inflacyjna w warunkach tłumienia inflacji, w warunkach dużego udziału cen urzęd<text:span text:style-name="T1469">o</text:span>w<text:span text:style-name="T1470">yc</text:span>h i kontrolowania cen, powoduje, że podnoszone są ceny wąskiej grupy towarów. Wąski obszar, na którym zezwala się na podnoszenie cen powoduje, że ceny równowagi tych towarów przesuwają się do niebotycznych rozmiarów.</text:p>
      <text:p text:style-name="P1471">Wielce groźne jest również to, że w warunkach kiedy ruch cen prowadzony jest nie całym frontem, a jedynie na wąskim odcinku, prowadzi do takiego wzrostu cen wyróżników na przykład samochody, telewizory kolorowe, meble,<text:s/>„<text:span text:style-name="T1472">czarno</text:span>-rynkowy”<text:s/>kurs dolarów, które to ceny wyrażają szybko uciekające możliwo<text:span text:style-name="T1473">ś</text:span>ci zaspokojenia powstałych już potrzeb, uciekające możliwości realizacji powstałych aspiracji. I w Polsce j<text:span text:style-name="T1474">es</text:span>t sytuacja obecnie taka, że nie ogólny poziom cen, a ceny wyróżników i ceny na<text:s/>„cza<text:span text:style-name="T1475">r</text:span>ny<text:span text:style-name="T1476">m</text:span><text:s/>rynku”, które są zre<text:span text:style-name="T1477">s</text:span>ztą pochodną absurdalnego już<text:s/>„czarnorynkowego”<text:s/>ku<text:span text:style-name="T1478">rs</text:span>u dolara,<text:s/><text:span text:style-name="T1479">ż</text:span>e te ceny kreują klimat paniki i potęgują rewindykacje. Istotne jest to, że w Polsce nie wzrost cen, a wzrost przychodów pieniężnych wyraża rzeczywiste procesy inflacyjne. Rozwarcie między przychodami pieniężnymi a cenami określa niebotyczną wysokość fali, która niszczy rynek degraduje pieniądz, żywiołowo redystrybucję dochody, a więc odgrywa fundamenty gospodarki.</text:p>
      <text:p text:style-name="P1480">W tej sytuacji nie może dziwić to, że mechanizmy reformy są sparaliżowane. Obecnie główna grudniowa fala przychodów pieniężnych jeszcze się nie rozeszła.<text:s/><text:span text:style-name="T1481">W</text:span><text:s/>grudniu, w 5 działach sfery materialnej prac place wzrosły o ponad 150% według ostatnich danych, a ceny w grudniu, czy licząc do grudnia 84%<text:span text:style-name="T1482">.</text:span><text:s/>Ta fala jeszcze się nie rozpłynęła, a napływa nowa fala, związana z wypłacaniem zalegających od stycznia regulacji w sferze budżetowej, różnymi trzynastkami i czternas<text:span text:style-name="T1483">tk</text:span>ami oraz narastająca wsparta strajkami rewindykacja, procesy rewindykacyjne w wielu zakładach.</text:p>
      <text:p text:style-name="P1484">Oceniam, że w najbliższych 6 tygodniach, a więc jeszcze przed świętami wypłynie dodatkowo na rynek około 500 do<text:s/><text:span text:style-name="T1485">6</text:span>00 miliardów złotych. Przy tak wyniszczonym rynku i braku skłonności do oszczędzania powstaje pytanie, czy ten rynek jeszcze to wytrzyma? Dopiero na tym tle można moim zdaniem dyskutować o problematyce cen, dochodów i inflacji.</text:p>
      <text:p text:style-name="P1486">Padają tu często postulaty ochrony dochodów realnych, które przecież i tak od dłuższego czasu w poważnej części są fałszywe, bo nie są możliwe do realizacji. Ci co postulują skrupulatną ochronę dochodów realnych jako takich nie mówiąc o jakie grupy chodzi, powinni w istocie być usatysfak<text:span text:style-name="T1487">cj</text:span>onowani założeniami jakie rząd przyjął na ten rok<text:span text:style-name="T1488">.</text:span><text:s/>W bilansie dochodów i wydatków ludności zakłada się, że wzrost dochodów ludności będzie przewyższał wzrost cen,<text:s/><text:span text:style-name="T1489">w</text:span>zrost dochodów ludno<text:span text:style-name="T1490">ś</text:span>ci zakładany w bilansie dochodów i wydatków<text:s/>ma wynieść<text:s/>62,<text:span text:style-name="T1491">1</text:span>%<text:span text:style-name="T1492">,</text:span><text:s/>wzrost cen licząc skutki przechodnie 55%<text:span text:style-name="T1493">.</text:span><text:s/>Uwzględniając jednak sytuację wyjściową, realizacja przyjętych założeń doprowadzić by musiała nie do poprawy, a nawet do pogorszenia istniejącej obecnie sytuacji rynkowej<text:span text:style-name="T1494">.</text:span></text:p>
      <text:p text:style-name="P1495">Za jedno z głównych obecnie sprzeczności uznaję to, że mimo że mamy tak duży zakres niedopełnionej inflac<text:span text:style-name="T1496">ji<text:s/></text:span>wciąż nie tylko w praktyce, ale i w postulatach jesteśmy bardziej zdecydowani i konsekwentni na rzecz walki ze skutkami cenowymi niż z przyczynami inflacji<text:span text:style-name="T1497">.</text:span><text:s/>Chcemy w istocie chronicznie ukrywać inflację, a więc godzić się na najbardziej zdegenerowaną i groźną formę.<text:s/><text:span text:style-name="T1498">J</text:span>est to w istocie zaprzedanie sprawy równowagi i urynkowienia. Jest to mnożenie, a nie eliminowani kłód na drodze do uzdrowienia gospodarki.</text:p>
      <text:p text:style-name="P1499">W moim przekonaniu beznadziejną metodą ograniczenia inflacji cenowej jest sytuacja, w której jest tyle zaistniałych już faktycznie przyczyn inflacji i tyle ostrych problemów ekonomicznych, których nie można rozwiązać bez wzrostu cen.</text:p>
      <text:p text:style-name="P1500">Większość postulatów racjonalizujących naszą gospodarkę ma ze względu na narosłe dysproporcje w<text:s/><text:soft-page-break/>pierwszym okresie charakter wyraźnie inflacyjny. Wystarczy wymienić następujące postulaty, większość tutaj dzisiaj i<text:s/>wczoraj<text:s/><text:span text:style-name="T1501">-</text:span><text:s/>na poprzednim spotkaniu padała na tej sali<text:span text:style-name="T1502">.<text:s/></text:span>O<text:span text:style-name="T1503">to</text:span><text:s/>główne postulaty, które głosimy tu przy tym stole<text:span text:style-name="T1504">.<text:s/></text:span>Wszystkie o bardzo ostrym charakterze<text:s/>proinflacyjnym<text:span text:style-name="T1505">.<text:s/></text:span>Postęp w urynkowieniu n<text:span text:style-name="T1506">aj</text:span>ogólni<text:span text:style-name="T1507">ej</text:span>szy postulat generalny - jak bez wzrostu inflacji, nie wiem. Ograniczenie luki inflacyjnej i odbudowa zapasów w handlu, w istocie, żeby odbudować zapasy w handlu 20% produkcji pozażywnościowej powinno iść na odtworzenie zapasów<text:span text:style-name="T1508">.</text:span><text:s/>Poprawa równowagi bieżącej w bilansie płatniczym, jak to zrobić bez zjawisk inflacyjnych? Ograniczenie deficytu budżetowego, przecież wszyscy się za tym opowiadają. Silny proces<text:s/>proinflacyjny, urynkowienie gospodarki żywnościowej, w istocie skok inflacyjny, ograniczenie dysproporcji dochodowej przez dodatkowy wzrost dochodów w sferze budżetowej, wzrost dochodów emerytów i rolników. D<text:span text:style-name="T1509">a</text:span>lej postulaty oprocentowania realneg<text:span text:style-name="T1510">o</text:span><text:s/>kredy<text:span text:style-name="T1511">tó</text:span>w i oszczęd<text:span text:style-name="T1512">no</text:span>ści wkładów oszczędnościowych. Wzrost realnego kredytu spowoduje wzrost kosztów w przedsiębiors<text:span text:style-name="T1513">t</text:span>wach o 2 biliony, w tym roku to jest szacunek stosunkowo już blisk<text:span text:style-name="T1514">i</text:span><text:s/>pra<text:span text:style-name="T1515">w</text:span>dy.</text:p>
      <text:p text:style-name="P1516">Dalej postulat, o którym mówił prof. Mujżel zwiększenie wewnętrznego rynkowego obrotu dewizami, przy tym zakresie, który się z<text:span text:style-name="T1517">ak</text:span>ład<text:span text:style-name="T1518">a</text:span><text:s/>w tym roku, wzrost kosztów przedsiębiorstw<text:s/><text:span text:style-name="T1519">-</text:span><text:s/>tych będz<text:span text:style-name="T1520">i</text:span>e rzędu 2 bilionów złotych. Dalej ograni<text:span text:style-name="T1521">cz</text:span>enie red<text:span text:style-name="T1522">ys</text:span>trybucyjnej funkcji budżetu przez zmniejszenie dotacji, no jak to zrobić bez impulsu inflacyjnego? Przeszacowanie majątku i urealnienia amortyzac<text:span text:style-name="T1523">ji</text:span>, wszyscy są z<text:span text:style-name="T1524">a</text:span><text:s/><text:span text:style-name="T1525">t</text:span>ym, nie ukrywać przejadania kapitału. Oczywiście urealnieniem majątku i amortyzacji,<text:s/>zwrot kosztów i cen<text:span text:style-name="T1526">.</text:span><text:s/>Zdecydowane przechodzenie do cen transakcyjnych w zakresie przynajmniej surowców, zbliżyć ceny surowców do cen światowych, oczywiście wzrost cen, zwłaszcza węgla i wszystkich su<text:span text:style-name="T1527">ro</text:span>wc<text:span text:style-name="T1528">ó</text:span>w,<text:s/><text:span text:style-name="T1529">k</text:span>tóre są produktami kapitałochłonnymi. Nasza gospodarka nie uwzględnia w kształtowaniu cen kapitałochłonności<text:span text:style-name="T1530">.</text:span></text:p>
      <text:p text:style-name="P1531">Następne postulaty,<text:s/><text:span text:style-name="T1532">k</text:span>tóre tutaj padają i wszędzie badają wzrost nakładów na budownictwo mieszkaniowe, na ochronę środowiska i na ochronę zdrowia. Wszystkie powy<text:span text:style-name="T1533">ż</text:span>sze postulaty także sfery ekonomicznej jak i społecznej mają charakter inflacyjny i w pierwszym okresie, bo po pewnym okresie to uruchomią się zjawiska antyinflacyjne, równowagowe.<text:s/>Ale w pierwszym okresie, niestety tylko likwidacja dysproporcji jakie narosły przez dziesiątki lat. Powstaje pytanie czy zrezygnować z tych postulatów, czy zasadniczo ograniczyć te postulaty, by szybko przechodzić do jednocy<text:span text:style-name="T1534">fr</text:span>ow<text:span text:style-name="T1535">ej</text:span><text:s/>inflacji.<text:s/><text:span text:style-name="T1536">W</text:span><text:s/>moim przekonaniu nie do utrzymania jest s<text:span text:style-name="T1537">yt</text:span>uacja, w której rząd stał się niewolnikiem przyjętych przez siebie wskaźników cenowych, opracowanych w oparciu o wyniki trzech kwartałów ubiegłego roku, obecnie już w ogóle nierealnych. Podtrzymywanie iluzji, że przyjęty wskaźnik nowych cen jest dalej realny grozi dalszym narastaniem tłumienia inflacji duszenia cen z wszystkimi tego rujnującymi skutkami.<text:s/>Grozi jednocześnie blokowaniem<text:span text:style-name="T1538"><text:s/></text:span>ważnych i pilnych uzdrawiających przedsięwzięć ekonomiczn<text:span text:style-name="T1539">yc</text:span>h, które powinniśmy podjąć.</text:p>
      <text:p text:style-name="P1540">Powstaje pytanie, czy rzeczywiście do utrzymania jest przyjęte założenie, że główna walka z inflacją odbywa się poprzez sztywną, odgórną kontrolę cen, a nie poprzez zdecydowanie ograniczenie popytu kreowanego przez płace i dochody popytu inwestyc<text:span text:style-name="T1541">yj</text:span>nego i popytu kreowanego przez budże<text:span text:style-name="T1542">t</text:span>.</text:p>
      <text:p text:style-name="P1543">Najgorsze jest obecnie jednak to, że nie tylko mamy ogromną, niezamkniętą lukę inflacyjną i niedopełnioną inflację, i tak olbrzymi zakres pilnych potrzeb i innych przedsięwzięć o charakterze inflacyjnym, ale mamy gospodarkę niedostosowaną do inflacji. Gospodarkę, która nie<text:span text:style-name="T1544"><text:s/></text:span>potrafi adaptować i kontrolować inflację. Niedostosowane jest przede wszystkim cenotwórstwo, brak jest systemu kontrolowanej indeksacji dochodów i r<text:span text:style-name="T1545">ew</text:span>aloryzacji oszczędności.</text:p>
      <text:p text:style-name="P1546"><text:span text:style-name="T1547">W</text:span><text:s/>moim przekonaniu niezwykle pilnym zadaniem jest nie tylko walka z częścią źródeł inflacji, które niszczą rynek i niczemu nie służą, ale sz<text:span text:style-name="T1548">yb</text:span>kie ucywilizowanie inflacji. Jeżeli jesteśmy już skazani przez<text:s/><text:soft-page-break/>kilka lat na pokaźną inflację, to powinniśmy ją kontrolować i chcąc do rac<text:span text:style-name="T1549">jo</text:span>nalizac<text:span text:style-name="T1550">ji</text:span><text:s/>struktury cen, ograniczenia dotacji, ograniczenia luki inflacyjnej deficytu budżetowego. Na pewno nie ucywilizujemy inflacji jeżeli utrzymywa<text:span text:style-name="T1551">ć</text:span><text:s/>będziemy tak jak dotychczas zakres cen urzędowych. Ceny urzędowe są nie do pogodzenia z pokaźną skalą inflacji. Nie są one do pogodzenia<text:s/><text:span text:style-name="T1552">z</text:span><text:s/>pokaźną skalą inflacji tak ze względów ekonomiczn<text:span text:style-name="T1553">yc</text:span>h, jak i społeczno-politycznych. Centralne czynniki zatrzymują po zmianie ceny urzędowe, nie zatrzymu<text:span text:style-name="T1554">jąc</text:span><text:s/>wzro<text:span text:style-name="T1555">st</text:span>u dochodu i innych cen, prowadzą do ciągłej degeneracji struktury cen i struktury dochodów. Na<text:span text:style-name="T1556">jd</text:span>otkliwi<text:span text:style-name="T1557">ej</text:span><text:s/>odbija się to na gospodarce żywnościowej. Wystarczy powiedzieć, że zakładaliśmy na rok 1988 wyraźne, relatywne podrożenie żywności, a nastąpiło zdecydowane, relatywne potanienie. W grudniu 1988 r. w stosunku do grudnia 1<text:span text:style-name="T1558">98</text:span>7 r. ceny żywności były wyższe o 59%, w handlu uspołecznionym o 55%, a ceny artykułów<text:s/><text:span text:style-name="T1559">p</text:span>o<text:span text:style-name="T1560">zażyw</text:span>no<text:span text:style-name="T1561">śc</text:span>iow<text:span text:style-name="T1562">yc</text:span>h o 83<text:span text:style-name="T1563">%</text:span>.</text:p>
      <text:p text:style-name="P1564">Wariant kontrolowanej inflacji zakładać musi odejście od cen urzędowych z bardzo małymi już wyjątkami i ruch cen całym frontem. Taki wariant jest niemożliwy bez przygotowania zasad indeksacji, dlatego zdecydowanie popieram te głosy, które się za indeksacją opowiadał<text:span text:style-name="T1565">y.</text:span><text:s/>P<text:span text:style-name="T1566">r</text:span>oblem polega tylko na tym jaka to ma być indeksacja. Indeksacja to neutralizowanie nastrojów społecznych nie przez sztuczne trzymanie cen żywności, energii i innych podstawowych dóbr, a czyniona na bieżąco, w sposób wiarygodny, rekompensata zmian cen dóbr podstawowych.</text:p>
      <text:p text:style-name="P1567">Stopień załamania systemu finansowego i równowagi, zakres zróżnicowania dochodów oraz wymóg hamowania spirali inflacyjnej wymaga moim zdaniem odrzucenie procentowej indeksacji płac i dochodów. Chodzić może nie o indeksację procentową płac, a o indeksację kwotową, związaną ze wzrostem kosztów dóbr podstawow<text:span text:style-name="T1568">yc</text:span>h.</text:p>
      <text:p text:style-name="P1569">Dramatyczna sytuacja gospodarcza wymaga by był to koszyk dóbr rzeczywiście podstawowych. Czyniona na bieżąco indeksacja kwotowa zmian cen koszyka dóbr podstawowych liczonego według ich przeciętnego statystycznego zużycia, zużycia tych dóbr na głowę mieszkańca, byłaby dodatkowo w okresie kryzysu formą ochrony budżetu rodzin najuboższych rodzin, które w rzeczywistości konsumują mniej niż przeciętne zużycie dóbr podstawowych.</text:p>
      <text:p text:style-name="P1570">Wzrost kosztów zakupu koszyka dóbr podstawowych byłby co 2 - 3 miesiące podstawą kwotowego wzrostu płac, emerytur, zasiłków rodzinnych, obowiązu<text:span text:style-name="T1571">ją</text:span>cych wsz<text:span text:style-name="T1572">ys</text:span>tkie podmioty gospodarcze. Byłoby to coś w rodzaju wzrostu rynkowej ceny siły roboczej. Pozostała poza koszykiem dóbr podstawowych część wzrostu kosztów utrzymania nie byłaby rekompens<text:span text:style-name="T1573">ow</text:span>ana, ale w zamian byłyby w pełni rekompensowane wzrosty cen wszystkich dóbr i usług pod warunkiem terminowych oszczędności. W ten sposób oszczędzanie w najbliższych latach byłoby równoznaczne z możliwą i preferowaną ucieczką od wyrzeczeń. U tych wszystkich, którzy ograniczą czasowo zakupy dóbr ponadpodstawow<text:span text:style-name="T1574">yc</text:span>h.</text:p>
      <text:p text:style-name="P1575">Wiarygodność rekompensaty skutków cenowych dla oszczędzających wymaga moim zdaniem przejścia do płynnej rynkowej stopy procentowej w banku, zależnej od liczonego<text:s/><text:span text:style-name="T1576">z</text:span><text:s/>miesiąca na miesiąc ruchu cen.</text:p>
      <text:p text:style-name="P1577">Cóż z punktu widzenia wiarygodności społecznej mówią zapowiedzi banku, które oferują coraz wyższe oprocentowanie wkładów, gdyż im wyższe zapowiedzi oprocentowania tym jeszcze wyższe oczekiwania inflacyjne społeczeństwa. Wiarygodna może b<text:span text:style-name="T1578">yć</text:span><text:s/>zapowiedź pełnej rewaloryzac<text:span text:style-name="T1579">ji</text:span><text:s/>wkładów terminowych, plus ewentualny procent. Wtedy sprawa sprowadziłaby się do społecznej kontroli rachunków wzrostu cen liczonego w sposób łańcuchowy z miesiąca na miesiąc. Wtedy ważny byłby poziom cen z 31 grudnia w stosunku do 31 grudnia ubiegłego roku, poprzedniego roku.</text:p>
      <text:p text:style-name="P1580">Takie rozwiązania byłyby w moim przekonaniu istotnym elementem prowadzącym do ostudzenia<text:s/><text:soft-page-break/>pieniądza. Bez tego trudno liczy<text:span text:style-name="T1581">ć</text:span><text:s/>na uzdrowienie gospodarki.</text:p>
      <text:p text:style-name="P1582">Nierekompensowana poza koszykiem dóbr podstawowych i oszczędnościami terminowymi część wzrostu kosztów utrzymania dawałaby finansowe i rzeczowe efekty, które<text:s/>mogłyby<text:s/>być przeznaczone na ograniczenie luki inflac<text:span text:style-name="T1583">yj</text:span>ne<text:span text:style-name="T1584">j</text:span>, deficytu budżetowego, odtworzenia zapasów w handlu, poprawy bieżącej równowagi płatniczej.</text:p>
      <text:p text:style-name="P1585">Rozdysponowanie efektów wynikających z ponoszonych kosztów społecznych podlegać winno wiarygodnej kontroli by służyć one mogły uzdrowieniu gospodarki, a nie neutralizowaniu błędów popełnionych na innych odcinkach. Samo r<text:span text:style-name="T1586">oz</text:span>d<text:span text:style-name="T1587">ys</text:span>ponowanie tych efektów mogłoby być poprzedzone odpowiednimi, społecznymi negocjacjami.</text:p>
      <text:p text:style-name="P1588">Wydaje się, że społeczne przyzwolenie na powyższe<text:span text:style-name="T1589"><text:s/></text:span>na pewno niepopularny wariant zależeć będzie od ścisłego określenia stosunkowo krótkiego terminu takich<text:s/>wyrzeczeń, a więc 2 do 3 lat oraz od wiarygodności w przekonaniu społeczeństwa do efektów jakościowych zmianach gospodarki, jakie te wyrzeczenia mogą rzeczywiście przynieść, myślę, że chodziłoby o równowagę gospodarki, o urynkowienie gospodarki i częściową, ograniczoną wymienialność pieniądza, w ciągu trzech lat.<text:s/><text:span text:style-name="T1590">T</text:span>zn. ograniczoną wysokim stosunkowo cłem importowym. Oczywiście na to samo wychodzi przekonanie społeczeństwa do bardzo negatywnych i groźnych skutków, jeżeli na taki wariant rozwiązań się nie zgodzimy.</text:p>
      <text:p text:style-name="P1591">Wydaje mi się, że te sprawy nadają się szczególnie do negocjacji na<text:s/>„okrągłym stole”. Sprawa<text:s/>„koszyka”, pełnej waloryzacji oszczędności terminowych i kontroli efektów wyrzeczeń społecznych.</text:p>
      <text:p text:style-name="P1592">Na zakończenie chciałem ustosunkować się do propozycji urynkowienia w sferze<text:s/><text:span text:style-name="T1593">żyw</text:span>nościow<text:span text:style-name="T1594">ej</text:span>. Wydaje mi się, że na tym tle, o którym ja mówię, bo trochę mniej groźnie brzmią te propozycje, bo byłoby to włączenie urynkowienia gospodarki żywnościowej do całego kompleksu działań w zakresie zmian cen dochodów, rekompensat i rewaloryzac<text:span text:style-name="T1595">ji<text:s/></text:span>oszczędności. Byłby to pierwszy krok w zakresie rekompensaty koszyka dóbr pod<text:span text:style-name="T1596">st</text:span>awow<text:span text:style-name="T1597">yc</text:span>h. Dlatego też te słuszne wątpliwości profesora Józefiaka byłyby tu w jakiś sposób ograniczone, bo byłoby to jednak całościowe podejście do urynkowienia, równoważenia, likwidowania luki inflacyjnej w stosunkowo krótkim czasie.</text:p>
      <text:p text:style-name="P1598">Chciałem jednak dodać jeszcze jeden argument za urynkowieniem gospodarki żywnościowej. O tym tutaj nie było mowy. Musimy mieć pełną świadomość, że doprowadziliśmy<text:s/>do sytuacji, kiedy nie ma sensu produkcja na samozaopatrzenie.<text:s/><text:span text:style-name="T1599">W</text:span><text:s/>Polsce jest około 4 miliony małych gospodarstw i małych działek, 70<text:span text:style-name="T1600">%</text:span><text:s/>gospodarstw do 2 ha nie produkuje mleka, nie ma krów, 70% innych gospodarstw do 2 ha nie produku<text:span text:style-name="T1601">je</text:span><text:s/>mięsa wieprzowego, bo nie ma to sensu z punktu widzenia samozaopatrzenia. Kilogram masła na własne zaopatrzenie kosztuje obecnie wg kosztów ok. 1 400<text:s/>–<text:s/>1 500 złotych, czyli b<text:span text:style-name="T1602">y</text:span>łb<text:span text:style-name="T1603">y</text:span><text:s/><text:span text:style-name="T1604">t</text:span>o wyraz całkowitej nierac<text:span text:style-name="T1605">jo</text:span>nalności producenta.</text:p>
      <text:p text:style-name="P1606">Ja chciałem przypomnieć sytuację jaka była w<text:s/><text:span text:style-name="T1607">1982</text:span><text:s/>r. kiedy pewien ruch cen w zakresie żywności doprowadził do ogromnego wzrostu zainteresowania samozaopatrzeniem, co po prostu bardzo poprawiło sytuac<text:span text:style-name="T1608">ję</text:span><text:s/>żywnościową w tamtym okresie czasu. No na pewno taka operacja, jak operacja cenowa o tej skali zmian powoduje wielkie ryzyko, tylko powstaje pytanie czy w Polsce w ogóle cokolwiek można obecnie zrobić, już bez istotnego ryzyka. Wydaje mi się, że jest to niemożliwe.</text:p>
      <text:p text:style-name="P1609">Dziękuj<text:span text:style-name="T1610">ę</text:span>.</text:p>
      <text:p text:style-name="P1611"><text:span text:style-name="T1612">Przewodniczący - prof</text:span><text:span text:style-name="T1613">.</text:span><text:span text:style-name="T1614"><text:s/>Witold Trzeciakowski</text:span>:</text:p>
      <text:p text:style-name="P1615">Czy ja mógłbym uznać się za upoważnionego przez to zgromadzenie do ograniczania czasu w<text:span text:style-name="T1616">ys</text:span>tąpień do 10 minut.</text:p>
      <text:soft-page-break/>
      <text:p text:style-name="P1617">Nie ma protestów? Dziękuję.</text:p>
      <text:p text:style-name="P1618">Pan dyrektor Lewandowski.</text:p>
      <text:p text:style-name="P1619">Proszę bardzo.</text:p>
      <text:p text:style-name="P1620"><text:span text:style-name="T1621">Ob. Wincenty Lewandowski</text:span>:</text:p>
      <text:p text:style-name="P1622">Szczególnie tutaj po wystąpieniu pana Szymańskiego, ja mam nadzieję, że współprzewodniczący pan prof. Baka już nie będzie mówił o stronie koalic<text:span text:style-name="T1623">yj</text:span>no-związkow<text:span text:style-name="T1624">ej</text:span>, będzie mówił tylko o stronie koalicyjnej, bo związki przecież z czymś takim no zgodzić się absolutnie nie mogą, co chyba z wypowiedzi wynikało.</text:p>
      <text:p text:style-name="P1625">Dzięku<text:span text:style-name="T1626">ję</text:span><text:s/>bardzo.</text:p>
      <text:p text:style-name="P1627"><text:span text:style-name="T1628">Przewodniczący</text:span>:</text:p>
      <text:p text:style-name="P1629">Powiedzmy, ja będę mówił o stronie koalicyjnej i związkowej. Proszę bardzo.</text:p>
      <text:p text:style-name="P1630"><text:span text:style-name="T1631">Ob. Wincenty Lewandowski</text:span>:</text:p>
      <text:p text:style-name="P1632">Dziękuję bardzo.</text:p>
      <text:p text:style-name="P1633">Panie Przewodniczący! Szanowni Państwo! Mnie się wydaje, że społeczne oczekiwania wobec tutaj wyników<text:s/><text:span text:style-name="T1634">„</text:span>okrągłego stołu”<text:s/>i chyba naszego zespołu polegają na tym, że stawia się pytanie, czy my potrafimy szybko i skutecznie działać w istniejących warunkach i czy my potrafimy coś zrobić na to, aby skutecznie działać na rzecz wyjścia Polski, naszej gospodarki z obecnej sytuacji.</text:p>
      <text:p text:style-name="P1635"><text:span text:style-name="T1636">I</text:span><text:s/>myślę, że konieczne jest tutaj uzupełnienie, że powinniśmy stworzyć sobie przynajmniej taki punkt wyjścia, że my chcemy działać w stanie świadomości społecznej i w stanie gospodarki taka, jaka ona jest w tej chwili i żeby zrobić można to, co jest rzeczywiście można zrobić. Bo można snuć bardzo wiele programów, które w praktyce społecznej okażą się nie do zrealizowani<text:span text:style-name="T1637">a.</text:span></text:p>
      <text:p text:style-name="P1638">Ja chciałem zwrócić uwagę na kilka spraw związanych z stanem naszej świadomości społecznej. Jest ona bardzo eg<text:span text:style-name="T1639">al</text:span>it<text:span text:style-name="T1640">ar</text:span>ysty<text:span text:style-name="T1641">cz</text:span>na<text:s/><text:span text:style-name="T1642">i</text:span><text:s/>nie nastawiona<text:s/>pro-produkcyjnie.<text:s/>Koszyk minimum w Polsce w ramach tej świadomości nie jest przystosowany do warunków, do możliwości na<text:span text:style-name="T1643">s</text:span>zej gospodarki, jest zorientowany na kraje bardzo wysokie, na kraje bardzo bogate, bardzo wy<text:span text:style-name="T1644">s</text:span>okie. Minimum często jest na poziomie średnich dochodów w rodzinie kształtowane. Taka jest prawda. I zaspokojenie minimum na tym tle jest oczywiście, stanowi zupełnie inny problem.</text:p>
      <text:p text:style-name="P1645">Mamy tezę powszechną o równych żołądkach, o tym, że płace nie zależą od wyników przedsiębiorstwa, że przedsiębiorstwo nie może upaś<text:span text:style-name="T1646">ć</text:span>. Jest krytyka ruchów cenowych, nie dostrzeganie - mówiono o tym - płac.</text:p>
      <text:p text:style-name="P1647">Myślę, również, że ważnym punktem jest wyjście, jest stan gospodarki. Znaczy gospodarka i jej struktura. Struktura przedmiotowa, podmiotowa, nie rynkowa. Struktura przestarzała o wysokich kosztach przetwarzania. Dochód narodowy wytwarz<text:span text:style-name="T1648">a</text:span>ny u nas jest niesłychanie drogi. Drogi, dlatego że dużo energii, dużo surowców zużywamy.</text:p>
      <text:p text:style-name="P1649">Więc ja sądzę, że przyjęcie tego punktu wyjścia upoważnia do stwierdzenia, że nie chodzi o to, żeby w wyniku obrad<text:s/>„okrągłego stołu”<text:s/>wszystko zaczęło być dobrze w Polsce, tylko żebyśmy rozpoczęli proces, który będzie do tego prowadził, ja sądzę, że opinia społeczna to doceni. To znaczy ludzie potrafią się zorientować, czy coś prowadzi do polepszenia sytuacji, czy też do brnię<text:span text:style-name="T1650">ci</text:span>a dalej z określonymi skutkam<text:span text:style-name="T1651">i.</text:span></text:p>
      <text:p text:style-name="P1652">Otóż mnie się wydaje, że parę punktów wyjścia wygłoszonych tutaj przez stronę solidarnościowo-opozyc<text:span text:style-name="T1653">yj</text:span>ną, stwierdzenie faktu, że płace rosną szybciej niż produkcja i ceny, i że przy takiej sytuacji nawet w warunkach dużego wzrostu produkcji nierównowaga będzie się pogłębiać, prawda, że należy rozpocząć indeksację płac, czy inaczej mówiąc, trzeba stworzyć mechanizm kształtowania cen i dochodów, który<text:s/><text:soft-page-break/>będzie społecznie akceptowan<text:span text:style-name="T1654">y</text:span>, myślę, że to stanowi pun<text:span text:style-name="T1655">kt,</text:span><text:s/>dobry punkt wyjścia do tego, abyśmy mogli coś rzeczywiście zrobić.</text:p>
      <text:p text:style-name="P1656">Ja uważam, że warto się zastanowić nad kilkoma sprawami, które my powinniśmy postawić i pewną propozycję zaproponować co tu można zrobić.</text:p>
      <text:p text:style-name="P1657">Ja uważam, że chodzi o to, żebyśmy ruszyli mechanizm upadłości przedsiębio<text:span text:style-name="T1658">rs</text:span>tw. To nie jest tylko sprawa gospodarcza. Wiemy, jak ważny, drażliwy jest to problem społeczny i polityczny. Uważa się, że przedsiębiorstwa właściwie w Polsce nie powinny upadać.</text:p>
      <text:p text:style-name="P1659">Natomiast problem ruszenia, jak mówię, na normalnych zasadach funkc<text:span text:style-name="T1660">jo</text:span>nowania ekonomiki, efektywności upadłości przedsiębiorstw, jest w ogóle wstępem do organizowania jaki<text:span text:style-name="T1661">ej</text:span>kolwiek gospodarki rynkowej, do równoważenia tej gospodarki. Bez tego nie będzie, nie będzie ani rynku środków produkcji, ani rynku pracy, ani nie będzie przede wszystkim co może jest i n<text:span text:style-name="T1662">aj</text:span>ważniejsze, zmiany struktury własnościowej i przedmiotow<text:span text:style-name="T1663">ej</text:span><text:s/>naszej gospodarki.</text:p>
      <text:p text:style-name="P1664">Myślę, że drugi problem, to jest właśnie problem, jak będziemy kształtować zasadę tej indeksacji, jak tutaj określono, czy inaczej, czy jakiegoś parytetu cen i dochodów. Po prostu problem musi być rozwiązany w ten sposób, że my musimy dochody, indeksację i wzrost dopasować do możliwości naszej gospodarki. Indeksacja pewnego jakiegoś minimum adekwatności, a nie pewnych słusznych czy niesłusznych aspiracji społecznych, do których gospodarka nie jest<text:s/><text:span text:style-name="T1665">w</text:span><text:s/>stanie spełnić.</text:p>
      <text:p text:style-name="P1666">Kolejna sprawa, mnie się wydaje, że trzeba by było zachęcać do inwestowania. Do inwestowania, które jest oparte o przesłanki ekonomiczne. Natomiast dzisiaj my ma<text:span text:style-name="T1667">m</text:span>y jeszcze w dalszym ciągu inwestowanie spekulacyjne i dobry klimat do ostentacyjn<text:span text:style-name="T1668">ej</text:span><text:s/>konsumpcji.</text:p>
      <text:p text:style-name="P1669">Ale proszę państw<text:span text:style-name="T1670">a</text:span>, my ostentacyjną konsumpcję nie zwalczamy, my właściwie podatku od luksusu, czy opodatkowania luksusu, co robią wszystkie kraje, nawet bogatsze od nas, właściwie nie prowadzimy.</text:p>
      <text:p text:style-name="P1671">Ja bym powiedział więcej, nie można doprowadzić w warunkach obecnego mechanizmu cenowo-docho<text:span text:style-name="T1672">do</text:span>wego. Bo podwyżka cen artykułów luksusowych jest rekompensowana w pracach wszystkich i dezorganizuje rynek całkiem podstawowych artykułów, pogarsza równowagę na rynku artykułów podstawowych.</text:p>
      <text:p text:style-name="P1673">Więc dokąd tutaj też nie zmienimy zasady tych indeksacji do czego odnosić - mówił o tym prof. Szczepański - myślę, że wiele nie zrobimy.</text:p>
      <text:p text:style-name="P1674">I wreszcie wydaje mi się, że sprawa urynkowienia gospodarki żywnościowej jest rzeczywiście niesłychanie ważną, są tutaj wszelkie przesłanki, ale sprawa społecznie jest drażliwa dlaczego - dlatego, że ruch ten z tego tytułu będzie duży i ludzie muszą uwierzyć i muszą być rzeczywiste gwarancje, że to się nie odbywa ich kosztem, bo to może się nie odbywać kosztem społeczeństwa. Trzeba stworzyć określony mechanizm. Ale mimo to, decyzje o wysokim ruchu cen w Polsce są i niepopularne i zapadają na długo w pamięć. Rekompensata po stronie dochodów jest krótka i każdy ją przyjmuje, że to mu się należało najczęściej już wcześniej znaczni<text:span text:style-name="T1675">e</text:span>.</text:p>
      <text:p text:style-name="P1676">Więc dlatego ta sprawa je<text:span text:style-name="T1677">s</text:span>t tak ważna, a bez urynkowienia moim zdaniem, bez urynkowienia gospodarki roln<text:span text:style-name="T1678">ej,</text:span><text:s/>dalsze fragmenty naszej gospodarki, które są przecież zmonopolizowane, gdzie często jest jedna fabryka, jeden produkt prawda, jeden producent, jeden produkt, w ogóle będzie tutaj no mało realna.</text:p>
      <text:p text:style-name="P1679">Więc ja sądzę, że ta sprawa ruszenia w ogóle problemu urynkowienia gospodarki żywnościowej jest niesłychanie ważna, bo ruch cen będzie tutaj dlatego wysoki, że nie wystarczą obecne ceny plus dotacje. Cena rentowna nie jest w warunkach szczególnie rynku mięsnego ceną równowagi. Wzrost ten będzie duży,<text:s/><text:soft-page-break/>zróżnicowany terytorialnie i dochodzenie do jakiejś stabilności będzie trwało długo. I tu trzeba troszeczkę wytrzymać, tu się nic nie stanie z dnia na dzień, ani nawet z miesiąca na miesiąc.</text:p>
      <text:p text:style-name="P1680">Ja myślę, że nie ma powodu oczywiście ograniczać dotacje do żywności artykułów rzeczywiście podstawowych, mleko podstawowe, twarogi, chleb, odżywki dziecięce, można tu utrzymać i dotacje, i ceny urzędowe. Mogą być ceny umowne dotowane, to jest też dobre rozwiązanie. Ale w każdym razie to co się stanie poza tym obszarem, no będzie budziło i tak w moim przekonaniu duże emocje społeczne i to właściwie tylko przy tej okazji można przeprowadzić. Innej okazji takiej nie będzie w Polsce, żeby społeczeństwo zaakceptowało przez kogokolwiek, kto by tutaj nie rządził, po swoich doświadczeniach ruch cen w tej skali, żywności.</text:p>
      <text:p text:style-name="P1681">Ala chciałem poświęcić jeszcze parę słów polityce finansowej państwa. Sprawa nierównowagi budżetowej, deficytu budżetowego jest oczywiście sprawą niesłychanie bolesną. Myśmy się zastanawiali mocno czy można unikną<text:span text:style-name="T1682">ć</text:span><text:s/>w tej<text:s/><text:span text:style-name="T1683">s</text:span>kali deficytu budżetowego. No różne przymiarki oczywiście doprowadziły do tego, że nie bardzo, bo obciążenie podatkowe przedsiębiorstw grozi i finansom, i w gospodarce finansowej zmniejszenie pewnych wydatków, grozi rewolucją po stronie społeczn<text:span text:style-name="T1684">ej</text:span>.</text:p>
      <text:p text:style-name="P1685">Skąd ta wielka nierównowaga się wzięła? Oczywiście czy możliwa jest reduk<text:span text:style-name="T1686">cj</text:span>a - tut<text:span text:style-name="T1687">aj</text:span><text:s/>padały propozycje, redukować wydatki na MON, MSW, administra<text:span text:style-name="T1688">cj</text:span>ę państwową itd.</text:p>
      <text:p text:style-name="P1689">Otóż na pewno nie można z dnia na dzień zredukować wydatków o 20<text:span text:style-name="T1690">%</text:span>, bo to by przewróciło w ogóle funk<text:span text:style-name="T1691">cjo</text:span>nowanie tych instytucji.</text:p>
      <text:p text:style-name="P1692">Można, i to się powoli robi. Ale z drugiej strony, nawet gdybyśmy zredukowali o 20%, to dla tej nierównowagi budżetow<text:span text:style-name="T1693">ej,</text:span><text:s/>to jest właściwie 1/5<text:s/><text:span text:style-name="T1694">-</text:span><text:s/>1/6 zmniejszenia skali tej nierównowagi o 1/5, 1/6.</text:p>
      <text:p text:style-name="P1695">Więc nie w tym leży, że tak powiem możliwość rozwiązania, chociaż nie mówię, że nie warto o tym mówić.</text:p>
      <text:p text:style-name="P1696">Jakie są przyczyny tej tak tragicznej w tym roku nierównowagi budżetowej? Zadłużenie zagraniczne, obsługa pre<text:span text:style-name="T1697">fe</text:span>rencyjnych kredytów. Mamy gospodarkę żywnościową, mamy mieszkalnictwo, właściwie darmowe kredyty, które oczywiście budżet państwa musi wyrównywać. Jeżeli przeszliśmy na realne stopy oprocentowania, które bank popiera, no to oczywiście skala zwrotu tych pieniędzy bankowi, wzrosła w wydatkach budżetowych prawie czterokrotnie w tym roku.</text:p>
      <text:p text:style-name="P1698">Dotacje do żywności - następna skala. Następna wielka<text:s/>sprawa płace sfery budżetowej. Ale można powiedzieć pytanie, możn<text:span text:style-name="T1699">a</text:span><text:s/><text:span text:style-name="T1700">b</text:span>y ograniczać dotacje do żywności? Można było utrzymywać płace w sferze budżetowej na poziomie 0,73<text:s/>płacy średniej w sferze materialnej? Przecież groziły i były faktycznie tutaj już takie napięcia, że tego nie można osiągnąć.</text:p>
      <text:p text:style-name="P1701">Czyli z całą pewnością można z wielką troską mówić o nierównowadze budżetowej, ale zlikwidowanie jej w ciągu jednego roku wydaje się tutaj niemożliwe.</text:p>
      <text:p text:style-name="P1702">Niemniej pewne działania rząd dla równoważenia budżetu będzie podejmował i podejmuje. Na pewno ważną sprawą jest oszczędność wszystkich wydatków, tam gdzie to można tylko zrobić. Może się do tego przyczynić znacznie restrukturyzacja naszego zadłużania. Wydaje się, że w wyniku - ja przynajmniej ilekroć się spotkałem, byłem za granicą - zawsze się mówiło, restrukturyza<text:span text:style-name="T1703">cj</text:span>a zadłużeni<text:span text:style-name="T1704">a</text:span>,<text:s/><text:span text:style-name="T1705">m</text:span>uszą dojrzeć również warunki polityczne w Polsce, żeby nasi partnerzy z Klubu Paryskiego tę sprawę podjęli.</text:p>
      <text:p text:style-name="P1706">Jest chyba tu jakaś okoliczność sprzyjająca i można liczyć, że restrukturyza<text:span text:style-name="T1707">cj</text:span>a zadłużenia poprawi sytuację budżetu, równowagę budżetu.</text:p>
      <text:p text:style-name="P1708">Ale myślę, że n<text:span text:style-name="T1709">aj</text:span>ważniejszą sprawą jest pro-produkcyjność rozwiązań systemowych, to znaczy<text:s/><text:soft-page-break/>zwiększenie dochodów budżetowych poprzez wzrost produkcji, nie poprzez wyciskanie z przedsiębiorstw więcej, tylko poprzez ich wzrost produkcji. I na to są nastawione zarówno rozwiązania systemowe, jak i polityka podatkowa. Polityka podatkowa, która prowa<text:span text:style-name="T1710">dz</text:span>i w tych w<text:span text:style-name="T1711">ar</text:span>unk<text:span text:style-name="T1712">ach</text:span><text:s/><text:span text:style-name="T1713">j</text:span>ednak bardzo liberalną - nie jest ona jakoś tam fiskalna, polegająca na tym, że w przedsiębiorstwach w stosunku do możliwości realnej podaży dóbr inwestyc<text:span text:style-name="T1714">yj</text:span>nych, środków na rozwój pozostaje stosunkowo dużo.</text:p>
      <text:p text:style-name="P1715">Myślę, również, że jest sprawą łatania dziur w budżecie<text:s/>sprawa wydania obligacji państwowych, to się też o tym myśli. Trudno powiedzieć, jakie będą skutki w tym zakresie, jak również sprzedaż majątku państwowego.</text:p>
      <text:p text:style-name="P1716">Sprzedaż majątku w postaci działek, mieszkań, ale przede wszystkim źle funkc<text:span text:style-name="T1717">jo</text:span>nu<text:span text:style-name="T1718">ją</text:span>cych zakładów. Sprzedaż środków produkcji zakładów, które z przyczyn własnej niezaradności, nieumie<text:span text:style-name="T1719">ję</text:span>tności gospodarowania musiały upaść.</text:p>
      <text:p text:style-name="P1720">Myślę, że w polityce finansowej również warto zwróci<text:span text:style-name="T1721">ć<text:s/></text:span>uwagę na to, że jest zamiarem rządu zmiana systemu finansów budżetów terenowych.</text:p>
      <text:p text:style-name="P1722">Wydzielenie budżetów terenowych, ponieważ jest to własność komunalna, rady narodowe zapewne w niedalekiej perspektywie uzyskają również podmiotowość cywilno-prawną i w związku z tym wydzielenie budżetów terenowych z budżetu państwa może wpłynąć w jaki sposób korzystnie, że wiele spraw rozwiązywanych przez te budżety przez władze terenowe, zostanie po prostu niejako zdjęte z porządku dnia, z dotowania, z redystrybucji budżetu centralnego.</text:p>
      <text:p text:style-name="P1723">Myślę, że sprawą oszczędności dla systemu finansowego państwa może wywołać przedmiotowe dotowanie, które jednak będzie miało również cechy dla naszego społeczeństwa nie tylko dodatnie. Spowoduje to na pewno zróżnicowanie cen. Ponieważ dotowane są głównie artykuły żywnościowe, a więc nam grożą powoli różnice regionalne, różnice kosztowe, r<text:span text:style-name="T1724">ó</text:span>żnice cen wynikające z regionu, z kosztów produkcji w różnych obszarach kraju.</text:p>
      <text:p text:style-name="P1725">Wreszcie wydaje mi się, że warto wspomnieć o demonopolizacji, która w sensie polityki demonopol<text:span text:style-name="T1726">i</text:span>zacyjn<text:span text:style-name="T1727">ej</text:span><text:s/>musi być prowadzona na długi dystans, wymaga zmiany struktury, a w sensie bieżącym jest przede wszystkim nacechowana na przeciwdziałanie praktykom monopolistycznym. I tutaj wydaje się, iż ta ustawa umożliwia i w tym kierunku działania będą szły.</text:p>
      <text:p text:style-name="P1728">Chciałem jeszcze dwa słowa powiedzieć o sprawach podatków, o których też tutaj już mówiono. Mianowicie generalnie zawęża się zakres opodatkowania, to znaczy zmniejsza się obciążenia podatkowe jednostek gospodarujących zarówno w sferze majątku państwowego, uspołecznionego, jak i nieuspołecznionego. Chcę powiedzieć, że na mocy podziału majątku przedsiębiorstwa państwowego na fundusz założycielski i fundusz przedsiębiorstwa, i z tego tytułu zmniejszenia wyraźnie stopy opodatkowania podatkiem dochodowym do 40 proc. skorzystały wszystkie niepaństwowe jed<text:span text:style-name="T1729">n</text:span>ostki, podmioty gospodarcze bardzo mocno. Bo dotychczasowy 6<text:span text:style-name="T1730">5</text:span><text:s/>procentowy podatek dochodowy został zamieniony na 40 proc. W przedsiębiorstwach państwowych jeszcze określonym obciążeniem jest wpłata dywidendy do skarbu państwa, ale i ona będzie niższa.</text:p>
      <text:p text:style-name="P1731">Zmniejszono zasadniczo ilość podatków. Odchodzimy od tych opodatkowań na FAZ, na obsługę zadłużenia zagranicznego, prawda podatek stabilizacyjny itd.<text:s/><text:span text:style-name="T1732">T</text:span>o wszystko - wydaje się - powinno powodować, że środki w przedsiębiorstwach na rozwój będą, aby tylko starczyło, że tak powiem, zabezpieczenia rzeczowego, żeby za te środki bez wywoływania procesów inflacyjnych mogły przedsiębiorstwa zdobywać określone, potrzebne im materiały na modernizację czy inwestowanie.</text:p>
      <text:soft-page-break/>
      <text:p text:style-name="P1733">Sprawa kształtowania środków na wynagrodzenia nie chcę tu w to wchodzić szczegółowo, ale wydaje się nam, że takie ukształtowanie jeszcze musi być, dlatego że i tak ten pieniądz płynie no w sposób nieokiełznany. Gdyby nie było żadnych mechanizmów można by było się spodziewać tylko jeszcze większych wypłat i większej nierównowagi.</text:p>
      <text:p text:style-name="P1734">Natomiast trwają prace nad podatkiem od dochodów osobistych.<text:s/><text:span text:style-name="T1735">I</text:span><text:s/>one właściwie jeżeli będą zakończone, a to jest kwestia 1,5 roku, może uda się przyspieszyć i wprowadzić od 1990, ale jednak chyba nie wcześniej od 1991 roku, to wówczas zlikwidowano<text:s/>by zarówno zasady kształtowania środków na wynagr<text:span text:style-name="T1736">o</text:span>dzenia, jak i wszelkie podatki od płac, podatek wyrównawczy, podatek od wynagrodzeń itd. Objęto by dochody osób fizycznych niezależnie od źródła pochodzenia tak samo kształtowanym podatkiem.</text:p>
      <text:p text:style-name="P1737">Ostatnia sprawa panie profesurze, to jeszcze chciałem tylko powiedzieć, że również powoli będzie zmieniał swój charakter podatek obrotowy, który przechodzi na podatek od wartości dodanej. To jest również jednak proces, dlatego że u nas podatek obrotowy ma cechy cenotwórcze, ma wyraźną funkcję cenotwórczą i bez uporządkowania problematyki cenowej, zasad cenotwórstwa, również i to przejście na podatek od wartości dodanej byłoby niemożliwe. Ale kierunek tego, kierunek zmian w systemie finansowym podatkowym jest jeden - uproszczenie i zniesienie obciążeń przedsiębiorstw, zwiększenie dochodów budżetu poprzez przede wszystkim rozwój gospodarki.</text:p>
      <text:p text:style-name="P1738">Dziękuję.</text:p>
      <text:p text:style-name="P1739"><text:span text:style-name="T1740">Przewodn</text:span><text:span text:style-name="T1741">icz</text:span><text:span text:style-name="T1742">ą</text:span><text:span text:style-name="T1743">c</text:span><text:span text:style-name="T1744">y</text:span>:</text:p>
      <text:p text:style-name="P1745">Dziękuję. Pan prezes Pakuła.</text:p>
      <text:p text:style-name="P1746"><text:span text:style-name="T1747">Prezes Pakuła Narodowy Bank Polski</text:span>:</text:p>
      <text:p text:style-name="P1748">Dziękuję bardzo.<text:s/><text:span text:style-name="T1749">P</text:span>roszę państwa w swej wypowiedzi pragnę skoncentrować się na głównych kierunkach polityki pieni<text:span text:style-name="T1750">ęż</text:span>no-kredytowej, a także koncepcji gromadzenia środków pieniężnych w bankach w roku 1989<text:span text:style-name="T1751">.</text:span><text:s/>Ta kwestia zresztą była w wielu wypowiedziach w trakcie dyskusji podnoszona.</text:p>
      <text:p text:style-name="P1752">Otóż na wstępie pragnę podkreślić, iż rok 1989 jest rok<text:span text:style-name="T1753">i</text:span>em bardzo istotnych, bardzo znaczących zmian zarówno w polityce pieniężno-kredytow<text:span text:style-name="T1754">ej</text:span><text:s/>i oszczędnościowej, jak także w strukturze i organizacji systemu bankowego. Począwszy bowiem od bieżącego roku banki będą stosować jednolite zasady polityki kredytowej wobec jednostek gospodarczych bez względu na sektorową przynależność. Decydującym kryterium podejścia do podmiotów gospodarczych będzie efektywność gospodarowania oraz stopień ryzyka bankowego. Wyra<text:span text:style-name="T1755">z</text:span>em tego podejścia jest likwidacja stosowanego dotychczas podziału planowanego przyrostu kredytów na poszczególne sektory w gospodarce.</text:p>
      <text:p text:style-name="P1756">Banki udzielać więc będą kredytu jednostkom zapewnia<text:span text:style-name="T1757">ją</text:span>cym najbardziej efektywne wykorzystanie pożyczonych pieniędzy i pełną gwarancję ich zwrotu wraz z oprocentowaniem.</text:p>
      <text:p text:style-name="P1758">Oferta kredytowa banków będzie kierowana przede wszystkim na podejmowanie efektywnej działalności gospodarczej, a także na działanie w sferze przeks<text:span text:style-name="T1759">zt</text:span>ałcana struktur organizac<text:span text:style-name="T1760">yj</text:span>n<text:span text:style-name="T1761">yc</text:span>h w gospodarce, co powinno sprzyjać demonopolizacji, jak również rozwojowi konkurencji.</text:p>
      <text:p text:style-name="P1762">System bankowy w bieżącym roku rozpoczyna działalność w nowym 2-poziomowym układzie organizacyjnym, który będą tworzyły: Narodowy Bank Polski, będący bankiem centralnym oraz banki d<text:span text:style-name="T1763">epozytow</text:span>o-kred<text:span text:style-name="T1764">ytow</text:span>e.</text:p>
      <text:p text:style-name="P1765">Pragnę tu podkreślić, że mocą powziętych ustaw o prawie bankowym i o Narodowym Banku Polskim przed dwoma tygodniami, a więc w dniu 31 stycznia br. zostały wyraźnie oddzielone w Narodowym Banku Polski funkcje banku centralnego od funkcji bezpośredniego kredytowania<text:span text:style-name="T1766">.</text:span><text:s/><text:span text:style-name="T1767">W</text:span><text:s/>związku więc z tym tworzone<text:s/><text:soft-page-break/>będą warunki do rozwijania konkurencji między bankami depoz<text:span text:style-name="T1768">yt</text:span>ow<text:span text:style-name="T1769">o</text:span>-kredy<text:span text:style-name="T1770">to</text:span>wymi. Sprzyjać temu będzie wzrost samodzielności banków w kształtowaniu polityki depozytowo-kredytowe<text:span text:style-name="T1771">j.</text:span><text:s/>Zniesione zostaną ograniczenia administracyjne i podziały przedmiotowo-podmiotowe oraz terytorialne w działalności tych banków.</text:p>
      <text:p text:style-name="P1772">Narodowy Bank Polski przygotowuje warunki do wprowadzenia w ciągu roku, nie później jednak niż z dniem 1 lipca swobody wyboru banków przez poszczególne przedsiębiorstwa, szerzej przez wszystkie podmioty gospodarcze. Banki samodzielnie będą dostosowywać system kredytowania do nowych, zmienionych zasad funkc<text:span text:style-name="T1773">jo</text:span>nowania tych banków. Wraz z modyfikacją reguł kredytowania powinien następować rozwój form zabezpieczenia kredytu, w tym papierami wartościowymi.</text:p>
      <text:p text:style-name="P1774">Przewiduje się m.in. podjęcie działań na rzecz przywróceni<text:span text:style-name="T1775">a<text:s/></text:span>weksla w obrocie między przedsiębiorstwami.</text:p>
      <text:p text:style-name="P1776">Rozmiary działalności kredytowej banków będą wyznaczone wielkością posiadanych środków oraz koniecznością zachowania określonej płynności banków. Zakłada się, że banki w zależności od stopnia ryzyka wynikającego z oceny zdolności kredytowej kredytobiorców będą różnicować warunki udzielania kredytów. Takie jak m.in. wielkość kredytu, okres jego spłaty, wysokość oprocentowania, a także odpowiednie jego zabezpieczenia. Banki będą wycofywać kredyty z przedsiębiorstw<text:s/>gospodarujących niee<text:span text:style-name="T1777">fe</text:span>ktywnie. A ewentualne przyjęcie programu uzdrowienia gospodarki, uzależniać się będzie od spełnienia zaostrzonych wymogów i takiej realizacji przewidzianych w nim przedsięwzięć, aby proces odzyskiwania zdolności kredytowej następował we względnie krótkim okresie czasu.</text:p>
      <text:p text:style-name="P1778">Funkcję<text:s/>koordynatora polityki pieniężno-kredytow<text:span text:style-name="T1779">ej<text:s/></text:span>spełniać będzie oczywiście Narodowy Bank Polski jako bank centralny państwa.<text:s/><text:span text:style-name="T1780">W</text:span><text:s/>realizacji tej funkcji d<text:span text:style-name="T1781">ą</text:span>ży<text:span text:style-name="T1782">ć</text:span><text:s/>się będzie do wykorzystania w pierwszym rzędzie ekonomicznych instrumentów pośredniego oddziaływania takich jak wielkość i oprocentowanie kredytu re<text:span text:style-name="T1783">fi</text:span>nansowego udzielanego bankom d<text:span text:style-name="T1784">ep</text:span>oz<text:span text:style-name="T1785">yt</text:span>owo-kredytowym, stopa rezerw obowiązkowych lokowanych.<text:s/><text:span text:style-name="T1786">W</text:span><text:s/>banku centralnym oraz granice oprocentowania kredytów, a także granice oprocentowania depozytów<text:span text:style-name="T1787">.</text:span></text:p>
      <text:p text:style-name="P1788">Z uwagi na brak niezbędnych doświadczeń w posługiwaniu się narzędziami, o których przed chwilą mówiłem, nie wyklucza się w okresie przejściowym tj. w roku 1989, a także w roku 1990 zastosowania pułapów kredytowych banków, zwłaszcza w sytuacji, gdyby po<text:span text:style-name="T1789">p</text:span>yt na kredyty bankowe znacznie przekraczał racjonalne rozmiary przyjęte uchwałą sejmową.</text:p>
      <text:p text:style-name="P1790"><text:span text:style-name="T1791">W</text:span><text:s/>roku bieżącym dokonano także zasadniczych zmian w polityce oprocentowania kredytów i depozytów. Stopa procentowa została wydatnie podniesiona, co ma na celu ograniczenie popytu na pieniądz kredytowy, a z drugiej strony stworzenie zachęt do oszczędzania. Podstawowa stopa procentowa kredytu refinansowego, udzielanego przez Narodowy Bank Polski bankom depozytowo-kredy<text:span text:style-name="T1792">to</text:span>wym, ustalona została na poziomie 44 proc. Równocześnie wychodząc z założenia niezbędności realizowania preferowanych kierunków w polityce społeczno-gospodarcz<text:span text:style-name="T1793">ej</text:span><text:s/>rządu, ustalono obniżone oprocentowanie kredytów wykorz<text:span text:style-name="T1794">ystyw</text:span>anych na preferowane cele, a mianowicie 33<text:span text:style-name="T1795">%</text:span><text:s/>stanowić będzie kredyt w odniesieniu do przedsięwzięć związanych ze zwiększeniem zdolności eksportowej, 22<text:span text:style-name="T1796">%</text:span><text:s/>w odniesieniu do przedsięwzięć związanych z rozwojem rolnictwa, gospodarki żywnościow<text:span text:style-name="T1797">ej,</text:span><text:s/>ochroną środowiska naturalnego oraz oszczędnościom wykorzystania paliw i energii.</text:p>
      <text:p text:style-name="P1798">Kredyty na realizację budownictwa mieszkaniowego oprocentowane są 3% dla spółdzielczego budownictwa lokatorskiego, i 6<text:span text:style-name="T1799">%</text:span><text:s/>dla wszystkich typów budownictwa własnościowego. Pragnę w tym miejscu podkreślić, że do tych kredytów stosowane są znaczące dopłaty z budżetu państwa. Poziom<text:s/><text:soft-page-break/>oprocentowania kredytów udzielanych podmiotom gospodarczym banki ustalać będą samodzielnie, a więc będą to banki, które w jakimś sensie porównać można do działalności przedsiębiorstw, o czym mówił pan prof. Mu<text:span text:style-name="T1800">jż</text:span>el.</text:p>
      <text:p text:style-name="P1801">Pragnę przy tym podkreślić, że górna granica ustalanej stopy procentowej dla kredytów wynosi w br. 66% w odniesieniu do depozytów gromadzonych w bankach przyjęto, że ich oprocentowanie nie może być niższe niż 44% w przypadku depozytów rocznych, 55% w przypadku depozytów dwuletnich i 66% w przypadku depozytów 3<text:span text:style-name="T1802">-</text:span>letnich i dłuższych. Ustalono także, że oprocentowanie wkładów oszczędnościowych ludności płatnych na każe żądanie wynosić będzie nie mniej niż 11%. Pragnę przy tym podkreślić, że generalną filozofią po<text:span text:style-name="T1803">d</text:span>e<text:span text:style-name="T1804">j</text:span>ścia do tej formuły stopy procentowej jest przyjęcie założenia, że stopa procentowa, która idzie jednoznacznie w kierunku pełnego jej urealnienia, powinna z jednej strony powodować sytuację, w której<text:s/>będzie się opłacała składać depozyty w banku, zaś wszystkim podmiotom gospodarczym pracującym niee<text:span text:style-name="T1805">fe</text:span>ktywnie nie będzie się opłacało pożyczać. Do tej pory była sytuacja diametralnie odmienna.</text:p>
      <text:p text:style-name="P1806">Chciałbym<text:s/>przy tym na zakończenie podkreślić, iż w związku z potęgującą się presją popytową, a także ograniczoną podażą towarów na rynku, banki podjęły dodatkowe działania zmierzające do częściowego choćby osłabienia tej presji przez dwa działania. Niezależnie oczywiście od stopy procentowej, która jest tutaj istotnym instrumentem wpływającym na kreowanie znacznie większych oszczędności pieniężnych.</text:p>
      <text:p text:style-name="P1807">Jedno z tych działań o którym wspomniałem polegałoby na wprowadzeniu do obiegu w roku bieżącym okolicznośc<text:span text:style-name="T1808">i</text:span>ow<text:span text:style-name="T1809">ej</text:span><text:s/>monety z okazji 70 rocznicy uzyskania niepodległości z wizerunkiem Józefa Piłsudskiego o nominale 50 tysięcy złotych, jest to srebrna mone<text:span text:style-name="T1810">t</text:span>a,<text:s/>wielkość kwot<text:s/>stezauryzowanych<text:s/>wyniesie w granicach 50 miliardów złotych, i drugie działanie, które zostało podjęte przez system bankowy, to wielki ogólnopolski konkurs oszczędnościowy, który stworzył szansę zgromadzenia kwoty około 400 miliardów złotych,<text:s/><text:span text:style-name="T1811">k</text:span>tóre zostały zablokowane na okres 9 miesięc<text:span text:style-name="T1812">y</text:span><text:s/>i które zostały ostudzone w stosunku do formuły gorącego pieniądza.</text:p>
      <text:p text:style-name="P1813">Pragnę przy tym także podkreślić, że stopa procent<text:span text:style-name="T1814">ó</text:span>w, a także konkurs spowodowały, iż tylko w styczniu br. przyrost oszczędno<text:span text:style-name="T1815">ś</text:span>ci pieniężnych ludności wyniósł prawie 320 miliardów złotych, i był około<text:s/>sześciokrotnie wyższy niż w roku 1988. A więc jest to wyraźny symptom<text:s/>świadczący o tym, że zarówno stopa procentowa jak i działanie, o którym przed chwilą mówiłem dały określony rezulta<text:span text:style-name="T1816">t.</text:span></text:p>
      <text:p text:style-name="P1817">Dziękuję bardzo<text:span text:style-name="T1818">.</text:span></text:p>
      <text:p text:style-name="P1819"><text:span text:style-name="T1820">Przewodnicząc</text:span><text:span text:style-name="T1821">y</text:span>:</text:p>
      <text:p text:style-name="P1822">Dziękuję bardzo<text:span text:style-name="T1823">.</text:span></text:p>
      <text:p text:style-name="P1824">Oddaję głos panu Gilowi.</text:p>
      <text:p text:style-name="P1825"><text:span text:style-name="T1826">Ob. Mieczysław Gil</text:span>:</text:p>
      <text:p text:style-name="P1827">Szanowni Państwo! Należę<text:s/><text:span text:style-name="T1828">d</text:span>o teg<text:span text:style-name="T1829">o</text:span><text:s/>nielicznego grona osób, które w 1981 roku pracowały nad ustawą o przedsiębiorstwie i o samorządzie załogi. Cieszę się, że ostał się<text:span text:style-name="T1830"><text:s/></text:span>w tym gronie także i awansował prof. Baka. Kiedy wracamy do tamtych lat panie profesorze, to chyba musimy stwierdzi<text:span text:style-name="T1831">ć</text:span>, że nie ciążą dziś nad nami żadne zaklęcia doktrynalne, że jednak rozmawiamy tutaj w tej sali bez obciążeń. Wtedy zgadzaliśmy się często w kawiarni sejmowej podczas obiadów, gorzej było zgodzi<text:span text:style-name="T1832">ć</text:span><text:s/>się na sali gdz<text:span text:style-name="T1833">i</text:span>e rozmawialiśmy.</text:p>
      <text:p text:style-name="P1834">Mówię o tym ponieważ wydaje mi się, że to jest ważny czynnik,<text:s/><text:span text:style-name="T1835">ż</text:span>e dziś tutaj w zasadzie w wielu kwestiach spojrzenie na sprawy gospodarki trudno to spojrzenie przypisa<text:span text:style-name="T1836">ć</text:span><text:s/>jednej czy drugiej stronie.<text:s/><text:span text:style-name="T1837">A</text:span>le w tym momencie chciałbym jednak obok tych zgodnych spojrzeń, często zgodnych opinii zauważyć, jedną<text:s/><text:soft-page-break/>sprawę. Myślę, że przeważ w<text:s/><text:span text:style-name="T1838">te</text:span>j dyskusji już element szczegółowych rozwiązań, element dalszych planów, a za oknem jak powiadał w swoim wystąpieniu inaugurującym<text:s/><text:span text:style-name="T1839">„</text:span>okrągły stół”<text:s/>przewodniczący naszego związku rzeczywistość szara i ponura. Proponowałbym, kierowałbym pod adresem przewodniczących tego spotkania dzisiejszego<text:s/><text:span text:style-name="T1840">i</text:span><text:s/>nie tylko tych naszy<text:span text:style-name="T1841">ć</text:span><text:s/>spotkań, żebyśmy jednak zmierzali do ustawiania jakichś priorytetów, które będą także czytelne dla opinii publicznej. Dla tych zmęczonych ludzi.</text:p>
      <text:p text:style-name="P1842">Ta refleksja moja<text:s/><text:span text:style-name="T1843">-</text:span><text:s/>mówię taka pierwsza ogó<text:span text:style-name="T1844">l</text:span>niejsza i dzisiejsza tutaj obecna, no wynika chyba z oczywistych powodów. Są obawy i zresztą w wystąpieniu wicepremiera Sekuły także były, iż społeczeństwo nie zaw<text:span text:style-name="T1845">s</text:span>ze te nasze dążenia tu zrozumiale może odczytywać<text:span text:style-name="T1846">.</text:span></text:p>
      <text:p text:style-name="P1847">Ponieważ do wystąpienia i do pewnych uwag premiera Sekuły jeszcze wrócę, natomiast dlaczego mówię o społeczeństwie? Ponieważ propozycja niewątpliwie bardzo słuszna i konieczna w gospodarce - podkreślam na podstawie własnych rozeznań - o prawie wszystkich państwa wypowiad<text:span text:style-name="T1848">aj</text:span>ących się urynkowienia sektora rolno-spożywczego, plan tu premiera Oleksiaka jakby można powiedzieć znów jest tym planem, który jest niezbędny, ale stawia zagrożenie społeczeństwa. Znów koszty tego planu poniesie społeczeństwo<text:span text:style-name="T1849">.</text:span><text:s/>Dlatego propozycja moja jest taka, ażeby jednak dać nadzieję w naszych rozmowach także społeczeństwu, że rozmawiamy o czymś takim jak indeksacja, płac, indeksacja regulowana i indeksacja opracowana, i jest winą naszej także grupy, soli<text:span text:style-name="T1850">d</text:span>a<text:span text:style-name="T1851">rn</text:span>ościowo-opozycyjnej, że jakoś nie potrafiliśmy także tego problemu mocniej uwypuklić, ale jest to niezbędny temat dla nie może jakiegoś populistycznego widzenia sprawy, jak często się też przewija na tej sali i nie tylko, ale dla konieczności, która jest niezbędna.</text:p>
      <text:p text:style-name="P1852">Nast<text:span text:style-name="T1853">ę</text:span>pny problem - problem, na który czeka społeczeństwo, a jestem także po spotkaniach w zakładzie pracy, w zakładzie największym przed paroma dniami, to jest ten cały zespół spraw określanych jako warunki życiowe, bardzo ciężkie warunki życiowe, warunki pracy, jest to cała ochrona socjalna<text:span text:style-name="T1854">.</text:span><text:s/>Musimy jakąś nadzieję także po naszym dniu drugim społeczeństwu ukazać. A przecież spotykamy się z tą już określaną dzisiaj na zasadzie s<text:span text:style-name="T1855">k</text:span>o<text:span text:style-name="T1856">j</text:span>arzeń<text:s/><text:span text:style-name="T1857">chyba</text:span>, z<text:s/><text:span text:style-name="T1858">pe</text:span><text:span text:style-name="T1859">łza</text:span>j<text:span text:style-name="T1860">ą</text:span>cą<text:s/><text:span text:style-name="T1861">kont</text:span>rr<text:span text:style-name="T1862">ewoluc</text:span>ją kiedyś, także<text:s/>dzisiaj pełzające podwyżki cen<text:span text:style-name="T1863">.</text:span><text:s/>To dzi<text:span text:style-name="T1864">ś</text:span><text:s/>si<text:span text:style-name="T1865">ę</text:span><text:s/>dzieje<text:span text:style-name="T1866">.<text:s/></text:span>Umowa, która w jakimś sensie te pewne gwarancje, że w okresie<text:s/>„okrągłego stołu”<text:s/>nie będzie gwałtownych ruchów cenowych i nie ma ich na razie, natomiast te bieżące już w różnych obszarach regionalnych, czy w obszarach handlu i to się spotyka.</text:p>
      <text:p text:style-name="P1867"><text:span text:style-name="T1868">I</text:span><text:s/>na koniec może jeszcze o kilku latach, wrażliwych sprawach. Wrócić chciałbym do problemów, musimy i cieszę się, że są one w dalszym planie, ale znów d<text:span text:style-name="T1869">a</text:span>lszym - słowo, które wzbudza pewien niepokój, to jest nomenklatura, ale jest także bardziej idąca i dalsza konsekwencja tego słowa, to jest dzisiejsze uwłaszczenie nomenklatury. Proszę państwa dziś dokonuje się proces<text:span text:style-name="T1870">,</text:span><text:s/>który społeczeństwo z niepokojem obserwuje, to jest proces tworzenia różnego rodzaju spółek, tworzenia w ogóle spółek, i wchodzenia w te spółki ludzi bez kapitału, a z racji tylko tytułu swojej funkcji, otrzymujących<text:s/>intratne dywidendy i posady. To jest problem społeczny i który jest odbierany widoczny prawie, że<text:s/>„gołym okiem”. Jeśli proponuje się sprzedaż dóbr państwowych, czyli tego co ma ratować budżet<text:span text:style-name="T1871"><text:s/>państwa, to właśnie</text:span><text:s/>ze szczególnym akcentem musimy podkreślić konieczność kontroli społecznej nad środkami w ten sposób uzyskanymi i właściwym ich ukierunkowaniem.</text:p>
      <text:p text:style-name="P1872">W tym kontek<text:span text:style-name="T1873">ś</text:span>cie my<text:span text:style-name="T1874">ś</text:span>lę, że te propozycje jakiejś społecznej kontroli nad gospodarką bądź też jeśli słowo kontrola jest tu może drażliwa, to przynajmniej, aby to prz<text:span text:style-name="T1875">yz</text:span>wolenie na pewne działania, było społecznie wykazywane.</text:p>
      <text:p text:style-name="P1876">Godzi się także zapytać o wiele spraw z punktu takiego społecznego jak chociażby owo to, jak spożytkowane były dotychczasowe<text:s/><text:span text:style-name="T1877">ś</text:span>rodki<text:s/><text:span text:style-name="T1878">n</text:span>a<text:s/><text:span text:style-name="T1879">fu</text:span>n<text:span text:style-name="T1880">dus</text:span>z<text:s/><text:span text:style-name="T1881">a</text:span>k<text:span text:style-name="T1882">tyw</text:span>iz<text:span text:style-name="T1883">a</text:span>c<text:span text:style-name="T1884">ji</text:span><text:s/>zawodowej.<text:s/>Społecznie nie ma<text:s/><text:soft-page-break/>wyjaśnienia w tej sprawie. Jaki to był fundusz, na co był wydatkowany?</text:p>
      <text:p text:style-name="P1885">Oczywiście mnożyć można te pytania i byłoby to po prostu pewnym powielaniem już spraw, ale jeden element, który obiecałem, tu jeszcze wrócić do niego z wypowiedzi wicepremiera Sekuły<text:span text:style-name="T1886">,</text:span><text:s/>który może jest drobiazgiem, jakimś marginesem sprawy, ale ma dużą nośność społeczną i polityczną.<text:s/><text:span text:style-name="T1887">W</text:span>icepremier Sekuła stwierdz<text:span text:style-name="T1888">a</text:span>, iż było bardzo dużo<text:s/>strajków, padły konkretne cyfry, że sytuacja jest bardzo niebezpieczna, pod względem strajkowym. Jednocześnie wicepremier, czyli członek<text:s/><text:span text:style-name="T1889">rz</text:span>ą<text:span text:style-name="T1890">du</text:span><text:s/><text:span text:style-name="T1891">n</text:span>i<text:span text:style-name="T1892">e</text:span><text:s/>wspomniał, czy nie zareagował, może akurat nieznane są te fakty rządowi, iż puszczane są w obieg informacje, które sytuac<text:span text:style-name="T1893">ję</text:span><text:s/>strajkową w jakiś sposób naprężają. Jestem zobowiązany poinformować państwa, byłem w hucie, w kombinacie, gdzie pracowałem wcześniej przez wiele lat, podano informacje przez rzecznika rządu, Jerzego Urbana, jakoby w hucie z powodu<text:s/><text:span text:style-name="T1894">st</text:span>rajków w zakładzie ko<text:span text:style-name="T1895">ks</text:span>owo-chemi<text:span text:style-name="T1896">cz</text:span>nym, musiano zatrzymać wielki piec nr 5 w wyniku zamrożenia. To jest bardzo niebezpieczna sytuacja technologiczna i techniczna dla hutnictwa. Gdy byłem w hucie protestowali przeciwko tym sformułowaniom - nie tylko pracownicy huty, nie tylko członkowie<text:s/>„Solidarności”, sam dyr<text:span text:style-name="T1897">e</text:span>ktor naczelny i inni dyrektorzy, z którymi się spotkałem. Nie było takiego zdarzenia, nie było takiego faktu, wielki piec nr 5 był zatrzymany programowo, do remontu planowego, generalnego, który to remont był przewidziany już przed 3 miesiącami.</text:p>
      <text:p text:style-name="P1898">W zakładzie koksochemicznym, o czym poinformował minister Urban miał trwać strajk. Ktoś rzeczywiście wypisał jakaś, jacyś nieznani sprawcy rozwiesili kartki, że mamy zaprotestować, trzeba zwolnić pracę itd. Nie poparła tych działań, nie poparł komitet organizac<text:span text:style-name="T1899">yj</text:span>ny<text:s/>„Solidarności”, nie poparł także OPZZ, Związek Zawodowy Hutników zrzeszony w OPZZ. Natomiast rzeczywiście mimo starań kierownictwa nie przeprowadzono żadnych działań wyjaśnia<text:span text:style-name="T1900">ją</text:span>cych przez stosowne służby, kto rozwieszał tego typu ulo<text:span text:style-name="T1901">t</text:span>ki z treściami. Ja znając możliwości pewne, wiem, że w pewnych sytuacjach bardzo szybko można zareagować na wszelkiego typu rozpowszechniane ulotki, pisma podziemne itd. To budzi niepokój w nas, u nas, w zakładach pracy, w społeczeństwie ta informacja, która, i wiele tego typu informacji, nie wspomnę o formach sprostowania wypowiedzi o wystąpieniu naszego kolegi, uczestnika Okrągłego Stołu, kolegi Pietrzyka, i potem sprostowanie w prasie, które gdzieś zostało zgubione. Te techniki socjotechniczne trochę są niebezpieczne w ręku tych, którzy, uważam prowadzą do pewnego dynamizowania działań strajkowych, kiedy podaje się sumy i wielkości żądań bardzo wysokich, które rzeczywiście mogą wywoływać reakcje to wobec tego i my zastra<text:span text:style-name="T1902">jk</text:span>u<text:span text:style-name="T1903">je</text:span>m<text:span text:style-name="T1904">y</text:span>.</text:p>
      <text:p text:style-name="P1905">Tu jest apel do wspólnego jakiegoś... próby wspólnych działań, jeśli ten<text:s/>„stół”<text:s/>i to porozumienie, które w różnych sprawach, w różnych obszarach naszego życia ma nastąpić. Oczywiście na marginesie, już kończąc, powiem, bo to nie w tym miejscu w ogóle powinienem mówić, nie przy naszym zespole gospodarczym, ale jest szczególnym także niepokojącym chyba znakiem, jeśli obserwujemy, że w środkach masowego przekazu ludzie, którzy użyli wszelkich formy porozumienia społecznego, Polaków, na przestrzeni ostatnich lat, właśnie byli tymi, którzy użyli, którzy w jakiś sposób blokowali, a samym pos<text:span text:style-name="T1906">tę</text:span>powaniem wywoływali negatywne reakcje, dziś są orędownikami takiego porozumienia, w środkach masowego przekazu, w telewizji szczególnie. Ale to jest już osobny rozdział d<text:span text:style-name="T1907">la</text:span><text:s/>telewizji, dla środków masowego przekazu, dla zespołu stosownego i przepraszam za tę końcową dygresję ze środkami masowego przekazu.</text:p>
      <text:p text:style-name="P1908">D<text:span text:style-name="T1909">zi</text:span>ęk<text:span text:style-name="T1910">uję</text:span><text:s/><text:span text:style-name="T1911">b</text:span>a<text:span text:style-name="T1912">rdzo</text:span>.</text:p>
      <text:p text:style-name="P1913"><text:span text:style-name="T1914">Przewodniczący Witold Trzeciakowski</text:span>:</text:p>
      <text:p text:style-name="P1915">Dziękuję panu Gilowi i proszę pana Rajkiewicza o zabranie głosu.</text:p>
      <text:soft-page-break/>
      <text:p text:style-name="P1916"><text:span text:style-name="T1917">Ob. Antoni Rajkiewicz</text:span>:</text:p>
      <text:p text:style-name="P1918">Chciałem trzy krótkie, pra<text:span text:style-name="T1919">kt</text:span>yczne<text:span text:style-name="T1920"><text:s/>u</text:span>wagi przekazać. Mianowicie rozpoczęliśmy od analizy planu konsolidac<text:span text:style-name="T1921">ji</text:span>. Ponieważ trzykrotnie publicznie wypowiadałem się krytycznie o tym planie, uważam, że uchwalenie go w tej chwili byłoby wyrazem jakiejś dysfunkc<text:span text:style-name="T1922">jo</text:span>nalności działań. Bo z jednej strony jako Okrągły Stół, mamy przedstawić pewne założenia, z drugiej strony przecież zbliżają się wybory, nowy Sejm i nowy program, wobec tego nowy Sejm mógłby nowelizować już ten plan konsolidacji, który w tej chwili byłby przy<text:span text:style-name="T1923">ję</text:span>ty.</text:p>
      <text:p text:style-name="P1924">Dlatego też chciałbym zgłosić propozycję, by mając na uwadze te przyszłe zdarzenia, w naszym zesp<text:span text:style-name="T1925">o</text:span>le powstał zarys, czy przynajmniej jakaś rekomendacja dotycząca programu przekształceń strukturaln<text:span text:style-name="T1926">yc</text:span>h i zrównoważonego rozwoju społeczno-gospodarczego kraju. Bo to co nazwano planem konsolidacji nie jest planem ani też nie konsoliduje działań. Natomiast taki program jest moim zdaniem potrzebny i pewnym elementem tego programu mogłoby być to co przedstawił nam dzisiaj prof. Szymański jako jeden z wariantów rozwiązali systemowych.</text:p>
      <text:p text:style-name="P1927">Ponadto jeśli chodzi o te propozycje dotyczące ustawy związanej z planem konsolidacji, to proponuję jeśli to możliwe, żeby takiej ustawy nie przyjmować, natomiast te elementy, które dzisiaj były zreferowane jak chociażby dopuszczanie eksperymentów, czy inne tam uprawnienia, były potraktowane jako część składowa ustawy budżetowej, którą można by było potraktować jako lex specialis na ten rok, a po roku można by było zobaczyć ich formę ustawową przyjąć<text:s/>te rozwiązania, które były proponowane. Inaczej będziemy mieli do czynienia z pewną dysfunkcjonalnością, która nie da pożądanych rezultatów. Tyle w tej sprawie.</text:p>
      <text:p text:style-name="P1928">Jeśli chodzi o kwestię rolnictwa, to tutaj te sprawy rozpatrzy ten zespół, chciałbym tylko dorzucić trzy takie propozycje. M<text:span text:style-name="T1929">i</text:span>anowicie ten zespół rozpatrzył sprawę wycofania się województwa tarnobrzeskiego, które miało od 1 stycznia już wprowadzić tą wolną sprzedaż. Trzy były bariery: organizac<text:span text:style-name="T1930">yjn</text:span>e, społeczne, czy też ekonomiczne. Bo to ja uważam, można drogą eksperymentu pewne rzeczy bada<text:span text:style-name="T1931">ć.</text:span></text:p>
      <text:p text:style-name="P1932">Druga sprawa, przy rozpatrywaniu tych propozycji musi zadziałać w o wiele większym stopniu wyobraźnia sprawcza. Cały szereg dobrych pomysłów u nas łamie się wskutek braku wyobraźni sprawcz<text:span text:style-name="T1933">ej</text:span>, mianowicie przewidywania sekwencji działań, konsekwencji itd. To jest niebywale ważne z punktu widzenia roli żywności w zaspokajaniu potrzeb elementarnych i równocześnie z uwzględnieniem to, o czym tutaj mówiono, chociażby sprawy mleka, które to mleko, według naszych założeń reformy z roku 1981 miało należeć<text:s/>do tych trzech artykułów, które w<text:s/><text:span text:style-name="T1934">prz</text:span>yszłości nie był<text:span text:style-name="T1935">a</text:span>by dotowane, tzn. mleko, dojazdy do szkół i podręczniki szkolne. Ceny pozostałych artykułów miałby być na poziomie kosztów, czy też dyktowane przez sytuację rynkową.</text:p>
      <text:p text:style-name="P1936">Trzeba ponadto rozpatrywać te sprawy w płaszczyźnie substytutów. Już w tej chwili cena chleba w porównaniu chociażby z ceną jajka doprowadza do tego, że chleb może być coraz częściej spasany wobec wysokich cen pasz innego<text:s/>rodzaju. Więc propono<text:span text:style-name="T1937">w</text:span>ałbym, by popatrzeć na to i z punktu widzenia substytutów i z punktu widzenia komplementarnego zaspokajania potrzeb żywnościowych.</text:p>
      <text:p text:style-name="P1938">I wreszcie też proponowałbym, by w tym, by z tego siódmego numeru<text:s/>„Życia Gospodarczego”, które właściwie zostało przygotowane dla Okrągłego Stołu, są tutaj dwie propozycje Makowieckiego i Małysza, jak uwolnić się od kartek i jak można wprowadzać te inne warianty. To jest też jeden z elementów tej symulacji możliwości, czy wariantów rozwiązań tego wielkiego problemu, który czy chcemy czy nie chcemy, powinniśmy jakoś stopniowo rozwiązywać.</text:p>
      <text:soft-page-break/>
      <text:p text:style-name="P1939">I przechodzę teraz do trzeciego, zresztą tutaj na marginesie muszę powiedzieć, że jeśli się czyta zakończenie artykułu kolegi<text:s/><text:span text:style-name="T1940">Je</text:span>ziorańskiego, to tutaj te krytyczne uwagi, które dzisiaj padały na tych, przy tym stole, są niczym wobec tej oceny działalności rządu, jaka znajduje się w zakończeniu tego artykułu. Ale przechodząc do trzeciej sprawy, nawiązuję do mojego wystąpienia przed tygodnia, w ciągu tego tygodnia sytuacja, moim zdaniem, rynkowa i sytuacja dochodowa jeszcze bardziej się skomplik<text:span text:style-name="T1941">ow</text:span>ała, i dlatego też trzeba tutaj podjąć te szybkie działania. Rzeczywiście indeksację powinniśmy rozpatrzeć, i<text:s/>zresztą<text:s/>jutro o godz. 9.00 nasz podzespół przystępuje do pracy, pierwsze posiedzenie robocze, i sprawę indeksacji powinniśmy rozpatrzeć tym bardziej, że<text:s/><text:span text:style-name="T1942">p</text:span>r<text:span text:style-name="T1943">of</text:span>. Baka w tym swoim<text:s/>„wyznaniu wiary”, w<text:s/>„Życiu Gospodarczym”, dopuszcza możliwość indeksacji, dając nawet pewne propozycje indeksacji częściowej. Więc właściwie mamy tutaj niezły punkt<text:s/>wyjścia do tej dyskusji, ale trzeba pamiętać, że w tej sytuacji jaka w tej chwili istnieje, tutaj pro<text:span text:style-name="T1944">f</text:span>. Szymański podawał te wypłaty, które nastąpią w tym kwartale, tu trzeba jeszcze dodać wypłaty podwyższ<text:span text:style-name="T1945">a</text:span>nych emerytur od marca, tak że w sumie ten dodatkowy wypływ pieniądza w tym kwartale może się zbliżyć nawet do biliona, a 600 czy 700 miliardów jest już w tej chwili przesądzon<text:span text:style-name="T1946">yc</text:span>h. Ja byłem w sobotę w Płocku,<text:s/>„Petrochemia”, tam dyrekcja proponowała w ramach tej indeksacji<text:s/><text:span text:style-name="T1947">40</text:span>% zamierzono dać podwyżki 13 do 21 tys., zresztą w oparciu o wartościowanie, zażądano 35 tys. i jeśli to się rozpocznie, to mamy później Fabrykę Maszyn Żniwnych itd., itd. Działa tutaj pra<text:span text:style-name="T1948">w</text:span>o, które trzeba podtrzymać, sekwencji, i bardzo m<text:span text:style-name="T1949">i</text:span><text:s/>odpowiada pańska propozycja, panie<text:s/><text:span text:style-name="T1950">i</text:span>nżynierz<text:span text:style-name="T1951">e</text:span>, żebyśmy zaczęli wspólnie działać. Bo może d<text:span text:style-name="T1952">oj</text:span>ść do tej sytuacji, że będziemy mieli tutaj przy tych sto<text:span text:style-name="T1953">ł</text:span>ach pełnię ocen, pomysłów, koncepcji, a będziemy mieli puste półki i pusty pieniądz, za te parę tygodni.<text:s/><text:span text:style-name="T1954">I</text:span><text:s/>dlatego też przystęp<text:span text:style-name="T1955">uje</text:span>my do tej indeksacji, ale w tej sytuacji awaryjnej powinniśmy rozpatrzyć jeszcze dwie metody, które są stosowane wówczas, gdy następuje nadmierny niekontrolowany wypływ pieniądza. Mianowicie to jest sprawa bardziej idąca na dalszą metę, tzn<text:span text:style-name="T1956">.</text:span><text:s/>układów zbiorowych czy umów zbiorowych, tj<text:span text:style-name="T1957">.</text:span><text:s/>sprawa dalsza, ale już w tej chwili idąc tu pańskim śladem, jest przyjmowana w różnych krajach zasada rozjemstwa, bąd<text:span text:style-name="T1958">ź</text:span><text:s/>rozjemstwa bąd<text:span text:style-name="T1959">ź</text:span><text:s/>też roz<text:span text:style-name="T1960">j</text:span>emstwa arbitralnego, arbitrażowego.<text:s/><text:span text:style-name="T1961">I</text:span><text:s/>wobec tego może byśmy nawet w jakiś przypadkach wypróbowali takie wspólne<text:s/>działanie, które mogłoby doprowadzić w przyszłości do jakiś rozwiązań instytucjonalnych, np. w postaci izb pracy, które mogłyby być tą instytucją pozwalającą na<text:s/><text:span text:style-name="T1962">z</text:span>achowanie jakiś odpowiednich proporcji<text:span text:style-name="T1963">.</text:span></text:p>
      <text:p text:style-name="P1964">Wi<text:span text:style-name="T1965">ę</text:span>c to są te moje trzy uwagi. Tutaj zapraszam, ta strona koalicyjna i strona solidarnościowa, zaprasza też do udziału jutro stronę związkową, i bardzo byłbym wdzięczny też za pr<text:span text:style-name="T1966">ze</text:span>d<text:span text:style-name="T1967">st</text:span>aw<text:span text:style-name="T1968">ie</text:span>n<text:span text:style-name="T1969">ie</text:span><text:s/>propozycji dotyczących czy układów zbiorowych czy też związkowej koncepcji indeksacji, ponieważ instytut pracy, powiedziałbym ta strona koalicyjna ma swoją koncepcję, solidarnościowa, wobec tego z trzeciej strony gdyby były te propozycje, to moglibyśmy dosyć wszechstronnie rozpatrzyć te sprawy, które dzisiaj ju<text:span text:style-name="T1970">ż</text:span><text:s/>trzeba w jakiś nam sposób zacząć działać, bo inaczej to si<text:span text:style-name="T1971">ę</text:span><text:s/>nam wszystko rozpadni<text:span text:style-name="T1972">e.</text:span></text:p>
      <text:p text:style-name="P1973">Dziękuję bardzo za uwagę.</text:p>
      <text:p text:style-name="P1974"><text:span text:style-name="T1975">Przewodniczący</text:span>:</text:p>
      <text:p text:style-name="P1976">Dziękuję bardzo panu profesorowi i proszę o zabranie głosu panią Wóycicką<text:span text:style-name="T1977">.</text:span></text:p>
      <text:p text:style-name="P1978"><text:span text:style-name="T1979">Ob. Irena Wóycicka:</text:span></text:p>
      <text:p text:style-name="P1980">Cieszymy się, że w kwestii indeksacji nastąpiło zbliżenie poglądów i że nasz punkt widzenia w sprawie konieczności wprowadzenia tego mechanizmu został zaakceptowany przez stronę rządową.</text:p>
      <text:p text:style-name="P1981">Cieszymy się, że został powołany zespół do spraw opracowania indeksacji. Sprawa bowiem wydaje nam się bardzo piln<text:span text:style-name="T1982">a</text:span>.</text:p>
      <text:soft-page-break/>
      <text:p text:style-name="P1983">Z celów, jakie chcemy osiągnąć przez wprowadzenie automatycznej indeksacji płac i świadczeń społecznych wynikają pewne ogólne zasady jakimi powinien podlegać ten mechanizm. Wspomina już o nich prof. Józefiak. Powtórzę je w skrócie.</text:p>
      <text:p text:style-name="P1984">Pierwsza sprawa, zasadnicza. Wiarygodność wskaźnika wzrostu kosztów utrzymania. Świadomość społeczna operuje innymi faktami, iż obliczenia statystyczne, a zaufanie społeczeństwa do statystyk rządowych jest znikoma. Dlatego też niezbędna jest kontrola społeczna, zwłaszcza kontrola związków zawodowych nad metodami i procesem liczenia tego, wsk<text:span text:style-name="T1985">aź</text:span>nik<text:span text:style-name="T1986">a.</text:span></text:p>
      <text:p text:style-name="P1987">Postulat ten mieści się w przedstawionym przez Ryszarda Bugaja problemie form kontroli społecznej nad Głównym Urzędem St<text:span text:style-name="T1988">at</text:span>ystycznym.</text:p>
      <text:p text:style-name="P1989">Uważam, że indeksacja płac powinna być powszechna i obejmować wszystkie poddające się indeksacji składniki wynagrodzeń. Sądzimy też, że formułą wyjściową indeksacji płac powinien być pełen rzeczywisty wskaźnik wzrostu kosztów utrzymania. Natomiast to, czy indeksacja ma<text:s/>100<text:span text:style-name="T1990">%</text:span><text:s/>pokrywać wzrost cen, czy też w nieco mniejszym stopniu, zależeć powinna od okresowych ustaleń pomiędzy rządem i związkami zawodowymi.</text:p>
      <text:p text:style-name="P1991">Częstotliwość z jaką należałoby dokonywać podwyżek płac, rekompensujących wzrost cen, zależy od skali inflacji. W obecnych warunkach indeksacja, by spełnić swoje zadania, powinna być przeprowadzona co kwartał.</text:p>
      <text:p text:style-name="P1992">Dobrze by było<text:span text:style-name="T1993">,</text:span><text:s/>gdyby ogólna formuła indeksacyjna dopuszczała modyfikacje, dopasowujące ją w konkretnych warunkach w zakładach pracy.</text:p>
      <text:p text:style-name="P1994">W sposób zasadniczy nie zgadzamy się ze zmianami sposobu waloryzacji emerytur i rent, jakie zawiera plan konsolida<text:span text:style-name="T1995">cj</text:span>i. Według tego dokumentu, przypominam o mocy obowiązując<text:span text:style-name="T1996">ej</text:span>,<text:span text:style-name="T1997"><text:s/>ś</text:span>wiadczenia te mają być zwaloryzowane w oparciu o planowany wskaźnik wzrostu płac, a nie jak dotychczas o rzeczywisty z roku ubiegłego. Gdyby w zeszłym roku funkcjonował ten przepis, to przy inflacji 60-procentow<text:span text:style-name="T1998">ej</text:span><text:s/>i wzroście płac o 75<text:span text:style-name="T1999">%</text:span>, emerytury i renty wzrosłyby o procent 40, bo na tyle planowany był wzrost płac. Ich wartość realna spadłaby zatem w ciągu roku przeciętnie o 13%.</text:p>
      <text:p text:style-name="P2000">W tym kontekście na ponury żart zakrawa s<text:span text:style-name="T2001">fo</text:span>rmułowanie planu konsolida<text:span text:style-name="T2002">cj</text:span>i, że nowa formuła umożliwi zachowanie podstawowej zasady nie pogarszania realnej wartości świadczeń.<text:span text:style-name="T2003"><text:s/></text:span>A przecież uspokojenie rynku inflacji, leży w dużej mierze od zaufania, jakie rząd potrafi zyskać. Takie posunięcie, jak sprawa emerytur i rent pogłębiają tylko nieufność.</text:p>
      <text:p text:style-name="P2004">Oparcie waloryzacji na wskaźniku planowanym, a nie rzeczywistym oznacza faktyczne przekreślenie celów, jaki miałaby ona spełniać. Zachowanie wartości realnej emerytur i rent,<text:s/><text:span text:style-name="T2005">n</text:span>ie dopuszczenie do powstawania starego portfela.</text:p>
      <text:p text:style-name="P2006">Zasadniczą sprawą, dla zwiększenia skuteczności waloryzacji przy obecnej wysokiej inflacji, jest zwiększenie jej częstotliwości. Pozwoli też to na rozwiązanie problemu odtwarzania się starego portfela.</text:p>
      <text:p text:style-name="P2007">Nasze poglądy natomiast w sprawie indeksacji pozostałych świadczeń społecznych są zbieżne z projektami, jakie przedstawiło Ministerstwo Pracy.</text:p>
      <text:p text:style-name="P2008"><text:span text:style-name="T2009">I</text:span><text:s/>sprawa druga<text:s/><text:span text:style-name="T2010">-</text:span><text:s/>ochrona pracowników likwido<text:span text:style-name="T2011">w</text:span>anych i reorganizowanych zakładów pracy. Przekazane<text:s/><text:span text:style-name="T2012">nam w środę</text:span><text:s/>dokumenty zawierają ogólne i wzajemnie sprzeczne s<text:span text:style-name="T2013">fo</text:span>rmułowanie dotyczące tej sprawy. Plan konsolidacji kładzie nacisk na przekwali<text:span text:style-name="T2014">fi</text:span>kowywanie, tworzenie nowych miejsc pracy.<text:s/>W propozycjach do rozpatrzenia proponuje się uzgodnić sprawę prz<text:span text:style-name="T2015">ej</text:span>ściowego bezrobocia, a w innym ich punkcie, suge<text:span text:style-name="T2016">r</text:span>u<text:span text:style-name="T2017">j</text:span>e się potrzebę - cytuję -<text:s/>„ustalenia optymalnej skali aktywności zawodowej społeczeństwa, w tym<text:s/><text:soft-page-break/>dopuszczenie do bezrobocia, a nawet tworzenie rezerwowej armii pracy”.</text:p>
      <text:p text:style-name="P2018">Zwracamy uwagę na niespójność wobec tych ogólnych sformułowań. Słusznym naszym zdaniem zapisom planu konsolidacji skierowanym na przeciwdziałanie bezrobociu przeczą propozycje dyskusji o jego dopuszczalności. Czy aby rząd nie zamierza rozwiązywać tego problemu drogą n<text:span text:style-name="T2019">aj</text:span>łatwiejszą, a jednocześnie n<text:span text:style-name="T2020">aj</text:span>groźniejszą ze społecznego punktu widzenia, po<text:span text:style-name="T2021">p</text:span>rzez zasiłki i zapomogi.</text:p>
      <text:p text:style-name="P2022">Ponawiamy więc pytanie, co konkretnie zamierza zrobić rząd w sprawie ochrony pracowników likwidowanych zakładów pracy. Uważamy, że ten punkt, ten problem powinien być<text:s/>również jednym<text:s/><text:span text:style-name="T2023">z</text:span><text:s/>istotnych punktów pracy Zespołu Polityki Społeczne<text:span text:style-name="T2024">j.</text:span></text:p>
      <text:p text:style-name="P2025"><text:span text:style-name="T2026">Ob. Jan Kaczmarek</text:span>:</text:p>
      <text:p text:style-name="P2027">Ja chciałbym zabrać głos.</text:p>
      <text:p text:style-name="P2028"><text:span text:style-name="T2029">Przewodniczący</text:span>:</text:p>
      <text:p text:style-name="P2030">Chwileczkę, mamy kolejność. Teraz pan...</text:p>
      <text:p text:style-name="P2031"><text:span text:style-name="T2032">O</text:span><text:span text:style-name="T2033">b. Antoni Rajkiewicz</text:span>:</text:p>
      <text:p text:style-name="P2034">...jest nieściśle odpowiedź.</text:p>
      <text:p text:style-name="P2035"><text:span text:style-name="T2036">Przewodniczący</text:span>:</text:p>
      <text:p text:style-name="P2037">No proszę bardzo.</text:p>
      <text:p text:style-name="P2038"><text:span text:style-name="T2039">Ob. Antoni Rajkiewicz</text:span>:</text:p>
      <text:p text:style-name="P2040">Chodzi mi o ten wskaźnik ustalania emerytur, ponieważ ta sprawa była bardzo żywo dyskutowana w komisjach sejmowych i uzyskaliśmy w tej sprawie jednoznaczne wyjaśnienie.</text:p>
      <text:p text:style-name="P2041">Otóż ta propozycja nie narusza tego s<text:span text:style-name="T2042">fo</text:span>rmułowania, które znalazło się w broszurce wydanej przez Ministerstwo Płac i Spraw Socjalnych, które zakłada, że emerytury będą oparte o wskaźnik do rzeczywistej wartości średniej płacy ogólnokr<text:span text:style-name="T2043">ajo</text:span>w<text:span text:style-name="T2044">ej</text:span>.</text:p>
      <text:p text:style-name="P2045">Mówię o tym<text:s/>dlatego, że<text:s/>byliśmy - moje środowisko - było jednym z tych, które bardzo silnie to postulowało.</text:p>
      <text:p text:style-name="P2046">Natomiast wprowadzenie do wskaźnika planowanego idzie w gruncie rzeczy na korzyść emerytur, dlatego że nie czeka cały rok i po roku dostaje rewaloryza<text:span text:style-name="T2047">cję</text:span>, już nie tego samego pieniądza, a więc opóźnienie jest całoroczne. Różnica się zmniejsza, bowiem rzeczywistość jest rzeczywiście zawsze taka, że płace idą szybciej niż planowane, tak przynajmniej jest dotąd, ale zmniejsza się jednak ilość tego pustego pieniądza, który się dostaje na końcu.</text:p>
      <text:p text:style-name="P2048">Więc ja tu zgadzając się z intencją wypowiedzi chcę<text:s/>jednak sprostowa<text:span text:style-name="T2049">ć,</text:span><text:s/>że faktycznie ten zapis i wyjaśnienie do tego zapisu, no jak gdyby oddalają tę obawę<text:span text:style-name="T2050">,</text:span><text:s/>o których była pani łaskawa mówić.</text:p>
      <text:p text:style-name="P2051"><text:span text:style-name="T2052">Przewodniczący</text:span>:</text:p>
      <text:p text:style-name="P2053">Głos oddaję panu Bugajowi. Pani Wóycicka?</text:p>
      <text:p text:style-name="P2054"><text:span text:style-name="T2055">Ob. Irena Wóycicka</text:span>:</text:p>
      <text:p text:style-name="P2056">Ja dziękuję bardzo za wyjaśnienie, ale chciałam zwrócić uwagę, że w dokumencie, który przyjął Sejm, wyjaśnienie to nie znajduje odzwierciedlenia.</text:p>
      <text:p text:style-name="P2057"><text:span text:style-name="T2058">Przewodni</text:span><text:span text:style-name="T2059">cz</text:span><text:span text:style-name="T2060">ąc</text:span><text:span text:style-name="T2061">y</text:span>:</text:p>
      <text:p text:style-name="P2062">Pan Bug<text:span text:style-name="T2063">aj</text:span>.</text:p>
      <text:p text:style-name="P2064"><text:span text:style-name="T2065">Ob. Ryszard Bugaj</text:span>:</text:p>
      <text:p text:style-name="P2066">Proszę Państwa! Ja zapisałem się do dyskusji, ponieważ chciałbym się podzielić moją pewną refleksją z dzisiejszych obrad, a właściwie nie kryję pewnym niepokojem poważnym o przebieg naszych obrad.</text:p>
      <text:soft-page-break/>
      <text:p text:style-name="P2067">Otóż najpierw jeszcze chciałem się cofnąć do poprzedniego spotkania. Poprzednie spotkanie zostało zamknięte stwierdzeniami pana prof. Baki, ustosunkowującymi się do naszego oświadczenia. To wystąpienie, jak mnie się w każdym razie wydało, zawierało szereg otwarć w stosunku do naszych propozycji i nadziei, że będziemy je mogli pr<text:span text:style-name="T2068">ze</text:span>dysku<text:span text:style-name="T2069">to</text:span>w<text:span text:style-name="T2070">ać<text:s/></text:span>i coś załatwić.</text:p>
      <text:p text:style-name="P2071">Otóż muszę powiedzieć, i za chwilę to uzasadnię, iż wydaje mi się, że po dniu dzisiejszym, który się zbliża do końca, sytuacja rysuje się dość niepokojąco.</text:p>
      <text:p text:style-name="P2072">Pierwszy mój niepokój zrodził się - nie jest on wielki, ale chciałbym go przytoczyć, ze wstępnego także wystąpienia pana prof. Baki dzisiaj.</text:p>
      <text:p text:style-name="P2073">Pan prof. Baka uznał za stosowne odciąć się od sformułowania, które głosiło, że upadek polskiej gospodarki to rezultat istniejącego porządku<text:s/><text:span text:style-name="T2074">u</text:span>s<text:span text:style-name="T2075">troj</text:span>owego.</text:p>
      <text:p text:style-name="P2076">Otóż jest to bardzo ogólne stwierdzenie, można oczywiście pod nie podkładać dość różne treści, tym niemniej wydawało nam się, że w tej sprawie jest jednak konsensus. Jest otóż przecież tak, świeżo były takie badania GUS-u zrobione, porównawcze, Polska na tle Europy 20 krajów, no i Polska w tej grupie, nie były tam brane pod uwagę Bułgaria, Albania, pod każdym względem: rozmiaru spożycia, dochodu narodowego, inwestycji, jest na miejscu 19 lub 20.</text:p>
      <text:p text:style-name="P2077">Polska jest krajem, który od 25 lat właściwie ma stagnację płac, poniżej 1<text:span text:style-name="T2078">%</text:span><text:s/>za ćwierćwiecze średnioroczne tempo wzrostu płac. Polska jest krajem o najwyższym właściwie wśród jako tako rozwiniętych krajów poziomie zadłużenia, licząc oczywiście w stosunku do eksportu. Jest krajem o zrujnowanym środowisku itd., i to są elementy, które znacząco wpływają na myślenie ludzi w Polsce, o sytuacji polskiej gospodarki, i ta diagnoza moim zdaniem powinna być w związku z tym przyjęta. Ona jest jak gdyby dość ważna, ona jest pewną prognozą tego, czy poszukiwania, potem dalsze są - zbieżne czy nie.</text:p>
      <text:p text:style-name="P2079">Ale jak powiedziałem nie to jest ważne. Znacznie bardziej zaniepokoiło mnie, to co mówił dzisiaj pan premier Sekuła. Otóż nie znalazłem tam żadnych twierdzeń, które mówiłyby, że w pakiecie, który rząd w sposób pospieszny przepycha przez Sejm, ja używam tego słowa<text:s/>„przepycha”<text:s/>świadomie, że w tym pakiecie możemy wprowadzić jakieś zmiany i korekty w wyniku konsensusu, który mieliśmy nadzieję, że tu zapadną. Pan prof. Baka taką nadzieję nam stwarzał.</text:p>
      <text:p text:style-name="P2080">Chciałbym wiedzieć, czy ta nadzieja istnieje, czy ona została już oddalona. Nie mogę sobie tu zresztą darować satysfakcji, panie profesorze, by nie przypomnieć drobnej wymiany listów, którą<text:s/><text:span text:style-name="T2081">z</text:span><text:s/>panem miałem na łamach<text:s/>„Tygodnika Powszechnego”<text:s/>w sprawie Komisji do Spraw Re<text:span text:style-name="T2082">fo</text:span>rm<text:span text:style-name="T2083">y</text:span>.</text:p>
      <text:p text:style-name="P2084">Otóż cały ten pakiet jest przepychany przez aparat biurokratyczny rządu bez pytania kogokolwiek o zdanie, także własnego zaplecza doradczego. I jak się wydaje, takie wrażenie na mnie w każdym razie zrobiło wystąpienie pana premiera Sekuły, że on jest z tego procesu zadowolony.<text:s/><text:span text:style-name="T2085">I</text:span><text:s/>zamierza go dalej forsować. Jest to dość groźna moim zdaniem prognoza, bardzo groźna. Ale chciałbym się rzecz jasna mylić w tej sprawie.</text:p>
      <text:p text:style-name="P2086">Dalej<text:s/><text:span text:style-name="T2087">-</text:span><text:s/>pan wicepremier Sekuła powiedział w dwóch sprawach, że rząd podtrzymuje właściwie<text:s/><text:span text:style-name="T2088">swo</text:span>j<text:span text:style-name="T2089">e</text:span><text:s/>stanowisko, powiedział to jednoznacznie bardzo.</text:p>
      <text:p text:style-name="P2090">W sprawie stoczni i w sprawie pakietu mającego charakter specjalnych uprawnień kons<text:span text:style-name="T2091">ol</text:span>idacyjnych, proszę mi wybaczyć, nie przytaczam ściśle tytułu. Muszę powiedzieć, że w tych punktach dotknęło mnie nie tyle to, że zostało to jak gdyby oddalone, te postulaty, tylko dotknęło mnie to, że sposób argumenta<text:span text:style-name="T2092">cj</text:span>i, jaki pan premier Sekuła tu przedstawił świadczy o tym, iż nie traktuje nas poważnie. Powiedzenie, że zostało<text:s/><text:soft-page-break/>rozwiązanych tysiąc przedsiębiorstw i dlatego nie można wrócić do sprawy stoczni gdański<text:span text:style-name="T2093">ej,<text:s/></text:span>no doprawdy przecież rozumiemy się doskonale o czym tu mówimy. I mówimy w pewnym czasie, w którym coś się dzieje. Więc myślę, że tak tego załatwiać w żadnym razie nie wolno.</text:p>
      <text:p text:style-name="P2094">Po drugie, no przecież w tym pakiecie dotyczącym konsolidacji są przepisy, które na dobrą sprawę stawiają pod znakiem zapytania wszystkie inne przepisy, absolutnie wszystkie inne przepisy. Jest to taka sytuacja, jeżeli ten dokument zostanie uchwalony, że dyrektor, który siedzi za swoim biurkiem wie, że stoi na tym biurku telefon, że z<text:span text:style-name="T2095">aw</text:span>sze<text:s/>może zadzwonić ten telefon z poleceniem. I wie, że to polecenie ma wykonać, ponieważ jest oceniany według tego jak realizuje r<text:span text:style-name="T2096">e</text:span>formę i czy wyniki są zgodne z relacjami. A rząd oceni - czy tak jest, czy nie jest.</text:p>
      <text:p text:style-name="P2097">Otóż wiemy w tym gronie doskonale, że nie ma żadnych obiektywnych przesłanek do takiej podstawy, że ten przepis oznacza nic innego jak próbę z<text:span text:style-name="T2098">u</text:span>pełnie dowolnego uzależnienia dyrektorów przedsiębiorstw, samorządów, związków zawodowych np. nieposłusznych, że decyzja może być w każdym momencie podjęta, decyzja egzekucji.</text:p>
      <text:p text:style-name="P2099">Ja nie twierdzę, że sytuacja jest taka, iż można by było tych egzekucji wykonać wiele. Ale można by stworzyć stan zagrożenia.</text:p>
      <text:p text:style-name="P2100">I w tych warunkach pan wicepremier Sekuła ud<text:span text:style-name="T2101">aj</text:span>e, że nie wie o czym my mówimy w tej sprawie. Wiadomo o czym mówimy przecież.</text:p>
      <text:p text:style-name="P2102">Dalej - pan minister Wilczek, to już było jedna na poprzednim posiedzeniu, odrzucił nasze sugestie dotyczące inwestycji. Znów nie potraktował nas niestety poważnie. To niepoważne są niestety wypowiedzi ministra Wilczka, jak mówi, że w ciągu kilku lat produkcję energii elektrycznej zwiększy 3 razy na głowę mieszkańca. Można i należy rozważać poważnie taki wariant rozwoju go<text:span text:style-name="T2103">sp</text:span>odarczego, który za punkt wyjścia przyjmie, że zużycie nośników energii w polskiej gospodarce jest constans. I można myśleć o tym - czy nie należy ograniczyć jednak przecież eksportu węgla, biorąc pod uwagę niesłychanie wysokie koszty marginalne wydobycia węgla.</text:p>
      <text:p text:style-name="P2104"><text:span text:style-name="T2105">I</text:span><text:s/>my naprawdę wiemy co my mówimy<text:span text:style-name="T2106">.</text:span><text:s/>I źle jest, że pan minister Wilczek nie traktuje nas w tej sprawie także poważnie<text:span text:style-name="T2107">.</text:span></text:p>
      <text:p text:style-name="P2108">Dalej - dwie następne sprawy. Sprawa oszczędności budżetowej i sprawa nomenklatury. Na tej sali nie uzyskaliśmy jeszcze odpowiedzi. Ale uzyskaliśmy ją jak gdyby poza tą salą. Uzyskaliśmy ją w postaci - moim zdaniem - pr<text:span text:style-name="T2109">op</text:span>agandowych materiałów.</text:p>
      <text:p text:style-name="P2110">My sobie doskonale zdajemy sprawę jak drażliwych spraw tu dotykamy. Nie jest w żadnym razie naszą intencją, aby te sprawy postawione tutaj były czynnikiem wzbudzenia społecznego, były czynnikiem - jak wiem - utrudniania porozumienia. Stawiamy je po<text:s/>głębokim zastanowieniu<text:s/>się, z prz<text:span text:style-name="T2111">eś</text:span>wiadczeniem,<text:s/><text:span text:style-name="T2112">że</text:span><text:s/>po prostu ich pominąć nie można. I moim zdaniem, powinniśmy je po prostu rzeczowo dyskutować, a nie pokazywać natychmiast w telewizji milicjanta biednego, który mówi, że się zwolni, bo jest mu już tak ciężko, że nie zdzierży tego na p<text:span text:style-name="T2113">ew</text:span>no.</text:p>
      <text:p text:style-name="P2114">Chodzi o co panie profesorze, żebyśmy tę dyskusję prowadzili merytorycznie, żebyśmy także nie byli my zmuszani do polemiki jak gdyby w tych sprawach bardzo drażliwych, jak powiadam, na zewnątrz bardzo mocno. Bo to się stanie źle wtedy. Bo rzeczywiście będzie trudno nam cokolwiek załatwić.</text:p>
      <text:p text:style-name="P2115">Na co mamy na razie zgodę z tych rzeczy po dwóch dniach obrad? Mamy jakieś otwarcie, jak rozumiem w sprawie indeksacji. I to jest cenne. Tylko że ja w tej sprawie chciałem powiedzieć rzecz następującą - tu nie ma nic czasu. Ta sytuacja, która jest na zewnątrz tej sali, to jest sytuacja rzeczywiście, która grozi<text:s/><text:soft-page-break/>dramatycznym rozwojem sytuac<text:span text:style-name="T2116">ji</text:span>. I nikt nie będzie w stanie nad nią zapanować<text:span text:style-name="T2117">.</text:span><text:s/>Ani Wałęsa, ani rząd, ani ksiądz prymas.<text:s/>Ale<text:span text:style-name="T2118">,</text:span><text:s/>jak gdyby<text:s/><text:span text:style-name="T2119">z</text:span><text:s/>pewnością istnieje także niewątpliwy trudny problem jak wychodzić z reglamentacji, jak sprowadzać stosunki rynkowe do sektora żywnościowego i jest to rzecz, od której dyskusji my się nie uchylamy, bo uważamy, także, tylko jako niesłychanie ważną sprawę<text:span text:style-name="T2120">.</text:span><text:s/>No, ale podstawa tej dyskusji musi być trochę mocniejsza, trochę porządniejsza w moim przeświadczeniu.</text:p>
      <text:p text:style-name="P2121">I na koniec ostatnie coś, co jest jak gdyby moim niepokojem i moim ostrzeżeniem. Otóż proszę państwa, nie wiem jak to jest z punktu widzenia innych obecnych za tym stołem grup, ale wydaje mi się, że ta grupa, w której ja się znalazłem, jest tu na tej sali trochę w sytuacji listonosza. Może nie tak formalnie, ale trochę jest. To znaczy my stąd jeżeli wyjdziemy i jeżeli mamy gdzieś iś<text:span text:style-name="T2122">ć</text:span><text:s/>do jakichś ludzi, którzy wiążą z nami nadzieje, to musimy iść z czymś. Po prostu musimy iść z czymś. Bo jeżeli pójdziemy z niczym, to wszystko będzie tutaj - jak gdyby - nieważne. Myślę, że niesłychanie ważne kwestie mówił tut<text:span text:style-name="T2123">aj</text:span><text:s/>pan Szymański. Sytua<text:span text:style-name="T2124">cj</text:span>a jest dramatyczna. I tutaj nie można się pocieszać tym i muszę powiedzieć, że to mnie trochę zdenerwowało, jak mówił pan Pakuła, o osiągnięciu tych... z nagrodami oszczędności. To nie jest na miarę wyzwań przed jakimi stoimy. A poza tym ja nie wiem czy to jest dobry pomysł, ażeby gospodarkę stopniowo przekształcać w kasyno.</text:p>
      <text:p text:style-name="P2125">Tutaj musimy rzeczywiście podejmować i szukać rozwiązań niesłychanie globalnych i trudnych. Ale tylko wtedy one będą możliwe, kiedy - tak mnie się wydaje, ja oczywiście patrzę z jednej strony, kiedy strona rządowa zdecyduje się uznać , że sytuacja jest rzeczywiście dramatyczna.<text:s/>I rzeczywiście tutaj trzeba działać błyskawicznie, żeby z tej sali wiadomość do dużych grup przyszła jak najszybciej, że ta sprawa jest załatwiana, że dokonany został istotny postęp. Bo chyba nie ma innego ratunku.</text:p>
      <text:p text:style-name="P2126">Dostaliśmy także odpowiedź pozytywną w sprawie Głównego Urzędu Statystycznego - bardzo dobrze, zobaczymy co to jest, co znaczy ta odpowiedź.</text:p>
      <text:p text:style-name="P2127">I dostaliśmy, niestety, dziwną odpowiedź połowiczną w sprawie kwestii zadłużenia. Dlatego że pan minister Długosz natychmiast oprotestował ten element, który dotyczył sprawy zadłużenia radzieckiego.</text:p>
      <text:p text:style-name="P2128">No i dostaliśmy jedną rzecz, o której chciałam powiedzieć na końcu, a uważam, że jest n<text:span text:style-name="T2129">aj</text:span>ważni<text:span text:style-name="T2130">ej</text:span>sza, ale której nie chcę dyskutować merytorycznie i powiem dlaczego. To znaczy<text:s/><text:span text:style-name="T2131">w<text:s/></text:span>projekt pana premiera Olesiaka i sugestie ministra Wilczka, by ten oto dokument stał się głównym dorobkiem<text:s/><text:span text:style-name="T2132">„</text:span>okrągłego stołu”. Proszę państwa, to jest zgroza, bo jest straszny brak wyobraźni. W jakimkolwiek wymiarze. Nie chcę dyskutować nad dokumentem pana wicepremiera, ponieważ myślę, że ażeby ta dyskusja była możliwa, to ten dokument nie może być w tym kształcie, w jakim on jest w tej chwili.<text:s/><text:span text:style-name="T2133">O</text:span>n nie odpowiada jednak na dziesiątki pytań. Jeżeli były jakieś rachunki robione, jakieś przymiarki, no to chcemy je zobaczyć. Inna sprawa czy to w ogóle jest rzecz rozsądna, żebyśmy na tym forum to dyskutowali. No, ale jeżeli już, to może to tylko być porządny dokument. Strach powiedzieć, ale wzorem niech będzie minister Krasiński z punktu widzenia takich dokumentów, które konstruował w 1982 roku. Tutaj jest - powiedziałby pewna filozofia zarysowana tylko. Wątpliwa - moim zdaniem -<text:s/>i potrzebne są decyzje także niewygodne, które jednak w obliczu tych konieczności muszą być podejmowane.</text:p>
      <text:p text:style-name="P2134">Dziękuję.</text:p>
      <text:p text:style-name="P2135">Przewodniczący:<text:bookmark-start text:name="bookmark0"/><text:bookmark-end text:name="bookmark0"/></text:p>
      <text:p text:style-name="P2136">Dziękuję panu Bugajowi. Proszę o zabranie głosu pana Topińskiego.</text:p>
      <text:p text:style-name="P2137"><text:span text:style-name="T2138">Ob.<text:s/></text:span><text:span text:style-name="T2139">To</text:span><text:span text:style-name="T2140">p</text:span><text:span text:style-name="T2141">ińsk</text:span><text:span text:style-name="T2142">i</text:span>:</text:p>
      <text:p text:style-name="P2143"><text:span text:style-name="T2144">/</text:span>Na wyciszeniu - krótka wypowiedź/.</text:p>
      <text:soft-page-break/>
      <text:p text:style-name="P2145">Przewodniczący:<text:bookmark-start text:name="bookmark2"/><text:bookmark-end text:name="bookmark2"/></text:p>
      <text:p text:style-name="P2146">Oddaję w takim razie głos panu Wieczorkowi.</text:p>
      <text:p text:style-name="P2147"><text:span text:style-name="T2148">Ob. Wieczorek</text:span>:</text:p>
      <text:p text:style-name="P2149">Ja w sprawie po prostu po wystąpieniu Ryśka, to mógłbym tylko postawi<text:span text:style-name="T2150">ć</text:span><text:s/>jeden wniosek. Ale postaram się zreferować ustawę o niektórych warunkach konsolidacji gospodarki narodowej, ten projekt, który ma być przedłożony w Sejmie. Ja tu się nie zgadzam z opinią premiera Sekuły, że nie jest to kontynuacja ustawy z dnia 11 maja. Ta ustawa ma szereg elementów wręcz przepisanych po prostu z tamtej ustawy, jak chociażby o likwidacji i łączeniu przedsiębiorstw, jak również o powoływaniu i odwoływaniu dyrektorów. A w związku z tym jest to element wzmacniania centrum, dawania centrum szerokich uprawnień do regulowania ręcznego gospodarką. To jest sprawa tego telefonu, o którym tutaj kol.<text:s/><text:span text:style-name="T2151">B</text:span>ugaj mówił.</text:p>
      <text:p text:style-name="P2152">Jest jeszcze też, jeżeli chodzi, sprawa art. 1 tej ustawy. Ja tutaj opieram się na projekcie, a więc mogą być niektóre artykuły już nieaktualne, mogła być zmieniona wersja, mówiąca o ek<text:span text:style-name="T2153">sp</text:span>erymentach gospodarczych. Eksperyment gospodarczy jest to temat bardzo taki chwytliwy. Niemniej jednak zapisy te są bardzo niebezpieczne. Akt taki jak umowa między podmiotami gospodarczymi nie jest wyraźnie zaznaczone, kto z ramienia przedsiębiorstwa ma ten akt podpisywać, zawiesza pozostałe akty prawne.</text:p>
      <text:p text:style-name="P2154">Jest to bardzo niebezpieczne, niebezpieczne dla samorządów, niebezpieczne dla związków zawodowych.</text:p>
      <text:p text:style-name="P2155">Nie ma żadnej kontroli właściwie, jeżeli chodzi o z punktu widzenia tego art. 1 na zarządzanie nad gospodarką. I szczególnie tutaj to jest nieb<text:span text:style-name="T2156">ez</text:span>pieczne, że jest to też bez kontroli odpowiedzialności za skutki gospodarcze tych eksperymentów, gdyż takie elementy w kodeksie cywilnym tam odpowiednie artykuły zostają zawieszone.</text:p>
      <text:p text:style-name="P2157">A więc jeżeli chodzi o te trzy artykuły, no jest to jednak przedłużenie tych tendencji, jest to po prostu wprowadzenie stanu wojennego w gospodarce.</text:p>
      <text:p text:style-name="P2158">Jeżeli natomiast chodzi o udzielenie tutaj kompetencji samorządom, o której pan premier Sekuła pow<text:span text:style-name="T2159">ie</text:span>dział, to to się odnosi tylko w jednym momencie do punktu, w którym rady zakładów mogą podejmować uchwałę o wystąpieniu z przedsiębiorstw. Czyli jakoby przeciwstawienie sobie organów załogi rad przedsiębiorstw przeciwko radom zakładowym.</text:p>
      <text:p text:style-name="P2160">Ta ustawa jest tak skonstruowana dość ciekawie, że wplątane są inne elementy bardzo pozytywne, jak na przykład chodzi o gospodarkę lokalami, gdzie faktycznie tam są wniesione, j<text:span text:style-name="T2161">e</text:span>st to pozytywny element, różne ograniczenia.</text:p>
      <text:p text:style-name="P2162">Natomiast znowu art. 12 i 13 zgodnie z ustawą majową przedłuża ją, i tu jest różnica do ustawy majowej - o pół roku, tutaj w tym przypadku jest już na dwa lata proponuje się wprowadzić te rozwiązania. I właściwie wprowadzenie tej ustawy, to można<text:s/>powiedzieć, że stawia kres czy właściwie zamyka pewien etap, zamyka tę reformę, któr<text:span text:style-name="T2163">ą</text:span><text:s/>kiedyś<text:s/><text:span text:style-name="T2164">s</text:span>kładało się w 1981 roku.</text:p>
      <text:p text:style-name="P2165">Pozytywnym elementem tej ustawy jest co prawda sprawa likwidacji zrzeszeń, ale tutaj to się odbywa jakaś huśtawka, co jakiś czas. Raz namawiamy do tworzenia zrzeszeń, potem robimy i likwidujemy te zrzeszenia. N<text:span text:style-name="T2166">i</text:span>e ma zabezpieczenia w dalszym ciągu i to moim zdaniem jest zrobione w kierunku omijania kompetencji samorządów, omijania ustawy o przedsiębiorstwie. Myślę, że rozwiązanie nie powinno iść w kierunku centralnego sterowania gospodarką, w kierunku specjalnych kompetencji, niemniej jednak raczej w kierunku stosowania rozwiązań wymuszanych przez elementy rynkowe. Natomiast chciałabym tutaj się ustosunkować do wystąpienia kol. Mieczysława Gila, na temat zakładania fikcyjnych spółek i kontroli<text:s/><text:soft-page-break/>społecznej nad tą działalnością. Praktycznie takie procesy się zdarzają i myślę, że dobrze by było tutaj wprowadzenie takich elementów kontroli, czyli przyznanie uprawnień samorządom na podejmowanie decyz<text:span text:style-name="T2167">ji</text:span><text:s/>o w<text:span text:style-name="T2168">ys</text:span>tępowaniu ze spółek, w których prze<text:span text:style-name="T2169">ds</text:span>iębiorstwa są na przykład udziałowcami. Takie sytuacje mamy na przykład w przypadku<text:s/><text:span text:style-name="T2170">„</text:span>Igloopolu<text:span text:style-name="T2171">”</text:span>, która to struktur<text:span text:style-name="T2172">a</text:span><text:s/>została powołana do elektronizacji gospodarki, a zajmowała się przez ten rok czasu spekulacyjną sprzedażą cementu i w tej chwili mrożonkami. I nie ma możliwości, a elektroniz<text:span text:style-name="T2173">a</text:span>c<text:span text:style-name="T2174">ji</text:span><text:s/>nie ma w ogóle.</text:p>
      <text:p text:style-name="P2175"><text:span text:style-name="T2176">I</text:span><text:s/>to tyle, jeżeli proszę to proszę prof<text:span text:style-name="T2177">.</text:span><text:s/>Beksiaka jeszcze o uzupełnienie.</text:p>
      <text:p text:style-name="P2178"><text:span text:style-name="T2179">Przewodniczący</text:span>:</text:p>
      <text:p text:style-name="P2180">Dziękuję.<text:s/><text:span text:style-name="T2181">T</text:span>eraz oddaję głos panu prof. Beksiakowi.</text:p>
      <text:p text:style-name="P2182"><text:span text:style-name="T2183">Prof. Janusz Beksiak</text:span>:</text:p>
      <text:p text:style-name="P2184">Dziękuję. Tu nie ma potrzeby, żeby dużo mówić. Ja mam nadzieję, że ten wspaniały tekst zostanie państwu rozdany<text:span text:style-name="T2185">.</text:span><text:s/>Ja wobec teg<text:span text:style-name="T2186">o</text:span><text:s/>jeszcze mimo tego co było powiedziane przecz<text:span text:style-name="T2187">yt</text:span>am tylko dwa fragmenty<text:span text:style-name="T2188">.<text:s/></text:span>Jest powiedziane tak, że<text:s/>„akt określający warunki eksperymentu gospodarczego może wprowadzić rozwiązania odmienne od prze<text:span text:style-name="T2189">widzi</text:span>anych w ogólnie obowiązujących przepisach ustawowych”. To są kpiny z praworządności proszę<text:s/><text:span text:style-name="T2190">państw</text:span><text:span text:style-name="T2191">a</text:span><text:span text:style-name="T2192">.<text:s/></text:span><text:span text:style-name="T2193">K</text:span><text:span text:style-name="T2194">t</text:span><text:span text:style-name="T2195">o</text:span><text:span text:style-name="T2196"><text:s/>coś takiego</text:span><text:s/>jest w stanie napisać i gadać<text:span text:style-name="T2197"><text:s/></text:span>o tym, że chce przywrócić prawo w tym kraju, a art. 3 pisze tak:<text:s/>„Składniki majątkowe mienia państwowego mogą być oddane osobom prawnym lub fizycznym do korzystania z nich w formie przewidzianej w prawie cywilnym w celu wprowadzenia działalności gospodarcz<text:span text:style-name="T2198">ej</text:span>”<text:span text:style-name="T2199">.</text:span></text:p>
      <text:p text:style-name="P2200">Może ktoś z prawników mi powie, czy coś takiego może być w akcie ustawowym? To jest jedna sprawa i tu nie ma sensu już dalej chyba rozwijać, a druga sprawa, to proszę państwa albo pan wicepremier Sekuła nie rozumie tego co tu jest napisane, albo w żywe oczy mówi nam nieprawdę. Szkoda, że go tu nie ma, ale to co mówił jest rażąco sprzeczne z treścią tego co tu czytamy.</text:p>
      <text:p text:style-name="P2201">Dziękuję.</text:p>
      <text:p text:style-name="P2202"><text:span text:style-name="T2203">Przewodnicząc</text:span><text:span text:style-name="T2204">y</text:span>:</text:p>
      <text:p text:style-name="P2205"><text:span text:style-name="T2206">Dzi</text:span>ęku<text:span text:style-name="T2207">ję</text:span>. Proszę bardzo.</text:p>
      <text:p text:style-name="P2208"><text:span text:style-name="T2209">Ob</text:span><text:span text:style-name="T2210">.</text:span><text:span text:style-name="T2211"><text:s/>Zdzisław Pakuła</text:span>:</text:p>
      <text:p text:style-name="P2212">Proszę Państwa! Chciałem dwa zdania w odniesieniu do końcowej wypowiedzi pana Bugaja. Otóż ja się posłużyłem przykładem dotyczącym konkursu zorganizowanego przez Powszechną Kasę Oszczędności. Chcę wyjaśnić państwu, a przede wszystkim panu Bugajowi, że tego typu konkursy organizowane są na całym świecie, tego typu konkursy są bardzo wysoko oceniane i nie ma naprawdę żadnych powodów do tego, aby mieć w naszych warunkach przy tej sytuacji, jaka istnieje, negatywne odniesienie do tego typu konkursów. Natomiast porównanie z kasynem gry, że gospodarka jest kasynem gry, to po prostu wyn<text:span text:style-name="T2213">i</text:span>ka z tego, że my naprawdę nie mając kasyna gry nie wiemy jak ono wygląda.</text:p>
      <text:p text:style-name="P2214">Dziękuję bardzo.</text:p>
      <text:p text:style-name="P2215"><text:span text:style-name="T2216">Przewodniczący</text:span>:</text:p>
      <text:p text:style-name="P2217">Dziękuję.</text:p>
      <text:p text:style-name="P2218"><text:span text:style-name="T2219">Doc</text:span><text:span text:style-name="T2220">.</text:span><text:span text:style-name="T2221"><text:s/>Grze</text:span><text:span text:style-name="T2222">g</text:span><text:span text:style-name="T2223">orz<text:s/></text:span><text:span text:style-name="T2224">K</text:span><text:span text:style-name="T2225">ołodko</text:span><text:span text:style-name="T2226">:</text:span></text:p>
      <text:p text:style-name="P2227">Właśnie chciałem zapytać panie profesorze czy ja mam głos, czy nie? Przed chwilą głosy nie były ograniczane<text:span text:style-name="T2228">.</text:span><text:s/>Bo ja mogę rezygnować ze swojej wypowiedzi.</text:p>
      <text:p text:style-name="P2229"><text:span text:style-name="T2230">Przewodniczący</text:span>:</text:p>
      <text:p text:style-name="P2231">Nie, bardzo proszę tylko prośba o 10 min<text:span text:style-name="T2232">u</text:span>t.</text:p>
      <text:soft-page-break/>
      <text:p text:style-name="P2233"><text:span text:style-name="T2234">D</text:span><text:span text:style-name="T2235">oc</text:span><text:span text:style-name="T2236">.</text:span><text:span text:style-name="T2237"><text:s/></text:span><text:span text:style-name="T2238">G</text:span><text:span text:style-name="T2239">r</text:span><text:span text:style-name="T2240">z</text:span><text:span text:style-name="T2241">e</text:span><text:span text:style-name="T2242">g</text:span><text:span text:style-name="T2243">o</text:span><text:span text:style-name="T2244">r</text:span><text:span text:style-name="T2245">z</text:span><text:span text:style-name="T2246"><text:s/>Kołodko</text:span>:</text:p>
      <text:p text:style-name="P2247">Chciałem kilka refleksji zgłosić chociaż późna pora, z drugiej strony, żeby do pewnych wniosków tutaj zgłaszanych też się odnieść.</text:p>
      <text:p text:style-name="P2248">Ja zgadzam się z tymi przedmówcami, którzy powiadają, że sytuacja jest dramatyczna. Uważam, że ona jest już od dłuższ<text:span text:style-name="T2249">e</text:span>go czasu dramatyczna, aczkolwiek cierpliwość polskiego społeczeństwa przechodzi najśmielsze oczekiwania i nie wiem ile czasu jeszcze jest dane Okrągłemu Stołowi i temu, czy innemu rządowi, czy tej czy innej opozycji, ale wykluczyć tego nie można, że może zaistnieć taka sytuacja, że będziemy słyszeć wołanie i nową władzę i o nową opozycję i z tego też względu dramatyczny głos kolegi Szymańskiego, że tak powiem tenor tego dramatyzowania bym podzielił, n<text:span text:style-name="T2250">at</text:span>omiast mam zasadnicze wątpliwości co do zaproponowan<text:span text:style-name="T2251">ej</text:span><text:s/>terapii równoważenia gospodarki i działań antyinflacyjnych, dlatego że - moim zdaniem - za tym rzeczy samej kompleksowym ujęciem pakietowym, a sądzę, że możemy rozpatrywać wyłącznie pakietowe ujęcia, a nie jakiekolwiek wycinkowe, stoi przekonanie, że jakakolwiek władza jest w stanie kontrolować w sposób konkretny, precyzyjny i trafny trzy cyfrową inflację. Dlatego że to co zostało tutaj zgłoszone, to jest postulat przejściowa do trzycyfrowej inflacji jeszcze w tym miesiącu. Ja nie wiem czy ona nie przejdzie i tak sama<text:s/><text:span text:style-name="T2252">z</text:span><text:s/>siebie bez względu na to, czego byśmy nie uczynili do poziomu trzycyfrowego. Dlatego że tu podawano wskaźniki, że inflacja płacowa, w jakimś stopniu z kol.<text:s/><text:span text:style-name="T2253">S</text:span>zymańskim trzeba się zgodzić, w grudniu wyniosła już 120<text:span text:style-name="T2254">%</text:span><text:s/>przy inflacji cenowej oficjalnie 75, niektórzy z koleżanek i kolegów negują to wyliczenie, dobrze, dodajmy jeszcze 10 punktów, czy 15 to nie zmieni istoty rzeczy nawet jeśli w grudniu było 90, to inflacja płacowa była wyższa, natomiast styczeń do stycznia, dynamika płac wynosi już 120%. Jeśli ceny są dalej na poziomie dwucyfrowej, to byłoby to dziwne, dlatego że powinno nastąpić już to co nazywamy załamaniem rynkowym, chociaż ja nie wiem właśnie jak ono znowu jest zdefiniowane kiedy to załamanie nastąpi. Przecież ten rynek jest załamany, jest zdruzgotany i określenie rynek jest tutaj użyte na wyrost. Nie chcę mówić obecnie szerzej na temat tego jak moim zdaniem można byłoby z inflacją ewentualnie walczyć, dlatego że cały czas dla mnie jest znana filozofia,<text:s/><text:span text:style-name="T2255">d</text:span>o której mamy zmierzać i ewentualnie dopracować się pełnego wspólnego stanowiska. Jakie są bowiem możliwe warianty? Możliwy jest wariant kontynuacji i uważam, że to co proponuje plan konsolidacji gospodarki narodowej, to jest w zasadzie wariant kontynuacji. Może być trochę lepiej, może być trochę gorzej, obawiam się, że w tym przypadku ze względu na rozwój procesów, który jest niekontrolowany, będzie raczej gorzej, ale nie będzie inaczej, nam chodzi jednak o zmiany jakościowe, żeby było po prostu lepiej, ale i inaczej. Planuje się 5% stopę inflac<text:span text:style-name="T2256">ji</text:span>, dzisiaj nie chciałbym kreślić perspektywy czy prognozy na ten rok, ale sądzę, że jest to już praktycznie niemożliwe, aby ona była niższa niż w roku ubiegłym, i aby skala nierównowagi była mniejsza niż w roku ubiegłym. Wobec tego ta strategia jeśli to jest strategia znowu na wyrost kontynuacji prowadzi do tego, że będzie wyższa inflacji cenowej wyższa stopa inflacji zasobowej, a więc skala niedoboru i żaden problem strukturalny i inny nie będzie rozwiązany.</text:p>
      <text:p text:style-name="P2257">Drugi wariant jest to wariant hiperinfla<text:span text:style-name="T2258">cj</text:span>i, stopień<text:span text:style-name="T2259"><text:s/></text:span>skomplikowania pewnych procesów i dysproporcji w sferze strukturaln<text:span text:style-name="T2260">ej</text:span><text:s/>systemowej ma inną skalę w sferze cen i płac oraz dochodów pieniężnych ludności i sytuacji finansow<text:span text:style-name="T2261">ej</text:span><text:s/>prze<text:span text:style-name="T2262">ds</text:span>iębiorstw. Jest tak skomplikowany, że na dobrą sprawę tylko żywioł rynkowy mógłby to wyrównać. I to jest koncepcja - czy to jest uzasadnienie dla wygłoszenia koncepcji<text:s/>hiperinflacyj<text:span text:style-name="T2263">nej</text:span>, przy czym przez hiperinflację rozumiem niekontrolowaną inflację rzędu kilku set procent przez kilka lat, któr<text:span text:style-name="T2264">a</text:span><text:s/>ten poziom zwiększy 10, 20-krotnie w ciągu najbliższych kilku lat. Uważam, że teoretycznie możemy taki model rozważać, natomiast jest on absolutnie nie do przyjęcia, on jest poza<text:s/><text:soft-page-break/>dyskusją ze wzglądów politycznych. Na to nikt nikomu czasu nie da. Jest wariant deflacyjny, który w jakimś stopniu był realizowany w latach 1983 - 1985 po tamtej jak się dziś okazuje koniec końców najmniej nieudanej operacji cenowo-dochodow<text:span text:style-name="T2265">ej</text:span>, albo jak inni nazywają cennikowo-<text:s/>rekompensatowy, a więc kiedy schodziliśmy z in<text:span text:style-name="T2266">fl</text:span>acją ze 100-kilku procent do oficjalnie 13,2 roku 1985 zmniejszając równocześnie skalę nierównowagi. Pamięć ludzka jest krótka, był taki okres, który jeszcze nie tak dawno temu był<text:span text:style-name="T2267">.</text:span><text:span text:style-name="T2268"><text:s/></text:span>Wreszcie je<text:span text:style-name="T2269">s</text:span>t możliwy wariant wstrząsowy,<text:span text:style-name="T2270"><text:s/></text:span>którego polski<text:s/>„okrągły stół”<text:s/>nie będzie rozważał, aczkolwiek byłby on znowu kuszący, przynajmniej jest kuszący dla spekulacji intel<text:span text:style-name="T2271">e</text:span>ktualn<text:span text:style-name="T2272">ej.</text:span><text:s/>To znaczy zr<text:span text:style-name="T2273">o</text:span>bić z tym porządek raz, a dobrze przeprowadzając reformę walutową, kompleksową reformę cen dochodów i całokształtu systemu finansowego państwa, przejść praktycznie z miesiąca na miesiąc na zrównoważoną sytuację, twardy pieniądz, wymienialną walutę. Historia zna<text:s/>takie przypadki, nie sądzę, żebyśmy my w Polsce w nasz<text:span text:style-name="T2274">e</text:span>j historii mogli poznać ten przypadek w najbliższym okresie. Natomiast sądzę, że w wariant kontynuacji z niezwykłą siłą będzie nas przybliżał być może do wariantu takiego, tylko może dojść do zupełnego impasu, że nie będzie ruchu ani do przodu, ani do tyłu. Jest wreszcie wariant piąty, który nazywam sobie wariantem rynkow<text:span text:style-name="T2275">o-</text:span>monetarnym i sądzę, że bardzo<text:span text:style-name="T2276"><text:s/></text:span>wiele istotnych elementów tego warunku było tutaj przedstawionych, w tym po części również wypowiedzi kol. Władka Szymańskiego. Cóż rozumiem przez ten wariant rynkowo-monetarny? Że jest zasadnicza liberaliza<text:span text:style-name="T2277">cj</text:span>a jeśli chodzi o cenotwó<text:span text:style-name="T2278">rs</text:span>tw<text:span text:style-name="T2279">a</text:span>, w tym między innymi w odniesieniu do gospodarki żywnościowej szeroko rozumianej i na wejściu, i na wy<text:span text:style-name="T2280">jś</text:span>ciu o czym tut<text:span text:style-name="T2281">aj</text:span><text:s/>mówiono, ale że przesuwa się akcent z polityki fiskalnej i cenowo dochodowej, która dominuje dotychczas na politykę pieniężną, politykę monetarną. Z tego też względu aczkolwiek wyjaśniliśmy sobie to w jakimś stopniu nie przy<text:s/>„okrągłym”<text:s/>tylko przy suto zastawionym stole z panem prof. Mujżelem. Uważam, że właściwe k<text:span text:style-name="T2282">i</text:span>er<text:span text:style-name="T2283">u</text:span>nkowo jest działanie zmierzające do wzmocnienia roli polityki pieniężnej i polityki monetarnej, taki a nie inny kierunek reformy systemu bankowego i stopy, uaktywnianie stopy procentowej, przy czym sądzę, że w obecnych polskich warunkach próby tzw.<text:span text:style-name="T2284"><text:s/></text:span>urealniania stopy procentowej są tyleż samo warte co p<text:span text:style-name="T2285">ró</text:span>by tzw. urealniania cen od strony kosztowej, to znaczy ograniczania dotacji, a tutaj ścigania stopy inflacji przez stopę procentową i jeśli z okresu na okres w warunkach gospodarki niedoboru rośnie stopa inflacji i podejmuje się próby jej dogonienia przez stopę procentową, działa to pro-inflac<text:span text:style-name="T2286">yj</text:span>nie przez system mechanizm inflacji popytowej i kosztowej, i jeśli jest odwrotnie wzmacnia to tendencje odwrotną. Dlatego w polskich warunkach, obecnie tzw. urealnianie stopy procentowej prowadzi do wzmożenia procesów inflac<text:span text:style-name="T2287">yj</text:span>nych, a nie do ich ograniczenia, dlatego że jest wyrwane z szeregu kontekstu innych niezbędnych działań. Natomiast generalnie oczywiście musimy zmierza<text:span text:style-name="T2288">ć</text:span><text:s/>do tego, żeby stopa procentowa była wyższa niż stopa inflac<text:span text:style-name="T2289">ji</text:span>, natomiast ja nie widzę i twierdzę, nie ma takiej możliwości, aby przejść do pozytywnej dodatniej realnej stopy procentowej poprzez podnoszenie tej stopy w ślad za uciekającą stopą inflacji i postulat indeksacyjny co mie<text:span text:style-name="T2290">s</text:span>iąc między innymi stopę procentową jest zgadzając się na to, że ona będzie 220, potem że będzie 230 nie wiem<text:s/><text:span text:style-name="T2291">-</text:span><text:s/>natomiast nigdy na dobrą sprawę nie wzmocni to skłonności do oszcz<text:span text:style-name="T2292">ę</text:span>dzania ani sektora prze<text:span text:style-name="T2293">ds</text:span>iębiorstw, ani sektora gospodarczego, a co najgorsze nie wzmocni tej skłonności do oszczędzania sektora państwa, sek<text:span text:style-name="T2294">to</text:span>ra budżetowego, który by zechciał<text:s/>również oszczędzać czy zmniejszać swoją skłonność do wydatkowania, dlatego że w tej koncepcji monetarno-rynkowej jest... z jednej strony ma działać rynek, a z drugiej strony ma działać twarde ograniczenie budżetowe, ale również w stosunku do sektora rządowego, który musi dostosować się do tego od strony wydatków. Sprawa nie sprowadza<text:s/><text:span text:style-name="T2295">s</text:span>ię wyłącznie do wydatków na Ministerstwo Obrony Narodowej, czy na szeroką rozumianą obronę narodową, bo to nie jest tylko kwestia<text:s/><text:soft-page-break/>Ministerstwa Obrony Narodowej, dlatego że na przykład ja przechodziłem szkolenie w studium wo<text:span text:style-name="T2296">js</text:span>kowym SGPiS w swoim czasie i jak sądzę byłem wtedy księgowany nie w MON-ie tylko co dzisiaj nazywa się MEN, ale nie o to tutaj chodzi. Tu na pewno są pewne możliwości działania od tej strony.<text:s/><text:span text:style-name="T2297">Z</text:span><text:s/>tego też względu wręcz zresztą nie przechodzą koncepcje tego typu jak zrobić to raz a dobrze, tzw<text:span text:style-name="T2298">.</text:span><text:s/>urynkowienie w rolnictwie<text:span text:style-name="T2299">.<text:s/></text:span>Jest to kolejne podejście wyizolowane. To może być, ale tylko w ramach pakietu monetarno-rynkoweg<text:span text:style-name="T2300">o.</text:span><text:s/>Dlatego, że w żaden sposób nie da się tego zrobić i nie ma dobrego mechanizmu skompensowania tego, jeśli na innych substytucyjnych rynkach czy rynkach towarów substytucyjnych nie przywróci się, albo n<text:span text:style-name="T2301">ie</text:span><text:s/>zminimaliz<text:span text:style-name="T2302">uj</text:span>e stanu równowagi, to natychmiast nadwyżkowe strumienie popytu będę przepływały również na rynek żywności.<text:s/><text:span text:style-name="T2303">I</text:span><text:s/>iluzją jest wiara, że to udałoby się w ten sposób zorganizować. To mogłoby się udać zorganizowa<text:span text:style-name="T2304">ć</text:span>, gdybyśmy na te rozwiązania rynkowe przy twardym ograniczeniu tempa wzrostu podaży pieniądza poszli w sposób bardziej kompleksowy.<text:s/><text:span text:style-name="T2305">I</text:span><text:s/>tutaj chciałem się odnieść do również tego,<text:s/><text:span text:style-name="T2306">o</text:span><text:s/><text:span text:style-name="T2307">c</text:span>zym mówił pan profesor Józefiak. Otóż ja bym się tego nie obawiał, wr<text:span text:style-name="T2308">ę</text:span>cz odwrotnie, uważam, że próby rozwoju rynku kapitałowego, uelastyczniające kanał przepływu pieniądza i kapitału w poziomie, to nie jest tylko kwestia przelewania nadwyżkowego pustego pieniądza od jednych podmiotów do drugich. To jest również kwestia bardzo e<text:span text:style-name="T2309">fe</text:span>ktywn<text:span text:style-name="T2310">ej</text:span><text:s/>alokacji tych śr<text:span text:style-name="T2311">od</text:span>ków<text:span text:style-name="T2312">.</text:span></text:p>
      <text:p text:style-name="P2313"><text:span text:style-name="T2314">I</text:span><text:s/>po drugie, jeśli chodzi o zasadę, że tempo wzrostu podaży pieniądza jest niższe od tempa wzrostu dochodu narodowego do podziału w cenach bieżących, to uważam, że to jest słuszne kierunkowo działanie w sferze polityki gospodarczej, przy czym osobiście jestem zwolennikiem społecznej powiedziałbym teorii inflacji. Uważani, że inflacja jest procesem społecznym o konsekwen<text:span text:style-name="T2315">cj</text:span>ach monetarnych, a nie odwrotnie. Natomiast mimo to, albo nawet i dlatego, czego nie będę tutaj już rozwijał - j<text:span text:style-name="T2316">uż</text:span><text:s/>ze względu i na porę, i na szacunek dla w<text:span text:style-name="T2317">ie</text:span>dzy pań<text:span text:style-name="T2318">st</text:span>wa - pow<text:span text:style-name="T2319">ie</text:span>działbym, że jeśli nie nastąpi taka zmiana systemowa i polityko-gospodarcza, i szerzej, polityczna przez duże<text:s/><text:span text:style-name="T2320">„</text:span>P<text:span text:style-name="T2321">”</text:span>, że wreszcie pewno procesy będziemy potrafili dostosować do procesów pieniężnych, to z t<text:span text:style-name="T2322">e</text:span>j sytuacji jednoznacznie pozytywnego wyjścia niema<text:span text:style-name="T2323">.</text:span><text:s/>Natomiast to wszystko,<text:s/><text:span text:style-name="T2324">c</text:span>o się planuje między innymi w planie konsolidacji, i co się m.in. przy dobrej woli, bo ja nikogo nie posądzam, a przynajmni<text:span text:style-name="T2325">ej</text:span><text:s/>nie chcę nikogo posądzać o brak dobrej woli. Co się chce w ramach planu konsolidacji i towarzyszącej im polityki gospodarcz<text:span text:style-name="T2326">ej,</text:span><text:s/>to jeszcze nie jest ten sposób myślenia i te ograniczenia budżetowe są cały czas miękkie.</text:p>
      <text:p text:style-name="P2327">Wiemy, że w teorii są poglądy tego typu, że to jest w ogóle niezm<text:span text:style-name="T2328">ie</text:span>nialne, ja sądzę, że to jest zmienialne, i choćby fakt, że tutaj razem obradujemy powinien w jakimś s<text:span text:style-name="T2329">to</text:span>pniu nas<text:s/><text:span text:style-name="T2330">d</text:span>o tego skłaniać.</text:p>
      <text:p text:style-name="P2331">Oczywiście jest jeszcze do rozważenia wariant zamrożeniowy, który moim zdaniem jest całkowicie do odrzucenia, bo jest to zamrożenie kryzysu i impasu w jakim się znajdujemy. Natomiast, być może, że sytuac<text:span text:style-name="T2332">ja</text:span><text:s/>pogarszając się<text:s/><text:span text:style-name="T2333">z</text:span><text:s/>naprawdę z godziny na godzinę, bo w Polsce przybywa co godzinę pół miliarda złotych niewydanych pieniędzy, zmusi rząd do tych działań zamroż<text:span text:style-name="T2334">e</text:span>n<text:span text:style-name="T2335">io</text:span>w<text:span text:style-name="T2336">yc</text:span>h, ale nie sądzę, żeby prowadziło to we właściwym kierunku<text:span text:style-name="T2337">.</text:span><text:s/>Wi<text:span text:style-name="T2338">ę</text:span>c<text:s/><text:span text:style-name="T2339">w</text:span><text:s/>zależności od te<text:span text:style-name="T2340">g</text:span>o, jaką opcję generalnie, filozofię działań<text:s/>byśmy tutaj przyjęli, to wtedy można dopiero mówić o tym jak zorganizować i jak postulować, przygotowywać pakiet działań a<text:span text:style-name="T2341">nt</text:span>yin<text:span text:style-name="T2342">fl</text:span>acy<text:span text:style-name="T2343">jnyc</text:span>h, dlatego że widzę, że niektórzy z dyskutantów uważają, że inflacja jest tym kosztem, którzy trzeba zapłacić za urynkowienie gospodarki i mon<text:span text:style-name="T2344">e</text:span>tyzację stosunków ekonomicznych, na czym nam bez mała wszystkim zależy<text:span text:style-name="T2345">.</text:span><text:span text:style-name="T2346"><text:s/></text:span>Ja uważam, że taki koszt jest nie do zap<text:span text:style-name="T2347">ł</text:span>acenia, dlatego że nie będzie takiej możliwości, i jednak wpierw trzeba starać się ograniczyć skalę tej nierównowagi<text:span text:style-name="T2348">.</text:span></text:p>
      <text:p text:style-name="P2349">Kończąc chcę powiedzieć, że gdybym był politykiem, to bym dopuszczał, jako akcep<text:span text:style-name="T2350">to</text:span>walne, implementacyjne, godne dalszych rozważań, tylko takie warianty szeroko rozumianej polityki społeczno-<text:soft-page-break/>gospodarcze<text:span text:style-name="T2351">j</text:span>, które gwarantują jej<text:s/>nierównoczesne rozwiązywanie dwóch celów: zmniejszenie stopy inflacji cenowej i zmniejszenie stopy inflacji zasobow<text:span text:style-name="T2352">ej,</text:span><text:s/>tzn<text:span text:style-name="T2353">.</text:span><text:s/>krótko mówiąc, ta inflacja musi być poniżej 60<text:span text:style-name="T2354">%</text:span><text:s/>i skala nierównowagi musi być coraz mniejsza. Jeśli ten problem jest n<text:span text:style-name="T2355">ie</text:span>r<text:span text:style-name="T2356">oz</text:span>wiąz<text:span text:style-name="T2357">yw</text:span>alny równolegle z postulatem głębokich reform systemowych i urynkowienia gospodarki oraz jej równoważenia i przebudowy struktury, to trzeba powiedzieć wyraźnie, co ma wyższy priorytet polityczny i dlaczego, i temu p<text:span text:style-name="T2358">od</text:span>porządkować dalsze działania.</text:p>
      <text:p text:style-name="P2359">Ja uważam, że ten dylemat<text:s/><text:span text:style-name="T2360">je</text:span>st<text:s/><text:span text:style-name="T2361">roz</text:span>wiąz<text:span text:style-name="T2362">yw</text:span>aln<text:span text:style-name="T2363">y.</text:span></text:p>
      <text:p text:style-name="P2364">Dziękuję.</text:p>
      <text:p text:style-name="P2365"><text:span text:style-name="T2366">Przew</text:span><text:span text:style-name="T2367">od</text:span><text:span text:style-name="T2368">niczący</text:span>:</text:p>
      <text:p text:style-name="P2369">Dziękuję panu docentowi Ko<text:span text:style-name="T2370">ł</text:span>odce.</text:p>
      <text:p text:style-name="P2371">Mam komunikat do odczytania<text:span text:style-name="T2372">.</text:span></text:p>
      <text:p text:style-name="P2373">Podzespół ds<text:span text:style-name="T2374">.</text:span><text:s/>indeksacji pod przewodnictwem prof<text:span text:style-name="T2375">.</text:span><text:s/>Rajkiewicza. Pierwsze inauguracyjne spotkanie odbędzie się jutro, wtorek, godz<text:span text:style-name="T2376">.</text:span><text:s/>9.00 w tej sali, a nie jak poprzednio zapowiadano w Instytucie Pracy i Polityki Spo<text:span text:style-name="T2377">łe</text:span>cz<text:span text:style-name="T2378">nej.</text:span></text:p>
      <text:p text:style-name="P2379"><text:span text:style-name="T2380">M</text:span>am na liście jeszcze pana Man<text:span text:style-name="T2381">ic</text:span>k<text:span text:style-name="T2382">ie</text:span>go, pana ministra Długosza i pana profesora Kaczmarka.</text:p>
      <text:p text:style-name="P2383">Proponowałbym żeby, apelowałbym po prostu o skracanie się w wypowiedziach z uwagi na późną porę.</text:p>
      <text:p text:style-name="P2384">Pan Manicki ma głos.</text:p>
      <text:p text:style-name="P2385"><text:span text:style-name="T2386">O</text:span><text:span text:style-name="T2387">b</text:span><text:span text:style-name="T2388">.</text:span><text:span text:style-name="T2389"><text:s/>Maciej Manicki</text:span>:</text:p>
      <text:p text:style-name="P2390">Dziękuję bardzo<text:span text:style-name="T2391">.</text:span></text:p>
      <text:p text:style-name="P2392">Chciałem się zająć częścią takiego s<text:span text:style-name="T2393">for</text:span>mu<text:span text:style-name="T2394">łow</text:span>ania, które tutaj padło na tej sali, a w zasadzie dwóch sformułowań, pierwszym z nich jest równość sektorów i drugim urynkow<text:span text:style-name="T2395">ie</text:span>nie.</text:p>
      <text:p text:style-name="P2396">Jeśli chodzi o równość sektorów to możemy o nim mówić długo i namiętnie, ale ona nie będzie odczuwana w zakładach pracy dopóki nie zlikwidujemy tego wszystkiego co się nazywa różnego rodzaju szlabanami na wynagrodzeniach. Szczególnie w sektorze uspołecznionym oczywiście, w tej chwili, powiedzmy ten szlabanowy, ten szlaban został rozłożony także na niektóre inne sektory.<text:s/><text:span text:style-name="T2397">B</text:span>o dopiero w tym momencie jak zakłady pracy będą<text:s/><text:span text:style-name="T2398">fakt</text:span>ycznie mogły płacić pracownikom tyle, ile wynika z ich e<text:span text:style-name="T2399">fe</text:span>ktywności, z tego wszystkiego co jest p<text:span text:style-name="T2400">od</text:span>porządkowane temu wszystkiemu co w zakładzie pracy się dzieje, to w tym momencie całe zadanie równości sektorów można między bajki włożyć.<text:s/><text:span text:style-name="T2401">I</text:span><text:s/>wiąże się to z urynkow<text:span text:style-name="T2402">ie</text:span>n<text:span text:style-name="T2403">ie</text:span>m, ale tutaj chciałem mówić o tym, o urynkowieniu podaży i popytu tego towaru, którym jest praca<text:span text:style-name="T2404">.</text:span><text:s/>Bez urynkowienia w tym obszarze też niewiele zdziałamy, bo jeśli nie będziemy mieli porządnego rynku pracy, to będzie działo się to co się dzieje, marnotrawstwo pracy, lekceważenie tej pracy, zużywanie tej pracy do produkcji tych bubli, które zaśmiecają w tej chwili jeszcze ten nasz zupełnie zdezorganizowany i rozbity rynek.</text:p>
      <text:p text:style-name="P2405">Oczywiście jest to możliwe tylko w tym momencie jeśli stanie się to, co od dłuższego czasu się zapowiada, a więc zostanie wdrożony system podatku od dochodów indywidualnych i w tym momencie jestem trochę zdziwiony, zabierając glos w zasadzie już pod koniec dyskusji, że tak ma<text:span text:style-name="T2406">ł</text:span>o temu tematowi się poświęciło<text:s/><text:span text:style-name="T2407">n</text:span>a tej sali, bo przecież zaledwie o tym wspomniano, jest to chyba to<text:s/><text:span text:style-name="T2408">c</text:span>o powinno nas uchronić w przyszłośc<text:span text:style-name="T2409">i</text:span>, można powiedzieć z dreszczem myślę o tej indeksacji. Ja rozumiem potrzebę indeksacji, ale z drugiej strony zdaję sobie sprawę z tego, i tut<text:span text:style-name="T2410">aj</text:span><text:s/>całkowicie zgadzam się z tym co mówił docent Kołodko, że indeksacja to jest nic innego jak koło zamachowe dla inflacji. Dla inflacji płacow<text:span text:style-name="T2411">ej. I</text:span><text:s/>oczywiście można rozważać problem indeksacji, ale ja proponowałbym, żebyśmy problem indeksacji rozważali w horyzoncie<text:s/><text:soft-page-break/>roku 19<text:span text:style-name="T2412">8</text:span>9 i zrobili wszystko, żeby od roku<text:s/><text:span text:style-name="T2413">19</text:span>90 przestać mówić na temat indeksacji i urynkowić naprawdę ten cały sektor rynku pracy.</text:p>
      <text:p text:style-name="P2414">Jeśli chodzi o indeksację tego roku to też nie zgodziłbym się tutaj z tym co mówił szanowny pan Rajkiewicz, chodzi mi tutaj o to s<text:span text:style-name="T2415">for</text:span>mułowanie, ponieważ odniósł się do kwestii układów zbiorowych, jako do czegoś co miałoby stanowić hamulec wzrostu wynagrodzeń, tak mniej więcej można by to było po części odczytać, c<text:span text:style-name="T2416">z</text:span>y powiedzmy instrument, który miałby określać relacje płacowe pomiędzy sektorami.</text:p>
      <text:p text:style-name="P2417">Oczywiście po części taki system układów zbiorowych mógłby taką funkcję spełnić, ale trzeba pamiętać o ty<text:span text:style-name="T2418">m</text:span>, że my mówimy tutaj o czymś takim co się nazywa efektyw<text:span text:style-name="T2419">n</text:span>oś<text:span text:style-name="T2420">ć<text:s/></text:span>gospodarowania, m<text:span text:style-name="T2421">ot</text:span>ywacyjność systemów placowych itd. Trzeba powiedzieć, że jeśli w bran<text:span text:style-name="T2422">ż</text:span>y, dla której układ zbiorowy będzie nisko pracę wartościował, znajdzie się zakład pracy o rewelacyjnych czy bardzo dobrych wynikach e<text:span text:style-name="T2423">fektyw</text:span>nościow<text:span text:style-name="T2424">yc</text:span>h, to nie można przecież mu blokować wynagrodze<text:span text:style-name="T2425">ń</text:span><text:s/>układem zbiorowym. Układ zbiorowy może się sprowadzić w tym momencie do określenia pewnego minimum, ale absolutnie nie może by<text:span text:style-name="T2426">ć</text:span><text:s/>używany jako instrument do tego, żeby gdziekolwiek hamować przyrosty wynagrodzeń, bo inaczej to rozb<text:span text:style-name="T2427">ije</text:span><text:s/>całą m<text:span text:style-name="T2428">ot</text:span>ywacyjność systemów płacow<text:span text:style-name="T2429">yc</text:span>h.</text:p>
      <text:p text:style-name="P2430">Jeśli chodzi o indeksację, to tutaj chciałem powiedzieć, że w pełni popieram koleżankę, która mówiła, ze strony przeciwnej na temat indeksowania o planowany wskaźnik wzrostu kosztów utrzymania. Takie indeksowanie funkcjonuje chociażby w uchwale Rady Ministrów dotyczącej najniższego wynagrodzenia. Jest tam pow<text:span text:style-name="T2431">ie</text:span>dzia<text:span text:style-name="T2432">n</text:span>e<text:span text:style-name="T2433">,</text:span><text:s/>że indeksuje się o planowany wskaźnik, że najniższe wynagrodzenie indeksuje się począwszy od tego roku o planowany wskaźnik wzrostu<text:s/><text:span text:style-name="T2434">c</text:span>en<text:span text:style-name="T2435">.</text:span><text:s/>W tym momencie przeindeksowano to o te 19,<text:span text:style-name="T2436">2<text:s/></text:span>czy 16,6, nie wiem, bo tam jest jeszcze kwestia alkoholu, o której też za chwilę.<text:s/><text:span text:style-name="T2437">I</text:span><text:s/>wiemy doskonale, co się będzie z tymi, jaka jest realność tego wskaźnika. Jeśli my tak będziemy po<text:span text:style-name="T2438">s</text:span>t<text:span text:style-name="T2439">ę</text:span>powa<text:span text:style-name="T2440">ć</text:span>, to dojdzie w pewnym momencie do takiego czegoś, że zaczną się nożyce pomiędzy najniższym wynagrodzeniem, a przeciętnym otwierać i znowu doprowadzimy być może do funk<text:span text:style-name="T2441">cj</text:span>onowania, można<text:span text:style-name="T2442"><text:s/>p</text:span>owiedzieć syndromu 5 400,<text:s/><text:span text:style-name="T2443">z</text:span><text:s/>który<text:span text:style-name="T2444">m</text:span><text:s/>mieliśmy do czynienia<text:s/><text:span text:style-name="T2445">w</text:span><text:s/>poprzedn<text:span text:style-name="T2446">i</text:span>ch latach<text:span text:style-name="T2447">.</text:span></text:p>
      <text:p text:style-name="P2448">Jeśli chodzi o waloryzację, to trzeba powiedzieć, że w tym momencie jedną, może ze śmiesznych trochę,<text:s/><text:span text:style-name="T2449">a</text:span>le poważnych zagadnień jest likwidacja tego oszustwa, które rząd popełnia od dłuższego okresu czasu.<text:s/><text:span text:style-name="T2450">M</text:span>ówię tutaj o machlojkach z alkoholem, bo nie można tego inaczej nazwać<text:span text:style-name="T2451">.</text:span><text:s/>Wyłącza się ze wskaźnika wzrostu kosztów utrzymania wskaźnik wzrostu cen na alkoholu.<text:s/><text:span text:style-name="T2452">I</text:span><text:s/>to w sposób zdaniem związków zawodowyc<text:span text:style-name="T2453">h</text:span>, w sposób oszukańczy. Bo można zgodzić się z tezą, że alkohol można wy<text:span text:style-name="T2454">łąc</text:span>zyć do tych obliczeń, ale całkowicie wystawić go na bok. To wynika z ustawy o wychowaniu w trzeźwości, która nakazuje, aby wzrost cen detalicznych alkoholu wyprzedzał wzrost dochodu, w tym momencie jest naturalne<text:s/><text:span text:style-name="T2455">i</text:span><text:s/>logiczne, że alkohol się wyrzuci. Ale nie można wy<text:span text:style-name="T2456">r</text:span>zucać z rachunku przyrostu wskaźnika wzrostu utrzymania czy wzrostu cen detalicznych spowodowanego wzrostem cen alkoholu, bo taka operacja jest po prostu oszustwem. I w tym roku to oszustwo zaowocowało 10%<text:span text:style-name="T2457">.</text:span><text:s/><text:span text:style-name="T2458">B</text:span>ardzo proszę wziąć długopis do ręki i przeliczyć sobie, co to znaczy przy wzroście cen alkoholu w zeszłym roku i<text:s/><text:span text:style-name="T2459">13</text:span>% spożycia tego alkoholu w spożyciu ogółem, przeliczyć to w ty<text:span text:style-name="T2460">m</text:span><text:s/>wariancie i przeliczyć to w wariancie z usunięciem alkoholu<text:span text:style-name="T2461">.</text:span><text:s/>Różnica jest ponad 9 punktów.<text:s/><text:span text:style-name="T2462">I</text:span><text:s/>te 9 punktów na podstawie tego mechanizmu, dodając wszystko to co wynika z alkoholu w tym roku,<text:s/><text:span text:style-name="T2463">u</text:span>sunięt<text:span text:style-name="T2464">o</text:span>, i w<text:s/><text:span text:style-name="T2465">z</text:span>wiązku z tym konsekwencją jest wzr<text:span text:style-name="T2466">ost</text:span>,<text:s/><text:span text:style-name="T2467">d</text:span>opuszczalny wzrost wynagrodzeń o<text:s/><text:span text:style-name="T2468">4</text:span>0<text:span text:style-name="T2469">%</text:span><text:s/>pr<text:span text:style-name="T2470">z</text:span>yjęty w Uchwale Rady Ministrów, przy 55-procentowej inflacji i przecież wzroście cen alkoholu wcale nie wyższym, niż planowany przeciętny wzrost cen na inne towary.</text:p>
      <text:p text:style-name="P2471">Indeksacja pełna czy niepełna.<text:s/><text:span text:style-name="T2472">W</text:span><text:s/>tym momencie dochodzimy do bardzo pow<text:span text:style-name="T2473">a</text:span>żnej sprawy, bo mieliśmy<text:s/><text:soft-page-break/>ostatnio na ostatnim spotkaniu z rządem<text:s/><text:span text:style-name="T2474">z</text:span>arzut<text:span text:style-name="T2475">y</text:span>, że my się ustawiamy bardzo negatywnie do tego wszystkiego co rząd robi i proponuje, a my twierdzimy, że nie my się ustawiamy, tylko my żeśmy zostali ustawieni. Bo jeśli rząd robi wszystko to, jeśli chodzi o środki masowego przekazu, nagłaśnianie powiedzmy swoich propozycji, pokazując, że nikomu się ma krzywda w naszym kraju nie stać, nikt nie straci na realnych dochodach, a jednocześnie robi co innego, to w tym jest ten wskaźnik wzrostu wynagrodzeń 1,4 przy planowanej inflacji 5<text:span text:style-name="T2476">5</text:span><text:s/>- planowanej, ale doskonale chyba wszyscy wiemy, że nie rzeczywistej przecież. To jak to można inaczej nie nazwać jak tym, że rząd prowadzi tutaj do obniżenia płac realnych. I być może jest to niezbędne, ale trzeba powiedzieć publicznie, a nie mówić, że my nie będziemy zmniejszać dochodów realnych, potem podejmować działania, które prowadzą do zmniejszania dochodów realnych, i jak się w tej sytuacji mamy zachować. No przecież jeśli my nie będziemy w tym momencie się odzywać, to zostawimy sprawę przy milczącej akceptacji, to odbiór społeczny jest jednoznaczny działania związków zawodowych. Odbiór jest taki, że rząd jest dobry, bo deklaruje, że nikt nie straci, no a potem suma<text:s/>summarum<text:s/>ludzie stracili, więc kto winien? Nie rząd, związki zawodowe.</text:p>
      <text:p text:style-name="P2477">Tyle pokrótce, nie chcę więcej czasu zabierać, natomiast muszę powiedzieć tutaj, że jesteśmy troszeczkę zaskoczeni<text:s/>terminem jutrzejszego spotkania w sprawie indeksacji, działanie takie troszeczkę z zaskoczenia w niewygodnej sytuacji nastawia. Ja bym bardzo prosił, żeby jednak na przyszłość troszeczkę wyprzedzenia w tych tematach przyjmować po prostu po to, żeby można było chociażby drużynę skompletować, bo my nie chcemy się opierać tylko n<text:span text:style-name="T2478">a</text:span><text:s/>aktywie warszawskim. Dziękuję.</text:p>
      <text:p text:style-name="P2479"><text:span text:style-name="T2480">Przewodni</text:span><text:span text:style-name="T2481">cz</text:span><text:span text:style-name="T2482">ący:</text:span></text:p>
      <text:p text:style-name="P2483">Dziękuję.</text:p>
      <text:p text:style-name="P2484">Ma pan rację tylko, że ta sprawa została - narodziła się dzisiaj na skutek tych wiadomości, które przychodzą i o dram<text:span text:style-name="T2485">at</text:span>yczności sytuacji i o konieczności szybkiego działania. Ale to proszę uwzględnić te warunki, w których zostało podjęte.</text:p>
      <text:p text:style-name="P2486">Ja popełniłem błąd podając komunikat - grupa robocza do spraw indeksacji pod przewodnictwem pro<text:span text:style-name="T2487">f</text:span>. Rajkiewicza się zbier<text:span text:style-name="T2488">a</text:span>, również zbiera się grupa pod przewodnictwem pana Andrzeja Wielowieyskiego, to jest w tej chwili wspólne, te obie grupy będą razem. Także proszę przyjąć to sprostow<text:span text:style-name="T2489">anie.</text:span></text:p>
      <text:p text:style-name="P2490">Teraz głos ma pan Minister Długosz.</text:p>
      <text:p text:style-name="P2491"><text:span text:style-name="T2492">Ob. Maciej Manicki</text:span>:</text:p>
      <text:p text:style-name="P2493">Przepraszam bardzo, jedno pytanie<text:s/><text:span text:style-name="T2494">w</text:span><text:s/>tym momencie.<text:s/>To znaczy, pracuje tylko grupa rządowa i grupa opozycji t<text:span text:style-name="T2495">ak</text:span>?</text:p>
      <text:p text:style-name="P2496"><text:span text:style-name="T2497">Przewodni</text:span><text:span text:style-name="T2498">cz</text:span><text:span text:style-name="T2499">ący</text:span>:</text:p>
      <text:p text:style-name="P2500">Nie! W tej chwili dochodzi do tego trzecia grupa, którą pan reprezentuje jako grupa<text:s/>włączająca<text:s/>się do t<text:span text:style-name="T2501">am</text:span>tych grup.</text:p>
      <text:p text:style-name="P2502"><text:span text:style-name="T2503">Ob</text:span><text:span text:style-name="T2504">.</text:span><text:span text:style-name="T2505"><text:s/>Maciej Manicki</text:span>:</text:p>
      <text:p text:style-name="P2506">Tak, bo ja tutaj chciałem jeszcze może jedną rzecz wyjaśnić.<text:s/><text:span text:style-name="T2507">I</text:span><text:s/>w ogóle uważamy w naszej grupie, jak już taką nomenklaturę, żeśmy przyjęli, że program prac tego zespołu jest stanowczo przeładowan<text:span text:style-name="T2508">y</text:span>. Nie chcemy tutaj wnikać w to dlaczego. Uważamy, że szereg ważnych spraw oczywiście jest tutaj poruszanych, są to na pewno sprawy ważne, tylko czy to są sprawy, które koniecznie trzeba rozważać przy<text:s/>„okrągłym stole”<text:s/>jest wątpliwe. Dlatego też nie uznaliśmy za konieczne dobijania się tak zwanego trój parytetu w pozostałych grupach roboczych. Niemniej jednak w zespole, który będzie zajmował się indeksacją, cenami, dochodami i polityką społeczną ze względu na obszar tego zespołu, wyraźnie stwierdzamy, że<text:s/><text:soft-page-break/>uczestniczymy, chcemy w tym zespole uczestniczyć na zasadach tr<text:span text:style-name="T2509">ój</text:span><text:span text:style-name="T2510">-</text:span>parytetu, podobnie jak w kwestiach zespołu związkowego.</text:p>
      <text:p text:style-name="P2511">Dziękuję bardzo.</text:p>
      <text:p text:style-name="P2512"><text:span text:style-name="T2513">Przewodni</text:span><text:span text:style-name="T2514">cz</text:span><text:span text:style-name="T2515">ąc</text:span><text:span text:style-name="T2516">y</text:span><text:span text:style-name="T2517">:</text:span></text:p>
      <text:p text:style-name="P2518">Dziękuję.</text:p>
      <text:p text:style-name="P2519">Pan Minister Długosz.</text:p>
      <text:p text:style-name="P2520"><text:span text:style-name="T2521">Minister Stanisław Dłu</text:span><text:span text:style-name="T2522">g</text:span><text:span text:style-name="T2523">o</text:span><text:span text:style-name="T2524">s</text:span><text:span text:style-name="T2525">z</text:span>:</text:p>
      <text:p text:style-name="P2526">Z uwagi na czas bardzo krótki, po pierwsze uważam, że należy unikać w naszej dyskusji emocjonalnych sformułowań tego typu jak: zastosował pro<text:span text:style-name="T2527">f.</text:span><text:s/>Beksiak pod adresem ministra Wilczk<text:span text:style-name="T2528">a</text:span>, który zresztą sam się potrafi bronić, ale wydaje się, że dwaj współprzewodniczący powinni tylko decydować o tym, czy należy dalej kontynuować wypowiedź czy nie. Natomiast my też moglibyśmy, ja osobiście przynajmniej powiedzieć, że w szeregu wypowiedzi, które padały dzisiaj na sali była cała masa n<text:span text:style-name="T2529">aj</text:span>rozmai<text:span text:style-name="T2530">ts</text:span>zych sformułowań, które merytorycznie nie przedstawi<text:span text:style-name="T2531">aj</text:span>ą specjalnej wartości, a natomiast zawierają dość duży ładunek demagogicznych in<text:span text:style-name="T2532">fo</text:span>rmac<text:span text:style-name="T2533">ji</text:span>.</text:p>
      <text:p text:style-name="P2534">Drugie. Wydaje mi się, że s<text:span text:style-name="T2535">fo</text:span>rmułowanie ze strony kolegi<text:s/><text:span text:style-name="T2536">Ma</text:span>nickiego pod adresem rządu, że dokonuje oszustw, jest też niewłaściwe i prosiłbym, żeby tego rodzaju s<text:span text:style-name="T2537">fo</text:span>rmułowania tutaj na sali nie padały, bo my też potrafimy najrozmaitszymi epitetami operować.</text:p>
      <text:p text:style-name="P2538">Trzecia sprawa. Jeśli chodzi o problem mojej osobistej refleksji, po tym drugim dniu, to muszę powiedzieć, że ja jestem też zaniepokojony do czego właściwie nasz zespół w rozstrzyganiu problemu gospodarki dojdzie, dlatego że pojawia się tutaj bardzo różne podeście do wielu spraw, przy czym nie chodzi o podejście merytoryczne czy metodologiczne, ale z punktu widzenia jakiegoś ogólnego spojrzenia na to, o czym rozmawiano.</text:p>
      <text:p text:style-name="P2539">Otóż jako przedstawi<text:span text:style-name="T2540">ci</text:span>ele strony rządowej my jesteśmy zobowiązani określonym porządkiem, który nas wiąże, faktem, że istnieją ok<text:span text:style-name="T2541">r</text:span>eślone ustawy, istnieje określony porządek prawny, który my musimy przestrzegać.</text:p>
      <text:p text:style-name="P2542">Natomiast wiele wypowiedzi ustawia się na pozycji mniej lub bardziej krytycznych recenzentów, z wieloma uwagami. Nawet można by się zgodzić, ale nie ma poza recenzją żadnej recepty jak to rozwiązać.</text:p>
      <text:p text:style-name="P2543">Jeśli chodzi o problem zadłużenia wobec ZSRR. Ja chciałem wyjaśnić, panu Bugajowi, że nie tylko nie jestem przeciwko omawianiu tej sprawy, ale wręcz odwrotnie, prowadzone są w tej chwili rozmowy z przedstawi<text:span text:style-name="T2544">ci</text:span>elami rządu radzieckiego, żeby zadłużenie, które będzie do spłacenia na koniec bieżącego pięciolecia było przesunięte bez określenia terminu czasokresu spłaty poza 1995 rok. Natomiast ja zaprotestowałem i kategorycznie się nie zgadzam z traktowaniem, że należy argumentować wobec partnera rad<text:span text:style-name="T2545">zi</text:span>eckiego, że powinien odłożyć zadłużenie dlatego, że nam odkładają, czy restrukturyzują zadłużenie wierzyciele zachodni.</text:p>
      <text:p text:style-name="P2546">I rozumiem, że na grupie, która będzie się zajmowała tą sprawą, omówimy sobie szczegółowo, bo jest to problem zadłużenie wynikające z obrotów bieżących zadłużenia, które ustabilizowaliśmy, a mimo to rośnie na dzień<text:span text:style-name="T2547"><text:s/></text:span>1 stycznia 1986 r. mogę tylko przytoczyć następujące zestawienie liczb, że w okresie 1981 - 1985 wypłaciliśmy wierzycielom zachodnim 5 413 mln dolarów. Jest to bilans handlowy i usługowy, nie rozliczenie płatnicze. Z tytułu obsługi zadłużenia, podczas kiedy ze Związku Radzieckiego w tym czasie uzyskaliśmy kredyty na 4<text:span text:style-name="T2548"> </text:span>275 mln rubli. A więc gdzie jest pre<text:span text:style-name="T2549">fe</text:span>renc<text:span text:style-name="T2550">yj</text:span>ne traktowanie?</text:p>
      <text:p text:style-name="P2551">Jeśli chodzi o trzy lata, o aktualne chociaż dane za 1988 rok, są jeszcze danymi prowizory<text:span text:style-name="T2552">cz</text:span>nymi,<text:s/><text:soft-page-break/>wypłaciliśmy wierzycielom zachodnim 3<text:span text:style-name="T2553"> </text:span>376 mln dolarów, podczas kiedy nasze saldo dodatnie za te trzy lata ze Związkiem Radzieckim wynosi<text:s/><text:span text:style-name="T2554">2</text:span>17 mln rubli, ale saldo ciągnione od 1 stycznia 1986, nadal przekracza<text:s/><text:span text:style-name="T2555">5</text:span>00 mln rubli.</text:p>
      <text:p text:style-name="P2556"><text:span text:style-name="T2557">I</text:span><text:s/>ostatnia sprawa. Ja jestem zaniepokojony osobiście tym razem problemem tej fali strajków. Ja nie wiem kto to organizuje, można tutaj poszukiwać odpowiedzi komu na tym zależy, czy kto z tego będzie miał korzyść, ale ja to widzę w innym aspekcie, który chciałem tutaj przedstawić,<text:s/><text:span text:style-name="T2558">a</text:span><text:s/>mianowicie, nawet jeżeli byśmy znaleźli rozwiązanie polityczne z naszymi wierzycielami zachodnimi, co do realistycznego rozłożenia naszego zadłużenia, to po tych kilku dniach daliśmy taki pokaz, że nawet będzie teraz trudno w przypadku pozytywnego załatwienia sprawy z wierzycielami zachodnimi sprowadzić kogokolwiek z poważni<text:span text:style-name="T2559">ejs</text:span>zymi pieniędzmi do naszego kraju. Po prostu te działania są absolutnie nieodpowiedzialne z ramienia współpracy finansowej z naszymi partnerami zachodnimi.<text:s/></text:p>
      <text:p text:style-name="P2560">Dziękuję.</text:p>
      <text:p text:style-name="P2561"><text:span text:style-name="T2562">P</text:span><text:span text:style-name="T2563">rze</text:span><text:span text:style-name="T2564">wodnicząc</text:span><text:span text:style-name="T2565">y</text:span><text:span text:style-name="T2566">:</text:span></text:p>
      <text:p text:style-name="P2567">Dziękuję.</text:p>
      <text:p text:style-name="P2568">Jako ostatni zabierze głos pan prof. Kaczmarek.</text:p>
      <text:p text:style-name="P2569"><text:span text:style-name="T2570">Minister Stanisław Długosz</text:span>:</text:p>
      <text:p text:style-name="P2571">Mam jeszcze jeden komunikat w imieniu premiera Sekuły.</text:p>
      <text:p text:style-name="P2572">Chodzi o tą sprawę pr<text:span text:style-name="T2573">o</text:span>jektu ustawy o specjalnych warunkach realiza<text:span text:style-name="T2574">cj</text:span>i planu konsolida<text:span text:style-name="T2575">cj</text:span>i.</text:p>
      <text:p text:style-name="P2576">Premier Sekuła mnie upoważnił, żebym zaprosił przedstawicieli panów na jutro rano na rozmowę w sprawi<text:span text:style-name="T2577">e<text:s/></text:span>tekstu, który jak rozumiem został przekazany na ręce dzisiaj rano prof. Beksiaka. Jeżeli byłoby to możliwe zwracam<text:s/><text:span text:style-name="T2578">s</text:span>i<text:span text:style-name="T2579">ę</text:span><text:s/>tu<text:s/><text:span text:style-name="T2580">d</text:span>o pana p<text:span text:style-name="T2581">rof.</text:span><text:s/>T<text:span text:style-name="T2582">rz</text:span>eciakowsk<text:span text:style-name="T2583">ie</text:span>go o podan<text:span text:style-name="T2584">i</text:span>e<text:s/>mi kto i czy od godziny 9.00 rano mógłby zorganizować, mógłby przyjść do Urzędu Rady Ministrów na rozmowę z premierem Sekułą.</text:p>
      <text:p text:style-name="P2585">Przepraszam bardzo.</text:p>
      <text:p text:style-name="P2586"><text:span text:style-name="T2587">Przewodniczący</text:span>:</text:p>
      <text:p text:style-name="P2588">Dziękuję.</text:p>
      <text:p text:style-name="P2589">Teraz pan prof. Kaczmarek ma głos.</text:p>
      <text:p text:style-name="P2590"><text:span text:style-name="T2591">Ob</text:span><text:span text:style-name="T2592">.</text:span><text:span text:style-name="T2593"><text:s/>Jan Kaczmarek</text:span>:</text:p>
      <text:p text:style-name="P2594">Panie Przewodniczący! Bardzo mi odpowiada ta wypowiedź pana Bugaja, w której powiedział, że jest potrzeba, żebyśmy się wzajemnie poważnie traktowali.</text:p>
      <text:p text:style-name="P2595">Ja uważam, że czasem objawy pewnego<text:s/><text:span text:style-name="T2596">ja</text:span>k gdyby niepoważnego traktowania wypływają widocznie - jak mnie się wydaje na podstawie słuchania dzisiejszych wypowiedz<text:span text:style-name="T2597">i</text:span><text:s/>- albo z braku informacji nieaktualnych czasem, albo też po prostu wymagają one dodatkowego jeszcze uzupełnienia czy naświetleni<text:span text:style-name="T2598">a.</text:span></text:p>
      <text:p text:style-name="P2599">Ja dopatrzyłem się w wypowiedziach zwłaszcza tutaj końcowych, znaczy mamy na uwadze przede wszystkim wypowiedź panów Wieczorka, Beksiaka, a częściowo także i pana Bugaja, że właśnie te motywy tu chyba odgrywają rolę.</text:p>
      <text:p text:style-name="P2600">Użył pan Bugaj takiego zwrotu, że rząd<text:s/><text:span text:style-name="T2601">p</text:span>r<text:span text:style-name="T2602">z</text:span>e<text:span text:style-name="T2603">py</text:span>cha przez Sejm pakiet ustaw. No nie wiem, czy mam to traktować jako zarzut, czy też jako pochwałę Sejmu, że trzeba przez niego przepychać, bo się nie da łatwo przeprowadzić. Ale to tak na marginesie.</text:p>
      <text:p text:style-name="P2604">Natomiast mówiąc poważnie, chciałbym zwrócić uwagę, że dostrzegamy wyjątkowość czasu, dostrzegamy opóźnienia, dostrzegamy intencje stawiania, jak mówi premier Rakowski, na nogach to co stało na głowie. Ale nie oznacza to, aby w Sejmie była jakaś taryfa ulgowa w stosunku do tych ustaw.</text:p>
      <text:soft-page-break/>
      <text:p text:style-name="P2605">Chcę zwrócić uwagę, że rzeczywiście była propozycja, abyśmy raz dwa załatwili ustawę budżetową. Ale nad ustawą budżetową pracowaliśmy dwa miesiące i kto tu z panów ma możliwość zetknięcia się z ludźmi, którzy w tym pracowali, była to praca naprawdę bardzo rzetelna. Ja nie będę tutaj<text:s/>przedstawiał cz<text:span text:style-name="T2606">as</text:span>u jaki był przeznaczany nieraz do późnych godzin wieczornych, ale po prostu ilość rozmaitych dodatkowych materiałów, dodatkowych spotkań nie tylko wprost z Ministerstwem Finansów, ale także z<text:span text:style-name="T2607">ai</text:span>nteresow<text:span text:style-name="T2608">an</text:span>ymi podmiotami, to świadczy o wnikliwości podejścia.</text:p>
      <text:p text:style-name="P2609">Ja wzmiankowałem<text:s/><text:span text:style-name="T2610">w</text:span><text:s/>moim pierwszym wystąpieniu fragmentarycznie o tym temacie, myślę, że on jest niesłychanie ważny i niezależnie od tego, czy ten budżet będzie w najbliższych dniach uchwalony, czy nie, ja uważam, że będzie zachodziła rzeczywiście potrzeba, aby nasz zespół zajął się sprawą budżetu z punktu widzenia jego struktur, całej ustawy o planowaniu, która dla znacznej części staje się anachroniczna. Ale do tego trzeba podejść tak, jak pan Beksiak mówił naprawdę poważnie, a n<text:span text:style-name="T2611">i</text:span>e chwytać się jakiś fragmentów, zresztą jak mnie się wydaje niektóre są po prostu przeinaczone.</text:p>
      <text:p text:style-name="P2612">Jeśli chodzi o sprawy bezpośrednio tutaj poruszane, to były dwie sprawy, jedna dotyczyła uwarunkowania realizacji reformy, a druga planu konsolida<text:span text:style-name="T2613">cji</text:span>.</text:p>
      <text:p text:style-name="P2614">I moje wyjaśnienia panie przewodniczący mają tutaj przede wszystkim na celu zwrócenie uwagi, że jeśli się feruje sądy, to byłoby rzeczą naprawdę pożytecz<text:span text:style-name="T2615">n</text:span>ą naprzód zapoznać się z faktycznymi przesłankami, które taki<text:s/><text:span text:style-name="T2616">a</text:span><text:s/>nie inny sąd uzasadniają.</text:p>
      <text:p text:style-name="P2617">Otóż w odniesieniu do tej sprawy o szczególnych uwarunkowaniach realizacji reformy, poruszona była sprawa dyrektora odwoływania dyrektora, jako n<text:span text:style-name="T2618">ar</text:span>uszenie ustaw.</text:p>
      <text:p text:style-name="P2619">Otóż chcę przypomnieć, że tekst, jaki idzie po poprawkach Komisji w liczbie mnogiej komisji, na zebranie plenarne Sejmu,<text:s/>a tekst jaki nadesłał rząd w tym miejscu zawiera zasadniczą różnicę. Tekst, który proponował rząd, rzeczywiście mógł sugerować, mógł dać prawo do sterowania takiego nieograniczonego żadnymi przepisami działania rządu.</text:p>
      <text:p text:style-name="P2620">Natomiast po poprawkach sejmowych zawęża się to wyłącznie do naruszenia prawa, kreowania cen i płac.<text:s/><text:span text:style-name="T2621">W</text:span><text:s/>związku z tym nie ma mowy o jakiejkolwiek swobodzie ponad prawem rządu. Po drugie - zap<text:span text:style-name="T2622">i</text:span>s ten wywodzi się z tej podstawowe<text:span text:style-name="T2623">j</text:span>, jednej z trzech podstawowych ustaw reformy gospodarczej - ustawy o przedsiębiorstwie, gdzie wyraźnie się formułuje uprawnienia organu założycielskiego. Jest to po prostu konsekwencja tego co tam się pisze o nadzorze sprawowanym przez organ założycielski. Tak więc śmiem twierdzić, wyrazić taką opinię - a opieram się tu nie tylko na zdaniu posłów, wśród których jest wielu ludzi niefachowych, ale mających dobrą wolę wnikania we wszystkie szczegóły, aby wydać, ferować opinie słuszne, ale także opinie znak<text:span text:style-name="T2624">o</text:span>mitych prawników, którzy nie dopatrzyli się w tym absolutnie żadnego naruszenia prawa.</text:p>
      <text:p text:style-name="P2625"><text:span text:style-name="T2626">O</text:span>dnośnie zrzeszeń nie będę mówił, chociaż tam też prowadzone są pewne istotne zmiany. Ale ponieważ tu panowie tej sprawy nie poruszali, albo poruszali ją w takim jak gdyby pozytywnym naświetleniu, to ze względu na oszczędność czasu o tym nie będę mówił.</text:p>
      <text:p text:style-name="P2627">Druga sprawa jeszcze, na którą tu panowie nie zwrócili uwagi, ale myślę, że ona<text:s/><text:span text:style-name="T2628">w</text:span><text:s/>podtekście chyba tkwiła, mówiąc o dyrektorach, został usunięty cały ustęp dotyczący rad narodowych. Bowiem tu rzeczywiście dopatrzyliśmy się absolutnie naruszenia niedawno wydanej ustawy o radach narodowych.</text:p>
      <text:p text:style-name="P2629">Dalej - jeśli chodzi o te sprawy, to poruszono tu sprawę eksperymentu. Otóż chcę tutaj jednak polemizować z panem pro<text:span text:style-name="T2630">f</text:span>. Beksiakiem. Mnie się wydaje, że nie jest to tak jak mówi, że my popełniamy coś niewłaściwego, niesłusznego. W opinii znakomitej większości posłów, bo muszę stwierdzić, że był jeden<text:s/><text:soft-page-break/>przeciwny i dwóch wstrzymujących się przy głosowaniu nad tą sprawą, to braliśmy pod uwagę przede wszystkim ten fakt, że od pewnego czasu my ek<text:span text:style-name="T2631">sp</text:span>erymentujemy w sposób niezwykle lekkomyślny na całej gospodarce. Każdy z nas tu jak siedzi, prawdopodobnie ma różny punkt widzenia. Dzisiaj tu były bardzo krańcowe niektóre stanowiska wysuwane. Ale przecież musimy sobie uprzytomnić to, że jakaś odpowiedzialność na nas spoczywa.</text:p>
      <text:p text:style-name="P2632">I intencją tego zapisu o eksperymentach jest to, aby te sprawy, które nie dadzą się przesymulowa<text:span text:style-name="T2633">ć</text:span><text:s/>teoretycznie, nie dadzą się na podstawie jakiegoś modelu, choćby tych wariantów było dużo, wyprowadzić jako coś co warto wprowadzać w szerszym zakresie. Ale żeby stworzyć możliwość dla ludzi przedsiębiorczych, którzy idą często znacznie w przodzie ponad tym co potra<text:span text:style-name="T2634">fi</text:span><text:s/>zamknąć sobie prawo. Dlatego też to nie będzie wbrew prawu, bowiem to co my tam zapisujemy, mówimy<text:span text:style-name="T2635"><text:s/></text:span>o ograniczeniu i ujęciu w odpowiednią umowę. I ponieważ ta sprawa została poruszona w kontekście kontroli społecznej, to chyba uszło uwagi panów wypowiadających się tutaj, że Sejm już wcześniej powołał komisję nadzwyczajną do kontroli rządu w zakresie realizacji reformy gospodarcz<text:span text:style-name="T2636">ej.</text:span></text:p>
      <text:p text:style-name="P2637">Jak dotąd, komisja która działa, wydaje mi się, że działa ku zadowoleniu społecznemu, bowiem w sposób bardzo bezkompromisowy przedstawia wiele tych spraw, które albo w sposób niewłaściwy, albo wręcz błędny były realizowane przez rząd<text:span text:style-name="T2638">.</text:span><text:s/>Nie jest więc prawdą, że sprawy eksperymentu pozostaną bez kontroli. Chcę zapewnić, że już obecnie ta komisja, ja sam nie jestem jej członkiem, ale z komisji w której pracuję jest tam parę osób i stąd o tym wiem bezpośrednio, już w tej chwili są przygotowywane projekty kontroli zabierania się do tych spraw, to znaczy przygotowywania ewentualnych umów w zakresie eksperymentu.</text:p>
      <text:p text:style-name="P2639">Ja sądzę, że poza tym jest to spełnienie długo już wysuwanej propozycji, od dawna wysuwanej propozycji o prawie do eksperymentowania. Więc popatrzmy na to nie pod kątem swawoli rządu, tylko pod kątem przede wszystkim dążenia do jakichś rozsądnych działań, które by mogły nam przynieść korzyści.</text:p>
      <text:p text:style-name="P2640">I jeszcze jedna sprawa, którą jestem zmuszony także tu przedstawić, bowiem ona wywołuje pewne jakieś nieporozumienie. Mówi się o zatwierdzeniu przez rząd planu konsolidacji. Rząd /przepraszam - przez Sejm/. Sejm nie zatwierdził planu konsolidacji. Sejm tylko wydał opinię, że podziela założenia i cele konsolidacji. I dodał do tego, że zaleca rządowi uwzględnić opinie Komisji Planu Gospodarczego, Budżetu i Finansów. Opinia ta jest w istotnych punktach krytyczna. W referacie sprawozdawczym rozwinęliśmy te punkty, które są w opinii komisji. I tak jak mówiłem na zebraniu plenarnym w Sejmie, tak i tu chcę powiedzie<text:span text:style-name="T2641">ć</text:span>, że myśmy, że my dostrzegamy cały szereg prawidłowych rozwiązań. Ale na przykład tam kilka było spraw wymienionych, ale na przykład jedna z tych kwestii, jedna z tych spraw, sprawa zmian strukturalnych jest faktycznie niedopracowana. I to rzeczywiście musi być stwierdzone.</text:p>
      <text:p text:style-name="P2642">I jeszcze jedno, jeżeli pan przewodniczący pozwoli. Tym razem już pod adresem pana Manickiego. Otóż jest tu znowu, bo to jest informacja, która jest myląca. Mnie to tym bardziej dziwi, że akurat dotyczy to sprawy, o którą pan Manicki czy jego związki wielokrotnie występowały, a mianowicie o to, żeby wzrost płac był związany z efektami produkcyjnymi.</text:p>
      <text:p text:style-name="P2643">Przecież w tejże właśnie cytowanej tutaj ustawie wyraźnie się mówi, że to 1,4 tylko jest wtedy ważne, jeżeli nie ma przyrostu produkcji. Jeśli jest przyrost produkcji, a udział płacy w tym jest nie większy niż w roku ubiegłym, to tego progu nie ma. I jest to po prostu spełnienie postulatu OPZZ, który sam wielokrotnie wysłuchiwałem.</text:p>
      <text:p text:style-name="P2644">Dziękuję bardzo.</text:p>
      <text:soft-page-break/>
      <text:p text:style-name="P2645"><text:span text:style-name="T2646">Pr</text:span><text:span text:style-name="T2647">of</text:span><text:span text:style-name="T2648">. Mu</text:span><text:span text:style-name="T2649">j</text:span><text:span text:style-name="T2650">żel</text:span>:</text:p>
      <text:p text:style-name="P2651">Mam pytanie do pana pro<text:span text:style-name="T2652">f</text:span>. Kaczmarka, czy można?</text:p>
      <text:p text:style-name="P2653"><text:span text:style-name="T2654">Prz</text:span><text:span text:style-name="T2655">ew</text:span><text:span text:style-name="T2656">od</text:span><text:span text:style-name="T2657">n</text:span><text:span text:style-name="T2658">iczący</text:span>:</text:p>
      <text:p text:style-name="P2659">Zaraz proszę państwa, ale my chcemy zakończyć to zebranie.</text:p>
      <text:p text:style-name="P2660"><text:span text:style-name="T2661">Pro</text:span><text:span text:style-name="T2662">f.</text:span><text:span text:style-name="T2663"><text:s/>Mujżel</text:span>:</text:p>
      <text:p text:style-name="P2664">Ale sprawa jest panie profesorze ważna, potem umknie naszej uwadze.</text:p>
      <text:p text:style-name="P2665"><text:span text:style-name="T2666">Prz</text:span><text:span text:style-name="T2667">e</text:span><text:span text:style-name="T2668">wodnicz</text:span><text:span text:style-name="T2669">ą</text:span><text:span text:style-name="T2670">cy</text:span>:</text:p>
      <text:p text:style-name="P2671">Dobrze. Pan Manicki ma głos.</text:p>
      <text:p text:style-name="P2672"><text:span text:style-name="T2673">Ob.<text:s/></text:span><text:span text:style-name="T2674">M</text:span><text:span text:style-name="T2675">anicki</text:span>:</text:p>
      <text:p text:style-name="P2676">Ja mam takie pytanie proceduralne. Chodzi mi o t<text:span text:style-name="T2677">ę</text:span><text:s/>komisję indeksacji. Może byśmy dokładnie sprecyzowali co to jest, czy to jest to co żeśmy wczoraj na ostatnim posiedzeniu nazywali komisją ds. cen, dochodów i polityki społeczn<text:span text:style-name="T2678">ej?</text:span></text:p>
      <text:p text:style-name="P2679"><text:span text:style-name="T2680">Pr</text:span><text:span text:style-name="T2681">zewod</text:span><text:span text:style-name="T2682">n</text:span><text:span text:style-name="T2683">iczący</text:span>:</text:p>
      <text:p text:style-name="P2684">Tak.</text:p>
      <text:p text:style-name="P2685"><text:span text:style-name="T2686">Ob.<text:s/></text:span><text:span text:style-name="T2687">M</text:span><text:span text:style-name="T2688">anicki</text:span>:</text:p>
      <text:p text:style-name="P2689">To jest ten podzespół. To jest grupa, czy podgrupa.</text:p>
      <text:p text:style-name="P2690"><text:span text:style-name="T2691">Ob.</text:span><text:span text:style-name="T2692"><text:s/>M</text:span><text:span text:style-name="T2693">uj</text:span><text:span text:style-name="T2694">że</text:span><text:span text:style-name="T2695">l</text:span>:</text:p>
      <text:p text:style-name="P2696">Rozumiem, że jutro jest pierwsze posiedzenie plenarne tego zespołu.</text:p>
      <text:p text:style-name="P2697"><text:span text:style-name="T2698">Prz</text:span><text:span text:style-name="T2699">e</text:span><text:span text:style-name="T2700">wodnicz</text:span><text:span text:style-name="T2701">ą</text:span><text:span text:style-name="T2702">cy</text:span>:</text:p>
      <text:p text:style-name="P2703">Jutro jest po pierwsze posiedzenie grupy roboczej tej właśnie, o której pan mówi.</text:p>
      <text:p text:style-name="P2704"><text:span text:style-name="T2705">Pro</text:span><text:span text:style-name="T2706">f</text:span><text:span text:style-name="T2707">. Kaczmarek</text:span>:</text:p>
      <text:p text:style-name="P2708">Panie przewodniczący, z tego co mówiliśmy z profesorem Rajkiewiczem, w tej chwili zajmujemy się tylko sprawą indeksacji. Nigdy nie mówiliśmy proszę państwa w tym zespole o sprawach cen, którymi nie jesteśmy zainteresowani w tym zespole, który ja reprezentuję.</text:p>
      <text:p text:style-name="P2709"><text:span text:style-name="T2710">Pr</text:span><text:span text:style-name="T2711">of.</text:span><text:span text:style-name="T2712"><text:s/>Mu</text:span><text:span text:style-name="T2713">j</text:span><text:span text:style-name="T2714">żel</text:span>:</text:p>
      <text:p text:style-name="P2715">Wobec tego kor<text:span text:style-name="T2716">y</text:span>gujemy, że przedmiotem obrad jest sprawa indeksacji.</text:p>
      <text:p text:style-name="P2717"><text:span text:style-name="T2718">Prz</text:span><text:span text:style-name="T2719">e</text:span><text:span text:style-name="T2720">wodnicz</text:span><text:span text:style-name="T2721">ą</text:span><text:span text:style-name="T2722">cy</text:span>:</text:p>
      <text:p text:style-name="P2723">Będzie zespół indeksacji, który jest zespołem, grupą roboczą wspólną z uwagi na techniczny aspekt tej formuły indeksacji. I on będzie obradował pod przewodnictwem: strona rządowa pana Rajkiewicza, strona nasza pod prz<text:span text:style-name="T2724">ew</text:span>odnictwem pana Wielowieyskiego. I wasz skład pod przewodnictwem osoby przez was delegowan<text:span text:style-name="T2725">ej</text:span>.</text:p>
      <text:p text:style-name="P2726">Pan prof.<text:s/><text:span text:style-name="T2727">Mujżel</text:span><text:s/>ma głos.</text:p>
      <text:p text:style-name="P2728"><text:span text:style-name="T2729">Prof. Mujżel</text:span>:</text:p>
      <text:p text:style-name="P2730">Chciałem poprosi<text:span text:style-name="T2731">ć</text:span><text:s/>o wyjaśnienie pana pro<text:span text:style-name="T2732">f.</text:span><text:s/>Kaczmarka. Bo mam tu przed sobą panie profesorze druk sejmowy nr 432 z 19 stycznia<text:s/><text:span text:style-name="T2733">1989</text:span><text:s/>r<text:span text:style-name="T2734">.</text:span><text:s/>z tekstem projektu ustawy, o której była tutaj mowa, o niektórych warunkach konsolidacji gospodarki narodowej oraz zmianie niektórych ustaw.<text:span text:style-name="T2735"><text:s/></text:span>Czy to jest aktualny tekst?</text:p>
      <text:p text:style-name="P2736"><text:span text:style-name="T2737">Pro</text:span><text:span text:style-name="T2738">f</text:span><text:span text:style-name="T2739">. Kaczmarek</text:span>:</text:p>
      <text:p text:style-name="P2740">Nie wiem, musiałbym zobaczyć tekst. Po numerze to nie potrafię powiedzieć, bo to się odbywa w takim trybie, że my właściwie<text:span text:style-name="T2741">...</text:span><text:s/>My nie otrzymujemy. My otrzymujemy tylko pewne teksty, pewne warianty tych projektów. Zmiany ich następuj<text:span text:style-name="T2742">ą</text:span><text:s/>w trybie jak się okazuje - jeżeli to nie jest aktualne - następują w trybie błyskawicznym.<text:s/><text:span text:style-name="T2743">I</text:span><text:s/>nie mamy żadnych informacji co się z tymi projektami dzieje.<text:s/>A zdaje się we środę Sejm<text:s/><text:soft-page-break/>ma uchwalać te ustawy. Bo jeżeli chodzi o te, panie profesorze, o ten projekt z<text:s/><text:span text:style-name="T2744">1</text:span>9 stycznia, to on zawiera wszystkie te elementy, o których mówił pan Bugaj tzn. wyraźne stwierdzenie zawieszające cały szereg elementów ustawy o przedsiębiorstwie.</text:p>
      <text:p text:style-name="P2745"><text:span text:style-name="T2746">Przewodniczący</text:span>:</text:p>
      <text:p text:style-name="P2747"><text:span text:style-name="T2748">W</text:span><text:s/>wyniku tych postanowień są, to jest cała część,<text:span text:style-name="T2749"><text:s/></text:span>która występuje, to jest nieuchronne.</text:p>
      <text:p text:style-name="P2750"><text:span text:style-name="T2751">Pro</text:span><text:span text:style-name="T2752">f.</text:span><text:span text:style-name="T2753"><text:s/>Kaczmarek</text:span>:</text:p>
      <text:p text:style-name="P2754">To jest nieuchronne. Natomiast ja odnosiłem się konkretnie do spraw tu wymienionych. Natomiast to wszystko co jest zapisane, jest konsekwencją postanowień tej ustawy.</text:p>
      <text:p text:style-name="P2755">Tylko trzeba każdy z tych punktów oddzielnie odczytać i nie można z tego robić czegoś, co byłoby niewłaściwe. Jest rzeczą naturalną, że każda ustawa wywołuje jakieś konsekwencje prawne w innych aktach prawnych.</text:p>
      <text:p text:style-name="P2756"><text:span text:style-name="T2757">Przewodniczący</text:span>:</text:p>
      <text:p text:style-name="P2758">Głos ma pan prof.<text:s/><text:span text:style-name="T2759">B</text:span>aka.</text:p>
      <text:p text:style-name="P2760"><text:span text:style-name="T2761">Pro</text:span><text:span text:style-name="T2762">f</text:span><text:span text:style-name="T2763">. Baka</text:span>:</text:p>
      <text:p text:style-name="P2764">Kończymy dzisiejsze posiedzenie, mam wrażenie, z mieszanymi uczuciami. Były różne fazy tej dyskusji. I była bardziej - można powiedzieć - wznosząca się, emocjonalna faza i bardzo duża koncentracja merytoryczna. I nic dziwnego, ponieważ złożoność problemów, waga, wielka odpowiedzialność jaka na nas ciąży, to wszystko powoduje, że zwłaszcza na początku dyskusja nie może być równa.<text:s/>I w każdym punkcie można mieć wątpliwości czy wiedzie do celu.</text:p>
      <text:p text:style-name="P2765">Wydaje mi się jednak, że per saldo, to dzisiejsze spotkanie jest krokiem naprzód. Ale musimy wyciągnąć kilka istotnych wniosków co do dalszej pracy. Taki wniosek trochę na marginesie, ale jednak chyba ważny. Wprawdzie to nie Wersal, ale jak zauważył pro<text:span text:style-name="T2766">f</text:span>. Gieysztor podczas<text:s/>„okrągłego stołu”, p<text:span text:style-name="T2767">a</text:span>łac jest godny, z wielkimi tradycjami. No, ale przede wszystkim chodzi o klimat dyskusji. Proponowałbym, żebyśmy powściągnęli - odnosi si<text:span text:style-name="T2768">ę</text:span><text:s/>to do wszystkich stron i mam wrażenie, że jesteśmy do tego zdolni, żeby właśnie w takim klimacie konsolidacyjnym, bo ja tak rozumiem tę szeroką rekomendacj<text:span text:style-name="T2769">ę</text:span><text:s/>„okrągłego stołu”, żeby zmierzać do rozwiązania, żeby w związku z tym nie wprowadzać poza merytorycznych elementów ,które mogą dochodzenie do tego rozwiąza<text:span text:style-name="T2770">n</text:span>a utrudnić, że powinniśmy jednak tę wytyczną przyjąć.</text:p>
      <text:p text:style-name="P2771">Teraz kolejne bardzo istotne zagadnienie. Ja tak rozumiem manda<text:span text:style-name="T2772">t</text:span>, który nam powierzono, by wziąć ostry kurs na n<text:span text:style-name="T2773">aj</text:span>pilnie<text:span text:style-name="T2774">js</text:span>ze problemy społeczeństwa problemy ekonomiczne, w konwencji zaawansowanego, mogą być potem różne warianty, ukształtowane współuczestnictwa w procesie oddziaływania, kształtowania polityki i w śl<text:span text:style-name="T2775">a</text:span>d za tym współodpowiedzialności i pod tym kątem powinniśmy zmierzać najpierw do formułowania makiety, takiej umowy społecznej, jakby przedmiotu konwencji, a potem<text:s/><text:span text:style-name="T2776">j</text:span>uż do wyp<text:span text:style-name="T2777">e</text:span>łnienia konkretnymi zapisami,<text:s/><text:span text:style-name="T2778">k</text:span>tóre by<text:s/><text:span text:style-name="T2779">d</text:span>la wszystkich stron uczestniczących w<text:s/>„okrągłym stole”<text:s/>określały stosowne obliga<text:span text:style-name="T2780">cj</text:span>e i wydaje mi się, że biorąc pod uwagę pilność zadań to powinno dominować w ukierunkowywania naszej dyskusji i naszej pracy, a biorąc pod uwagę ogrom problematyki, która na nas oddziałuje, problematyki ekonomicznej niezborność wielu tez, musimy być bardzo selektywni.<text:span text:style-name="T2781"><text:s/></text:span>Musimy koncentrować sprawy na rzeczywiście rzeczach n<text:span text:style-name="T2782">aj</text:span>ważni<text:span text:style-name="T2783">ej</text:span>szych. Podzielam pogląd, wyrażony przez prof. Józefiaka, że powinniśmy unikać takiej sytuacji, która i dzisiaj nam towarzyszyła, że to nie był dialog - chociaż ostatnia faza nas przybliżyła do dialogu - lecz zmieniające się monologi, że w związku z tym poczynając od kolejnego, następnego posiedzenia powinniśmy okreś<text:span text:style-name="T2784">li</text:span>ć<text:span text:style-name="T2785"><text:s/></text:span>te styczne i powiedzieć gdzie istnieje interes, co powinniśmy załatwić w danej sprawie, następnie propozycje<text:span text:style-name="T2786"><text:s/></text:span>stanowiska rozbieżności i<text:s/><text:soft-page-break/>dyskusja skoncentrowana wokół znalezienia konsensusu na tej kwestii stycznej.</text:p>
      <text:p text:style-name="P2787">Jeżeli to będzie tylko 5<text:s/><text:span text:style-name="T2788">-</text:span><text:s/><text:span text:style-name="T2789">6</text:span><text:s/>kwestii to wystarczy, ale żeby to były kwestie o rzeczywiście wielkim ciężarze gatunkowym, żeby one korespondowały z odczuciami, żeby one korespondowały przede wszystkim z potrzebami.<text:s/><text:span text:style-name="T2790">N</text:span>ie możemy wyjść ze sprawami marginalnymi, to muszą być rzeczy, które rzeczywiście w tej chw<text:span text:style-name="T2791">a</text:span>li dla naszego społeczeństwa i gospodarki mają znaczenie decydujące. I dlatego mam propozycję roboczą taką, ażeby w świetle dotychczas dokonanego postępu w dyskusji spróbować na przyszłe posiedzenie określić te styczne, zapisać w postaci konspektu albo w postaci nawet pewnego rozwiniętego ujęcia, przynajmniej tych trzech czy 5 spraw, tak ażeby można było w sposób bardziej namacalny dyskontować dorobek naszego spotkania. Nawiązuję w ten sposób do idei, jakie w<text:span text:style-name="T2792">ys</text:span>unął tutaj pan Gil, a także które znalazły wyraz w innych wystąpieniach. Wprawdzie to nie zyskało jakby szerszego rozwinięcia w dalszej dyskusji, ale przebijało się w wystąpieniu i pana Gila, i ostatnio w wystąpieniu pana Długosza, który dodał jeszcze do tego pewien kontekst czy aspekt międzynarodow<text:span text:style-name="T2793">y</text:span>. N<text:span text:style-name="T2794">o</text:span><text:s/>dobrze byłoby, żeby w tych komunikach przynajmniej w komunikach z naszego posiedzenia można było wprowadzać taki zapis, że wszystkie uczestniczące strony zwróciły uwagę na to, iż narastające zakłócenia,<text:s/><text:span text:style-name="T2795">p</text:span>re<text:span text:style-name="T2796">sj</text:span>e strajkowe, napięci<text:span text:style-name="T2797">a</text:span><text:s/>na tle rewindykacy<text:span text:style-name="T2798">jn</text:span>ym, właściwie w okresie, kiedy te sprawy nad tymi sprawami się dyskutuje, tworzy i niedobry klimat, pogarsza klimat wokół poszukiwania konsensusu, no nie mówiąc także o tych aspektach, na które zwrócił uwagę pan Długosz, a ja ze sw<text:span text:style-name="T2799">ojej</text:span><text:s/>strony chciałbym dodać, że no to podcina właściwie tę substancję ekonomiczną, której uzdrawiania, do której uzdrawiania chcielibyśmy się zabrać.</text:p>
      <text:p text:style-name="P2800"><text:span text:style-name="T2801">I</text:span><text:s/>wreszcie ostatnia kwestia, mianowicie w żadnym wypadku nie mogę zakończyć, nie mówiąc, że niczym w istocie nie cofam swoich słów, które powiedziałem na zakończenie poprzedniego posiedzenia, odnośnie stosunku do oświadczenia odczytanego przez pana Bugaja.</text:p>
      <text:p text:style-name="P2802">Ale idąc teraz według tak jakby porządku spraw, które on przedstawił, ja nadal stwierdzam, że nie możemy nie z<text:span text:style-name="T2803">ak</text:span>we<text:span text:style-name="T2804">sti</text:span>onow<text:span text:style-name="T2805">ać</text:span><text:s/>zawartej w wystąpieniach totalnej negacji dorobku Polski Ludowej i rezultatów reformowania gospodarki, i myślę, że właściwe rozwiązanie, zresztą to rozwiązanie to nie jest tylko rozwiązanie płynące z naszej strony, również ze strony solidarnościowo-opozycyjnej takie propozycje były formułowane, aby zwrócić się do gron<text:span text:style-name="T2806">a</text:span><text:s/>historyków o różnej orientacji, którzy na podstawie materiałów faktograficznych dotyczących zarówno czterdziestolecia jak i tego ośmio- czy siedmiolecia przygotują wiarygodną, miarodajną ocenę.</text:p>
      <text:p text:style-name="P2807">Natomiast byłoby bardzo niedobrze, gdyby nad naszym stołem, no ciążyło odium ocen chociażby tak jakie dzisiaj zaprezentował pan dr Tomasz Stankiewicz. Ponieważ ja mogę dzisiaj zaproponować przedstawić już w tej chwili dwóch,<text:s/><text:span text:style-name="T2808">t</text:span>rzech referentów, którzy zakwestionują punkt po punkcie te oceny, jakie przedstawił pan Tomasz Stankiewicz.</text:p>
      <text:p text:style-name="P2809"><text:span text:style-name="T2810">I</text:span><text:s/>czy nam zależy na tym, żeby teraz brnąć można powiedzieć<text:s/><text:span text:style-name="T2811">w</text:span><text:s/>te spory. Uważam, że w ten sposób my wyczerpiemy energię n<text:span text:style-name="T2812">i</text:span>e na tych sprawach, które w tej chwili mają znaczenie n<text:span text:style-name="T2813">aj</text:span>w<text:span text:style-name="T2814">aż</text:span>ni<text:span text:style-name="T2815">ejs</text:span>ze.</text:p>
      <text:p text:style-name="P2816">Potwierdzam w dalszym ciągu, że dobrą bazą, zwłaszcza do tych szybkich poszukiwań, działań, jest to stwierdzenie w oświadczeniu mówiące o potrzebie poszukiwania pragmatycznego kompromisu o charakterze doraźnym, jak mówiłem o tych pięciu - sześciu sprawach, to właśnie o takich kwestiach my<text:span text:style-name="T2817">ślałe</text:span>m.</text:p>
      <text:p text:style-name="P2818">Dalej zapowiedziałem, że sprawy wydatków budżetowych, struktury wydatków budżetowych bez osłonek, bez skrywania<text:span text:style-name="T2819"><text:s/></text:span>czegokolwiek będą przedmiotem prezentacji tutaj przez ludzi najbardziej kompetentnych. A zatem nie wycofuję w najmniejszej, części z tego, co powiedziałem.</text:p>
      <text:soft-page-break/>
      <text:p text:style-name="P2820">Nie ma nic dziwnego w stawianiu przez nas sprawy zadłużenia. Przeciwnie, jesteśmy zdecydowani na jak najbardziej otwarte postawienie problemów zadłużenia zarówno na Zachodzie jak i na Wschodzie, i jak zapowiedziałem, na przyszłym posiedzeniu może być w tej sprawie materiał przedstawienia poglądu i uważamy, że byłoby dobrze, gdybyśmy szybko zmierzali w kierunku, tak jak to proponuje strona opozycyjno- solidarnościow<text:span text:style-name="T2821">a</text:span>, przygotowali wspólne stanowisko w osobnym dokumencie wobec tej kwestii.</text:p>
      <text:p text:style-name="P2822">Teraz jeśli chodzi o problem restrukturyza<text:span text:style-name="T2823">cji</text:span><text:s/>inwestycji. Ja podzielam pogląd, że absolutny priorytet powinno mieć zwiększenie nakładów na oszczędność zużycia energii i podtrzymuję w pełni ten pogląd.<text:s/><text:span text:style-name="T2824">I</text:span><text:s/>to żadną miarą nie kłóci się z orientacją, jaka jest prezentowana w tych wystąpieniach, że powinno się zwiększyć zużycie energii<text:s/>w sensie<text:s/><text:span text:style-name="T2825">fi</text:span>nalnym.</text:p>
      <text:p text:style-name="P2826">Ja bym proponowa<text:span text:style-name="T2827">ł</text:span>, ażebyśmy uznali, że ta kwestia, tak jak to proponował prof. Kaczmarek, bo chciałby sam prezentować również te sprawy, znalazła się<text:s/><text:span text:style-name="T2828">w</text:span><text:s/>stosunkowo szybko na naszym forum. Dotyczy to również polityki strukturaln<text:span text:style-name="T2829">ej<text:s/></text:span>i polityki proporcji związanej z kształtowaniem się dynamiki inwestycji w stosunku do dynamiki dochodu narodowego. Jeżeli doszlibyśmy do wniosku, że można będzie kształtować dynamikę inwestycji w znacznie niższym stopniu, niż to teraz jest zakładane i wskazali drogi, jakie do tego wiodą, to ja uważam, że z punktu widzenia złagodzenia wewnętrznego napięcia planu i tworzenia warunków dla równoważenia gospodarki, to byłoby konkretne, bardzo ważne osiągnięcie.</text:p>
      <text:p text:style-name="P2830">Co do problemu związanego z nomenklaturą, także się ustosunkowałem.<text:s/><text:span text:style-name="T2831">W</text:span><text:s/>przyszłym tygodniu będziemy mieli odpowiednie prezentacje i w tej kwestii dyskusje.</text:p>
      <text:p text:style-name="P2832">Natomiast inflacja, indeksacja, to właściwie dzisiaj uzgodniliśmy.</text:p>
      <text:p text:style-name="P2833">Jeśli chodzi o problem tych specjalnych pełnomocnictw, czy warunków realizacji planu konsolidacji tej ustawy. Ja uważam, że byłoby bardzo dobrze, gdyby jutro korzystając można powiedzieć z zaproszenia skierowanego przez wicepremiera Sekułę, można było przedyskutować w węższym gronie, ostatnią wersję, bo mówił prof. Kaczmarek o tym, że ona była mody<text:span text:style-name="T2834">fi</text:span>kowana, zmieniana itd. projektu tej ustawy, aby móc zgłosić ewentualnym przedstawicielom Komisji Sejmowej, które mogłyby również w tym uczestniczyć w tej sprawie stanowiska. Myślę, że doprowadzone to byłoby również do świadomości Sejmu.</text:p>
      <text:p text:style-name="P2835">A zatem ja kieruję formalnie po prostu wniosek, pod ad<text:span text:style-name="T2836">re</text:span>sem pana przewodniczącego,<text:s/><text:span text:style-name="T2837">a</text:span>ż<text:span text:style-name="T2838">eb</text:span><text:span text:style-name="T2839">y</text:span><text:s/>w<text:s/><text:span text:style-name="T2840">tr</text:span><text:span text:style-name="T2841">y</text:span>bi<text:span text:style-name="T2842">e</text:span><text:s/><text:span text:style-name="T2843">troch</text:span>ę<text:s/>nadzwyczajnym, ale i sytuacja jest nadzwycz<text:span text:style-name="T2844">aj</text:span>na, d<text:span text:style-name="T2845">o</text:span><text:s/>tej kwestii pod<text:span text:style-name="T2846">ej</text:span>ś<text:span text:style-name="T2847">ć.</text:span></text:p>
      <text:p text:style-name="P2848">Jeśli chodzi o kwestię likwidacji patologicznych form dystrybucji, nie ma żadnych przeszkód, by ta sprawa była wszechstronnie tutaj rozpatrzona<text:span text:style-name="T2849">.</text:span></text:p>
      <text:p text:style-name="P2850">Jeśli chodzi teraz o wykup majątku państwowego przez obywateli. Ta troska, która tutaj była wyrażona, że następuje uwłaszczenie, jak tam powiedziano, nomenklatury, na X Plenum Komitetu Centralnego w grudniu, w swoim wystąpieniu oficjalnym odnosiłem się krytycznie bardzo do tej sprawy i było kilka przypadków, trzy takie prz<text:span text:style-name="T2851">yp</text:span>adki w owym czasie, które zostały poddane ostrej krytyce. Uważam, że zwrócenie uwagi na tę sprawę i przecięcie tych można powiedzieć nagannych praktyk powinno mieć miejsce.</text:p>
      <text:p text:style-name="P2852">Natomiast jest zasadnicza sprawa związana z kwestią przekształcania, to znaczy sprzedaży elementów majątku państwowego. Dlatego że ja zauważyłem, że i po stronie solidarnościowo- opozycyjnej w tej sprawie są mieszane reakcje.</text:p>
      <text:p text:style-name="P2853">Jeżeli chodzi o demonopolizac<text:span text:style-name="T2854">ję</text:span><text:s/>aparatu skupu, wniosek nr 9 - to mnie się wydawało, żeśmy w<text:span text:style-name="T2855">ys</text:span>zli tutaj bardzo mocno naprzeciw. Jeżeli to jest niewystarczająca prezentacja, to trzeba po prostu wykorzystując i tę dyskusję oraz ewentualne sugestie co do sposobu ujęcia, trzeba będzie p<text:span text:style-name="T2856">ój</text:span>ść dale<text:span text:style-name="T2857">j</text:span>.</text:p>
      <text:soft-page-break/>
      <text:p text:style-name="P2858">Jeżeli chodzi o sprawę<text:s/>„Stoczni Gdańskiej”, to uważam, że rzeczywiście ta argumentacja niezbyt fortunna była. Dla mnie bardziej ważną argumentacją jest to, że można powiedzieć, mogłoby to zacząć tworzyć element sensacji politycznej, tworzyć pewnego rodzaju klimat, który odwracałby uwagę<text:s/>„okrągłego stołu”<text:s/>od spraw najistotniejszych, natomiast opowiadałbym się zdecydowanie za tym, ażeby wybebeszyć argumenty i przedstawić w sposób rozwinięty, pełny, te wszystkie przesłanki, które legły u podstaw. I żeby doprowadzić do sformułowania przekonujących w tym względzie poglądów, w niczym nie hamując, w niczym nie ograniczając d<text:span text:style-name="T2859">ys</text:span>ku<text:span text:style-name="T2860">sji</text:span>.</text:p>
      <text:p text:style-name="P2861">Myślę, że ta droga mogłaby być wykorzystana.<text:s/>Tak więc, jeżeli państwo mieliście wrażenie, że po tamtym moim wystąpieniu,<text:s/>było otwarcie, potem po moim wcześnie<text:span text:style-name="T2862">j</text:span>szym porannym wystąpieniu, jakby to otwarcie się zmniejszyło, to pragnę - że tak powiem - tym wystąpieniem sprostować, że to było mylne wrażenie.</text:p>
      <text:p text:style-name="P2863">Dziękuję.</text:p>
      <text:p text:style-name="P2864"><text:span text:style-name="T2865">Przewodnic</text:span><text:span text:style-name="T2866">z</text:span><text:span text:style-name="T2867">ący</text:span>:</text:p>
      <text:p text:style-name="P2868">Panie prof<text:span text:style-name="T2869">e</text:span>s<text:span text:style-name="T2870">o</text:span>rz<text:span text:style-name="T2871">e</text:span>, ja<text:s/><text:span text:style-name="T2872">s</text:span>ąd<text:span text:style-name="T2873">z</text:span>ę<text:span text:style-name="T2874">,</text:span><text:s/><text:span text:style-name="T2875">ż</text:span>e próba jakiegoś koncentrowana naszego czasu i uwagi na problemach historycznych nie miałaby wielkiego sensu i chyba na to szkoda jest nam czasu.</text:p>
      <text:p text:style-name="P2876">Natomiast co mnie martwi, to martwi mnie to, że pan premier Sekuła uznał, że sprawa Stoczni jest nie do załatwienia. My będziemy tę sprawę jeszcze stawiali. Martwi mnie sprawa tej uchwały specjalnej, gdzie są tak rozbieżne stanowiska.</text:p>
      <text:p text:style-name="P2877">Ja dziękuję bardzo za zaproszenie skierowane do nas przez pana premiera Sekułę,<text:s/><text:span text:style-name="T2878">a</text:span>le my musimy mie<text:span text:style-name="T2879">ć</text:span><text:s/>czas na przygotowanie, po prostu tę uchwałę otrzymaliśmy dzisia<text:span text:style-name="T2880">j</text:span>, jutro na godzinę dziewiątą nie bardzo widzę możliwość żebyśmy byli w stanie opracować jakieś uwagi. Sądzę, że mogłoby to być aktualne poczynając od środy<text:span text:style-name="T2881">,</text:span><text:s/>tak żeby nam dać jutro czas na zapoznanie się z tymi materiałami i spokojne jakieś opracowanie uwag. Tak że jesteśmy do dyspozycji na rozmowy, na spotkanie gdzieś poczynając od środy wzwyż.</text:p>
      <text:p text:style-name="P2882"><text:span text:style-name="T2883">Pro</text:span><text:span text:style-name="T2884">f</text:span><text:span text:style-name="T2885">. Beksiak</text:span><text:span text:style-name="T2886">:</text:span></text:p>
      <text:p text:style-name="P2887">Ja nie sądzę, żeby to był właściwy sposób załatwiania sprawy. Ja rozumiem, że pan premier Sekuła był zapewne<text:s/><text:span text:style-name="T2888">z</text:span>aj<text:span text:style-name="T2889">ę</text:span>ty. Ale sprawa była przedstawiona tutaj. Sprawa ma charakter zasadniczy, totalnie - moim zdaniem - ten pr<text:span text:style-name="T2890">oj</text:span>ekt jest sprzeczny z duchem tego, co się nazywa reformą gospod<text:span text:style-name="T2891">a</text:span>rczą, totalnie. Jeżeli to co myśmy tu powiedzieli trzej nie rozwijając sprawy jest niedostateczne, to w trybie nadzwyczajnym należy zrobić zebranie, ja tu jestem gotów przeczytać ten dokument cały i zdanie po zdaniu argumentować, że jest to niezgodne z duchem tej reformy. Natomiast ja nie widzę powodu - dlaczego ja mam iść do pana premiera Sekuły. I co? Wysłuchiwać dodatkowych wyjaśnień, które będą przeczyły temu. Ja chcę, żeby to było publicznie, ani w środę, ani w czwartek, panie przewodniczący. Na mnie proszę nie liczyć w każdym razie.</text:p>
      <text:p text:style-name="P2892"><text:span text:style-name="T2893">Prof. Stelmachowski</text:span>:</text:p>
      <text:p text:style-name="P2894">Czy można?</text:p>
      <text:p text:style-name="P2895"><text:span text:style-name="T2896">Przewodnicz</text:span><text:span text:style-name="T2897">ą</text:span><text:span text:style-name="T2898">cy</text:span><text:span text:style-name="T2899">:</text:span></text:p>
      <text:p text:style-name="P2900">Proszę bardzo.</text:p>
      <text:p text:style-name="P2901"><text:span text:style-name="T2902">Prof. Stelmachowski</text:span>:</text:p>
      <text:p text:style-name="P2903">Jeśli można, wydaje mi się, że względy takiej jakiejś lojalności wobec<text:s/>„okrągłego stołu”<text:s/>nakazywałyby wstrzymanie tymczasem t<text:span text:style-name="T2904">ej</text:span><text:s/><text:span text:style-name="T2905">s</text:span>prawy. Ona nie jest aż tak pilna, żeby sobie nie mogł<text:span text:style-name="T2906">a</text:span><text:s/><text:span text:style-name="T2907">p</text:span>oczekać dwa czy trzy tygodnie. Pozwolę sobie tylko zauważyć, że projekt ustawy o stowarzyszeniach, na której zależało stronie<text:s/><text:soft-page-break/>społecznej został wstrzymany po to żeby być przedyskutowanym na<text:s/>„okrągłym stole”. Natomiast tutaj się pcha sprawę bez uwzględnienia wyników<text:s/>„okrągłego stołu”, przy czym jest ona kontrowersyjnie oceniana.</text:p>
      <text:p text:style-name="P2908">No więc oczywiście jeżeli taka potrzeba jest, no to można się włączyć, ale mnie się zdaje, że nawiązując do wypowiedzi pro<text:span text:style-name="T2909">f</text:span>. Beksiaka, że byłoby dużo lepiej gdyby wstrzymać na razie bieg tej sprawy i zaczekać przynajmniej do pierwszych wyników<text:s/>„okrągłego stołu”.<text:s/>Bo tak to trochę robi wrażenie, jakby<text:s/>„stół”<text:s/>był sobie, a praktyka sobie. No, to nie jest najlepszy progno<text:span text:style-name="T2910">s</text:span>tyk.</text:p>
      <text:p text:style-name="P2911"><text:span text:style-name="T2912">Przewodnicz</text:span><text:span text:style-name="T2913">ą</text:span><text:span text:style-name="T2914">cy</text:span><text:span text:style-name="T2915">:</text:span></text:p>
      <text:p text:style-name="P2916">Dziękuję panu profesorowi. Proponowałbym, żeby pan minister Długosz przekazał tę opinię panu premierowi Sekule.</text:p>
      <text:p text:style-name="P2917">Dziękuję wszystkim za uczestnictwo w dzisiejszym posiedzeniu<text:span text:style-name="T2918">.</text:span></text:p>
      <text:p text:style-name="P2919"><text:span text:style-name="T2920">O</text:span><text:span text:style-name="T2921">b.<text:s/></text:span><text:span text:style-name="T2922">M</text:span><text:span text:style-name="T2923">anic</text:span><text:span text:style-name="T2924">k</text:span><text:span text:style-name="T2925">i</text:span>:</text:p>
      <text:p text:style-name="P2926">Jeśli można, prosiłbym bardzo, ażeby do końca załatwić sprawę tego zespołu do spraw - teraz już nie wiadomo jakich. Bo wiem, że jutro zbiera się ekipa do spraw indeksacji i tylko indeksacją będzie się zajmować.</text:p>
      <text:p text:style-name="P2927">Pan profesor był łaskaw stwierdzić w czasie ostatniego naszego posiedzenia, że strona<text:s/>„solidarnościowo-opozycyjna”<text:s/>przyjęła propozycję strony władzy dotyczącą funkcjonowania zespołu ds. dochodów, cen i - powiedzmy - polityki społecznej. Ja w swoim wystąpieniu powiedziałem, że sprawa ta dla nas jest pierwszorzędnej wagi<text:span text:style-name="T2928">,</text:span><text:s/>i w związku z tym może byśmy wyznaczyli także rozpoczęcie prawdziwego /?/ zespołu. Jeśli zespół do spraw indeksacji tymi problemami się nie ma z<text:span text:style-name="T2929">aj</text:span>mować. Bo dla nas jest to sprawa pierwszor<text:span text:style-name="T2930">zę</text:span>dnej wagi. Chyba że powiemy sobie, że skreślamy ten zespół i nie zawracajmy sobie głowy.</text:p>
      <text:p text:style-name="P2931"><text:span text:style-name="T2932">Przewodnicz</text:span><text:span text:style-name="T2933">ą</text:span><text:span text:style-name="T2934">cy</text:span><text:span text:style-name="T2935">:</text:span></text:p>
      <text:p text:style-name="P2936">Nie, w tej chwili nie możemy uzgodnić, ponieważ już nie ma pro<text:span text:style-name="T2937">f</text:span>. Rajkiewicza i wszyscy obecni nie są na sali. W związku z tym sprawy indeksacji uzgodniliśmy, że bierzemy na<text:s/>warsztat i tak jak że<text:span text:style-name="T2938">ś</text:span>my się umówili. Natomiast sprawa pozostałej problematyki będzie mogła być rozpatrzona na następnym zebraniu w poniedziałek. I wtedy ustalimy dalszy ciąg tej problematyki.</text:p>
      <text:p text:style-name="P2939">Chciałem serdecznie podziękować wszystkim za udział w zebraniu i przypomnieć, że spotykamy się w poniedziałek o godzinie 10.00.</text:p>
      <text:p text:style-name="P2940">Dziękuję.</text:p>
      <text:p text:style-name="P2941">/Zakończenie obr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3118in" fo:page-height="12.0118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40:00Z</meta:creation-date>
    <dc:date>2023-10-30T19:40:00Z</dc:date>
    <meta:template xlink:href="Normal.dotm" xlink:type="simple"/>
    <meta:editing-cycles>2</meta:editing-cycles>
    <meta:editing-duration>PT0S</meta:editing-duration>
    <meta:document-statistic meta:page-count="79" meta:paragraph-count="551" meta:word-count="39437" meta:character-count="275512" meta:row-count="1971" meta:non-whitespace-character-count="236626"/>
  </office:meta>
</office:document-meta>
</file>